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4.223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3.25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Ca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Kilometres</text:p>
          </table:table-cell>
          <table:table-cell office:value-type="string">
            <text:p>Skoda Fabia 1.4 TDI</text:p>
          </table:table-cell>
          <table:table-cell office:value-type="string">
            <text:p>Toyota Aygo 1.1</text:p>
          </table:table-cell>
          <table:table-cell office:value-type="string">
            <text:p>Dacia Logan 1.2</text:p>
          </table:table-cell>
          <table:table-cell office:value-type="string">
            <text:p>Renaut Clio Campus 1.5</text:p>
          </table:table-cell>
          <table:table-cell office:value-type="string">
            <text:p>Dacia Sandero 1.2</text:p>
          </table:table-cell>
          <table:table-cell office:value-type="string">
            <text:p>Toyota Aygo 1.2 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800">
            <text:p>14800</text:p>
          </table:table-cell>
          <table:table-cell office:value-type="float" office:value="10600">
            <text:p>10600</text:p>
          </table:table-cell>
          <table:table-cell office:value-type="float" office:value="9500">
            <text:p>9500</text:p>
          </table:table-cell>
          <table:table-cell office:value-type="float" office:value="11500">
            <text:p>11500</text:p>
          </table:table-cell>
          <table:table-cell office:value-type="float" office:value="10500">
            <text:p>10500</text:p>
          </table:table-cell>
          <table:table-cell office:value-type="float" office:value="12300">
            <text:p>123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4855.883">
            <text:p>14855,88</text:p>
          </table:table-cell>
          <table:table-cell office:value-type="float" office:value="10660.214">
            <text:p>10660,21</text:p>
          </table:table-cell>
          <table:table-cell office:value-type="float" office:value="9581.158">
            <text:p>9581,16</text:p>
          </table:table-cell>
          <table:table-cell office:value-type="float" office:value="11561.828">
            <text:p>11561,83</text:p>
          </table:table-cell>
          <table:table-cell office:value-type="float" office:value="10595.557">
            <text:p>10595,56</text:p>
          </table:table-cell>
          <table:table-cell office:value-type="float" office:value="12349.938">
            <text:p>12349,9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911.766">
            <text:p>14911,77</text:p>
          </table:table-cell>
          <table:table-cell office:value-type="float" office:value="10720.428">
            <text:p>10720,43</text:p>
          </table:table-cell>
          <table:table-cell office:value-type="float" office:value="9662.316">
            <text:p>9662,32</text:p>
          </table:table-cell>
          <table:table-cell office:value-type="float" office:value="11623.656">
            <text:p>11623,66</text:p>
          </table:table-cell>
          <table:table-cell office:value-type="float" office:value="10691.114">
            <text:p>10691,11</text:p>
          </table:table-cell>
          <table:table-cell office:value-type="float" office:value="12399.876">
            <text:p>12399,88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4967.649">
            <text:p>14967,65</text:p>
          </table:table-cell>
          <table:table-cell office:value-type="float" office:value="10780.642">
            <text:p>10780,64</text:p>
          </table:table-cell>
          <table:table-cell office:value-type="float" office:value="9743.474">
            <text:p>9743,47</text:p>
          </table:table-cell>
          <table:table-cell office:value-type="float" office:value="11685.484">
            <text:p>11685,48</text:p>
          </table:table-cell>
          <table:table-cell office:value-type="float" office:value="10786.671">
            <text:p>10786,67</text:p>
          </table:table-cell>
          <table:table-cell office:value-type="float" office:value="12449.814">
            <text:p>12449,81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5023.532">
            <text:p>15023,53</text:p>
          </table:table-cell>
          <table:table-cell office:value-type="float" office:value="10840.856">
            <text:p>10840,86</text:p>
          </table:table-cell>
          <table:table-cell office:value-type="float" office:value="9824.632">
            <text:p>9824,63</text:p>
          </table:table-cell>
          <table:table-cell office:value-type="float" office:value="11747.312">
            <text:p>11747,31</text:p>
          </table:table-cell>
          <table:table-cell office:value-type="float" office:value="10882.228">
            <text:p>10882,23</text:p>
          </table:table-cell>
          <table:table-cell office:value-type="float" office:value="12499.752">
            <text:p>12499,75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079.415">
            <text:p>15079,42</text:p>
          </table:table-cell>
          <table:table-cell office:value-type="float" office:value="10901.07">
            <text:p>10901,07</text:p>
          </table:table-cell>
          <table:table-cell office:value-type="float" office:value="9905.79">
            <text:p>9905,79</text:p>
          </table:table-cell>
          <table:table-cell office:value-type="float" office:value="11809.14">
            <text:p>11809,14</text:p>
          </table:table-cell>
          <table:table-cell office:value-type="float" office:value="10977.785">
            <text:p>10977,79</text:p>
          </table:table-cell>
          <table:table-cell office:value-type="float" office:value="12549.69">
            <text:p>12549,69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135.298">
            <text:p>15135,3</text:p>
          </table:table-cell>
          <table:table-cell office:value-type="float" office:value="10961.284">
            <text:p>10961,28</text:p>
          </table:table-cell>
          <table:table-cell office:value-type="float" office:value="9986.948">
            <text:p>9986,95</text:p>
          </table:table-cell>
          <table:table-cell office:value-type="float" office:value="11870.968">
            <text:p>11870,97</text:p>
          </table:table-cell>
          <table:table-cell office:value-type="float" office:value="11073.342">
            <text:p>11073,34</text:p>
          </table:table-cell>
          <table:table-cell office:value-type="float" office:value="12599.628">
            <text:p>12599,63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5191.181">
            <text:p>15191,18</text:p>
          </table:table-cell>
          <table:table-cell office:value-type="float" office:value="11021.498">
            <text:p>11021,5</text:p>
          </table:table-cell>
          <table:table-cell office:value-type="float" office:value="10068.106">
            <text:p>10068,11</text:p>
          </table:table-cell>
          <table:table-cell office:value-type="float" office:value="11932.796">
            <text:p>11932,8</text:p>
          </table:table-cell>
          <table:table-cell office:value-type="float" office:value="11168.899">
            <text:p>11168,9</text:p>
          </table:table-cell>
          <table:table-cell office:value-type="float" office:value="12649.566">
            <text:p>12649,57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247.064">
            <text:p>15247,06</text:p>
          </table:table-cell>
          <table:table-cell office:value-type="float" office:value="11081.712">
            <text:p>11081,71</text:p>
          </table:table-cell>
          <table:table-cell office:value-type="float" office:value="10149.264">
            <text:p>10149,26</text:p>
          </table:table-cell>
          <table:table-cell office:value-type="float" office:value="11994.624">
            <text:p>11994,62</text:p>
          </table:table-cell>
          <table:table-cell office:value-type="float" office:value="11264.456">
            <text:p>11264,46</text:p>
          </table:table-cell>
          <table:table-cell office:value-type="float" office:value="12699.504">
            <text:p>12699,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302.947">
            <text:p>15302,95</text:p>
          </table:table-cell>
          <table:table-cell office:value-type="float" office:value="11141.926">
            <text:p>11141,93</text:p>
          </table:table-cell>
          <table:table-cell office:value-type="float" office:value="10230.422">
            <text:p>10230,42</text:p>
          </table:table-cell>
          <table:table-cell office:value-type="float" office:value="12056.452">
            <text:p>12056,45</text:p>
          </table:table-cell>
          <table:table-cell office:value-type="float" office:value="11360.013">
            <text:p>11360,01</text:p>
          </table:table-cell>
          <table:table-cell office:value-type="float" office:value="12749.442">
            <text:p>12749,4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358.83">
            <text:p>15358,83</text:p>
          </table:table-cell>
          <table:table-cell office:value-type="float" office:value="11202.14">
            <text:p>11202,14</text:p>
          </table:table-cell>
          <table:table-cell office:value-type="float" office:value="10311.58">
            <text:p>10311,58</text:p>
          </table:table-cell>
          <table:table-cell office:value-type="float" office:value="12118.28">
            <text:p>12118,28</text:p>
          </table:table-cell>
          <table:table-cell office:value-type="float" office:value="11455.57">
            <text:p>11455,57</text:p>
          </table:table-cell>
          <table:table-cell office:value-type="float" office:value="12799.38">
            <text:p>12799,38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15414.713">
            <text:p>15414,71</text:p>
          </table:table-cell>
          <table:table-cell office:value-type="float" office:value="11262.354">
            <text:p>11262,35</text:p>
          </table:table-cell>
          <table:table-cell office:value-type="float" office:value="10392.738">
            <text:p>10392,74</text:p>
          </table:table-cell>
          <table:table-cell office:value-type="float" office:value="12180.108">
            <text:p>12180,11</text:p>
          </table:table-cell>
          <table:table-cell office:value-type="float" office:value="11551.127">
            <text:p>11551,13</text:p>
          </table:table-cell>
          <table:table-cell office:value-type="float" office:value="12849.318">
            <text:p>12849,32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15470.596">
            <text:p>15470,6</text:p>
          </table:table-cell>
          <table:table-cell office:value-type="float" office:value="11322.568">
            <text:p>11322,57</text:p>
          </table:table-cell>
          <table:table-cell office:value-type="float" office:value="10473.896">
            <text:p>10473,9</text:p>
          </table:table-cell>
          <table:table-cell office:value-type="float" office:value="12241.936">
            <text:p>12241,94</text:p>
          </table:table-cell>
          <table:table-cell office:value-type="float" office:value="11646.684">
            <text:p>11646,68</text:p>
          </table:table-cell>
          <table:table-cell office:value-type="float" office:value="12899.256">
            <text:p>12899,26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15526.479">
            <text:p>15526,48</text:p>
          </table:table-cell>
          <table:table-cell office:value-type="float" office:value="11382.782">
            <text:p>11382,78</text:p>
          </table:table-cell>
          <table:table-cell office:value-type="float" office:value="10555.054">
            <text:p>10555,05</text:p>
          </table:table-cell>
          <table:table-cell office:value-type="float" office:value="12303.764">
            <text:p>12303,76</text:p>
          </table:table-cell>
          <table:table-cell office:value-type="float" office:value="11742.241">
            <text:p>11742,24</text:p>
          </table:table-cell>
          <table:table-cell office:value-type="float" office:value="12949.194">
            <text:p>12949,19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15582.362">
            <text:p>15582,36</text:p>
          </table:table-cell>
          <table:table-cell office:value-type="float" office:value="11442.996">
            <text:p>11443</text:p>
          </table:table-cell>
          <table:table-cell office:value-type="float" office:value="10636.212">
            <text:p>10636,21</text:p>
          </table:table-cell>
          <table:table-cell office:value-type="float" office:value="12365.592">
            <text:p>12365,59</text:p>
          </table:table-cell>
          <table:table-cell office:value-type="float" office:value="11837.798">
            <text:p>11837,8</text:p>
          </table:table-cell>
          <table:table-cell office:value-type="float" office:value="12999.132">
            <text:p>12999,13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5758.245">
            <text:p>15758,25</text:p>
          </table:table-cell>
          <table:table-cell office:value-type="float" office:value="11613.21">
            <text:p>11613,21</text:p>
          </table:table-cell>
          <table:table-cell office:value-type="float" office:value="10717.37">
            <text:p>10717,37</text:p>
          </table:table-cell>
          <table:table-cell office:value-type="float" office:value="12427.42">
            <text:p>12427,42</text:p>
          </table:table-cell>
          <table:table-cell office:value-type="float" office:value="11933.355">
            <text:p>11933,36</text:p>
          </table:table-cell>
          <table:table-cell office:value-type="float" office:value="13049.07">
            <text:p>13049,07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5814.128">
            <text:p>15814,13</text:p>
          </table:table-cell>
          <table:table-cell office:value-type="float" office:value="11673.424">
            <text:p>11673,42</text:p>
          </table:table-cell>
          <table:table-cell office:value-type="float" office:value="10798.528">
            <text:p>10798,53</text:p>
          </table:table-cell>
          <table:table-cell office:value-type="float" office:value="12489.248">
            <text:p>12489,25</text:p>
          </table:table-cell>
          <table:table-cell office:value-type="float" office:value="12028.912">
            <text:p>12028,91</text:p>
          </table:table-cell>
          <table:table-cell office:value-type="float" office:value="13099.008">
            <text:p>13099,01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5870.011">
            <text:p>15870,01</text:p>
          </table:table-cell>
          <table:table-cell office:value-type="float" office:value="11733.638">
            <text:p>11733,64</text:p>
          </table:table-cell>
          <table:table-cell office:value-type="float" office:value="10879.686">
            <text:p>10879,69</text:p>
          </table:table-cell>
          <table:table-cell office:value-type="float" office:value="12551.076">
            <text:p>12551,08</text:p>
          </table:table-cell>
          <table:table-cell office:value-type="float" office:value="12124.469">
            <text:p>12124,47</text:p>
          </table:table-cell>
          <table:table-cell office:value-type="float" office:value="13148.946">
            <text:p>13148,95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15925.894">
            <text:p>15925,89</text:p>
          </table:table-cell>
          <table:table-cell office:value-type="float" office:value="11793.852">
            <text:p>11793,85</text:p>
          </table:table-cell>
          <table:table-cell office:value-type="float" office:value="10960.844">
            <text:p>10960,84</text:p>
          </table:table-cell>
          <table:table-cell office:value-type="float" office:value="12612.904">
            <text:p>12612,9</text:p>
          </table:table-cell>
          <table:table-cell office:value-type="float" office:value="12220.026">
            <text:p>12220,03</text:p>
          </table:table-cell>
          <table:table-cell office:value-type="float" office:value="13198.884">
            <text:p>13198,88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15981.777">
            <text:p>15981,78</text:p>
          </table:table-cell>
          <table:table-cell office:value-type="float" office:value="11854.066">
            <text:p>11854,07</text:p>
          </table:table-cell>
          <table:table-cell office:value-type="float" office:value="11042.002">
            <text:p>11042</text:p>
          </table:table-cell>
          <table:table-cell office:value-type="float" office:value="12674.732">
            <text:p>12674,73</text:p>
          </table:table-cell>
          <table:table-cell office:value-type="float" office:value="12315.583">
            <text:p>12315,58</text:p>
          </table:table-cell>
          <table:table-cell office:value-type="float" office:value="13248.822">
            <text:p>13248,82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037.66">
            <text:p>16037,66</text:p>
          </table:table-cell>
          <table:table-cell office:value-type="float" office:value="11914.28">
            <text:p>11914,28</text:p>
          </table:table-cell>
          <table:table-cell office:value-type="float" office:value="11203.16">
            <text:p>11203,16</text:p>
          </table:table-cell>
          <table:table-cell office:value-type="float" office:value="13086.56">
            <text:p>13086,56</text:p>
          </table:table-cell>
          <table:table-cell office:value-type="float" office:value="12511.14">
            <text:p>12511,14</text:p>
          </table:table-cell>
          <table:table-cell office:value-type="float" office:value="13528.76">
            <text:p>13528,76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16093.543">
            <text:p>16093,54</text:p>
          </table:table-cell>
          <table:table-cell office:value-type="float" office:value="11974.494">
            <text:p>11974,49</text:p>
          </table:table-cell>
          <table:table-cell office:value-type="float" office:value="11284.318">
            <text:p>11284,32</text:p>
          </table:table-cell>
          <table:table-cell office:value-type="float" office:value="13148.388">
            <text:p>13148,39</text:p>
          </table:table-cell>
          <table:table-cell office:value-type="float" office:value="12606.697">
            <text:p>12606,7</text:p>
          </table:table-cell>
          <table:table-cell office:value-type="float" office:value="13578.698">
            <text:p>13578,7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16149.426">
            <text:p>16149,43</text:p>
          </table:table-cell>
          <table:table-cell office:value-type="float" office:value="12034.708">
            <text:p>12034,71</text:p>
          </table:table-cell>
          <table:table-cell office:value-type="float" office:value="11365.476">
            <text:p>11365,48</text:p>
          </table:table-cell>
          <table:table-cell office:value-type="float" office:value="13210.216">
            <text:p>13210,22</text:p>
          </table:table-cell>
          <table:table-cell office:value-type="float" office:value="12702.254">
            <text:p>12702,25</text:p>
          </table:table-cell>
          <table:table-cell office:value-type="float" office:value="13628.636">
            <text:p>13628,64</text:p>
          </table:table-cell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16205.309">
            <text:p>16205,31</text:p>
          </table:table-cell>
          <table:table-cell office:value-type="float" office:value="12094.922">
            <text:p>12094,92</text:p>
          </table:table-cell>
          <table:table-cell office:value-type="float" office:value="11446.634">
            <text:p>11446,63</text:p>
          </table:table-cell>
          <table:table-cell office:value-type="float" office:value="13272.044">
            <text:p>13272,04</text:p>
          </table:table-cell>
          <table:table-cell office:value-type="float" office:value="12797.811">
            <text:p>12797,81</text:p>
          </table:table-cell>
          <table:table-cell office:value-type="float" office:value="13678.574">
            <text:p>13678,57</text:p>
          </table:table-cell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16261.192">
            <text:p>16261,19</text:p>
          </table:table-cell>
          <table:table-cell office:value-type="float" office:value="12155.136">
            <text:p>12155,14</text:p>
          </table:table-cell>
          <table:table-cell office:value-type="float" office:value="11527.792">
            <text:p>11527,79</text:p>
          </table:table-cell>
          <table:table-cell office:value-type="float" office:value="13333.872">
            <text:p>13333,87</text:p>
          </table:table-cell>
          <table:table-cell office:value-type="float" office:value="12893.368">
            <text:p>12893,37</text:p>
          </table:table-cell>
          <table:table-cell office:value-type="float" office:value="13728.512">
            <text:p>13728,51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16317.075">
            <text:p>16317,08</text:p>
          </table:table-cell>
          <table:table-cell office:value-type="float" office:value="12215.35">
            <text:p>12215,35</text:p>
          </table:table-cell>
          <table:table-cell office:value-type="float" office:value="11608.95">
            <text:p>11608,95</text:p>
          </table:table-cell>
          <table:table-cell office:value-type="float" office:value="13395.7">
            <text:p>13395,7</text:p>
          </table:table-cell>
          <table:table-cell office:value-type="float" office:value="12988.925">
            <text:p>12988,93</text:p>
          </table:table-cell>
          <table:table-cell office:value-type="float" office:value="13778.45">
            <text:p>13778,45</text:p>
          </table:table-cell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16372.958">
            <text:p>16372,96</text:p>
          </table:table-cell>
          <table:table-cell office:value-type="float" office:value="12275.564">
            <text:p>12275,56</text:p>
          </table:table-cell>
          <table:table-cell office:value-type="float" office:value="11690.108">
            <text:p>11690,11</text:p>
          </table:table-cell>
          <table:table-cell office:value-type="float" office:value="13457.528">
            <text:p>13457,53</text:p>
          </table:table-cell>
          <table:table-cell office:value-type="float" office:value="13084.482">
            <text:p>13084,48</text:p>
          </table:table-cell>
          <table:table-cell office:value-type="float" office:value="13828.388">
            <text:p>13828,39</text:p>
          </table:table-cell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16428.841">
            <text:p>16428,84</text:p>
          </table:table-cell>
          <table:table-cell office:value-type="float" office:value="12335.778">
            <text:p>12335,78</text:p>
          </table:table-cell>
          <table:table-cell office:value-type="float" office:value="11771.266">
            <text:p>11771,27</text:p>
          </table:table-cell>
          <table:table-cell office:value-type="float" office:value="13519.356">
            <text:p>13519,36</text:p>
          </table:table-cell>
          <table:table-cell office:value-type="float" office:value="13180.039">
            <text:p>13180,04</text:p>
          </table:table-cell>
          <table:table-cell office:value-type="float" office:value="13878.326">
            <text:p>13878,33</text:p>
          </table:table-cell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16484.724">
            <text:p>16484,72</text:p>
          </table:table-cell>
          <table:table-cell office:value-type="float" office:value="12395.992">
            <text:p>12395,99</text:p>
          </table:table-cell>
          <table:table-cell office:value-type="float" office:value="11852.424">
            <text:p>11852,42</text:p>
          </table:table-cell>
          <table:table-cell office:value-type="float" office:value="13581.184">
            <text:p>13581,18</text:p>
          </table:table-cell>
          <table:table-cell office:value-type="float" office:value="13275.596">
            <text:p>13275,6</text:p>
          </table:table-cell>
          <table:table-cell office:value-type="float" office:value="13928.264">
            <text:p>13928,26</text:p>
          </table:table-cell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16540.607">
            <text:p>16540,61</text:p>
          </table:table-cell>
          <table:table-cell office:value-type="float" office:value="12456.206">
            <text:p>12456,21</text:p>
          </table:table-cell>
          <table:table-cell office:value-type="float" office:value="11933.582">
            <text:p>11933,58</text:p>
          </table:table-cell>
          <table:table-cell office:value-type="float" office:value="13643.012">
            <text:p>13643,01</text:p>
          </table:table-cell>
          <table:table-cell office:value-type="float" office:value="13371.153">
            <text:p>13371,15</text:p>
          </table:table-cell>
          <table:table-cell office:value-type="float" office:value="13978.202">
            <text:p>13978,2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6716.49">
            <text:p>16716,49</text:p>
          </table:table-cell>
          <table:table-cell office:value-type="float" office:value="12626.42">
            <text:p>12626,42</text:p>
          </table:table-cell>
          <table:table-cell office:value-type="float" office:value="12014.74">
            <text:p>12014,74</text:p>
          </table:table-cell>
          <table:table-cell office:value-type="float" office:value="13704.84">
            <text:p>13704,84</text:p>
          </table:table-cell>
          <table:table-cell office:value-type="float" office:value="13466.71">
            <text:p>13466,71</text:p>
          </table:table-cell>
          <table:table-cell office:value-type="float" office:value="14028.14">
            <text:p>14028,14</text:p>
          </table:table-cell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16772.373">
            <text:p>16772,37</text:p>
          </table:table-cell>
          <table:table-cell office:value-type="float" office:value="12686.634">
            <text:p>12686,63</text:p>
          </table:table-cell>
          <table:table-cell office:value-type="float" office:value="12095.898">
            <text:p>12095,9</text:p>
          </table:table-cell>
          <table:table-cell office:value-type="float" office:value="13766.668">
            <text:p>13766,67</text:p>
          </table:table-cell>
          <table:table-cell office:value-type="float" office:value="13562.267">
            <text:p>13562,27</text:p>
          </table:table-cell>
          <table:table-cell office:value-type="float" office:value="14078.078">
            <text:p>14078,08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6828.256">
            <text:p>16828,26</text:p>
          </table:table-cell>
          <table:table-cell office:value-type="float" office:value="12746.848">
            <text:p>12746,85</text:p>
          </table:table-cell>
          <table:table-cell office:value-type="float" office:value="12177.056">
            <text:p>12177,06</text:p>
          </table:table-cell>
          <table:table-cell office:value-type="float" office:value="13828.496">
            <text:p>13828,5</text:p>
          </table:table-cell>
          <table:table-cell office:value-type="float" office:value="13657.824">
            <text:p>13657,82</text:p>
          </table:table-cell>
          <table:table-cell office:value-type="float" office:value="14128.016">
            <text:p>14128,02</text:p>
          </table:table-cell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16884.139">
            <text:p>16884,14</text:p>
          </table:table-cell>
          <table:table-cell office:value-type="float" office:value="12807.062">
            <text:p>12807,06</text:p>
          </table:table-cell>
          <table:table-cell office:value-type="float" office:value="12258.214">
            <text:p>12258,21</text:p>
          </table:table-cell>
          <table:table-cell office:value-type="float" office:value="13890.324">
            <text:p>13890,32</text:p>
          </table:table-cell>
          <table:table-cell office:value-type="float" office:value="13753.381">
            <text:p>13753,38</text:p>
          </table:table-cell>
          <table:table-cell office:value-type="float" office:value="14177.954">
            <text:p>14177,95</text:p>
          </table:table-cell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16940.022">
            <text:p>16940,02</text:p>
          </table:table-cell>
          <table:table-cell office:value-type="float" office:value="12867.276">
            <text:p>12867,28</text:p>
          </table:table-cell>
          <table:table-cell office:value-type="float" office:value="12339.372">
            <text:p>12339,37</text:p>
          </table:table-cell>
          <table:table-cell office:value-type="float" office:value="13952.152">
            <text:p>13952,15</text:p>
          </table:table-cell>
          <table:table-cell office:value-type="float" office:value="13848.938">
            <text:p>13848,94</text:p>
          </table:table-cell>
          <table:table-cell office:value-type="float" office:value="14227.892">
            <text:p>14227,89</text:p>
          </table:table-cell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16995.905">
            <text:p>16995,91</text:p>
          </table:table-cell>
          <table:table-cell office:value-type="float" office:value="12927.49">
            <text:p>12927,49</text:p>
          </table:table-cell>
          <table:table-cell office:value-type="float" office:value="12420.53">
            <text:p>12420,53</text:p>
          </table:table-cell>
          <table:table-cell office:value-type="float" office:value="14013.98">
            <text:p>14013,98</text:p>
          </table:table-cell>
          <table:table-cell office:value-type="float" office:value="13944.495">
            <text:p>13944,5</text:p>
          </table:table-cell>
          <table:table-cell office:value-type="float" office:value="14277.83">
            <text:p>14277,83</text:p>
          </table:table-cell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17051.788">
            <text:p>17051,79</text:p>
          </table:table-cell>
          <table:table-cell office:value-type="float" office:value="12987.704">
            <text:p>12987,7</text:p>
          </table:table-cell>
          <table:table-cell office:value-type="float" office:value="12501.688">
            <text:p>12501,69</text:p>
          </table:table-cell>
          <table:table-cell office:value-type="float" office:value="14075.808">
            <text:p>14075,81</text:p>
          </table:table-cell>
          <table:table-cell office:value-type="float" office:value="14040.052">
            <text:p>14040,05</text:p>
          </table:table-cell>
          <table:table-cell office:value-type="float" office:value="14327.768">
            <text:p>14327,77</text:p>
          </table:table-cell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17107.671">
            <text:p>17107,67</text:p>
          </table:table-cell>
          <table:table-cell office:value-type="float" office:value="13047.918">
            <text:p>13047,92</text:p>
          </table:table-cell>
          <table:table-cell office:value-type="float" office:value="12582.846">
            <text:p>12582,85</text:p>
          </table:table-cell>
          <table:table-cell office:value-type="float" office:value="14137.636">
            <text:p>14137,64</text:p>
          </table:table-cell>
          <table:table-cell office:value-type="float" office:value="14135.609">
            <text:p>14135,61</text:p>
          </table:table-cell>
          <table:table-cell office:value-type="float" office:value="14377.706">
            <text:p>14377,71</text:p>
          </table:table-cell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17163.554">
            <text:p>17163,55</text:p>
          </table:table-cell>
          <table:table-cell office:value-type="float" office:value="13108.132">
            <text:p>13108,13</text:p>
          </table:table-cell>
          <table:table-cell office:value-type="float" office:value="12664.004">
            <text:p>12664</text:p>
          </table:table-cell>
          <table:table-cell office:value-type="float" office:value="14199.464">
            <text:p>14199,46</text:p>
          </table:table-cell>
          <table:table-cell office:value-type="float" office:value="14231.166">
            <text:p>14231,17</text:p>
          </table:table-cell>
          <table:table-cell office:value-type="float" office:value="14427.644">
            <text:p>14427,64</text:p>
          </table:table-cell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17219.437">
            <text:p>17219,44</text:p>
          </table:table-cell>
          <table:table-cell office:value-type="float" office:value="13168.346">
            <text:p>13168,35</text:p>
          </table:table-cell>
          <table:table-cell office:value-type="float" office:value="12745.162">
            <text:p>12745,16</text:p>
          </table:table-cell>
          <table:table-cell office:value-type="float" office:value="14261.292">
            <text:p>14261,29</text:p>
          </table:table-cell>
          <table:table-cell office:value-type="float" office:value="14326.723">
            <text:p>14326,72</text:p>
          </table:table-cell>
          <table:table-cell office:value-type="float" office:value="14477.582">
            <text:p>14477,58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7275.32">
            <text:p>17275,32</text:p>
          </table:table-cell>
          <table:table-cell office:value-type="float" office:value="13228.56">
            <text:p>13228,56</text:p>
          </table:table-cell>
          <table:table-cell office:value-type="float" office:value="12906.32">
            <text:p>12906,32</text:p>
          </table:table-cell>
          <table:table-cell office:value-type="float" office:value="14673.12">
            <text:p>14673,12</text:p>
          </table:table-cell>
          <table:table-cell office:value-type="float" office:value="14522.28">
            <text:p>14522,28</text:p>
          </table:table-cell>
          <table:table-cell office:value-type="float" office:value="14757.52">
            <text:p>14757,52</text:p>
          </table:table-cell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17331.203">
            <text:p>17331,2</text:p>
          </table:table-cell>
          <table:table-cell office:value-type="float" office:value="13288.774">
            <text:p>13288,77</text:p>
          </table:table-cell>
          <table:table-cell office:value-type="float" office:value="12987.478">
            <text:p>12987,48</text:p>
          </table:table-cell>
          <table:table-cell office:value-type="float" office:value="14734.948">
            <text:p>14734,95</text:p>
          </table:table-cell>
          <table:table-cell office:value-type="float" office:value="14617.837">
            <text:p>14617,84</text:p>
          </table:table-cell>
          <table:table-cell office:value-type="float" office:value="14807.458">
            <text:p>14807,46</text:p>
          </table:table-cell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17387.086">
            <text:p>17387,09</text:p>
          </table:table-cell>
          <table:table-cell office:value-type="float" office:value="13348.988">
            <text:p>13348,99</text:p>
          </table:table-cell>
          <table:table-cell office:value-type="float" office:value="13068.636">
            <text:p>13068,64</text:p>
          </table:table-cell>
          <table:table-cell office:value-type="float" office:value="14796.776">
            <text:p>14796,78</text:p>
          </table:table-cell>
          <table:table-cell office:value-type="float" office:value="14713.394">
            <text:p>14713,39</text:p>
          </table:table-cell>
          <table:table-cell office:value-type="float" office:value="14857.396">
            <text:p>14857,4</text:p>
          </table:table-cell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17442.969">
            <text:p>17442,97</text:p>
          </table:table-cell>
          <table:table-cell office:value-type="float" office:value="13409.202">
            <text:p>13409,2</text:p>
          </table:table-cell>
          <table:table-cell office:value-type="float" office:value="13149.794">
            <text:p>13149,79</text:p>
          </table:table-cell>
          <table:table-cell office:value-type="float" office:value="14858.604">
            <text:p>14858,6</text:p>
          </table:table-cell>
          <table:table-cell office:value-type="float" office:value="14808.951">
            <text:p>14808,95</text:p>
          </table:table-cell>
          <table:table-cell office:value-type="float" office:value="14907.334">
            <text:p>14907,33</text:p>
          </table:table-cell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17498.852">
            <text:p>17498,85</text:p>
          </table:table-cell>
          <table:table-cell office:value-type="float" office:value="13469.416">
            <text:p>13469,42</text:p>
          </table:table-cell>
          <table:table-cell office:value-type="float" office:value="13230.952">
            <text:p>13230,95</text:p>
          </table:table-cell>
          <table:table-cell office:value-type="float" office:value="14920.432">
            <text:p>14920,43</text:p>
          </table:table-cell>
          <table:table-cell office:value-type="float" office:value="14904.508">
            <text:p>14904,51</text:p>
          </table:table-cell>
          <table:table-cell office:value-type="float" office:value="14957.272">
            <text:p>14957,27</text:p>
          </table:table-cell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17674.735">
            <text:p>17674,74</text:p>
          </table:table-cell>
          <table:table-cell office:value-type="float" office:value="13639.63">
            <text:p>13639,63</text:p>
          </table:table-cell>
          <table:table-cell office:value-type="float" office:value="13312.11">
            <text:p>13312,11</text:p>
          </table:table-cell>
          <table:table-cell office:value-type="float" office:value="14982.26">
            <text:p>14982,26</text:p>
          </table:table-cell>
          <table:table-cell office:value-type="float" office:value="15000.065">
            <text:p>15000,07</text:p>
          </table:table-cell>
          <table:table-cell office:value-type="float" office:value="15007.21">
            <text:p>15007,21</text:p>
          </table:table-cell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17730.618">
            <text:p>17730,62</text:p>
          </table:table-cell>
          <table:table-cell office:value-type="float" office:value="13699.844">
            <text:p>13699,84</text:p>
          </table:table-cell>
          <table:table-cell office:value-type="float" office:value="13393.268">
            <text:p>13393,27</text:p>
          </table:table-cell>
          <table:table-cell office:value-type="float" office:value="15044.088">
            <text:p>15044,09</text:p>
          </table:table-cell>
          <table:table-cell office:value-type="float" office:value="15095.622">
            <text:p>15095,62</text:p>
          </table:table-cell>
          <table:table-cell office:value-type="float" office:value="15057.148">
            <text:p>15057,15</text:p>
          </table:table-cell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18320.501">
            <text:p>18320,5</text:p>
          </table:table-cell>
          <table:table-cell office:value-type="float" office:value="14140.058">
            <text:p>14140,06</text:p>
          </table:table-cell>
          <table:table-cell office:value-type="float" office:value="13824.426">
            <text:p>13824,43</text:p>
          </table:table-cell>
          <table:table-cell office:value-type="float" office:value="15555.916">
            <text:p>15555,92</text:p>
          </table:table-cell>
          <table:table-cell office:value-type="float" office:value="15541.179">
            <text:p>15541,18</text:p>
          </table:table-cell>
          <table:table-cell office:value-type="float" office:value="15487.086">
            <text:p>15487,09</text:p>
          </table:table-cell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18376.384">
            <text:p>18376,38</text:p>
          </table:table-cell>
          <table:table-cell office:value-type="float" office:value="14200.272">
            <text:p>14200,27</text:p>
          </table:table-cell>
          <table:table-cell office:value-type="float" office:value="13905.584">
            <text:p>13905,58</text:p>
          </table:table-cell>
          <table:table-cell office:value-type="float" office:value="15617.744">
            <text:p>15617,74</text:p>
          </table:table-cell>
          <table:table-cell office:value-type="float" office:value="15636.736">
            <text:p>15636,74</text:p>
          </table:table-cell>
          <table:table-cell office:value-type="float" office:value="15537.024">
            <text:p>15537,02</text:p>
          </table:table-cell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18432.267">
            <text:p>18432,27</text:p>
          </table:table-cell>
          <table:table-cell office:value-type="float" office:value="14260.486">
            <text:p>14260,49</text:p>
          </table:table-cell>
          <table:table-cell office:value-type="float" office:value="13986.742">
            <text:p>13986,74</text:p>
          </table:table-cell>
          <table:table-cell office:value-type="float" office:value="15679.572">
            <text:p>15679,57</text:p>
          </table:table-cell>
          <table:table-cell office:value-type="float" office:value="15732.293">
            <text:p>15732,29</text:p>
          </table:table-cell>
          <table:table-cell office:value-type="float" office:value="15586.962">
            <text:p>15586,96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8488.15">
            <text:p>18488,15</text:p>
          </table:table-cell>
          <table:table-cell office:value-type="float" office:value="14320.7">
            <text:p>14320,7</text:p>
          </table:table-cell>
          <table:table-cell office:value-type="float" office:value="14067.9">
            <text:p>14067,9</text:p>
          </table:table-cell>
          <table:table-cell office:value-type="float" office:value="15741.4">
            <text:p>15741,4</text:p>
          </table:table-cell>
          <table:table-cell office:value-type="float" office:value="15827.85">
            <text:p>15827,85</text:p>
          </table:table-cell>
          <table:table-cell office:value-type="float" office:value="15636.9">
            <text:p>15636,9</text:p>
          </table:table-cell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18544.033">
            <text:p>18544,03</text:p>
          </table:table-cell>
          <table:table-cell office:value-type="float" office:value="14380.914">
            <text:p>14380,91</text:p>
          </table:table-cell>
          <table:table-cell office:value-type="float" office:value="14149.058">
            <text:p>14149,06</text:p>
          </table:table-cell>
          <table:table-cell office:value-type="float" office:value="15803.228">
            <text:p>15803,23</text:p>
          </table:table-cell>
          <table:table-cell office:value-type="float" office:value="15923.407">
            <text:p>15923,41</text:p>
          </table:table-cell>
          <table:table-cell office:value-type="float" office:value="15686.838">
            <text:p>15686,84</text:p>
          </table:table-cell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18599.916">
            <text:p>18599,92</text:p>
          </table:table-cell>
          <table:table-cell office:value-type="float" office:value="14441.128">
            <text:p>14441,13</text:p>
          </table:table-cell>
          <table:table-cell office:value-type="float" office:value="14230.216">
            <text:p>14230,22</text:p>
          </table:table-cell>
          <table:table-cell office:value-type="float" office:value="15865.056">
            <text:p>15865,06</text:p>
          </table:table-cell>
          <table:table-cell office:value-type="float" office:value="16018.964">
            <text:p>16018,96</text:p>
          </table:table-cell>
          <table:table-cell office:value-type="float" office:value="15736.776">
            <text:p>15736,78</text:p>
          </table:table-cell>
        </table:table-row>
        <table:table-row table:style-name="ro1">
          <table:table-cell office:value-type="float" office:value="53000">
            <text:p>53000</text:p>
          </table:table-cell>
          <table:table-cell office:value-type="float" office:value="18655.799">
            <text:p>18655,8</text:p>
          </table:table-cell>
          <table:table-cell office:value-type="float" office:value="14501.342">
            <text:p>14501,34</text:p>
          </table:table-cell>
          <table:table-cell office:value-type="float" office:value="14311.374">
            <text:p>14311,37</text:p>
          </table:table-cell>
          <table:table-cell office:value-type="float" office:value="15926.884">
            <text:p>15926,88</text:p>
          </table:table-cell>
          <table:table-cell office:value-type="float" office:value="16114.521">
            <text:p>16114,52</text:p>
          </table:table-cell>
          <table:table-cell office:value-type="float" office:value="15786.714">
            <text:p>15786,71</text:p>
          </table:table-cell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18711.682">
            <text:p>18711,68</text:p>
          </table:table-cell>
          <table:table-cell office:value-type="float" office:value="14561.556">
            <text:p>14561,56</text:p>
          </table:table-cell>
          <table:table-cell office:value-type="float" office:value="14392.532">
            <text:p>14392,53</text:p>
          </table:table-cell>
          <table:table-cell office:value-type="float" office:value="15988.712">
            <text:p>15988,71</text:p>
          </table:table-cell>
          <table:table-cell office:value-type="float" office:value="16210.078">
            <text:p>16210,08</text:p>
          </table:table-cell>
          <table:table-cell office:value-type="float" office:value="15836.652">
            <text:p>15836,65</text:p>
          </table:table-cell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18767.565">
            <text:p>18767,57</text:p>
          </table:table-cell>
          <table:table-cell office:value-type="float" office:value="14621.77">
            <text:p>14621,77</text:p>
          </table:table-cell>
          <table:table-cell office:value-type="float" office:value="14473.69">
            <text:p>14473,69</text:p>
          </table:table-cell>
          <table:table-cell office:value-type="float" office:value="16050.54">
            <text:p>16050,54</text:p>
          </table:table-cell>
          <table:table-cell office:value-type="float" office:value="16305.635">
            <text:p>16305,64</text:p>
          </table:table-cell>
          <table:table-cell office:value-type="float" office:value="15886.59">
            <text:p>15886,59</text:p>
          </table:table-cell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18823.448">
            <text:p>18823,45</text:p>
          </table:table-cell>
          <table:table-cell office:value-type="float" office:value="14681.984">
            <text:p>14681,98</text:p>
          </table:table-cell>
          <table:table-cell office:value-type="float" office:value="14554.848">
            <text:p>14554,85</text:p>
          </table:table-cell>
          <table:table-cell office:value-type="float" office:value="16112.368">
            <text:p>16112,37</text:p>
          </table:table-cell>
          <table:table-cell office:value-type="float" office:value="16401.192">
            <text:p>16401,19</text:p>
          </table:table-cell>
          <table:table-cell office:value-type="float" office:value="15936.528">
            <text:p>15936,53</text:p>
          </table:table-cell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18879.331">
            <text:p>18879,33</text:p>
          </table:table-cell>
          <table:table-cell office:value-type="float" office:value="14742.198">
            <text:p>14742,2</text:p>
          </table:table-cell>
          <table:table-cell office:value-type="float" office:value="14636.006">
            <text:p>14636,01</text:p>
          </table:table-cell>
          <table:table-cell office:value-type="float" office:value="16174.196">
            <text:p>16174,2</text:p>
          </table:table-cell>
          <table:table-cell office:value-type="float" office:value="16496.749">
            <text:p>16496,75</text:p>
          </table:table-cell>
          <table:table-cell office:value-type="float" office:value="15986.466">
            <text:p>15986,47</text:p>
          </table:table-cell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18935.214">
            <text:p>18935,21</text:p>
          </table:table-cell>
          <table:table-cell office:value-type="float" office:value="14802.412">
            <text:p>14802,41</text:p>
          </table:table-cell>
          <table:table-cell office:value-type="float" office:value="14717.164">
            <text:p>14717,16</text:p>
          </table:table-cell>
          <table:table-cell office:value-type="float" office:value="16236.024">
            <text:p>16236,02</text:p>
          </table:table-cell>
          <table:table-cell office:value-type="float" office:value="16592.306">
            <text:p>16592,31</text:p>
          </table:table-cell>
          <table:table-cell office:value-type="float" office:value="16036.404">
            <text:p>16036,4</text:p>
          </table:table-cell>
        </table:table-row>
        <table:table-row table:style-name="ro1">
          <table:table-cell office:value-type="float" office:value="59000">
            <text:p>59000</text:p>
          </table:table-cell>
          <table:table-cell office:value-type="float" office:value="18991.097">
            <text:p>18991,1</text:p>
          </table:table-cell>
          <table:table-cell office:value-type="float" office:value="14862.626">
            <text:p>14862,63</text:p>
          </table:table-cell>
          <table:table-cell office:value-type="float" office:value="14798.322">
            <text:p>14798,32</text:p>
          </table:table-cell>
          <table:table-cell office:value-type="float" office:value="16297.852">
            <text:p>16297,85</text:p>
          </table:table-cell>
          <table:table-cell office:value-type="float" office:value="16687.863">
            <text:p>16687,86</text:p>
          </table:table-cell>
          <table:table-cell office:value-type="float" office:value="16086.342">
            <text:p>16086,34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9166.98">
            <text:p>19166,98</text:p>
          </table:table-cell>
          <table:table-cell office:value-type="float" office:value="15032.84">
            <text:p>15032,84</text:p>
          </table:table-cell>
          <table:table-cell office:value-type="float" office:value="14959.48">
            <text:p>14959,48</text:p>
          </table:table-cell>
          <table:table-cell office:value-type="float" office:value="16709.68">
            <text:p>16709,68</text:p>
          </table:table-cell>
          <table:table-cell office:value-type="float" office:value="16883.42">
            <text:p>16883,42</text:p>
          </table:table-cell>
          <table:table-cell office:value-type="float" office:value="16366.28">
            <text:p>16366,28</text:p>
          </table:table-cell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19222.863">
            <text:p>19222,86</text:p>
          </table:table-cell>
          <table:table-cell office:value-type="float" office:value="15093.054">
            <text:p>15093,05</text:p>
          </table:table-cell>
          <table:table-cell office:value-type="float" office:value="15040.638">
            <text:p>15040,64</text:p>
          </table:table-cell>
          <table:table-cell office:value-type="float" office:value="16771.508">
            <text:p>16771,51</text:p>
          </table:table-cell>
          <table:table-cell office:value-type="float" office:value="16978.977">
            <text:p>16978,98</text:p>
          </table:table-cell>
          <table:table-cell office:value-type="float" office:value="16416.218">
            <text:p>16416,22</text:p>
          </table:table-cell>
        </table:table-row>
        <table:table-row table:style-name="ro1">
          <table:table-cell office:value-type="float" office:value="62000">
            <text:p>62000</text:p>
          </table:table-cell>
          <table:table-cell office:value-type="float" office:value="19278.746">
            <text:p>19278,75</text:p>
          </table:table-cell>
          <table:table-cell office:value-type="float" office:value="15153.268">
            <text:p>15153,27</text:p>
          </table:table-cell>
          <table:table-cell office:value-type="float" office:value="15121.796">
            <text:p>15121,8</text:p>
          </table:table-cell>
          <table:table-cell office:value-type="float" office:value="16833.336">
            <text:p>16833,34</text:p>
          </table:table-cell>
          <table:table-cell office:value-type="float" office:value="17074.534">
            <text:p>17074,53</text:p>
          </table:table-cell>
          <table:table-cell office:value-type="float" office:value="16466.156">
            <text:p>16466,16</text:p>
          </table:table-cell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19334.629">
            <text:p>19334,63</text:p>
          </table:table-cell>
          <table:table-cell office:value-type="float" office:value="15213.482">
            <text:p>15213,48</text:p>
          </table:table-cell>
          <table:table-cell office:value-type="float" office:value="15202.954">
            <text:p>15202,95</text:p>
          </table:table-cell>
          <table:table-cell office:value-type="float" office:value="16895.164">
            <text:p>16895,16</text:p>
          </table:table-cell>
          <table:table-cell office:value-type="float" office:value="17170.091">
            <text:p>17170,09</text:p>
          </table:table-cell>
          <table:table-cell office:value-type="float" office:value="16516.094">
            <text:p>16516,09</text:p>
          </table:table-cell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19390.512">
            <text:p>19390,51</text:p>
          </table:table-cell>
          <table:table-cell office:value-type="float" office:value="15273.696">
            <text:p>15273,7</text:p>
          </table:table-cell>
          <table:table-cell office:value-type="float" office:value="15284.112">
            <text:p>15284,11</text:p>
          </table:table-cell>
          <table:table-cell office:value-type="float" office:value="16956.992">
            <text:p>16956,99</text:p>
          </table:table-cell>
          <table:table-cell office:value-type="float" office:value="17265.648">
            <text:p>17265,65</text:p>
          </table:table-cell>
          <table:table-cell office:value-type="float" office:value="16566.032">
            <text:p>16566,03</text:p>
          </table:table-cell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19446.395">
            <text:p>19446,4</text:p>
          </table:table-cell>
          <table:table-cell office:value-type="float" office:value="15333.91">
            <text:p>15333,91</text:p>
          </table:table-cell>
          <table:table-cell office:value-type="float" office:value="15365.27">
            <text:p>15365,27</text:p>
          </table:table-cell>
          <table:table-cell office:value-type="float" office:value="17018.82">
            <text:p>17018,82</text:p>
          </table:table-cell>
          <table:table-cell office:value-type="float" office:value="17361.205">
            <text:p>17361,21</text:p>
          </table:table-cell>
          <table:table-cell office:value-type="float" office:value="16615.97">
            <text:p>16615,97</text:p>
          </table:table-cell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19502.278">
            <text:p>19502,28</text:p>
          </table:table-cell>
          <table:table-cell office:value-type="float" office:value="15394.124">
            <text:p>15394,12</text:p>
          </table:table-cell>
          <table:table-cell office:value-type="float" office:value="15446.428">
            <text:p>15446,43</text:p>
          </table:table-cell>
          <table:table-cell office:value-type="float" office:value="17080.648">
            <text:p>17080,65</text:p>
          </table:table-cell>
          <table:table-cell office:value-type="float" office:value="17456.762">
            <text:p>17456,76</text:p>
          </table:table-cell>
          <table:table-cell office:value-type="float" office:value="16665.908">
            <text:p>16665,91</text:p>
          </table:table-cell>
        </table:table-row>
        <table:table-row table:style-name="ro1">
          <table:table-cell office:value-type="float" office:value="67000">
            <text:p>67000</text:p>
          </table:table-cell>
          <table:table-cell office:value-type="float" office:value="19558.161">
            <text:p>19558,16</text:p>
          </table:table-cell>
          <table:table-cell office:value-type="float" office:value="15454.338">
            <text:p>15454,34</text:p>
          </table:table-cell>
          <table:table-cell office:value-type="float" office:value="15527.586">
            <text:p>15527,59</text:p>
          </table:table-cell>
          <table:table-cell office:value-type="float" office:value="17142.476">
            <text:p>17142,48</text:p>
          </table:table-cell>
          <table:table-cell office:value-type="float" office:value="17552.319">
            <text:p>17552,32</text:p>
          </table:table-cell>
          <table:table-cell office:value-type="float" office:value="16715.846">
            <text:p>16715,85</text:p>
          </table:table-cell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19614.044">
            <text:p>19614,04</text:p>
          </table:table-cell>
          <table:table-cell office:value-type="float" office:value="15514.552">
            <text:p>15514,55</text:p>
          </table:table-cell>
          <table:table-cell office:value-type="float" office:value="15608.744">
            <text:p>15608,74</text:p>
          </table:table-cell>
          <table:table-cell office:value-type="float" office:value="17204.304">
            <text:p>17204,3</text:p>
          </table:table-cell>
          <table:table-cell office:value-type="float" office:value="17647.876">
            <text:p>17647,88</text:p>
          </table:table-cell>
          <table:table-cell office:value-type="float" office:value="16765.784">
            <text:p>16765,78</text:p>
          </table:table-cell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19669.927">
            <text:p>19669,93</text:p>
          </table:table-cell>
          <table:table-cell office:value-type="float" office:value="15574.766">
            <text:p>15574,77</text:p>
          </table:table-cell>
          <table:table-cell office:value-type="float" office:value="15689.902">
            <text:p>15689,9</text:p>
          </table:table-cell>
          <table:table-cell office:value-type="float" office:value="17266.132">
            <text:p>17266,13</text:p>
          </table:table-cell>
          <table:table-cell office:value-type="float" office:value="17743.433">
            <text:p>17743,43</text:p>
          </table:table-cell>
          <table:table-cell office:value-type="float" office:value="16815.722">
            <text:p>16815,72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19725.81">
            <text:p>19725,81</text:p>
          </table:table-cell>
          <table:table-cell office:value-type="float" office:value="15634.98">
            <text:p>15634,98</text:p>
          </table:table-cell>
          <table:table-cell office:value-type="float" office:value="15771.06">
            <text:p>15771,06</text:p>
          </table:table-cell>
          <table:table-cell office:value-type="float" office:value="17327.96">
            <text:p>17327,96</text:p>
          </table:table-cell>
          <table:table-cell office:value-type="float" office:value="17838.99">
            <text:p>17838,99</text:p>
          </table:table-cell>
          <table:table-cell office:value-type="float" office:value="16865.66">
            <text:p>16865,66</text:p>
          </table:table-cell>
        </table:table-row>
        <table:table-row table:style-name="ro1">
          <table:table-cell office:value-type="float" office:value="71000">
            <text:p>71000</text:p>
          </table:table-cell>
          <table:table-cell office:value-type="float" office:value="19781.693">
            <text:p>19781,69</text:p>
          </table:table-cell>
          <table:table-cell office:value-type="float" office:value="15695.194">
            <text:p>15695,19</text:p>
          </table:table-cell>
          <table:table-cell office:value-type="float" office:value="15852.218">
            <text:p>15852,22</text:p>
          </table:table-cell>
          <table:table-cell office:value-type="float" office:value="17389.788">
            <text:p>17389,79</text:p>
          </table:table-cell>
          <table:table-cell office:value-type="float" office:value="17934.547">
            <text:p>17934,55</text:p>
          </table:table-cell>
          <table:table-cell office:value-type="float" office:value="16915.598">
            <text:p>16915,6</text:p>
          </table:table-cell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19837.576">
            <text:p>19837,58</text:p>
          </table:table-cell>
          <table:table-cell office:value-type="float" office:value="15755.408">
            <text:p>15755,41</text:p>
          </table:table-cell>
          <table:table-cell office:value-type="float" office:value="15933.376">
            <text:p>15933,38</text:p>
          </table:table-cell>
          <table:table-cell office:value-type="float" office:value="17451.616">
            <text:p>17451,62</text:p>
          </table:table-cell>
          <table:table-cell office:value-type="float" office:value="18030.104">
            <text:p>18030,1</text:p>
          </table:table-cell>
          <table:table-cell office:value-type="float" office:value="16965.536">
            <text:p>16965,54</text:p>
          </table:table-cell>
        </table:table-row>
        <table:table-row table:style-name="ro1">
          <table:table-cell office:value-type="float" office:value="73000">
            <text:p>73000</text:p>
          </table:table-cell>
          <table:table-cell office:value-type="float" office:value="19893.459">
            <text:p>19893,46</text:p>
          </table:table-cell>
          <table:table-cell office:value-type="float" office:value="15815.622">
            <text:p>15815,62</text:p>
          </table:table-cell>
          <table:table-cell office:value-type="float" office:value="16014.534">
            <text:p>16014,53</text:p>
          </table:table-cell>
          <table:table-cell office:value-type="float" office:value="17513.444">
            <text:p>17513,44</text:p>
          </table:table-cell>
          <table:table-cell office:value-type="float" office:value="18125.661">
            <text:p>18125,66</text:p>
          </table:table-cell>
          <table:table-cell office:value-type="float" office:value="17015.474">
            <text:p>17015,47</text:p>
          </table:table-cell>
        </table:table-row>
        <table:table-row table:style-name="ro1">
          <table:table-cell office:value-type="float" office:value="74000">
            <text:p>74000</text:p>
          </table:table-cell>
          <table:table-cell office:value-type="float" office:value="19949.342">
            <text:p>19949,34</text:p>
          </table:table-cell>
          <table:table-cell office:value-type="float" office:value="15875.836">
            <text:p>15875,84</text:p>
          </table:table-cell>
          <table:table-cell office:value-type="float" office:value="16095.692">
            <text:p>16095,69</text:p>
          </table:table-cell>
          <table:table-cell office:value-type="float" office:value="17575.272">
            <text:p>17575,27</text:p>
          </table:table-cell>
          <table:table-cell office:value-type="float" office:value="18221.218">
            <text:p>18221,22</text:p>
          </table:table-cell>
          <table:table-cell office:value-type="float" office:value="17065.412">
            <text:p>17065,41</text:p>
          </table:table-cell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20125.225">
            <text:p>20125,23</text:p>
          </table:table-cell>
          <table:table-cell office:value-type="float" office:value="16046.05">
            <text:p>16046,05</text:p>
          </table:table-cell>
          <table:table-cell office:value-type="float" office:value="16176.85">
            <text:p>16176,85</text:p>
          </table:table-cell>
          <table:table-cell office:value-type="float" office:value="17637.1">
            <text:p>17637,1</text:p>
          </table:table-cell>
          <table:table-cell office:value-type="float" office:value="18316.775">
            <text:p>18316,78</text:p>
          </table:table-cell>
          <table:table-cell office:value-type="float" office:value="17115.35">
            <text:p>17115,35</text:p>
          </table:table-cell>
        </table:table-row>
        <table:table-row table:style-name="ro1">
          <table:table-cell office:value-type="float" office:value="76000">
            <text:p>76000</text:p>
          </table:table-cell>
          <table:table-cell office:value-type="float" office:value="20181.108">
            <text:p>20181,11</text:p>
          </table:table-cell>
          <table:table-cell office:value-type="float" office:value="16106.264">
            <text:p>16106,26</text:p>
          </table:table-cell>
          <table:table-cell office:value-type="float" office:value="16258.008">
            <text:p>16258,01</text:p>
          </table:table-cell>
          <table:table-cell office:value-type="float" office:value="17698.928">
            <text:p>17698,93</text:p>
          </table:table-cell>
          <table:table-cell office:value-type="float" office:value="18412.332">
            <text:p>18412,33</text:p>
          </table:table-cell>
          <table:table-cell office:value-type="float" office:value="17165.288">
            <text:p>17165,29</text:p>
          </table:table-cell>
        </table:table-row>
        <table:table-row table:style-name="ro1">
          <table:table-cell office:value-type="float" office:value="77000">
            <text:p>77000</text:p>
          </table:table-cell>
          <table:table-cell office:value-type="float" office:value="20236.991">
            <text:p>20236,99</text:p>
          </table:table-cell>
          <table:table-cell office:value-type="float" office:value="16166.478">
            <text:p>16166,48</text:p>
          </table:table-cell>
          <table:table-cell office:value-type="float" office:value="16339.166">
            <text:p>16339,17</text:p>
          </table:table-cell>
          <table:table-cell office:value-type="float" office:value="17760.756">
            <text:p>17760,76</text:p>
          </table:table-cell>
          <table:table-cell office:value-type="float" office:value="18507.889">
            <text:p>18507,89</text:p>
          </table:table-cell>
          <table:table-cell office:value-type="float" office:value="17215.226">
            <text:p>17215,23</text:p>
          </table:table-cell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20292.874">
            <text:p>20292,87</text:p>
          </table:table-cell>
          <table:table-cell office:value-type="float" office:value="16226.692">
            <text:p>16226,69</text:p>
          </table:table-cell>
          <table:table-cell office:value-type="float" office:value="16420.324">
            <text:p>16420,32</text:p>
          </table:table-cell>
          <table:table-cell office:value-type="float" office:value="17822.584">
            <text:p>17822,58</text:p>
          </table:table-cell>
          <table:table-cell office:value-type="float" office:value="18603.446">
            <text:p>18603,45</text:p>
          </table:table-cell>
          <table:table-cell office:value-type="float" office:value="17265.164">
            <text:p>17265,16</text:p>
          </table:table-cell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20348.757">
            <text:p>20348,76</text:p>
          </table:table-cell>
          <table:table-cell office:value-type="float" office:value="16286.906">
            <text:p>16286,91</text:p>
          </table:table-cell>
          <table:table-cell office:value-type="float" office:value="16501.482">
            <text:p>16501,48</text:p>
          </table:table-cell>
          <table:table-cell office:value-type="float" office:value="17884.412">
            <text:p>17884,41</text:p>
          </table:table-cell>
          <table:table-cell office:value-type="float" office:value="18699.003">
            <text:p>18699</text:p>
          </table:table-cell>
          <table:table-cell office:value-type="float" office:value="17315.102">
            <text:p>17315,1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20404.64">
            <text:p>20404,64</text:p>
          </table:table-cell>
          <table:table-cell office:value-type="float" office:value="16347.12">
            <text:p>16347,12</text:p>
          </table:table-cell>
          <table:table-cell office:value-type="float" office:value="17112.64">
            <text:p>17112,64</text:p>
          </table:table-cell>
          <table:table-cell office:value-type="float" office:value="18296.24">
            <text:p>18296,24</text:p>
          </table:table-cell>
          <table:table-cell office:value-type="float" office:value="19394.56">
            <text:p>19394,56</text:p>
          </table:table-cell>
          <table:table-cell office:value-type="float" office:value="17595.04">
            <text:p>17595,04</text:p>
          </table:table-cell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20460.523">
            <text:p>20460,52</text:p>
          </table:table-cell>
          <table:table-cell office:value-type="float" office:value="16407.334">
            <text:p>16407,33</text:p>
          </table:table-cell>
          <table:table-cell office:value-type="float" office:value="17193.798">
            <text:p>17193,8</text:p>
          </table:table-cell>
          <table:table-cell office:value-type="float" office:value="18358.068">
            <text:p>18358,07</text:p>
          </table:table-cell>
          <table:table-cell office:value-type="float" office:value="19490.117">
            <text:p>19490,12</text:p>
          </table:table-cell>
          <table:table-cell office:value-type="float" office:value="17644.978">
            <text:p>17644,98</text:p>
          </table:table-cell>
        </table:table-row>
        <table:table-row table:style-name="ro1">
          <table:table-cell office:value-type="float" office:value="82000">
            <text:p>82000</text:p>
          </table:table-cell>
          <table:table-cell office:value-type="float" office:value="20516.406">
            <text:p>20516,41</text:p>
          </table:table-cell>
          <table:table-cell office:value-type="float" office:value="16467.548">
            <text:p>16467,55</text:p>
          </table:table-cell>
          <table:table-cell office:value-type="float" office:value="17274.956">
            <text:p>17274,96</text:p>
          </table:table-cell>
          <table:table-cell office:value-type="float" office:value="18419.896">
            <text:p>18419,9</text:p>
          </table:table-cell>
          <table:table-cell office:value-type="float" office:value="19585.674">
            <text:p>19585,67</text:p>
          </table:table-cell>
          <table:table-cell office:value-type="float" office:value="17694.916">
            <text:p>17694,92</text:p>
          </table:table-cell>
        </table:table-row>
        <table:table-row table:style-name="ro1">
          <table:table-cell office:value-type="float" office:value="83000">
            <text:p>83000</text:p>
          </table:table-cell>
          <table:table-cell office:value-type="float" office:value="20572.289">
            <text:p>20572,29</text:p>
          </table:table-cell>
          <table:table-cell office:value-type="float" office:value="16527.762">
            <text:p>16527,76</text:p>
          </table:table-cell>
          <table:table-cell office:value-type="float" office:value="17356.114">
            <text:p>17356,11</text:p>
          </table:table-cell>
          <table:table-cell office:value-type="float" office:value="18481.724">
            <text:p>18481,72</text:p>
          </table:table-cell>
          <table:table-cell office:value-type="float" office:value="19681.231">
            <text:p>19681,23</text:p>
          </table:table-cell>
          <table:table-cell office:value-type="float" office:value="17744.854">
            <text:p>17744,85</text:p>
          </table:table-cell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20628.172">
            <text:p>20628,17</text:p>
          </table:table-cell>
          <table:table-cell office:value-type="float" office:value="16587.976">
            <text:p>16587,98</text:p>
          </table:table-cell>
          <table:table-cell office:value-type="float" office:value="17437.272">
            <text:p>17437,27</text:p>
          </table:table-cell>
          <table:table-cell office:value-type="float" office:value="18543.552">
            <text:p>18543,55</text:p>
          </table:table-cell>
          <table:table-cell office:value-type="float" office:value="19776.788">
            <text:p>19776,79</text:p>
          </table:table-cell>
          <table:table-cell office:value-type="float" office:value="17794.792">
            <text:p>17794,79</text:p>
          </table:table-cell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20684.055">
            <text:p>20684,06</text:p>
          </table:table-cell>
          <table:table-cell office:value-type="float" office:value="16648.19">
            <text:p>16648,19</text:p>
          </table:table-cell>
          <table:table-cell office:value-type="float" office:value="17518.43">
            <text:p>17518,43</text:p>
          </table:table-cell>
          <table:table-cell office:value-type="float" office:value="18605.38">
            <text:p>18605,38</text:p>
          </table:table-cell>
          <table:table-cell office:value-type="float" office:value="19872.345">
            <text:p>19872,35</text:p>
          </table:table-cell>
          <table:table-cell office:value-type="float" office:value="17844.73">
            <text:p>17844,73</text:p>
          </table:table-cell>
        </table:table-row>
        <table:table-row table:style-name="ro1">
          <table:table-cell office:value-type="float" office:value="86000">
            <text:p>86000</text:p>
          </table:table-cell>
          <table:table-cell office:value-type="float" office:value="20739.938">
            <text:p>20739,94</text:p>
          </table:table-cell>
          <table:table-cell office:value-type="float" office:value="16708.404">
            <text:p>16708,4</text:p>
          </table:table-cell>
          <table:table-cell office:value-type="float" office:value="17599.588">
            <text:p>17599,59</text:p>
          </table:table-cell>
          <table:table-cell office:value-type="float" office:value="18667.208">
            <text:p>18667,21</text:p>
          </table:table-cell>
          <table:table-cell office:value-type="float" office:value="19967.902">
            <text:p>19967,9</text:p>
          </table:table-cell>
          <table:table-cell office:value-type="float" office:value="17894.668">
            <text:p>17894,67</text:p>
          </table:table-cell>
        </table:table-row>
        <table:table-row table:style-name="ro1">
          <table:table-cell office:value-type="float" office:value="87000">
            <text:p>87000</text:p>
          </table:table-cell>
          <table:table-cell office:value-type="float" office:value="20795.821">
            <text:p>20795,82</text:p>
          </table:table-cell>
          <table:table-cell office:value-type="float" office:value="16768.618">
            <text:p>16768,62</text:p>
          </table:table-cell>
          <table:table-cell office:value-type="float" office:value="17680.746">
            <text:p>17680,75</text:p>
          </table:table-cell>
          <table:table-cell office:value-type="float" office:value="18729.036">
            <text:p>18729,04</text:p>
          </table:table-cell>
          <table:table-cell office:value-type="float" office:value="20063.459">
            <text:p>20063,46</text:p>
          </table:table-cell>
          <table:table-cell office:value-type="float" office:value="17944.606">
            <text:p>17944,61</text:p>
          </table:table-cell>
        </table:table-row>
        <table:table-row table:style-name="ro1">
          <table:table-cell office:value-type="float" office:value="88000">
            <text:p>88000</text:p>
          </table:table-cell>
          <table:table-cell office:value-type="float" office:value="20851.704">
            <text:p>20851,7</text:p>
          </table:table-cell>
          <table:table-cell office:value-type="float" office:value="16828.832">
            <text:p>16828,83</text:p>
          </table:table-cell>
          <table:table-cell office:value-type="float" office:value="17761.904">
            <text:p>17761,9</text:p>
          </table:table-cell>
          <table:table-cell office:value-type="float" office:value="18790.864">
            <text:p>18790,86</text:p>
          </table:table-cell>
          <table:table-cell office:value-type="float" office:value="20159.016">
            <text:p>20159,02</text:p>
          </table:table-cell>
          <table:table-cell office:value-type="float" office:value="17994.544">
            <text:p>17994,54</text:p>
          </table:table-cell>
        </table:table-row>
        <table:table-row table:style-name="ro1">
          <table:table-cell office:value-type="float" office:value="89000">
            <text:p>89000</text:p>
          </table:table-cell>
          <table:table-cell office:value-type="float" office:value="20907.587">
            <text:p>20907,59</text:p>
          </table:table-cell>
          <table:table-cell office:value-type="float" office:value="16889.046">
            <text:p>16889,05</text:p>
          </table:table-cell>
          <table:table-cell office:value-type="float" office:value="17843.062">
            <text:p>17843,06</text:p>
          </table:table-cell>
          <table:table-cell office:value-type="float" office:value="18852.692">
            <text:p>18852,69</text:p>
          </table:table-cell>
          <table:table-cell office:value-type="float" office:value="20254.573">
            <text:p>20254,57</text:p>
          </table:table-cell>
          <table:table-cell office:value-type="float" office:value="18044.482">
            <text:p>18044,48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21083.47">
            <text:p>21083,47</text:p>
          </table:table-cell>
          <table:table-cell office:value-type="float" office:value="17609.26">
            <text:p>17609,26</text:p>
          </table:table-cell>
          <table:table-cell office:value-type="float" office:value="17924.22">
            <text:p>17924,22</text:p>
          </table:table-cell>
          <table:table-cell office:value-type="float" office:value="18914.52">
            <text:p>18914,52</text:p>
          </table:table-cell>
          <table:table-cell office:value-type="float" office:value="20350.13">
            <text:p>20350,13</text:p>
          </table:table-cell>
          <table:table-cell office:value-type="float" office:value="18694.42">
            <text:p>18694,42</text:p>
          </table:table-cell>
        </table:table-row>
        <table:table-row table:style-name="ro1">
          <table:table-cell office:value-type="float" office:value="91000">
            <text:p>91000</text:p>
          </table:table-cell>
          <table:table-cell office:value-type="float" office:value="21139.353">
            <text:p>21139,35</text:p>
          </table:table-cell>
          <table:table-cell office:value-type="float" office:value="17669.474">
            <text:p>17669,47</text:p>
          </table:table-cell>
          <table:table-cell office:value-type="float" office:value="18005.378">
            <text:p>18005,38</text:p>
          </table:table-cell>
          <table:table-cell office:value-type="float" office:value="18976.348">
            <text:p>18976,35</text:p>
          </table:table-cell>
          <table:table-cell office:value-type="float" office:value="20445.687">
            <text:p>20445,69</text:p>
          </table:table-cell>
          <table:table-cell office:value-type="float" office:value="18744.358">
            <text:p>18744,36</text:p>
          </table:table-cell>
        </table:table-row>
        <table:table-row table:style-name="ro1">
          <table:table-cell office:value-type="float" office:value="92000">
            <text:p>92000</text:p>
          </table:table-cell>
          <table:table-cell office:value-type="float" office:value="21195.236">
            <text:p>21195,24</text:p>
          </table:table-cell>
          <table:table-cell office:value-type="float" office:value="17729.688">
            <text:p>17729,69</text:p>
          </table:table-cell>
          <table:table-cell office:value-type="float" office:value="18086.536">
            <text:p>18086,54</text:p>
          </table:table-cell>
          <table:table-cell office:value-type="float" office:value="19038.176">
            <text:p>19038,18</text:p>
          </table:table-cell>
          <table:table-cell office:value-type="float" office:value="20541.244">
            <text:p>20541,24</text:p>
          </table:table-cell>
          <table:table-cell office:value-type="float" office:value="18794.296">
            <text:p>18794,3</text:p>
          </table:table-cell>
        </table:table-row>
        <table:table-row table:style-name="ro1">
          <table:table-cell office:value-type="float" office:value="93000">
            <text:p>93000</text:p>
          </table:table-cell>
          <table:table-cell office:value-type="float" office:value="21251.119">
            <text:p>21251,12</text:p>
          </table:table-cell>
          <table:table-cell office:value-type="float" office:value="17789.902">
            <text:p>17789,9</text:p>
          </table:table-cell>
          <table:table-cell office:value-type="float" office:value="18167.694">
            <text:p>18167,69</text:p>
          </table:table-cell>
          <table:table-cell office:value-type="float" office:value="19100.004">
            <text:p>19100</text:p>
          </table:table-cell>
          <table:table-cell office:value-type="float" office:value="20636.801">
            <text:p>20636,8</text:p>
          </table:table-cell>
          <table:table-cell office:value-type="float" office:value="18844.234">
            <text:p>18844,23</text:p>
          </table:table-cell>
        </table:table-row>
        <table:table-row table:style-name="ro1">
          <table:table-cell office:value-type="float" office:value="94000">
            <text:p>94000</text:p>
          </table:table-cell>
          <table:table-cell office:value-type="float" office:value="21841.002">
            <text:p>21841</text:p>
          </table:table-cell>
          <table:table-cell office:value-type="float" office:value="18230.116">
            <text:p>18230,12</text:p>
          </table:table-cell>
          <table:table-cell office:value-type="float" office:value="18598.852">
            <text:p>18598,85</text:p>
          </table:table-cell>
          <table:table-cell office:value-type="float" office:value="19611.832">
            <text:p>19611,83</text:p>
          </table:table-cell>
          <table:table-cell office:value-type="float" office:value="21082.358">
            <text:p>21082,36</text:p>
          </table:table-cell>
          <table:table-cell office:value-type="float" office:value="19274.172">
            <text:p>19274,17</text:p>
          </table:table-cell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21896.885">
            <text:p>21896,89</text:p>
          </table:table-cell>
          <table:table-cell office:value-type="float" office:value="18290.33">
            <text:p>18290,33</text:p>
          </table:table-cell>
          <table:table-cell office:value-type="float" office:value="18680.01">
            <text:p>18680,01</text:p>
          </table:table-cell>
          <table:table-cell office:value-type="float" office:value="19673.66">
            <text:p>19673,66</text:p>
          </table:table-cell>
          <table:table-cell office:value-type="float" office:value="21177.915">
            <text:p>21177,92</text:p>
          </table:table-cell>
          <table:table-cell office:value-type="float" office:value="19324.11">
            <text:p>19324,11</text:p>
          </table:table-cell>
        </table:table-row>
        <table:table-row table:style-name="ro1">
          <table:table-cell office:value-type="float" office:value="96000">
            <text:p>96000</text:p>
          </table:table-cell>
          <table:table-cell office:value-type="float" office:value="21952.768">
            <text:p>21952,77</text:p>
          </table:table-cell>
          <table:table-cell office:value-type="float" office:value="18350.544">
            <text:p>18350,54</text:p>
          </table:table-cell>
          <table:table-cell office:value-type="float" office:value="18761.168">
            <text:p>18761,17</text:p>
          </table:table-cell>
          <table:table-cell office:value-type="float" office:value="19735.488">
            <text:p>19735,49</text:p>
          </table:table-cell>
          <table:table-cell office:value-type="float" office:value="21273.472">
            <text:p>21273,47</text:p>
          </table:table-cell>
          <table:table-cell office:value-type="float" office:value="19374.048">
            <text:p>19374,05</text:p>
          </table:table-cell>
        </table:table-row>
        <table:table-row table:style-name="ro1">
          <table:table-cell office:value-type="float" office:value="97000">
            <text:p>97000</text:p>
          </table:table-cell>
          <table:table-cell office:value-type="float" office:value="22008.651">
            <text:p>22008,65</text:p>
          </table:table-cell>
          <table:table-cell office:value-type="float" office:value="18410.758">
            <text:p>18410,76</text:p>
          </table:table-cell>
          <table:table-cell office:value-type="float" office:value="18842.326">
            <text:p>18842,33</text:p>
          </table:table-cell>
          <table:table-cell office:value-type="float" office:value="19797.316">
            <text:p>19797,32</text:p>
          </table:table-cell>
          <table:table-cell office:value-type="float" office:value="21369.029">
            <text:p>21369,03</text:p>
          </table:table-cell>
          <table:table-cell office:value-type="float" office:value="19423.986">
            <text:p>19423,99</text:p>
          </table:table-cell>
        </table:table-row>
        <table:table-row table:style-name="ro1">
          <table:table-cell office:value-type="float" office:value="98000">
            <text:p>98000</text:p>
          </table:table-cell>
          <table:table-cell office:value-type="float" office:value="22064.534">
            <text:p>22064,53</text:p>
          </table:table-cell>
          <table:table-cell office:value-type="float" office:value="18470.972">
            <text:p>18470,97</text:p>
          </table:table-cell>
          <table:table-cell office:value-type="float" office:value="18923.484">
            <text:p>18923,48</text:p>
          </table:table-cell>
          <table:table-cell office:value-type="float" office:value="19859.144">
            <text:p>19859,14</text:p>
          </table:table-cell>
          <table:table-cell office:value-type="float" office:value="21464.586">
            <text:p>21464,59</text:p>
          </table:table-cell>
          <table:table-cell office:value-type="float" office:value="19473.924">
            <text:p>19473,92</text:p>
          </table:table-cell>
        </table:table-row>
        <table:table-row table:style-name="ro1">
          <table:table-cell office:value-type="float" office:value="99000">
            <text:p>99000</text:p>
          </table:table-cell>
          <table:table-cell office:value-type="float" office:value="22120.417">
            <text:p>22120,42</text:p>
          </table:table-cell>
          <table:table-cell office:value-type="float" office:value="18531.186">
            <text:p>18531,19</text:p>
          </table:table-cell>
          <table:table-cell office:value-type="float" office:value="19004.642">
            <text:p>19004,64</text:p>
          </table:table-cell>
          <table:table-cell office:value-type="float" office:value="19920.972">
            <text:p>19920,97</text:p>
          </table:table-cell>
          <table:table-cell office:value-type="float" office:value="21560.143">
            <text:p>21560,14</text:p>
          </table:table-cell>
          <table:table-cell office:value-type="float" office:value="19523.862">
            <text:p>19523,8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2176.3">
            <text:p>22176,3</text:p>
          </table:table-cell>
          <table:table-cell office:value-type="float" office:value="18591.4">
            <text:p>18591,4</text:p>
          </table:table-cell>
          <table:table-cell office:value-type="float" office:value="19165.8">
            <text:p>19165,8</text:p>
          </table:table-cell>
          <table:table-cell office:value-type="float" office:value="20332.8">
            <text:p>20332,8</text:p>
          </table:table-cell>
          <table:table-cell office:value-type="float" office:value="21755.7">
            <text:p>21755,7</text:p>
          </table:table-cell>
          <table:table-cell office:value-type="float" office:value="19803.8">
            <text:p>19803,8</text:p>
          </table:table-cell>
        </table:table-row>
        <table:table-row table:style-name="ro1">
          <table:table-cell office:value-type="float" office:value="101000">
            <text:p>101000</text:p>
          </table:table-cell>
          <table:table-cell office:value-type="float" office:value="22232.183">
            <text:p>22232,18</text:p>
          </table:table-cell>
          <table:table-cell office:value-type="float" office:value="18651.614">
            <text:p>18651,61</text:p>
          </table:table-cell>
          <table:table-cell office:value-type="float" office:value="19246.958">
            <text:p>19246,96</text:p>
          </table:table-cell>
          <table:table-cell office:value-type="float" office:value="20394.628">
            <text:p>20394,63</text:p>
          </table:table-cell>
          <table:table-cell office:value-type="float" office:value="21851.257">
            <text:p>21851,26</text:p>
          </table:table-cell>
          <table:table-cell office:value-type="float" office:value="19853.738">
            <text:p>19853,74</text:p>
          </table:table-cell>
        </table:table-row>
        <table:table-row table:style-name="ro1">
          <table:table-cell office:value-type="float" office:value="102000">
            <text:p>102000</text:p>
          </table:table-cell>
          <table:table-cell office:value-type="float" office:value="22288.066">
            <text:p>22288,07</text:p>
          </table:table-cell>
          <table:table-cell office:value-type="float" office:value="18711.828">
            <text:p>18711,83</text:p>
          </table:table-cell>
          <table:table-cell office:value-type="float" office:value="19328.116">
            <text:p>19328,12</text:p>
          </table:table-cell>
          <table:table-cell office:value-type="float" office:value="20456.456">
            <text:p>20456,46</text:p>
          </table:table-cell>
          <table:table-cell office:value-type="float" office:value="21946.814">
            <text:p>21946,81</text:p>
          </table:table-cell>
          <table:table-cell office:value-type="float" office:value="19903.676">
            <text:p>19903,68</text:p>
          </table:table-cell>
        </table:table-row>
        <table:table-row table:style-name="ro1">
          <table:table-cell office:value-type="float" office:value="103000">
            <text:p>103000</text:p>
          </table:table-cell>
          <table:table-cell office:value-type="float" office:value="22343.949">
            <text:p>22343,95</text:p>
          </table:table-cell>
          <table:table-cell office:value-type="float" office:value="18772.042">
            <text:p>18772,04</text:p>
          </table:table-cell>
          <table:table-cell office:value-type="float" office:value="19409.274">
            <text:p>19409,27</text:p>
          </table:table-cell>
          <table:table-cell office:value-type="float" office:value="20518.284">
            <text:p>20518,28</text:p>
          </table:table-cell>
          <table:table-cell office:value-type="float" office:value="22042.371">
            <text:p>22042,37</text:p>
          </table:table-cell>
          <table:table-cell office:value-type="float" office:value="19953.614">
            <text:p>19953,61</text:p>
          </table:table-cell>
        </table:table-row>
        <table:table-row table:style-name="ro1">
          <table:table-cell office:value-type="float" office:value="104000">
            <text:p>104000</text:p>
          </table:table-cell>
          <table:table-cell office:value-type="float" office:value="22399.832">
            <text:p>22399,83</text:p>
          </table:table-cell>
          <table:table-cell office:value-type="float" office:value="18832.256">
            <text:p>18832,26</text:p>
          </table:table-cell>
          <table:table-cell office:value-type="float" office:value="19490.432">
            <text:p>19490,43</text:p>
          </table:table-cell>
          <table:table-cell office:value-type="float" office:value="20580.112">
            <text:p>20580,11</text:p>
          </table:table-cell>
          <table:table-cell office:value-type="float" office:value="22137.928">
            <text:p>22137,93</text:p>
          </table:table-cell>
          <table:table-cell office:value-type="float" office:value="20003.552">
            <text:p>20003,55</text:p>
          </table:table-cell>
        </table:table-row>
        <table:table-row table:style-name="ro1">
          <table:table-cell office:value-type="float" office:value="105000">
            <text:p>105000</text:p>
          </table:table-cell>
          <table:table-cell office:value-type="float" office:value="22575.715">
            <text:p>22575,72</text:p>
          </table:table-cell>
          <table:table-cell office:value-type="float" office:value="19002.47">
            <text:p>19002,47</text:p>
          </table:table-cell>
          <table:table-cell office:value-type="float" office:value="19571.59">
            <text:p>19571,59</text:p>
          </table:table-cell>
          <table:table-cell office:value-type="float" office:value="20641.94">
            <text:p>20641,94</text:p>
          </table:table-cell>
          <table:table-cell office:value-type="float" office:value="22233.485">
            <text:p>22233,49</text:p>
          </table:table-cell>
          <table:table-cell office:value-type="float" office:value="20053.49">
            <text:p>20053,49</text:p>
          </table:table-cell>
        </table:table-row>
        <table:table-row table:style-name="ro1">
          <table:table-cell office:value-type="float" office:value="106000">
            <text:p>106000</text:p>
          </table:table-cell>
          <table:table-cell office:value-type="float" office:value="22631.598">
            <text:p>22631,6</text:p>
          </table:table-cell>
          <table:table-cell office:value-type="float" office:value="19062.684">
            <text:p>19062,68</text:p>
          </table:table-cell>
          <table:table-cell office:value-type="float" office:value="19652.748">
            <text:p>19652,75</text:p>
          </table:table-cell>
          <table:table-cell office:value-type="float" office:value="20703.768">
            <text:p>20703,77</text:p>
          </table:table-cell>
          <table:table-cell office:value-type="float" office:value="22329.042">
            <text:p>22329,04</text:p>
          </table:table-cell>
          <table:table-cell office:value-type="float" office:value="20103.428">
            <text:p>20103,43</text:p>
          </table:table-cell>
        </table:table-row>
        <table:table-row table:style-name="ro1">
          <table:table-cell office:value-type="float" office:value="107000">
            <text:p>107000</text:p>
          </table:table-cell>
          <table:table-cell office:value-type="float" office:value="22687.481">
            <text:p>22687,48</text:p>
          </table:table-cell>
          <table:table-cell office:value-type="float" office:value="19122.898">
            <text:p>19122,9</text:p>
          </table:table-cell>
          <table:table-cell office:value-type="float" office:value="19733.906">
            <text:p>19733,91</text:p>
          </table:table-cell>
          <table:table-cell office:value-type="float" office:value="20765.596">
            <text:p>20765,6</text:p>
          </table:table-cell>
          <table:table-cell office:value-type="float" office:value="22424.599">
            <text:p>22424,6</text:p>
          </table:table-cell>
          <table:table-cell office:value-type="float" office:value="20153.366">
            <text:p>20153,37</text:p>
          </table:table-cell>
        </table:table-row>
        <table:table-row table:style-name="ro1">
          <table:table-cell office:value-type="float" office:value="108000">
            <text:p>108000</text:p>
          </table:table-cell>
          <table:table-cell office:value-type="float" office:value="22743.364">
            <text:p>22743,36</text:p>
          </table:table-cell>
          <table:table-cell office:value-type="float" office:value="19183.112">
            <text:p>19183,11</text:p>
          </table:table-cell>
          <table:table-cell office:value-type="float" office:value="19815.064">
            <text:p>19815,06</text:p>
          </table:table-cell>
          <table:table-cell office:value-type="float" office:value="20827.424">
            <text:p>20827,42</text:p>
          </table:table-cell>
          <table:table-cell office:value-type="float" office:value="22520.156">
            <text:p>22520,16</text:p>
          </table:table-cell>
          <table:table-cell office:value-type="float" office:value="20203.304">
            <text:p>20203,3</text:p>
          </table:table-cell>
        </table:table-row>
        <table:table-row table:style-name="ro1">
          <table:table-cell office:value-type="float" office:value="109000">
            <text:p>109000</text:p>
          </table:table-cell>
          <table:table-cell office:value-type="float" office:value="22799.247">
            <text:p>22799,25</text:p>
          </table:table-cell>
          <table:table-cell office:value-type="float" office:value="19243.326">
            <text:p>19243,33</text:p>
          </table:table-cell>
          <table:table-cell office:value-type="float" office:value="19896.222">
            <text:p>19896,22</text:p>
          </table:table-cell>
          <table:table-cell office:value-type="float" office:value="20889.252">
            <text:p>20889,25</text:p>
          </table:table-cell>
          <table:table-cell office:value-type="float" office:value="22615.713">
            <text:p>22615,71</text:p>
          </table:table-cell>
          <table:table-cell office:value-type="float" office:value="20253.242">
            <text:p>20253,24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23605.13">
            <text:p>23605,13</text:p>
          </table:table-cell>
          <table:table-cell office:value-type="float" office:value="19303.54">
            <text:p>19303,54</text:p>
          </table:table-cell>
          <table:table-cell office:value-type="float" office:value="19977.38">
            <text:p>19977,38</text:p>
          </table:table-cell>
          <table:table-cell office:value-type="float" office:value="20951.08">
            <text:p>20951,08</text:p>
          </table:table-cell>
          <table:table-cell office:value-type="float" office:value="22711.27">
            <text:p>22711,27</text:p>
          </table:table-cell>
          <table:table-cell office:value-type="float" office:value="20303.18">
            <text:p>20303,18</text:p>
          </table:table-cell>
        </table:table-row>
        <table:table-row table:style-name="ro1">
          <table:table-cell office:value-type="float" office:value="111000">
            <text:p>111000</text:p>
          </table:table-cell>
          <table:table-cell office:value-type="float" office:value="23661.013">
            <text:p>23661,01</text:p>
          </table:table-cell>
          <table:table-cell office:value-type="float" office:value="19363.754">
            <text:p>19363,75</text:p>
          </table:table-cell>
          <table:table-cell office:value-type="float" office:value="20058.538">
            <text:p>20058,54</text:p>
          </table:table-cell>
          <table:table-cell office:value-type="float" office:value="21012.908">
            <text:p>21012,91</text:p>
          </table:table-cell>
          <table:table-cell office:value-type="float" office:value="22806.827">
            <text:p>22806,83</text:p>
          </table:table-cell>
          <table:table-cell office:value-type="float" office:value="20353.118">
            <text:p>20353,12</text:p>
          </table:table-cell>
        </table:table-row>
        <table:table-row table:style-name="ro1">
          <table:table-cell office:value-type="float" office:value="112000">
            <text:p>112000</text:p>
          </table:table-cell>
          <table:table-cell office:value-type="float" office:value="23716.896">
            <text:p>23716,9</text:p>
          </table:table-cell>
          <table:table-cell office:value-type="float" office:value="19423.968">
            <text:p>19423,97</text:p>
          </table:table-cell>
          <table:table-cell office:value-type="float" office:value="20139.696">
            <text:p>20139,7</text:p>
          </table:table-cell>
          <table:table-cell office:value-type="float" office:value="21074.736">
            <text:p>21074,74</text:p>
          </table:table-cell>
          <table:table-cell office:value-type="float" office:value="22902.384">
            <text:p>22902,38</text:p>
          </table:table-cell>
          <table:table-cell office:value-type="float" office:value="20403.056">
            <text:p>20403,06</text:p>
          </table:table-cell>
        </table:table-row>
        <table:table-row table:style-name="ro1">
          <table:table-cell office:value-type="float" office:value="113000">
            <text:p>113000</text:p>
          </table:table-cell>
          <table:table-cell office:value-type="float" office:value="23772.779">
            <text:p>23772,78</text:p>
          </table:table-cell>
          <table:table-cell office:value-type="float" office:value="19484.182">
            <text:p>19484,18</text:p>
          </table:table-cell>
          <table:table-cell office:value-type="float" office:value="20220.854">
            <text:p>20220,85</text:p>
          </table:table-cell>
          <table:table-cell office:value-type="float" office:value="21136.564">
            <text:p>21136,56</text:p>
          </table:table-cell>
          <table:table-cell office:value-type="float" office:value="22997.941">
            <text:p>22997,94</text:p>
          </table:table-cell>
          <table:table-cell office:value-type="float" office:value="20452.994">
            <text:p>20452,99</text:p>
          </table:table-cell>
        </table:table-row>
        <table:table-row table:style-name="ro1">
          <table:table-cell office:value-type="float" office:value="114000">
            <text:p>114000</text:p>
          </table:table-cell>
          <table:table-cell office:value-type="float" office:value="23828.662">
            <text:p>23828,66</text:p>
          </table:table-cell>
          <table:table-cell office:value-type="float" office:value="19544.396">
            <text:p>19544,4</text:p>
          </table:table-cell>
          <table:table-cell office:value-type="float" office:value="20302.012">
            <text:p>20302,01</text:p>
          </table:table-cell>
          <table:table-cell office:value-type="float" office:value="21198.392">
            <text:p>21198,39</text:p>
          </table:table-cell>
          <table:table-cell office:value-type="float" office:value="23093.498">
            <text:p>23093,5</text:p>
          </table:table-cell>
          <table:table-cell office:value-type="float" office:value="20502.932">
            <text:p>20502,93</text:p>
          </table:table-cell>
        </table:table-row>
        <table:table-row table:style-name="ro1">
          <table:table-cell office:value-type="float" office:value="115000">
            <text:p>115000</text:p>
          </table:table-cell>
          <table:table-cell office:value-type="float" office:value="23884.545">
            <text:p>23884,55</text:p>
          </table:table-cell>
          <table:table-cell office:value-type="float" office:value="19604.61">
            <text:p>19604,61</text:p>
          </table:table-cell>
          <table:table-cell office:value-type="float" office:value="20383.17">
            <text:p>20383,17</text:p>
          </table:table-cell>
          <table:table-cell office:value-type="float" office:value="21260.22">
            <text:p>21260,22</text:p>
          </table:table-cell>
          <table:table-cell office:value-type="float" office:value="23189.055">
            <text:p>23189,06</text:p>
          </table:table-cell>
          <table:table-cell office:value-type="float" office:value="20552.87">
            <text:p>20552,87</text:p>
          </table:table-cell>
        </table:table-row>
        <table:table-row table:style-name="ro1">
          <table:table-cell office:value-type="float" office:value="116000">
            <text:p>116000</text:p>
          </table:table-cell>
          <table:table-cell office:value-type="float" office:value="23940.428">
            <text:p>23940,43</text:p>
          </table:table-cell>
          <table:table-cell office:value-type="float" office:value="19664.824">
            <text:p>19664,82</text:p>
          </table:table-cell>
          <table:table-cell office:value-type="float" office:value="20464.328">
            <text:p>20464,33</text:p>
          </table:table-cell>
          <table:table-cell office:value-type="float" office:value="21322.048">
            <text:p>21322,05</text:p>
          </table:table-cell>
          <table:table-cell office:value-type="float" office:value="23284.612">
            <text:p>23284,61</text:p>
          </table:table-cell>
          <table:table-cell office:value-type="float" office:value="20602.808">
            <text:p>20602,81</text:p>
          </table:table-cell>
        </table:table-row>
        <table:table-row table:style-name="ro1">
          <table:table-cell office:value-type="float" office:value="117000">
            <text:p>117000</text:p>
          </table:table-cell>
          <table:table-cell office:value-type="float" office:value="23996.311">
            <text:p>23996,31</text:p>
          </table:table-cell>
          <table:table-cell office:value-type="float" office:value="19725.038">
            <text:p>19725,04</text:p>
          </table:table-cell>
          <table:table-cell office:value-type="float" office:value="20545.486">
            <text:p>20545,49</text:p>
          </table:table-cell>
          <table:table-cell office:value-type="float" office:value="21383.876">
            <text:p>21383,88</text:p>
          </table:table-cell>
          <table:table-cell office:value-type="float" office:value="23380.169">
            <text:p>23380,17</text:p>
          </table:table-cell>
          <table:table-cell office:value-type="float" office:value="20652.746">
            <text:p>20652,75</text:p>
          </table:table-cell>
        </table:table-row>
        <table:table-row table:style-name="ro1">
          <table:table-cell office:value-type="float" office:value="118000">
            <text:p>118000</text:p>
          </table:table-cell>
          <table:table-cell office:value-type="float" office:value="24052.194">
            <text:p>24052,19</text:p>
          </table:table-cell>
          <table:table-cell office:value-type="float" office:value="19785.252">
            <text:p>19785,25</text:p>
          </table:table-cell>
          <table:table-cell office:value-type="float" office:value="20626.644">
            <text:p>20626,64</text:p>
          </table:table-cell>
          <table:table-cell office:value-type="float" office:value="21445.704">
            <text:p>21445,7</text:p>
          </table:table-cell>
          <table:table-cell office:value-type="float" office:value="23475.726">
            <text:p>23475,73</text:p>
          </table:table-cell>
          <table:table-cell office:value-type="float" office:value="20702.684">
            <text:p>20702,68</text:p>
          </table:table-cell>
        </table:table-row>
        <table:table-row table:style-name="ro1">
          <table:table-cell office:value-type="float" office:value="119000">
            <text:p>119000</text:p>
          </table:table-cell>
          <table:table-cell office:value-type="float" office:value="24108.077">
            <text:p>24108,08</text:p>
          </table:table-cell>
          <table:table-cell office:value-type="float" office:value="19845.466">
            <text:p>19845,47</text:p>
          </table:table-cell>
          <table:table-cell office:value-type="float" office:value="20707.802">
            <text:p>20707,8</text:p>
          </table:table-cell>
          <table:table-cell office:value-type="float" office:value="21507.532">
            <text:p>21507,53</text:p>
          </table:table-cell>
          <table:table-cell office:value-type="float" office:value="23571.283">
            <text:p>23571,28</text:p>
          </table:table-cell>
          <table:table-cell office:value-type="float" office:value="20752.622">
            <text:p>20752,62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24283.96">
            <text:p>24283,96</text:p>
          </table:table-cell>
          <table:table-cell office:value-type="float" office:value="20015.68">
            <text:p>20015,68</text:p>
          </table:table-cell>
          <table:table-cell office:value-type="float" office:value="20868.96">
            <text:p>20868,96</text:p>
          </table:table-cell>
          <table:table-cell office:value-type="float" office:value="21919.36">
            <text:p>21919,36</text:p>
          </table:table-cell>
          <table:table-cell office:value-type="float" office:value="23766.84">
            <text:p>23766,84</text:p>
          </table:table-cell>
          <table:table-cell office:value-type="float" office:value="21032.56">
            <text:p>21032,56</text:p>
          </table:table-cell>
        </table:table-row>
        <table:table-row table:style-name="ro1">
          <table:table-cell office:value-type="float" office:value="121000">
            <text:p>121000</text:p>
          </table:table-cell>
          <table:table-cell office:value-type="float" office:value="24339.843">
            <text:p>24339,84</text:p>
          </table:table-cell>
          <table:table-cell office:value-type="float" office:value="20075.894">
            <text:p>20075,89</text:p>
          </table:table-cell>
          <table:table-cell office:value-type="float" office:value="20950.118">
            <text:p>20950,12</text:p>
          </table:table-cell>
          <table:table-cell office:value-type="float" office:value="21981.188">
            <text:p>21981,19</text:p>
          </table:table-cell>
          <table:table-cell office:value-type="float" office:value="23862.397">
            <text:p>23862,4</text:p>
          </table:table-cell>
          <table:table-cell office:value-type="float" office:value="21082.498">
            <text:p>21082,5</text:p>
          </table:table-cell>
        </table:table-row>
        <table:table-row table:style-name="ro1">
          <table:table-cell office:value-type="float" office:value="122000">
            <text:p>122000</text:p>
          </table:table-cell>
          <table:table-cell office:value-type="float" office:value="24395.726">
            <text:p>24395,73</text:p>
          </table:table-cell>
          <table:table-cell office:value-type="float" office:value="20136.108">
            <text:p>20136,11</text:p>
          </table:table-cell>
          <table:table-cell office:value-type="float" office:value="21031.276">
            <text:p>21031,28</text:p>
          </table:table-cell>
          <table:table-cell office:value-type="float" office:value="22043.016">
            <text:p>22043,02</text:p>
          </table:table-cell>
          <table:table-cell office:value-type="float" office:value="23957.954">
            <text:p>23957,95</text:p>
          </table:table-cell>
          <table:table-cell office:value-type="float" office:value="21132.436">
            <text:p>21132,44</text:p>
          </table:table-cell>
        </table:table-row>
        <table:table-row table:style-name="ro1">
          <table:table-cell office:value-type="float" office:value="123000">
            <text:p>123000</text:p>
          </table:table-cell>
          <table:table-cell office:value-type="float" office:value="24451.609">
            <text:p>24451,61</text:p>
          </table:table-cell>
          <table:table-cell office:value-type="float" office:value="20196.322">
            <text:p>20196,32</text:p>
          </table:table-cell>
          <table:table-cell office:value-type="float" office:value="21112.434">
            <text:p>21112,43</text:p>
          </table:table-cell>
          <table:table-cell office:value-type="float" office:value="22104.844">
            <text:p>22104,84</text:p>
          </table:table-cell>
          <table:table-cell office:value-type="float" office:value="24053.511">
            <text:p>24053,51</text:p>
          </table:table-cell>
          <table:table-cell office:value-type="float" office:value="21182.374">
            <text:p>21182,37</text:p>
          </table:table-cell>
        </table:table-row>
        <table:table-row table:style-name="ro1">
          <table:table-cell office:value-type="float" office:value="124000">
            <text:p>124000</text:p>
          </table:table-cell>
          <table:table-cell office:value-type="float" office:value="24507.492">
            <text:p>24507,49</text:p>
          </table:table-cell>
          <table:table-cell office:value-type="float" office:value="20256.536">
            <text:p>20256,54</text:p>
          </table:table-cell>
          <table:table-cell office:value-type="float" office:value="21193.592">
            <text:p>21193,59</text:p>
          </table:table-cell>
          <table:table-cell office:value-type="float" office:value="22166.672">
            <text:p>22166,67</text:p>
          </table:table-cell>
          <table:table-cell office:value-type="float" office:value="24149.068">
            <text:p>24149,07</text:p>
          </table:table-cell>
          <table:table-cell office:value-type="float" office:value="21232.312">
            <text:p>21232,31</text:p>
          </table:table-cell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24563.375">
            <text:p>24563,38</text:p>
          </table:table-cell>
          <table:table-cell office:value-type="float" office:value="20316.75">
            <text:p>20316,75</text:p>
          </table:table-cell>
          <table:table-cell office:value-type="float" office:value="21274.75">
            <text:p>21274,75</text:p>
          </table:table-cell>
          <table:table-cell office:value-type="float" office:value="22228.5">
            <text:p>22228,5</text:p>
          </table:table-cell>
          <table:table-cell office:value-type="float" office:value="24244.625">
            <text:p>24244,63</text:p>
          </table:table-cell>
          <table:table-cell office:value-type="float" office:value="21282.25">
            <text:p>21282,25</text:p>
          </table:table-cell>
        </table:table-row>
        <table:table-row table:style-name="ro1">
          <table:table-cell office:value-type="float" office:value="126000">
            <text:p>126000</text:p>
          </table:table-cell>
          <table:table-cell office:value-type="float" office:value="24619.258">
            <text:p>24619,26</text:p>
          </table:table-cell>
          <table:table-cell office:value-type="float" office:value="20376.964">
            <text:p>20376,96</text:p>
          </table:table-cell>
          <table:table-cell office:value-type="float" office:value="21355.908">
            <text:p>21355,91</text:p>
          </table:table-cell>
          <table:table-cell office:value-type="float" office:value="22290.328">
            <text:p>22290,33</text:p>
          </table:table-cell>
          <table:table-cell office:value-type="float" office:value="24340.182">
            <text:p>24340,18</text:p>
          </table:table-cell>
          <table:table-cell office:value-type="float" office:value="21332.188">
            <text:p>21332,19</text:p>
          </table:table-cell>
        </table:table-row>
        <table:table-row table:style-name="ro1">
          <table:table-cell office:value-type="float" office:value="127000">
            <text:p>127000</text:p>
          </table:table-cell>
          <table:table-cell office:value-type="float" office:value="24675.141">
            <text:p>24675,14</text:p>
          </table:table-cell>
          <table:table-cell office:value-type="float" office:value="20437.178">
            <text:p>20437,18</text:p>
          </table:table-cell>
          <table:table-cell office:value-type="float" office:value="21437.066">
            <text:p>21437,07</text:p>
          </table:table-cell>
          <table:table-cell office:value-type="float" office:value="22352.156">
            <text:p>22352,16</text:p>
          </table:table-cell>
          <table:table-cell office:value-type="float" office:value="24435.739">
            <text:p>24435,74</text:p>
          </table:table-cell>
          <table:table-cell office:value-type="float" office:value="21382.126">
            <text:p>21382,13</text:p>
          </table:table-cell>
        </table:table-row>
        <table:table-row table:style-name="ro1">
          <table:table-cell office:value-type="float" office:value="128000">
            <text:p>128000</text:p>
          </table:table-cell>
          <table:table-cell office:value-type="float" office:value="24731.024">
            <text:p>24731,02</text:p>
          </table:table-cell>
          <table:table-cell office:value-type="float" office:value="20497.392">
            <text:p>20497,39</text:p>
          </table:table-cell>
          <table:table-cell office:value-type="float" office:value="21518.224">
            <text:p>21518,22</text:p>
          </table:table-cell>
          <table:table-cell office:value-type="float" office:value="22413.984">
            <text:p>22413,98</text:p>
          </table:table-cell>
          <table:table-cell office:value-type="float" office:value="24531.296">
            <text:p>24531,3</text:p>
          </table:table-cell>
          <table:table-cell office:value-type="float" office:value="21432.064">
            <text:p>21432,06</text:p>
          </table:table-cell>
        </table:table-row>
        <table:table-row table:style-name="ro1">
          <table:table-cell office:value-type="float" office:value="129000">
            <text:p>129000</text:p>
          </table:table-cell>
          <table:table-cell office:value-type="float" office:value="24786.907">
            <text:p>24786,91</text:p>
          </table:table-cell>
          <table:table-cell office:value-type="float" office:value="20557.606">
            <text:p>20557,61</text:p>
          </table:table-cell>
          <table:table-cell office:value-type="float" office:value="21599.382">
            <text:p>21599,38</text:p>
          </table:table-cell>
          <table:table-cell office:value-type="float" office:value="22475.812">
            <text:p>22475,81</text:p>
          </table:table-cell>
          <table:table-cell office:value-type="float" office:value="24626.853">
            <text:p>24626,85</text:p>
          </table:table-cell>
          <table:table-cell office:value-type="float" office:value="21482.002">
            <text:p>21482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24842.79">
            <text:p>24842,79</text:p>
          </table:table-cell>
          <table:table-cell office:value-type="float" office:value="20617.82">
            <text:p>20617,82</text:p>
          </table:table-cell>
          <table:table-cell office:value-type="float" office:value="21680.54">
            <text:p>21680,54</text:p>
          </table:table-cell>
          <table:table-cell office:value-type="float" office:value="22537.64">
            <text:p>22537,64</text:p>
          </table:table-cell>
          <table:table-cell office:value-type="float" office:value="24722.41">
            <text:p>24722,41</text:p>
          </table:table-cell>
          <table:table-cell office:value-type="float" office:value="21531.94">
            <text:p>21531,94</text:p>
          </table:table-cell>
        </table:table-row>
        <table:table-row table:style-name="ro1">
          <table:table-cell office:value-type="float" office:value="131000">
            <text:p>131000</text:p>
          </table:table-cell>
          <table:table-cell office:value-type="float" office:value="24898.673">
            <text:p>24898,67</text:p>
          </table:table-cell>
          <table:table-cell office:value-type="float" office:value="20678.034">
            <text:p>20678,03</text:p>
          </table:table-cell>
          <table:table-cell office:value-type="float" office:value="21761.698">
            <text:p>21761,7</text:p>
          </table:table-cell>
          <table:table-cell office:value-type="float" office:value="22599.468">
            <text:p>22599,47</text:p>
          </table:table-cell>
          <table:table-cell office:value-type="float" office:value="24817.967">
            <text:p>24817,97</text:p>
          </table:table-cell>
          <table:table-cell office:value-type="float" office:value="21581.878">
            <text:p>21581,88</text:p>
          </table:table-cell>
        </table:table-row>
        <table:table-row table:style-name="ro1">
          <table:table-cell office:value-type="float" office:value="132000">
            <text:p>132000</text:p>
          </table:table-cell>
          <table:table-cell office:value-type="float" office:value="24954.556">
            <text:p>24954,56</text:p>
          </table:table-cell>
          <table:table-cell office:value-type="float" office:value="20738.248">
            <text:p>20738,25</text:p>
          </table:table-cell>
          <table:table-cell office:value-type="float" office:value="21842.856">
            <text:p>21842,86</text:p>
          </table:table-cell>
          <table:table-cell office:value-type="float" office:value="22661.296">
            <text:p>22661,3</text:p>
          </table:table-cell>
          <table:table-cell office:value-type="float" office:value="24913.524">
            <text:p>24913,52</text:p>
          </table:table-cell>
          <table:table-cell office:value-type="float" office:value="21631.816">
            <text:p>21631,82</text:p>
          </table:table-cell>
        </table:table-row>
        <table:table-row table:style-name="ro1">
          <table:table-cell office:value-type="float" office:value="133000">
            <text:p>133000</text:p>
          </table:table-cell>
          <table:table-cell office:value-type="float" office:value="25010.439">
            <text:p>25010,44</text:p>
          </table:table-cell>
          <table:table-cell office:value-type="float" office:value="20798.462">
            <text:p>20798,46</text:p>
          </table:table-cell>
          <table:table-cell office:value-type="float" office:value="21924.014">
            <text:p>21924,01</text:p>
          </table:table-cell>
          <table:table-cell office:value-type="float" office:value="22723.124">
            <text:p>22723,12</text:p>
          </table:table-cell>
          <table:table-cell office:value-type="float" office:value="25009.081">
            <text:p>25009,08</text:p>
          </table:table-cell>
          <table:table-cell office:value-type="float" office:value="21681.754">
            <text:p>21681,75</text:p>
          </table:table-cell>
        </table:table-row>
        <table:table-row table:style-name="ro1">
          <table:table-cell office:value-type="float" office:value="134000">
            <text:p>134000</text:p>
          </table:table-cell>
          <table:table-cell office:value-type="float" office:value="25066.322">
            <text:p>25066,32</text:p>
          </table:table-cell>
          <table:table-cell office:value-type="float" office:value="20858.676">
            <text:p>20858,68</text:p>
          </table:table-cell>
          <table:table-cell office:value-type="float" office:value="22005.172">
            <text:p>22005,17</text:p>
          </table:table-cell>
          <table:table-cell office:value-type="float" office:value="22784.952">
            <text:p>22784,95</text:p>
          </table:table-cell>
          <table:table-cell office:value-type="float" office:value="25104.638">
            <text:p>25104,64</text:p>
          </table:table-cell>
          <table:table-cell office:value-type="float" office:value="21731.692">
            <text:p>21731,69</text:p>
          </table:table-cell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25242.205">
            <text:p>25242,21</text:p>
          </table:table-cell>
          <table:table-cell office:value-type="float" office:value="21028.89">
            <text:p>21028,89</text:p>
          </table:table-cell>
          <table:table-cell office:value-type="float" office:value="22086.33">
            <text:p>22086,33</text:p>
          </table:table-cell>
          <table:table-cell office:value-type="float" office:value="22846.78">
            <text:p>22846,78</text:p>
          </table:table-cell>
          <table:table-cell office:value-type="float" office:value="25200.195">
            <text:p>25200,2</text:p>
          </table:table-cell>
          <table:table-cell office:value-type="float" office:value="21781.63">
            <text:p>21781,63</text:p>
          </table:table-cell>
        </table:table-row>
        <table:table-row table:style-name="ro1">
          <table:table-cell office:value-type="float" office:value="136000">
            <text:p>136000</text:p>
          </table:table-cell>
          <table:table-cell office:value-type="float" office:value="25298.088">
            <text:p>25298,09</text:p>
          </table:table-cell>
          <table:table-cell office:value-type="float" office:value="21089.104">
            <text:p>21089,1</text:p>
          </table:table-cell>
          <table:table-cell office:value-type="float" office:value="22167.488">
            <text:p>22167,49</text:p>
          </table:table-cell>
          <table:table-cell office:value-type="float" office:value="22908.608">
            <text:p>22908,61</text:p>
          </table:table-cell>
          <table:table-cell office:value-type="float" office:value="25295.752">
            <text:p>25295,75</text:p>
          </table:table-cell>
          <table:table-cell office:value-type="float" office:value="21831.568">
            <text:p>21831,57</text:p>
          </table:table-cell>
        </table:table-row>
        <table:table-row table:style-name="ro1">
          <table:table-cell office:value-type="float" office:value="137000">
            <text:p>137000</text:p>
          </table:table-cell>
          <table:table-cell office:value-type="float" office:value="25353.971">
            <text:p>25353,97</text:p>
          </table:table-cell>
          <table:table-cell office:value-type="float" office:value="21149.318">
            <text:p>21149,32</text:p>
          </table:table-cell>
          <table:table-cell office:value-type="float" office:value="22248.646">
            <text:p>22248,65</text:p>
          </table:table-cell>
          <table:table-cell office:value-type="float" office:value="22970.436">
            <text:p>22970,44</text:p>
          </table:table-cell>
          <table:table-cell office:value-type="float" office:value="25391.309">
            <text:p>25391,31</text:p>
          </table:table-cell>
          <table:table-cell office:value-type="float" office:value="21881.506">
            <text:p>21881,51</text:p>
          </table:table-cell>
        </table:table-row>
        <table:table-row table:style-name="ro1">
          <table:table-cell office:value-type="float" office:value="138000">
            <text:p>138000</text:p>
          </table:table-cell>
          <table:table-cell office:value-type="float" office:value="25409.854">
            <text:p>25409,85</text:p>
          </table:table-cell>
          <table:table-cell office:value-type="float" office:value="21209.532">
            <text:p>21209,53</text:p>
          </table:table-cell>
          <table:table-cell office:value-type="float" office:value="22329.804">
            <text:p>22329,8</text:p>
          </table:table-cell>
          <table:table-cell office:value-type="float" office:value="23032.264">
            <text:p>23032,26</text:p>
          </table:table-cell>
          <table:table-cell office:value-type="float" office:value="25486.866">
            <text:p>25486,87</text:p>
          </table:table-cell>
          <table:table-cell office:value-type="float" office:value="21931.444">
            <text:p>21931,44</text:p>
          </table:table-cell>
        </table:table-row>
        <table:table-row table:style-name="ro1">
          <table:table-cell office:value-type="float" office:value="139000">
            <text:p>139000</text:p>
          </table:table-cell>
          <table:table-cell office:value-type="float" office:value="25465.737">
            <text:p>25465,74</text:p>
          </table:table-cell>
          <table:table-cell office:value-type="float" office:value="21269.746">
            <text:p>21269,75</text:p>
          </table:table-cell>
          <table:table-cell office:value-type="float" office:value="22410.962">
            <text:p>22410,96</text:p>
          </table:table-cell>
          <table:table-cell office:value-type="float" office:value="23094.092">
            <text:p>23094,09</text:p>
          </table:table-cell>
          <table:table-cell office:value-type="float" office:value="25582.423">
            <text:p>25582,42</text:p>
          </table:table-cell>
          <table:table-cell office:value-type="float" office:value="21981.382">
            <text:p>21981,38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25521.62">
            <text:p>25521,62</text:p>
          </table:table-cell>
          <table:table-cell office:value-type="float" office:value="21329.96">
            <text:p>21329,96</text:p>
          </table:table-cell>
          <table:table-cell office:value-type="float" office:value="22572.12">
            <text:p>22572,12</text:p>
          </table:table-cell>
          <table:table-cell office:value-type="float" office:value="23505.92">
            <text:p>23505,92</text:p>
          </table:table-cell>
          <table:table-cell office:value-type="float" office:value="25777.98">
            <text:p>25777,98</text:p>
          </table:table-cell>
          <table:table-cell office:value-type="float" office:value="22261.32">
            <text:p>22261,32</text:p>
          </table:table-cell>
        </table:table-row>
        <table:table-row table:style-name="ro1">
          <table:table-cell office:value-type="float" office:value="141000">
            <text:p>141000</text:p>
          </table:table-cell>
          <table:table-cell office:value-type="float" office:value="26111.503">
            <text:p>26111,5</text:p>
          </table:table-cell>
          <table:table-cell office:value-type="float" office:value="21770.174">
            <text:p>21770,17</text:p>
          </table:table-cell>
          <table:table-cell office:value-type="float" office:value="23003.278">
            <text:p>23003,28</text:p>
          </table:table-cell>
          <table:table-cell office:value-type="float" office:value="24017.748">
            <text:p>24017,75</text:p>
          </table:table-cell>
          <table:table-cell office:value-type="float" office:value="26223.537">
            <text:p>26223,54</text:p>
          </table:table-cell>
          <table:table-cell office:value-type="float" office:value="22691.258">
            <text:p>22691,26</text:p>
          </table:table-cell>
        </table:table-row>
        <table:table-row table:style-name="ro1">
          <table:table-cell office:value-type="float" office:value="142000">
            <text:p>142000</text:p>
          </table:table-cell>
          <table:table-cell office:value-type="float" office:value="26167.386">
            <text:p>26167,39</text:p>
          </table:table-cell>
          <table:table-cell office:value-type="float" office:value="21830.388">
            <text:p>21830,39</text:p>
          </table:table-cell>
          <table:table-cell office:value-type="float" office:value="23084.436">
            <text:p>23084,44</text:p>
          </table:table-cell>
          <table:table-cell office:value-type="float" office:value="24079.576">
            <text:p>24079,58</text:p>
          </table:table-cell>
          <table:table-cell office:value-type="float" office:value="26319.094">
            <text:p>26319,09</text:p>
          </table:table-cell>
          <table:table-cell office:value-type="float" office:value="22741.196">
            <text:p>22741,2</text:p>
          </table:table-cell>
        </table:table-row>
        <table:table-row table:style-name="ro1">
          <table:table-cell office:value-type="float" office:value="143000">
            <text:p>143000</text:p>
          </table:table-cell>
          <table:table-cell office:value-type="float" office:value="26223.269">
            <text:p>26223,27</text:p>
          </table:table-cell>
          <table:table-cell office:value-type="float" office:value="21890.602">
            <text:p>21890,6</text:p>
          </table:table-cell>
          <table:table-cell office:value-type="float" office:value="23165.594">
            <text:p>23165,59</text:p>
          </table:table-cell>
          <table:table-cell office:value-type="float" office:value="24141.404">
            <text:p>24141,4</text:p>
          </table:table-cell>
          <table:table-cell office:value-type="float" office:value="26414.651">
            <text:p>26414,65</text:p>
          </table:table-cell>
          <table:table-cell office:value-type="float" office:value="22791.134">
            <text:p>22791,13</text:p>
          </table:table-cell>
        </table:table-row>
        <table:table-row table:style-name="ro1">
          <table:table-cell office:value-type="float" office:value="144000">
            <text:p>144000</text:p>
          </table:table-cell>
          <table:table-cell office:value-type="float" office:value="26279.152">
            <text:p>26279,15</text:p>
          </table:table-cell>
          <table:table-cell office:value-type="float" office:value="21950.816">
            <text:p>21950,82</text:p>
          </table:table-cell>
          <table:table-cell office:value-type="float" office:value="23246.752">
            <text:p>23246,75</text:p>
          </table:table-cell>
          <table:table-cell office:value-type="float" office:value="24203.232">
            <text:p>24203,23</text:p>
          </table:table-cell>
          <table:table-cell office:value-type="float" office:value="26510.208">
            <text:p>26510,21</text:p>
          </table:table-cell>
          <table:table-cell office:value-type="float" office:value="22841.072">
            <text:p>22841,07</text:p>
          </table:table-cell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26335.035">
            <text:p>26335,04</text:p>
          </table:table-cell>
          <table:table-cell office:value-type="float" office:value="22011.03">
            <text:p>22011,03</text:p>
          </table:table-cell>
          <table:table-cell office:value-type="float" office:value="23327.91">
            <text:p>23327,91</text:p>
          </table:table-cell>
          <table:table-cell office:value-type="float" office:value="24265.06">
            <text:p>24265,06</text:p>
          </table:table-cell>
          <table:table-cell office:value-type="float" office:value="26605.765">
            <text:p>26605,77</text:p>
          </table:table-cell>
          <table:table-cell office:value-type="float" office:value="22891.01">
            <text:p>22891,01</text:p>
          </table:table-cell>
        </table:table-row>
        <table:table-row table:style-name="ro1">
          <table:table-cell office:value-type="float" office:value="146000">
            <text:p>146000</text:p>
          </table:table-cell>
          <table:table-cell office:value-type="float" office:value="26390.918">
            <text:p>26390,92</text:p>
          </table:table-cell>
          <table:table-cell office:value-type="float" office:value="22071.244">
            <text:p>22071,24</text:p>
          </table:table-cell>
          <table:table-cell office:value-type="float" office:value="23409.068">
            <text:p>23409,07</text:p>
          </table:table-cell>
          <table:table-cell office:value-type="float" office:value="24326.888">
            <text:p>24326,89</text:p>
          </table:table-cell>
          <table:table-cell office:value-type="float" office:value="26701.322">
            <text:p>26701,32</text:p>
          </table:table-cell>
          <table:table-cell office:value-type="float" office:value="22940.948">
            <text:p>22940,95</text:p>
          </table:table-cell>
        </table:table-row>
        <table:table-row table:style-name="ro1">
          <table:table-cell office:value-type="float" office:value="147000">
            <text:p>147000</text:p>
          </table:table-cell>
          <table:table-cell office:value-type="float" office:value="26446.801">
            <text:p>26446,8</text:p>
          </table:table-cell>
          <table:table-cell office:value-type="float" office:value="22131.458">
            <text:p>22131,46</text:p>
          </table:table-cell>
          <table:table-cell office:value-type="float" office:value="23490.226">
            <text:p>23490,23</text:p>
          </table:table-cell>
          <table:table-cell office:value-type="float" office:value="24388.716">
            <text:p>24388,72</text:p>
          </table:table-cell>
          <table:table-cell office:value-type="float" office:value="26796.879">
            <text:p>26796,88</text:p>
          </table:table-cell>
          <table:table-cell office:value-type="float" office:value="22990.886">
            <text:p>22990,89</text:p>
          </table:table-cell>
        </table:table-row>
        <table:table-row table:style-name="ro1">
          <table:table-cell office:value-type="float" office:value="148000">
            <text:p>148000</text:p>
          </table:table-cell>
          <table:table-cell office:value-type="float" office:value="26502.684">
            <text:p>26502,68</text:p>
          </table:table-cell>
          <table:table-cell office:value-type="float" office:value="22191.672">
            <text:p>22191,67</text:p>
          </table:table-cell>
          <table:table-cell office:value-type="float" office:value="23571.384">
            <text:p>23571,38</text:p>
          </table:table-cell>
          <table:table-cell office:value-type="float" office:value="24450.544">
            <text:p>24450,54</text:p>
          </table:table-cell>
          <table:table-cell office:value-type="float" office:value="26892.436">
            <text:p>26892,44</text:p>
          </table:table-cell>
          <table:table-cell office:value-type="float" office:value="23040.824">
            <text:p>23040,82</text:p>
          </table:table-cell>
        </table:table-row>
        <table:table-row table:style-name="ro1">
          <table:table-cell office:value-type="float" office:value="149000">
            <text:p>149000</text:p>
          </table:table-cell>
          <table:table-cell office:value-type="float" office:value="26558.567">
            <text:p>26558,57</text:p>
          </table:table-cell>
          <table:table-cell office:value-type="float" office:value="22251.886">
            <text:p>22251,89</text:p>
          </table:table-cell>
          <table:table-cell office:value-type="float" office:value="23652.542">
            <text:p>23652,54</text:p>
          </table:table-cell>
          <table:table-cell office:value-type="float" office:value="24512.372">
            <text:p>24512,37</text:p>
          </table:table-cell>
          <table:table-cell office:value-type="float" office:value="26987.993">
            <text:p>26987,99</text:p>
          </table:table-cell>
          <table:table-cell office:value-type="float" office:value="23090.762">
            <text:p>23090,76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26734.45">
            <text:p>26734,45</text:p>
          </table:table-cell>
          <table:table-cell office:value-type="float" office:value="22422.1">
            <text:p>22422,1</text:p>
          </table:table-cell>
          <table:table-cell office:value-type="float" office:value="23733.7">
            <text:p>23733,7</text:p>
          </table:table-cell>
          <table:table-cell office:value-type="float" office:value="24574.2">
            <text:p>24574,2</text:p>
          </table:table-cell>
          <table:table-cell office:value-type="float" office:value="27083.55">
            <text:p>27083,55</text:p>
          </table:table-cell>
          <table:table-cell office:value-type="float" office:value="23140.7">
            <text:p>23140,7</text:p>
          </table:table-cell>
        </table:table-row>
        <table:table-row table:style-name="ro1">
          <table:table-cell office:value-type="float" office:value="151000">
            <text:p>151000</text:p>
          </table:table-cell>
          <table:table-cell office:value-type="float" office:value="26790.333">
            <text:p>26790,33</text:p>
          </table:table-cell>
          <table:table-cell office:value-type="float" office:value="22482.314">
            <text:p>22482,31</text:p>
          </table:table-cell>
          <table:table-cell office:value-type="float" office:value="23814.858">
            <text:p>23814,86</text:p>
          </table:table-cell>
          <table:table-cell office:value-type="float" office:value="24636.028">
            <text:p>24636,03</text:p>
          </table:table-cell>
          <table:table-cell office:value-type="float" office:value="27179.107">
            <text:p>27179,11</text:p>
          </table:table-cell>
          <table:table-cell office:value-type="float" office:value="23190.638">
            <text:p>23190,64</text:p>
          </table:table-cell>
        </table:table-row>
        <table:table-row table:style-name="ro1">
          <table:table-cell office:value-type="float" office:value="152000">
            <text:p>152000</text:p>
          </table:table-cell>
          <table:table-cell office:value-type="float" office:value="26846.216">
            <text:p>26846,22</text:p>
          </table:table-cell>
          <table:table-cell office:value-type="float" office:value="22542.528">
            <text:p>22542,53</text:p>
          </table:table-cell>
          <table:table-cell office:value-type="float" office:value="23896.016">
            <text:p>23896,02</text:p>
          </table:table-cell>
          <table:table-cell office:value-type="float" office:value="24697.856">
            <text:p>24697,86</text:p>
          </table:table-cell>
          <table:table-cell office:value-type="float" office:value="27274.664">
            <text:p>27274,66</text:p>
          </table:table-cell>
          <table:table-cell office:value-type="float" office:value="23240.576">
            <text:p>23240,58</text:p>
          </table:table-cell>
        </table:table-row>
        <table:table-row table:style-name="ro1">
          <table:table-cell office:value-type="float" office:value="153000">
            <text:p>153000</text:p>
          </table:table-cell>
          <table:table-cell office:value-type="float" office:value="26902.099">
            <text:p>26902,1</text:p>
          </table:table-cell>
          <table:table-cell office:value-type="float" office:value="22602.742">
            <text:p>22602,74</text:p>
          </table:table-cell>
          <table:table-cell office:value-type="float" office:value="23977.174">
            <text:p>23977,17</text:p>
          </table:table-cell>
          <table:table-cell office:value-type="float" office:value="24759.684">
            <text:p>24759,68</text:p>
          </table:table-cell>
          <table:table-cell office:value-type="float" office:value="27370.221">
            <text:p>27370,22</text:p>
          </table:table-cell>
          <table:table-cell office:value-type="float" office:value="23290.514">
            <text:p>23290,51</text:p>
          </table:table-cell>
        </table:table-row>
        <table:table-row table:style-name="ro1">
          <table:table-cell office:value-type="float" office:value="154000">
            <text:p>154000</text:p>
          </table:table-cell>
          <table:table-cell office:value-type="float" office:value="26957.982">
            <text:p>26957,98</text:p>
          </table:table-cell>
          <table:table-cell office:value-type="float" office:value="22662.956">
            <text:p>22662,96</text:p>
          </table:table-cell>
          <table:table-cell office:value-type="float" office:value="24058.332">
            <text:p>24058,33</text:p>
          </table:table-cell>
          <table:table-cell office:value-type="float" office:value="24821.512">
            <text:p>24821,51</text:p>
          </table:table-cell>
          <table:table-cell office:value-type="float" office:value="27465.778">
            <text:p>27465,78</text:p>
          </table:table-cell>
          <table:table-cell office:value-type="float" office:value="23340.452">
            <text:p>23340,45</text:p>
          </table:table-cell>
        </table:table-row>
        <table:table-row table:style-name="ro1">
          <table:table-cell office:value-type="float" office:value="155000">
            <text:p>155000</text:p>
          </table:table-cell>
          <table:table-cell office:value-type="float" office:value="27013.865">
            <text:p>27013,87</text:p>
          </table:table-cell>
          <table:table-cell office:value-type="float" office:value="22723.17">
            <text:p>22723,17</text:p>
          </table:table-cell>
          <table:table-cell office:value-type="float" office:value="24139.49">
            <text:p>24139,49</text:p>
          </table:table-cell>
          <table:table-cell office:value-type="float" office:value="24883.34">
            <text:p>24883,34</text:p>
          </table:table-cell>
          <table:table-cell office:value-type="float" office:value="27561.335">
            <text:p>27561,34</text:p>
          </table:table-cell>
          <table:table-cell office:value-type="float" office:value="23390.39">
            <text:p>23390,39</text:p>
          </table:table-cell>
        </table:table-row>
        <table:table-row table:style-name="ro1">
          <table:table-cell office:value-type="float" office:value="156000">
            <text:p>156000</text:p>
          </table:table-cell>
          <table:table-cell office:value-type="float" office:value="27069.748">
            <text:p>27069,75</text:p>
          </table:table-cell>
          <table:table-cell office:value-type="float" office:value="22783.384">
            <text:p>22783,38</text:p>
          </table:table-cell>
          <table:table-cell office:value-type="float" office:value="24220.648">
            <text:p>24220,65</text:p>
          </table:table-cell>
          <table:table-cell office:value-type="float" office:value="24945.168">
            <text:p>24945,17</text:p>
          </table:table-cell>
          <table:table-cell office:value-type="float" office:value="27656.892">
            <text:p>27656,89</text:p>
          </table:table-cell>
          <table:table-cell office:value-type="float" office:value="23440.328">
            <text:p>23440,33</text:p>
          </table:table-cell>
        </table:table-row>
        <table:table-row table:style-name="ro1">
          <table:table-cell office:value-type="float" office:value="157000">
            <text:p>157000</text:p>
          </table:table-cell>
          <table:table-cell office:value-type="float" office:value="27125.631">
            <text:p>27125,63</text:p>
          </table:table-cell>
          <table:table-cell office:value-type="float" office:value="22843.598">
            <text:p>22843,6</text:p>
          </table:table-cell>
          <table:table-cell office:value-type="float" office:value="24301.806">
            <text:p>24301,81</text:p>
          </table:table-cell>
          <table:table-cell office:value-type="float" office:value="25006.996">
            <text:p>25007</text:p>
          </table:table-cell>
          <table:table-cell office:value-type="float" office:value="27752.449">
            <text:p>27752,45</text:p>
          </table:table-cell>
          <table:table-cell office:value-type="float" office:value="23490.266">
            <text:p>23490,27</text:p>
          </table:table-cell>
        </table:table-row>
        <table:table-row table:style-name="ro1">
          <table:table-cell office:value-type="float" office:value="158000">
            <text:p>158000</text:p>
          </table:table-cell>
          <table:table-cell office:value-type="float" office:value="27181.514">
            <text:p>27181,51</text:p>
          </table:table-cell>
          <table:table-cell office:value-type="float" office:value="22903.812">
            <text:p>22903,81</text:p>
          </table:table-cell>
          <table:table-cell office:value-type="float" office:value="24382.964">
            <text:p>24382,96</text:p>
          </table:table-cell>
          <table:table-cell office:value-type="float" office:value="25068.824">
            <text:p>25068,82</text:p>
          </table:table-cell>
          <table:table-cell office:value-type="float" office:value="27848.006">
            <text:p>27848,01</text:p>
          </table:table-cell>
          <table:table-cell office:value-type="float" office:value="23540.204">
            <text:p>23540,2</text:p>
          </table:table-cell>
        </table:table-row>
        <table:table-row table:style-name="ro1">
          <table:table-cell office:value-type="float" office:value="159000">
            <text:p>159000</text:p>
          </table:table-cell>
          <table:table-cell office:value-type="float" office:value="27237.397">
            <text:p>27237,4</text:p>
          </table:table-cell>
          <table:table-cell office:value-type="float" office:value="22964.026">
            <text:p>22964,03</text:p>
          </table:table-cell>
          <table:table-cell office:value-type="float" office:value="24464.122">
            <text:p>24464,12</text:p>
          </table:table-cell>
          <table:table-cell office:value-type="float" office:value="25130.652">
            <text:p>25130,65</text:p>
          </table:table-cell>
          <table:table-cell office:value-type="float" office:value="27943.563">
            <text:p>27943,56</text:p>
          </table:table-cell>
          <table:table-cell office:value-type="float" office:value="23590.142">
            <text:p>23590,14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27293.28">
            <text:p>27293,28</text:p>
          </table:table-cell>
          <table:table-cell office:value-type="float" office:value="23024.24">
            <text:p>23024,24</text:p>
          </table:table-cell>
          <table:table-cell office:value-type="float" office:value="25075.28">
            <text:p>25075,28</text:p>
          </table:table-cell>
          <table:table-cell office:value-type="float" office:value="25542.48">
            <text:p>25542,48</text:p>
          </table:table-cell>
          <table:table-cell office:value-type="float" office:value="28639.12">
            <text:p>28639,12</text:p>
          </table:table-cell>
          <table:table-cell office:value-type="float" office:value="23870.08">
            <text:p>23870,08</text:p>
          </table:table-cell>
        </table:table-row>
        <table:table-row table:style-name="ro1">
          <table:table-cell office:value-type="float" office:value="161000">
            <text:p>161000</text:p>
          </table:table-cell>
          <table:table-cell office:value-type="float" office:value="27349.163">
            <text:p>27349,16</text:p>
          </table:table-cell>
          <table:table-cell office:value-type="float" office:value="23084.454">
            <text:p>23084,45</text:p>
          </table:table-cell>
          <table:table-cell office:value-type="float" office:value="25156.438">
            <text:p>25156,44</text:p>
          </table:table-cell>
          <table:table-cell office:value-type="float" office:value="25604.308">
            <text:p>25604,31</text:p>
          </table:table-cell>
          <table:table-cell office:value-type="float" office:value="28734.677">
            <text:p>28734,68</text:p>
          </table:table-cell>
          <table:table-cell office:value-type="float" office:value="23920.018">
            <text:p>23920,02</text:p>
          </table:table-cell>
        </table:table-row>
        <table:table-row table:style-name="ro1">
          <table:table-cell office:value-type="float" office:value="162000">
            <text:p>162000</text:p>
          </table:table-cell>
          <table:table-cell office:value-type="float" office:value="27405.046">
            <text:p>27405,05</text:p>
          </table:table-cell>
          <table:table-cell office:value-type="float" office:value="23144.668">
            <text:p>23144,67</text:p>
          </table:table-cell>
          <table:table-cell office:value-type="float" office:value="25237.596">
            <text:p>25237,6</text:p>
          </table:table-cell>
          <table:table-cell office:value-type="float" office:value="25666.136">
            <text:p>25666,14</text:p>
          </table:table-cell>
          <table:table-cell office:value-type="float" office:value="28830.234">
            <text:p>28830,23</text:p>
          </table:table-cell>
          <table:table-cell office:value-type="float" office:value="23969.956">
            <text:p>23969,96</text:p>
          </table:table-cell>
        </table:table-row>
        <table:table-row table:style-name="ro1">
          <table:table-cell office:value-type="float" office:value="163000">
            <text:p>163000</text:p>
          </table:table-cell>
          <table:table-cell office:value-type="float" office:value="27460.929">
            <text:p>27460,93</text:p>
          </table:table-cell>
          <table:table-cell office:value-type="float" office:value="23204.882">
            <text:p>23204,88</text:p>
          </table:table-cell>
          <table:table-cell office:value-type="float" office:value="25318.754">
            <text:p>25318,75</text:p>
          </table:table-cell>
          <table:table-cell office:value-type="float" office:value="25727.964">
            <text:p>25727,96</text:p>
          </table:table-cell>
          <table:table-cell office:value-type="float" office:value="28925.791">
            <text:p>28925,79</text:p>
          </table:table-cell>
          <table:table-cell office:value-type="float" office:value="24019.894">
            <text:p>24019,89</text:p>
          </table:table-cell>
        </table:table-row>
        <table:table-row table:style-name="ro1">
          <table:table-cell office:value-type="float" office:value="164000">
            <text:p>164000</text:p>
          </table:table-cell>
          <table:table-cell office:value-type="float" office:value="27516.812">
            <text:p>27516,81</text:p>
          </table:table-cell>
          <table:table-cell office:value-type="float" office:value="23265.096">
            <text:p>23265,1</text:p>
          </table:table-cell>
          <table:table-cell office:value-type="float" office:value="25399.912">
            <text:p>25399,91</text:p>
          </table:table-cell>
          <table:table-cell office:value-type="float" office:value="25789.792">
            <text:p>25789,79</text:p>
          </table:table-cell>
          <table:table-cell office:value-type="float" office:value="29021.348">
            <text:p>29021,35</text:p>
          </table:table-cell>
          <table:table-cell office:value-type="float" office:value="24069.832">
            <text:p>24069,83</text:p>
          </table:table-cell>
        </table:table-row>
        <table:table-row table:style-name="ro1">
          <table:table-cell office:value-type="float" office:value="165000">
            <text:p>165000</text:p>
          </table:table-cell>
          <table:table-cell office:value-type="float" office:value="27692.695">
            <text:p>27692,7</text:p>
          </table:table-cell>
          <table:table-cell office:value-type="float" office:value="23435.31">
            <text:p>23435,31</text:p>
          </table:table-cell>
          <table:table-cell office:value-type="float" office:value="25481.07">
            <text:p>25481,07</text:p>
          </table:table-cell>
          <table:table-cell office:value-type="float" office:value="25851.62">
            <text:p>25851,62</text:p>
          </table:table-cell>
          <table:table-cell office:value-type="float" office:value="29116.905">
            <text:p>29116,91</text:p>
          </table:table-cell>
          <table:table-cell office:value-type="float" office:value="24119.77">
            <text:p>24119,77</text:p>
          </table:table-cell>
        </table:table-row>
        <table:table-row table:style-name="ro1">
          <table:table-cell office:value-type="float" office:value="166000">
            <text:p>166000</text:p>
          </table:table-cell>
          <table:table-cell office:value-type="float" office:value="27748.578">
            <text:p>27748,58</text:p>
          </table:table-cell>
          <table:table-cell office:value-type="float" office:value="23495.524">
            <text:p>23495,52</text:p>
          </table:table-cell>
          <table:table-cell office:value-type="float" office:value="25562.228">
            <text:p>25562,23</text:p>
          </table:table-cell>
          <table:table-cell office:value-type="float" office:value="25913.448">
            <text:p>25913,45</text:p>
          </table:table-cell>
          <table:table-cell office:value-type="float" office:value="29212.462">
            <text:p>29212,46</text:p>
          </table:table-cell>
          <table:table-cell office:value-type="float" office:value="24169.708">
            <text:p>24169,71</text:p>
          </table:table-cell>
        </table:table-row>
        <table:table-row table:style-name="ro1">
          <table:table-cell office:value-type="float" office:value="167000">
            <text:p>167000</text:p>
          </table:table-cell>
          <table:table-cell office:value-type="float" office:value="27804.461">
            <text:p>27804,46</text:p>
          </table:table-cell>
          <table:table-cell office:value-type="float" office:value="23555.738">
            <text:p>23555,74</text:p>
          </table:table-cell>
          <table:table-cell office:value-type="float" office:value="25643.386">
            <text:p>25643,39</text:p>
          </table:table-cell>
          <table:table-cell office:value-type="float" office:value="25975.276">
            <text:p>25975,28</text:p>
          </table:table-cell>
          <table:table-cell office:value-type="float" office:value="29308.019">
            <text:p>29308,02</text:p>
          </table:table-cell>
          <table:table-cell office:value-type="float" office:value="24219.646">
            <text:p>24219,65</text:p>
          </table:table-cell>
        </table:table-row>
        <table:table-row table:style-name="ro1">
          <table:table-cell office:value-type="float" office:value="168000">
            <text:p>168000</text:p>
          </table:table-cell>
          <table:table-cell office:value-type="float" office:value="27860.344">
            <text:p>27860,34</text:p>
          </table:table-cell>
          <table:table-cell office:value-type="float" office:value="23615.952">
            <text:p>23615,95</text:p>
          </table:table-cell>
          <table:table-cell office:value-type="float" office:value="25724.544">
            <text:p>25724,54</text:p>
          </table:table-cell>
          <table:table-cell office:value-type="float" office:value="26037.104">
            <text:p>26037,1</text:p>
          </table:table-cell>
          <table:table-cell office:value-type="float" office:value="29403.576">
            <text:p>29403,58</text:p>
          </table:table-cell>
          <table:table-cell office:value-type="float" office:value="24269.584">
            <text:p>24269,58</text:p>
          </table:table-cell>
        </table:table-row>
        <table:table-row table:style-name="ro1">
          <table:table-cell office:value-type="float" office:value="169000">
            <text:p>169000</text:p>
          </table:table-cell>
          <table:table-cell office:value-type="float" office:value="27916.227">
            <text:p>27916,23</text:p>
          </table:table-cell>
          <table:table-cell office:value-type="float" office:value="23676.166">
            <text:p>23676,17</text:p>
          </table:table-cell>
          <table:table-cell office:value-type="float" office:value="25805.702">
            <text:p>25805,7</text:p>
          </table:table-cell>
          <table:table-cell office:value-type="float" office:value="26098.932">
            <text:p>26098,93</text:p>
          </table:table-cell>
          <table:table-cell office:value-type="float" office:value="29499.133">
            <text:p>29499,13</text:p>
          </table:table-cell>
          <table:table-cell office:value-type="float" office:value="24319.522">
            <text:p>24319,52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27972.11">
            <text:p>27972,11</text:p>
          </table:table-cell>
          <table:table-cell office:value-type="float" office:value="23736.38">
            <text:p>23736,38</text:p>
          </table:table-cell>
          <table:table-cell office:value-type="float" office:value="25886.86">
            <text:p>25886,86</text:p>
          </table:table-cell>
          <table:table-cell office:value-type="float" office:value="26160.76">
            <text:p>26160,76</text:p>
          </table:table-cell>
          <table:table-cell office:value-type="float" office:value="29594.69">
            <text:p>29594,69</text:p>
          </table:table-cell>
          <table:table-cell office:value-type="float" office:value="24369.46">
            <text:p>24369,46</text:p>
          </table:table-cell>
        </table:table-row>
        <table:table-row table:style-name="ro1">
          <table:table-cell office:value-type="float" office:value="171000">
            <text:p>171000</text:p>
          </table:table-cell>
          <table:table-cell office:value-type="float" office:value="28027.993">
            <text:p>28027,99</text:p>
          </table:table-cell>
          <table:table-cell office:value-type="float" office:value="23796.594">
            <text:p>23796,59</text:p>
          </table:table-cell>
          <table:table-cell office:value-type="float" office:value="25968.018">
            <text:p>25968,02</text:p>
          </table:table-cell>
          <table:table-cell office:value-type="float" office:value="26222.588">
            <text:p>26222,59</text:p>
          </table:table-cell>
          <table:table-cell office:value-type="float" office:value="29690.247">
            <text:p>29690,25</text:p>
          </table:table-cell>
          <table:table-cell office:value-type="float" office:value="24419.398">
            <text:p>24419,4</text:p>
          </table:table-cell>
        </table:table-row>
        <table:table-row table:style-name="ro1">
          <table:table-cell office:value-type="float" office:value="172000">
            <text:p>172000</text:p>
          </table:table-cell>
          <table:table-cell office:value-type="float" office:value="28083.876">
            <text:p>28083,88</text:p>
          </table:table-cell>
          <table:table-cell office:value-type="float" office:value="23856.808">
            <text:p>23856,81</text:p>
          </table:table-cell>
          <table:table-cell office:value-type="float" office:value="26049.176">
            <text:p>26049,18</text:p>
          </table:table-cell>
          <table:table-cell office:value-type="float" office:value="26284.416">
            <text:p>26284,42</text:p>
          </table:table-cell>
          <table:table-cell office:value-type="float" office:value="29785.804">
            <text:p>29785,8</text:p>
          </table:table-cell>
          <table:table-cell office:value-type="float" office:value="24469.336">
            <text:p>24469,34</text:p>
          </table:table-cell>
        </table:table-row>
        <table:table-row table:style-name="ro1">
          <table:table-cell office:value-type="float" office:value="173000">
            <text:p>173000</text:p>
          </table:table-cell>
          <table:table-cell office:value-type="float" office:value="28139.759">
            <text:p>28139,76</text:p>
          </table:table-cell>
          <table:table-cell office:value-type="float" office:value="23917.022">
            <text:p>23917,02</text:p>
          </table:table-cell>
          <table:table-cell office:value-type="float" office:value="26130.334">
            <text:p>26130,33</text:p>
          </table:table-cell>
          <table:table-cell office:value-type="float" office:value="26346.244">
            <text:p>26346,24</text:p>
          </table:table-cell>
          <table:table-cell office:value-type="float" office:value="29881.361">
            <text:p>29881,36</text:p>
          </table:table-cell>
          <table:table-cell office:value-type="float" office:value="24519.274">
            <text:p>24519,27</text:p>
          </table:table-cell>
        </table:table-row>
        <table:table-row table:style-name="ro1">
          <table:table-cell office:value-type="float" office:value="174000">
            <text:p>174000</text:p>
          </table:table-cell>
          <table:table-cell office:value-type="float" office:value="28195.642">
            <text:p>28195,64</text:p>
          </table:table-cell>
          <table:table-cell office:value-type="float" office:value="23977.236">
            <text:p>23977,24</text:p>
          </table:table-cell>
          <table:table-cell office:value-type="float" office:value="26211.492">
            <text:p>26211,49</text:p>
          </table:table-cell>
          <table:table-cell office:value-type="float" office:value="26408.072">
            <text:p>26408,07</text:p>
          </table:table-cell>
          <table:table-cell office:value-type="float" office:value="29976.918">
            <text:p>29976,92</text:p>
          </table:table-cell>
          <table:table-cell office:value-type="float" office:value="24569.212">
            <text:p>24569,21</text:p>
          </table:table-cell>
        </table:table-row>
        <table:table-row table:style-name="ro1">
          <table:table-cell office:value-type="float" office:value="175000">
            <text:p>175000</text:p>
          </table:table-cell>
          <table:table-cell office:value-type="float" office:value="28251.525">
            <text:p>28251,53</text:p>
          </table:table-cell>
          <table:table-cell office:value-type="float" office:value="24037.45">
            <text:p>24037,45</text:p>
          </table:table-cell>
          <table:table-cell office:value-type="float" office:value="26292.65">
            <text:p>26292,65</text:p>
          </table:table-cell>
          <table:table-cell office:value-type="float" office:value="26469.9">
            <text:p>26469,9</text:p>
          </table:table-cell>
          <table:table-cell office:value-type="float" office:value="30072.475">
            <text:p>30072,48</text:p>
          </table:table-cell>
          <table:table-cell office:value-type="float" office:value="24619.15">
            <text:p>24619,15</text:p>
          </table:table-cell>
        </table:table-row>
        <table:table-row table:style-name="ro1">
          <table:table-cell office:value-type="float" office:value="176000">
            <text:p>176000</text:p>
          </table:table-cell>
          <table:table-cell office:value-type="float" office:value="28307.408">
            <text:p>28307,41</text:p>
          </table:table-cell>
          <table:table-cell office:value-type="float" office:value="24097.664">
            <text:p>24097,66</text:p>
          </table:table-cell>
          <table:table-cell office:value-type="float" office:value="26373.808">
            <text:p>26373,81</text:p>
          </table:table-cell>
          <table:table-cell office:value-type="float" office:value="26531.728">
            <text:p>26531,73</text:p>
          </table:table-cell>
          <table:table-cell office:value-type="float" office:value="30168.032">
            <text:p>30168,03</text:p>
          </table:table-cell>
          <table:table-cell office:value-type="float" office:value="24669.088">
            <text:p>24669,09</text:p>
          </table:table-cell>
        </table:table-row>
        <table:table-row table:style-name="ro1">
          <table:table-cell office:value-type="float" office:value="177000">
            <text:p>177000</text:p>
          </table:table-cell>
          <table:table-cell office:value-type="float" office:value="28363.291">
            <text:p>28363,29</text:p>
          </table:table-cell>
          <table:table-cell office:value-type="float" office:value="24157.878">
            <text:p>24157,88</text:p>
          </table:table-cell>
          <table:table-cell office:value-type="float" office:value="26454.966">
            <text:p>26454,97</text:p>
          </table:table-cell>
          <table:table-cell office:value-type="float" office:value="26593.556">
            <text:p>26593,56</text:p>
          </table:table-cell>
          <table:table-cell office:value-type="float" office:value="30263.589">
            <text:p>30263,59</text:p>
          </table:table-cell>
          <table:table-cell office:value-type="float" office:value="24719.026">
            <text:p>24719,03</text:p>
          </table:table-cell>
        </table:table-row>
        <table:table-row table:style-name="ro1">
          <table:table-cell office:value-type="float" office:value="178000">
            <text:p>178000</text:p>
          </table:table-cell>
          <table:table-cell office:value-type="float" office:value="28419.174">
            <text:p>28419,17</text:p>
          </table:table-cell>
          <table:table-cell office:value-type="float" office:value="24218.092">
            <text:p>24218,09</text:p>
          </table:table-cell>
          <table:table-cell office:value-type="float" office:value="26536.124">
            <text:p>26536,12</text:p>
          </table:table-cell>
          <table:table-cell office:value-type="float" office:value="26655.384">
            <text:p>26655,38</text:p>
          </table:table-cell>
          <table:table-cell office:value-type="float" office:value="30359.146">
            <text:p>30359,15</text:p>
          </table:table-cell>
          <table:table-cell office:value-type="float" office:value="24768.964">
            <text:p>24768,96</text:p>
          </table:table-cell>
        </table:table-row>
        <table:table-row table:style-name="ro1">
          <table:table-cell office:value-type="float" office:value="179000">
            <text:p>179000</text:p>
          </table:table-cell>
          <table:table-cell office:value-type="float" office:value="28475.057">
            <text:p>28475,06</text:p>
          </table:table-cell>
          <table:table-cell office:value-type="float" office:value="24278.306">
            <text:p>24278,31</text:p>
          </table:table-cell>
          <table:table-cell office:value-type="float" office:value="26617.282">
            <text:p>26617,28</text:p>
          </table:table-cell>
          <table:table-cell office:value-type="float" office:value="26717.212">
            <text:p>26717,21</text:p>
          </table:table-cell>
          <table:table-cell office:value-type="float" office:value="30454.703">
            <text:p>30454,7</text:p>
          </table:table-cell>
          <table:table-cell office:value-type="float" office:value="24818.902">
            <text:p>24818,9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28650.94">
            <text:p>28650,94</text:p>
          </table:table-cell>
          <table:table-cell office:value-type="float" office:value="24998.52">
            <text:p>24998,52</text:p>
          </table:table-cell>
          <table:table-cell office:value-type="float" office:value="26778.44">
            <text:p>26778,44</text:p>
          </table:table-cell>
          <table:table-cell office:value-type="float" office:value="27129.04">
            <text:p>27129,04</text:p>
          </table:table-cell>
          <table:table-cell office:value-type="float" office:value="30650.26">
            <text:p>30650,26</text:p>
          </table:table-cell>
          <table:table-cell office:value-type="float" office:value="25698.84">
            <text:p>25698,84</text:p>
          </table:table-cell>
        </table:table-row>
        <table:table-row table:style-name="ro1">
          <table:table-cell office:value-type="float" office:value="181000">
            <text:p>181000</text:p>
          </table:table-cell>
          <table:table-cell office:value-type="float" office:value="28706.823">
            <text:p>28706,82</text:p>
          </table:table-cell>
          <table:table-cell office:value-type="float" office:value="25058.734">
            <text:p>25058,73</text:p>
          </table:table-cell>
          <table:table-cell office:value-type="float" office:value="26859.598">
            <text:p>26859,6</text:p>
          </table:table-cell>
          <table:table-cell office:value-type="float" office:value="27190.868">
            <text:p>27190,87</text:p>
          </table:table-cell>
          <table:table-cell office:value-type="float" office:value="30745.817">
            <text:p>30745,82</text:p>
          </table:table-cell>
          <table:table-cell office:value-type="float" office:value="25748.778">
            <text:p>25748,78</text:p>
          </table:table-cell>
        </table:table-row>
        <table:table-row table:style-name="ro1">
          <table:table-cell office:value-type="float" office:value="182000">
            <text:p>182000</text:p>
          </table:table-cell>
          <table:table-cell office:value-type="float" office:value="28762.706">
            <text:p>28762,71</text:p>
          </table:table-cell>
          <table:table-cell office:value-type="float" office:value="25118.948">
            <text:p>25118,95</text:p>
          </table:table-cell>
          <table:table-cell office:value-type="float" office:value="26940.756">
            <text:p>26940,76</text:p>
          </table:table-cell>
          <table:table-cell office:value-type="float" office:value="27252.696">
            <text:p>27252,7</text:p>
          </table:table-cell>
          <table:table-cell office:value-type="float" office:value="30841.374">
            <text:p>30841,37</text:p>
          </table:table-cell>
          <table:table-cell office:value-type="float" office:value="25798.716">
            <text:p>25798,72</text:p>
          </table:table-cell>
        </table:table-row>
        <table:table-row table:style-name="ro1">
          <table:table-cell office:value-type="float" office:value="183000">
            <text:p>183000</text:p>
          </table:table-cell>
          <table:table-cell office:value-type="float" office:value="28818.589">
            <text:p>28818,59</text:p>
          </table:table-cell>
          <table:table-cell office:value-type="float" office:value="25179.162">
            <text:p>25179,16</text:p>
          </table:table-cell>
          <table:table-cell office:value-type="float" office:value="27021.914">
            <text:p>27021,91</text:p>
          </table:table-cell>
          <table:table-cell office:value-type="float" office:value="27314.524">
            <text:p>27314,52</text:p>
          </table:table-cell>
          <table:table-cell office:value-type="float" office:value="30936.931">
            <text:p>30936,93</text:p>
          </table:table-cell>
          <table:table-cell office:value-type="float" office:value="25848.654">
            <text:p>25848,65</text:p>
          </table:table-cell>
        </table:table-row>
        <table:table-row table:style-name="ro1">
          <table:table-cell office:value-type="float" office:value="184000">
            <text:p>184000</text:p>
          </table:table-cell>
          <table:table-cell office:value-type="float" office:value="28874.472">
            <text:p>28874,47</text:p>
          </table:table-cell>
          <table:table-cell office:value-type="float" office:value="25239.376">
            <text:p>25239,38</text:p>
          </table:table-cell>
          <table:table-cell office:value-type="float" office:value="27103.072">
            <text:p>27103,07</text:p>
          </table:table-cell>
          <table:table-cell office:value-type="float" office:value="27376.352">
            <text:p>27376,35</text:p>
          </table:table-cell>
          <table:table-cell office:value-type="float" office:value="31032.488">
            <text:p>31032,49</text:p>
          </table:table-cell>
          <table:table-cell office:value-type="float" office:value="25898.592">
            <text:p>25898,59</text:p>
          </table:table-cell>
        </table:table-row>
        <table:table-row table:style-name="ro1">
          <table:table-cell office:value-type="float" office:value="185000">
            <text:p>185000</text:p>
          </table:table-cell>
          <table:table-cell office:value-type="float" office:value="28930.355">
            <text:p>28930,36</text:p>
          </table:table-cell>
          <table:table-cell office:value-type="float" office:value="25299.59">
            <text:p>25299,59</text:p>
          </table:table-cell>
          <table:table-cell office:value-type="float" office:value="27184.23">
            <text:p>27184,23</text:p>
          </table:table-cell>
          <table:table-cell office:value-type="float" office:value="27438.18">
            <text:p>27438,18</text:p>
          </table:table-cell>
          <table:table-cell office:value-type="float" office:value="31128.045">
            <text:p>31128,05</text:p>
          </table:table-cell>
          <table:table-cell office:value-type="float" office:value="25948.53">
            <text:p>25948,53</text:p>
          </table:table-cell>
        </table:table-row>
        <table:table-row table:style-name="ro1">
          <table:table-cell office:value-type="float" office:value="186000">
            <text:p>186000</text:p>
          </table:table-cell>
          <table:table-cell office:value-type="float" office:value="28986.238">
            <text:p>28986,24</text:p>
          </table:table-cell>
          <table:table-cell office:value-type="float" office:value="25359.804">
            <text:p>25359,8</text:p>
          </table:table-cell>
          <table:table-cell office:value-type="float" office:value="27265.388">
            <text:p>27265,39</text:p>
          </table:table-cell>
          <table:table-cell office:value-type="float" office:value="27500.008">
            <text:p>27500,01</text:p>
          </table:table-cell>
          <table:table-cell office:value-type="float" office:value="31223.602">
            <text:p>31223,6</text:p>
          </table:table-cell>
          <table:table-cell office:value-type="float" office:value="25998.468">
            <text:p>25998,47</text:p>
          </table:table-cell>
        </table:table-row>
        <table:table-row table:style-name="ro1">
          <table:table-cell office:value-type="float" office:value="187000">
            <text:p>187000</text:p>
          </table:table-cell>
          <table:table-cell office:value-type="float" office:value="29042.121">
            <text:p>29042,12</text:p>
          </table:table-cell>
          <table:table-cell office:value-type="float" office:value="25420.018">
            <text:p>25420,02</text:p>
          </table:table-cell>
          <table:table-cell office:value-type="float" office:value="27346.546">
            <text:p>27346,55</text:p>
          </table:table-cell>
          <table:table-cell office:value-type="float" office:value="27561.836">
            <text:p>27561,84</text:p>
          </table:table-cell>
          <table:table-cell office:value-type="float" office:value="31319.159">
            <text:p>31319,16</text:p>
          </table:table-cell>
          <table:table-cell office:value-type="float" office:value="26048.406">
            <text:p>26048,41</text:p>
          </table:table-cell>
        </table:table-row>
        <table:table-row table:style-name="ro1">
          <table:table-cell office:value-type="float" office:value="188000">
            <text:p>188000</text:p>
          </table:table-cell>
          <table:table-cell office:value-type="float" office:value="29632.004">
            <text:p>29632</text:p>
          </table:table-cell>
          <table:table-cell office:value-type="float" office:value="25860.232">
            <text:p>25860,23</text:p>
          </table:table-cell>
          <table:table-cell office:value-type="float" office:value="27777.704">
            <text:p>27777,7</text:p>
          </table:table-cell>
          <table:table-cell office:value-type="float" office:value="28073.664">
            <text:p>28073,66</text:p>
          </table:table-cell>
          <table:table-cell office:value-type="float" office:value="31764.716">
            <text:p>31764,72</text:p>
          </table:table-cell>
          <table:table-cell office:value-type="float" office:value="26478.344">
            <text:p>26478,34</text:p>
          </table:table-cell>
        </table:table-row>
        <table:table-row table:style-name="ro1">
          <table:table-cell office:value-type="float" office:value="189000">
            <text:p>189000</text:p>
          </table:table-cell>
          <table:table-cell office:value-type="float" office:value="29687.887">
            <text:p>29687,89</text:p>
          </table:table-cell>
          <table:table-cell office:value-type="float" office:value="25920.446">
            <text:p>25920,45</text:p>
          </table:table-cell>
          <table:table-cell office:value-type="float" office:value="27858.862">
            <text:p>27858,86</text:p>
          </table:table-cell>
          <table:table-cell office:value-type="float" office:value="28135.492">
            <text:p>28135,49</text:p>
          </table:table-cell>
          <table:table-cell office:value-type="float" office:value="31860.273">
            <text:p>31860,27</text:p>
          </table:table-cell>
          <table:table-cell office:value-type="float" office:value="26528.282">
            <text:p>26528,28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30493.77">
            <text:p>30493,77</text:p>
          </table:table-cell>
          <table:table-cell office:value-type="float" office:value="25980.66">
            <text:p>25980,66</text:p>
          </table:table-cell>
          <table:table-cell office:value-type="float" office:value="27940.02">
            <text:p>27940,02</text:p>
          </table:table-cell>
          <table:table-cell office:value-type="float" office:value="28197.32">
            <text:p>28197,32</text:p>
          </table:table-cell>
          <table:table-cell office:value-type="float" office:value="31955.83">
            <text:p>31955,83</text:p>
          </table:table-cell>
          <table:table-cell office:value-type="float" office:value="26578.22">
            <text:p>26578,22</text:p>
          </table:table-cell>
        </table:table-row>
        <table:table-row table:style-name="ro1">
          <table:table-cell office:value-type="float" office:value="191000">
            <text:p>191000</text:p>
          </table:table-cell>
          <table:table-cell office:value-type="float" office:value="30549.653">
            <text:p>30549,65</text:p>
          </table:table-cell>
          <table:table-cell office:value-type="float" office:value="26040.874">
            <text:p>26040,87</text:p>
          </table:table-cell>
          <table:table-cell office:value-type="float" office:value="28021.178">
            <text:p>28021,18</text:p>
          </table:table-cell>
          <table:table-cell office:value-type="float" office:value="28259.148">
            <text:p>28259,15</text:p>
          </table:table-cell>
          <table:table-cell office:value-type="float" office:value="32051.387">
            <text:p>32051,39</text:p>
          </table:table-cell>
          <table:table-cell office:value-type="float" office:value="26628.158">
            <text:p>26628,16</text:p>
          </table:table-cell>
        </table:table-row>
        <table:table-row table:style-name="ro1">
          <table:table-cell office:value-type="float" office:value="192000">
            <text:p>192000</text:p>
          </table:table-cell>
          <table:table-cell office:value-type="float" office:value="30605.536">
            <text:p>30605,54</text:p>
          </table:table-cell>
          <table:table-cell office:value-type="float" office:value="26101.088">
            <text:p>26101,09</text:p>
          </table:table-cell>
          <table:table-cell office:value-type="float" office:value="28102.336">
            <text:p>28102,34</text:p>
          </table:table-cell>
          <table:table-cell office:value-type="float" office:value="28320.976">
            <text:p>28320,98</text:p>
          </table:table-cell>
          <table:table-cell office:value-type="float" office:value="32146.944">
            <text:p>32146,94</text:p>
          </table:table-cell>
          <table:table-cell office:value-type="float" office:value="26678.096">
            <text:p>26678,1</text:p>
          </table:table-cell>
        </table:table-row>
        <table:table-row table:style-name="ro1">
          <table:table-cell office:value-type="float" office:value="193000">
            <text:p>193000</text:p>
          </table:table-cell>
          <table:table-cell office:value-type="float" office:value="30661.419">
            <text:p>30661,42</text:p>
          </table:table-cell>
          <table:table-cell office:value-type="float" office:value="26161.302">
            <text:p>26161,3</text:p>
          </table:table-cell>
          <table:table-cell office:value-type="float" office:value="28183.494">
            <text:p>28183,49</text:p>
          </table:table-cell>
          <table:table-cell office:value-type="float" office:value="28382.804">
            <text:p>28382,8</text:p>
          </table:table-cell>
          <table:table-cell office:value-type="float" office:value="32242.501">
            <text:p>32242,5</text:p>
          </table:table-cell>
          <table:table-cell office:value-type="float" office:value="26728.034">
            <text:p>26728,03</text:p>
          </table:table-cell>
        </table:table-row>
        <table:table-row table:style-name="ro1">
          <table:table-cell office:value-type="float" office:value="194000">
            <text:p>194000</text:p>
          </table:table-cell>
          <table:table-cell office:value-type="float" office:value="30717.302">
            <text:p>30717,3</text:p>
          </table:table-cell>
          <table:table-cell office:value-type="float" office:value="26221.516">
            <text:p>26221,52</text:p>
          </table:table-cell>
          <table:table-cell office:value-type="float" office:value="28264.652">
            <text:p>28264,65</text:p>
          </table:table-cell>
          <table:table-cell office:value-type="float" office:value="28444.632">
            <text:p>28444,63</text:p>
          </table:table-cell>
          <table:table-cell office:value-type="float" office:value="32338.058">
            <text:p>32338,06</text:p>
          </table:table-cell>
          <table:table-cell office:value-type="float" office:value="26777.972">
            <text:p>26777,97</text:p>
          </table:table-cell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30893.185">
            <text:p>30893,19</text:p>
          </table:table-cell>
          <table:table-cell office:value-type="float" office:value="26391.73">
            <text:p>26391,73</text:p>
          </table:table-cell>
          <table:table-cell office:value-type="float" office:value="28345.81">
            <text:p>28345,81</text:p>
          </table:table-cell>
          <table:table-cell office:value-type="float" office:value="28506.46">
            <text:p>28506,46</text:p>
          </table:table-cell>
          <table:table-cell office:value-type="float" office:value="32433.615">
            <text:p>32433,62</text:p>
          </table:table-cell>
          <table:table-cell office:value-type="float" office:value="26827.91">
            <text:p>26827,91</text:p>
          </table:table-cell>
        </table:table-row>
        <table:table-row table:style-name="ro1">
          <table:table-cell office:value-type="float" office:value="196000">
            <text:p>196000</text:p>
          </table:table-cell>
          <table:table-cell office:value-type="float" office:value="30949.068">
            <text:p>30949,07</text:p>
          </table:table-cell>
          <table:table-cell office:value-type="float" office:value="26451.944">
            <text:p>26451,94</text:p>
          </table:table-cell>
          <table:table-cell office:value-type="float" office:value="28426.968">
            <text:p>28426,97</text:p>
          </table:table-cell>
          <table:table-cell office:value-type="float" office:value="28568.288">
            <text:p>28568,29</text:p>
          </table:table-cell>
          <table:table-cell office:value-type="float" office:value="32529.172">
            <text:p>32529,17</text:p>
          </table:table-cell>
          <table:table-cell office:value-type="float" office:value="26877.848">
            <text:p>26877,85</text:p>
          </table:table-cell>
        </table:table-row>
        <table:table-row table:style-name="ro1">
          <table:table-cell office:value-type="float" office:value="197000">
            <text:p>197000</text:p>
          </table:table-cell>
          <table:table-cell office:value-type="float" office:value="31004.951">
            <text:p>31004,95</text:p>
          </table:table-cell>
          <table:table-cell office:value-type="float" office:value="26512.158">
            <text:p>26512,16</text:p>
          </table:table-cell>
          <table:table-cell office:value-type="float" office:value="28508.126">
            <text:p>28508,13</text:p>
          </table:table-cell>
          <table:table-cell office:value-type="float" office:value="28630.116">
            <text:p>28630,12</text:p>
          </table:table-cell>
          <table:table-cell office:value-type="float" office:value="32624.729">
            <text:p>32624,73</text:p>
          </table:table-cell>
          <table:table-cell office:value-type="float" office:value="26927.786">
            <text:p>26927,79</text:p>
          </table:table-cell>
        </table:table-row>
        <table:table-row table:style-name="ro1">
          <table:table-cell office:value-type="float" office:value="198000">
            <text:p>198000</text:p>
          </table:table-cell>
          <table:table-cell office:value-type="float" office:value="31060.834">
            <text:p>31060,83</text:p>
          </table:table-cell>
          <table:table-cell office:value-type="float" office:value="26572.372">
            <text:p>26572,37</text:p>
          </table:table-cell>
          <table:table-cell office:value-type="float" office:value="28589.284">
            <text:p>28589,28</text:p>
          </table:table-cell>
          <table:table-cell office:value-type="float" office:value="28691.944">
            <text:p>28691,94</text:p>
          </table:table-cell>
          <table:table-cell office:value-type="float" office:value="32720.286">
            <text:p>32720,29</text:p>
          </table:table-cell>
          <table:table-cell office:value-type="float" office:value="26977.724">
            <text:p>26977,72</text:p>
          </table:table-cell>
        </table:table-row>
        <table:table-row table:style-name="ro1">
          <table:table-cell office:value-type="float" office:value="199000">
            <text:p>199000</text:p>
          </table:table-cell>
          <table:table-cell office:value-type="float" office:value="31116.717">
            <text:p>31116,72</text:p>
          </table:table-cell>
          <table:table-cell office:value-type="float" office:value="26632.586">
            <text:p>26632,59</text:p>
          </table:table-cell>
          <table:table-cell office:value-type="float" office:value="28670.442">
            <text:p>28670,44</text:p>
          </table:table-cell>
          <table:table-cell office:value-type="float" office:value="28753.772">
            <text:p>28753,77</text:p>
          </table:table-cell>
          <table:table-cell office:value-type="float" office:value="32815.843">
            <text:p>32815,84</text:p>
          </table:table-cell>
          <table:table-cell office:value-type="float" office:value="27027.662">
            <text:p>27027,66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31172.6">
            <text:p>31172,6</text:p>
          </table:table-cell>
          <table:table-cell office:value-type="float" office:value="26692.8">
            <text:p>26692,8</text:p>
          </table:table-cell>
          <table:table-cell office:value-type="float" office:value="28831.6">
            <text:p>28831,6</text:p>
          </table:table-cell>
          <table:table-cell office:value-type="float" office:value="29165.6">
            <text:p>29165,6</text:p>
          </table:table-cell>
          <table:table-cell office:value-type="float" office:value="33011.4">
            <text:p>33011,4</text:p>
          </table:table-cell>
          <table:table-cell office:value-type="float" office:value="27307.6">
            <text:p>27307,6</text:p>
          </table:table-cell>
        </table:table-row>
        <table:table-row table:style-name="ro1">
          <table:table-cell office:value-type="float" office:value="201000">
            <text:p>201000</text:p>
          </table:table-cell>
          <table:table-cell office:value-type="float" office:value="31228.483">
            <text:p>31228,48</text:p>
          </table:table-cell>
          <table:table-cell office:value-type="float" office:value="26753.014">
            <text:p>26753,01</text:p>
          </table:table-cell>
          <table:table-cell office:value-type="float" office:value="28912.758">
            <text:p>28912,76</text:p>
          </table:table-cell>
          <table:table-cell office:value-type="float" office:value="29227.428">
            <text:p>29227,43</text:p>
          </table:table-cell>
          <table:table-cell office:value-type="float" office:value="33106.957">
            <text:p>33106,96</text:p>
          </table:table-cell>
          <table:table-cell office:value-type="float" office:value="27357.538">
            <text:p>27357,54</text:p>
          </table:table-cell>
        </table:table-row>
        <table:table-row table:style-name="ro1">
          <table:table-cell office:value-type="float" office:value="202000">
            <text:p>202000</text:p>
          </table:table-cell>
          <table:table-cell office:value-type="float" office:value="31284.366">
            <text:p>31284,37</text:p>
          </table:table-cell>
          <table:table-cell office:value-type="float" office:value="26813.228">
            <text:p>26813,23</text:p>
          </table:table-cell>
          <table:table-cell office:value-type="float" office:value="28993.916">
            <text:p>28993,92</text:p>
          </table:table-cell>
          <table:table-cell office:value-type="float" office:value="29289.256">
            <text:p>29289,26</text:p>
          </table:table-cell>
          <table:table-cell office:value-type="float" office:value="33202.514">
            <text:p>33202,51</text:p>
          </table:table-cell>
          <table:table-cell office:value-type="float" office:value="27407.476">
            <text:p>27407,48</text:p>
          </table:table-cell>
        </table:table-row>
        <table:table-row table:style-name="ro1">
          <table:table-cell office:value-type="float" office:value="203000">
            <text:p>203000</text:p>
          </table:table-cell>
          <table:table-cell office:value-type="float" office:value="31340.249">
            <text:p>31340,25</text:p>
          </table:table-cell>
          <table:table-cell office:value-type="float" office:value="26873.442">
            <text:p>26873,44</text:p>
          </table:table-cell>
          <table:table-cell office:value-type="float" office:value="29075.074">
            <text:p>29075,07</text:p>
          </table:table-cell>
          <table:table-cell office:value-type="float" office:value="29351.084">
            <text:p>29351,08</text:p>
          </table:table-cell>
          <table:table-cell office:value-type="float" office:value="33298.071">
            <text:p>33298,07</text:p>
          </table:table-cell>
          <table:table-cell office:value-type="float" office:value="27457.414">
            <text:p>27457,41</text:p>
          </table:table-cell>
        </table:table-row>
        <table:table-row table:style-name="ro1">
          <table:table-cell office:value-type="float" office:value="204000">
            <text:p>204000</text:p>
          </table:table-cell>
          <table:table-cell office:value-type="float" office:value="31396.132">
            <text:p>31396,13</text:p>
          </table:table-cell>
          <table:table-cell office:value-type="float" office:value="26933.656">
            <text:p>26933,66</text:p>
          </table:table-cell>
          <table:table-cell office:value-type="float" office:value="29156.232">
            <text:p>29156,23</text:p>
          </table:table-cell>
          <table:table-cell office:value-type="float" office:value="29412.912">
            <text:p>29412,91</text:p>
          </table:table-cell>
          <table:table-cell office:value-type="float" office:value="33393.628">
            <text:p>33393,63</text:p>
          </table:table-cell>
          <table:table-cell office:value-type="float" office:value="27507.352">
            <text:p>27507,35</text:p>
          </table:table-cell>
        </table:table-row>
        <table:table-row table:style-name="ro1">
          <table:table-cell office:value-type="float" office:value="205000">
            <text:p>205000</text:p>
          </table:table-cell>
          <table:table-cell office:value-type="float" office:value="31452.015">
            <text:p>31452,02</text:p>
          </table:table-cell>
          <table:table-cell office:value-type="float" office:value="26993.87">
            <text:p>26993,87</text:p>
          </table:table-cell>
          <table:table-cell office:value-type="float" office:value="29237.39">
            <text:p>29237,39</text:p>
          </table:table-cell>
          <table:table-cell office:value-type="float" office:value="29474.74">
            <text:p>29474,74</text:p>
          </table:table-cell>
          <table:table-cell office:value-type="float" office:value="33489.185">
            <text:p>33489,19</text:p>
          </table:table-cell>
          <table:table-cell office:value-type="float" office:value="27557.29">
            <text:p>27557,29</text:p>
          </table:table-cell>
        </table:table-row>
        <table:table-row table:style-name="ro1">
          <table:table-cell office:value-type="float" office:value="206000">
            <text:p>206000</text:p>
          </table:table-cell>
          <table:table-cell office:value-type="float" office:value="31507.898">
            <text:p>31507,9</text:p>
          </table:table-cell>
          <table:table-cell office:value-type="float" office:value="27054.084">
            <text:p>27054,08</text:p>
          </table:table-cell>
          <table:table-cell office:value-type="float" office:value="29318.548">
            <text:p>29318,55</text:p>
          </table:table-cell>
          <table:table-cell office:value-type="float" office:value="29536.568">
            <text:p>29536,57</text:p>
          </table:table-cell>
          <table:table-cell office:value-type="float" office:value="33584.742">
            <text:p>33584,74</text:p>
          </table:table-cell>
          <table:table-cell office:value-type="float" office:value="27607.228">
            <text:p>27607,23</text:p>
          </table:table-cell>
        </table:table-row>
        <table:table-row table:style-name="ro1">
          <table:table-cell office:value-type="float" office:value="207000">
            <text:p>207000</text:p>
          </table:table-cell>
          <table:table-cell office:value-type="float" office:value="31563.781">
            <text:p>31563,78</text:p>
          </table:table-cell>
          <table:table-cell office:value-type="float" office:value="27114.298">
            <text:p>27114,3</text:p>
          </table:table-cell>
          <table:table-cell office:value-type="float" office:value="29399.706">
            <text:p>29399,71</text:p>
          </table:table-cell>
          <table:table-cell office:value-type="float" office:value="29598.396">
            <text:p>29598,4</text:p>
          </table:table-cell>
          <table:table-cell office:value-type="float" office:value="33680.299">
            <text:p>33680,3</text:p>
          </table:table-cell>
          <table:table-cell office:value-type="float" office:value="27657.166">
            <text:p>27657,17</text:p>
          </table:table-cell>
        </table:table-row>
        <table:table-row table:style-name="ro1">
          <table:table-cell office:value-type="float" office:value="208000">
            <text:p>208000</text:p>
          </table:table-cell>
          <table:table-cell office:value-type="float" office:value="31619.664">
            <text:p>31619,66</text:p>
          </table:table-cell>
          <table:table-cell office:value-type="float" office:value="27174.512">
            <text:p>27174,51</text:p>
          </table:table-cell>
          <table:table-cell office:value-type="float" office:value="29480.864">
            <text:p>29480,86</text:p>
          </table:table-cell>
          <table:table-cell office:value-type="float" office:value="29660.224">
            <text:p>29660,22</text:p>
          </table:table-cell>
          <table:table-cell office:value-type="float" office:value="33775.856">
            <text:p>33775,86</text:p>
          </table:table-cell>
          <table:table-cell office:value-type="float" office:value="27707.104">
            <text:p>27707,1</text:p>
          </table:table-cell>
        </table:table-row>
        <table:table-row table:style-name="ro1">
          <table:table-cell office:value-type="float" office:value="209000">
            <text:p>209000</text:p>
          </table:table-cell>
          <table:table-cell office:value-type="float" office:value="31675.547">
            <text:p>31675,55</text:p>
          </table:table-cell>
          <table:table-cell office:value-type="float" office:value="27234.726">
            <text:p>27234,73</text:p>
          </table:table-cell>
          <table:table-cell office:value-type="float" office:value="29562.022">
            <text:p>29562,02</text:p>
          </table:table-cell>
          <table:table-cell office:value-type="float" office:value="29722.052">
            <text:p>29722,05</text:p>
          </table:table-cell>
          <table:table-cell office:value-type="float" office:value="33871.413">
            <text:p>33871,41</text:p>
          </table:table-cell>
          <table:table-cell office:value-type="float" office:value="27757.042">
            <text:p>27757,04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31851.43">
            <text:p>31851,43</text:p>
          </table:table-cell>
          <table:table-cell office:value-type="float" office:value="27404.94">
            <text:p>27404,94</text:p>
          </table:table-cell>
          <table:table-cell office:value-type="float" office:value="29643.18">
            <text:p>29643,18</text:p>
          </table:table-cell>
          <table:table-cell office:value-type="float" office:value="29783.88">
            <text:p>29783,88</text:p>
          </table:table-cell>
          <table:table-cell office:value-type="float" office:value="33966.97">
            <text:p>33966,97</text:p>
          </table:table-cell>
          <table:table-cell office:value-type="float" office:value="27806.98">
            <text:p>27806,98</text:p>
          </table:table-cell>
        </table:table-row>
        <table:table-row table:style-name="ro1">
          <table:table-cell office:value-type="float" office:value="211000">
            <text:p>211000</text:p>
          </table:table-cell>
          <table:table-cell office:value-type="float" office:value="31907.313">
            <text:p>31907,31</text:p>
          </table:table-cell>
          <table:table-cell office:value-type="float" office:value="27465.154">
            <text:p>27465,15</text:p>
          </table:table-cell>
          <table:table-cell office:value-type="float" office:value="29724.338">
            <text:p>29724,34</text:p>
          </table:table-cell>
          <table:table-cell office:value-type="float" office:value="29845.708">
            <text:p>29845,71</text:p>
          </table:table-cell>
          <table:table-cell office:value-type="float" office:value="34062.527">
            <text:p>34062,53</text:p>
          </table:table-cell>
          <table:table-cell office:value-type="float" office:value="27856.918">
            <text:p>27856,92</text:p>
          </table:table-cell>
        </table:table-row>
        <table:table-row table:style-name="ro1">
          <table:table-cell office:value-type="float" office:value="212000">
            <text:p>212000</text:p>
          </table:table-cell>
          <table:table-cell office:value-type="float" office:value="31963.196">
            <text:p>31963,2</text:p>
          </table:table-cell>
          <table:table-cell office:value-type="float" office:value="27525.368">
            <text:p>27525,37</text:p>
          </table:table-cell>
          <table:table-cell office:value-type="float" office:value="29805.496">
            <text:p>29805,5</text:p>
          </table:table-cell>
          <table:table-cell office:value-type="float" office:value="29907.536">
            <text:p>29907,54</text:p>
          </table:table-cell>
          <table:table-cell office:value-type="float" office:value="34158.084">
            <text:p>34158,08</text:p>
          </table:table-cell>
          <table:table-cell office:value-type="float" office:value="27906.856">
            <text:p>27906,86</text:p>
          </table:table-cell>
        </table:table-row>
        <table:table-row table:style-name="ro1">
          <table:table-cell office:value-type="float" office:value="213000">
            <text:p>213000</text:p>
          </table:table-cell>
          <table:table-cell office:value-type="float" office:value="32019.079">
            <text:p>32019,08</text:p>
          </table:table-cell>
          <table:table-cell office:value-type="float" office:value="27585.582">
            <text:p>27585,58</text:p>
          </table:table-cell>
          <table:table-cell office:value-type="float" office:value="29886.654">
            <text:p>29886,65</text:p>
          </table:table-cell>
          <table:table-cell office:value-type="float" office:value="29969.364">
            <text:p>29969,36</text:p>
          </table:table-cell>
          <table:table-cell office:value-type="float" office:value="34253.641">
            <text:p>34253,64</text:p>
          </table:table-cell>
          <table:table-cell office:value-type="float" office:value="27956.794">
            <text:p>27956,79</text:p>
          </table:table-cell>
        </table:table-row>
        <table:table-row table:style-name="ro1">
          <table:table-cell office:value-type="float" office:value="214000">
            <text:p>214000</text:p>
          </table:table-cell>
          <table:table-cell office:value-type="float" office:value="32074.962">
            <text:p>32074,96</text:p>
          </table:table-cell>
          <table:table-cell office:value-type="float" office:value="27645.796">
            <text:p>27645,8</text:p>
          </table:table-cell>
          <table:table-cell office:value-type="float" office:value="29967.812">
            <text:p>29967,81</text:p>
          </table:table-cell>
          <table:table-cell office:value-type="float" office:value="30031.192">
            <text:p>30031,19</text:p>
          </table:table-cell>
          <table:table-cell office:value-type="float" office:value="34349.198">
            <text:p>34349,2</text:p>
          </table:table-cell>
          <table:table-cell office:value-type="float" office:value="28006.732">
            <text:p>28006,73</text:p>
          </table:table-cell>
        </table:table-row>
        <table:table-row table:style-name="ro1">
          <table:table-cell office:value-type="float" office:value="215000">
            <text:p>215000</text:p>
          </table:table-cell>
          <table:table-cell office:value-type="float" office:value="32130.845">
            <text:p>32130,85</text:p>
          </table:table-cell>
          <table:table-cell office:value-type="float" office:value="27706.01">
            <text:p>27706,01</text:p>
          </table:table-cell>
          <table:table-cell office:value-type="float" office:value="30048.97">
            <text:p>30048,97</text:p>
          </table:table-cell>
          <table:table-cell office:value-type="float" office:value="30093.02">
            <text:p>30093,02</text:p>
          </table:table-cell>
          <table:table-cell office:value-type="float" office:value="34444.755">
            <text:p>34444,76</text:p>
          </table:table-cell>
          <table:table-cell office:value-type="float" office:value="28056.67">
            <text:p>28056,67</text:p>
          </table:table-cell>
        </table:table-row>
        <table:table-row table:style-name="ro1">
          <table:table-cell office:value-type="float" office:value="216000">
            <text:p>216000</text:p>
          </table:table-cell>
          <table:table-cell office:value-type="float" office:value="32186.728">
            <text:p>32186,73</text:p>
          </table:table-cell>
          <table:table-cell office:value-type="float" office:value="27766.224">
            <text:p>27766,22</text:p>
          </table:table-cell>
          <table:table-cell office:value-type="float" office:value="30130.128">
            <text:p>30130,13</text:p>
          </table:table-cell>
          <table:table-cell office:value-type="float" office:value="30154.848">
            <text:p>30154,85</text:p>
          </table:table-cell>
          <table:table-cell office:value-type="float" office:value="34540.312">
            <text:p>34540,31</text:p>
          </table:table-cell>
          <table:table-cell office:value-type="float" office:value="28106.608">
            <text:p>28106,61</text:p>
          </table:table-cell>
        </table:table-row>
        <table:table-row table:style-name="ro1">
          <table:table-cell office:value-type="float" office:value="217000">
            <text:p>217000</text:p>
          </table:table-cell>
          <table:table-cell office:value-type="float" office:value="32242.611">
            <text:p>32242,61</text:p>
          </table:table-cell>
          <table:table-cell office:value-type="float" office:value="27826.438">
            <text:p>27826,44</text:p>
          </table:table-cell>
          <table:table-cell office:value-type="float" office:value="30211.286">
            <text:p>30211,29</text:p>
          </table:table-cell>
          <table:table-cell office:value-type="float" office:value="30216.676">
            <text:p>30216,68</text:p>
          </table:table-cell>
          <table:table-cell office:value-type="float" office:value="34635.869">
            <text:p>34635,87</text:p>
          </table:table-cell>
          <table:table-cell office:value-type="float" office:value="28156.546">
            <text:p>28156,55</text:p>
          </table:table-cell>
        </table:table-row>
        <table:table-row table:style-name="ro1">
          <table:table-cell office:value-type="float" office:value="218000">
            <text:p>218000</text:p>
          </table:table-cell>
          <table:table-cell office:value-type="float" office:value="32298.494">
            <text:p>32298,49</text:p>
          </table:table-cell>
          <table:table-cell office:value-type="float" office:value="27886.652">
            <text:p>27886,65</text:p>
          </table:table-cell>
          <table:table-cell office:value-type="float" office:value="30292.444">
            <text:p>30292,44</text:p>
          </table:table-cell>
          <table:table-cell office:value-type="float" office:value="30278.504">
            <text:p>30278,5</text:p>
          </table:table-cell>
          <table:table-cell office:value-type="float" office:value="34731.426">
            <text:p>34731,43</text:p>
          </table:table-cell>
          <table:table-cell office:value-type="float" office:value="28206.484">
            <text:p>28206,48</text:p>
          </table:table-cell>
        </table:table-row>
        <table:table-row table:style-name="ro1">
          <table:table-cell office:value-type="float" office:value="219000">
            <text:p>219000</text:p>
          </table:table-cell>
          <table:table-cell office:value-type="float" office:value="32354.377">
            <text:p>32354,38</text:p>
          </table:table-cell>
          <table:table-cell office:value-type="float" office:value="27946.866">
            <text:p>27946,87</text:p>
          </table:table-cell>
          <table:table-cell office:value-type="float" office:value="30373.602">
            <text:p>30373,6</text:p>
          </table:table-cell>
          <table:table-cell office:value-type="float" office:value="30340.332">
            <text:p>30340,33</text:p>
          </table:table-cell>
          <table:table-cell office:value-type="float" office:value="34826.983">
            <text:p>34826,98</text:p>
          </table:table-cell>
          <table:table-cell office:value-type="float" office:value="28256.422">
            <text:p>28256,42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32410.26">
            <text:p>32410,26</text:p>
          </table:table-cell>
          <table:table-cell office:value-type="float" office:value="28007.08">
            <text:p>28007,08</text:p>
          </table:table-cell>
          <table:table-cell office:value-type="float" office:value="30534.76">
            <text:p>30534,76</text:p>
          </table:table-cell>
          <table:table-cell office:value-type="float" office:value="30752.16">
            <text:p>30752,16</text:p>
          </table:table-cell>
          <table:table-cell office:value-type="float" office:value="35022.54">
            <text:p>35022,54</text:p>
          </table:table-cell>
          <table:table-cell office:value-type="float" office:value="28536.36">
            <text:p>28536,36</text:p>
          </table:table-cell>
        </table:table-row>
        <table:table-row table:style-name="ro1">
          <table:table-cell office:value-type="float" office:value="221000">
            <text:p>221000</text:p>
          </table:table-cell>
          <table:table-cell office:value-type="float" office:value="32466.143">
            <text:p>32466,14</text:p>
          </table:table-cell>
          <table:table-cell office:value-type="float" office:value="28067.294">
            <text:p>28067,29</text:p>
          </table:table-cell>
          <table:table-cell office:value-type="float" office:value="30615.918">
            <text:p>30615,92</text:p>
          </table:table-cell>
          <table:table-cell office:value-type="float" office:value="30813.988">
            <text:p>30813,99</text:p>
          </table:table-cell>
          <table:table-cell office:value-type="float" office:value="35118.097">
            <text:p>35118,1</text:p>
          </table:table-cell>
          <table:table-cell office:value-type="float" office:value="28586.298">
            <text:p>28586,3</text:p>
          </table:table-cell>
        </table:table-row>
        <table:table-row table:style-name="ro1">
          <table:table-cell office:value-type="float" office:value="222000">
            <text:p>222000</text:p>
          </table:table-cell>
          <table:table-cell office:value-type="float" office:value="32522.026">
            <text:p>32522,03</text:p>
          </table:table-cell>
          <table:table-cell office:value-type="float" office:value="28127.508">
            <text:p>28127,51</text:p>
          </table:table-cell>
          <table:table-cell office:value-type="float" office:value="30697.076">
            <text:p>30697,08</text:p>
          </table:table-cell>
          <table:table-cell office:value-type="float" office:value="30875.816">
            <text:p>30875,82</text:p>
          </table:table-cell>
          <table:table-cell office:value-type="float" office:value="35213.654">
            <text:p>35213,65</text:p>
          </table:table-cell>
          <table:table-cell office:value-type="float" office:value="28636.236">
            <text:p>28636,24</text:p>
          </table:table-cell>
        </table:table-row>
        <table:table-row table:style-name="ro1">
          <table:table-cell office:value-type="float" office:value="223000">
            <text:p>223000</text:p>
          </table:table-cell>
          <table:table-cell office:value-type="float" office:value="32577.909">
            <text:p>32577,91</text:p>
          </table:table-cell>
          <table:table-cell office:value-type="float" office:value="28187.722">
            <text:p>28187,72</text:p>
          </table:table-cell>
          <table:table-cell office:value-type="float" office:value="30778.234">
            <text:p>30778,23</text:p>
          </table:table-cell>
          <table:table-cell office:value-type="float" office:value="30937.644">
            <text:p>30937,64</text:p>
          </table:table-cell>
          <table:table-cell office:value-type="float" office:value="35309.211">
            <text:p>35309,21</text:p>
          </table:table-cell>
          <table:table-cell office:value-type="float" office:value="28686.174">
            <text:p>28686,17</text:p>
          </table:table-cell>
        </table:table-row>
        <table:table-row table:style-name="ro1">
          <table:table-cell office:value-type="float" office:value="224000">
            <text:p>224000</text:p>
          </table:table-cell>
          <table:table-cell office:value-type="float" office:value="32633.792">
            <text:p>32633,79</text:p>
          </table:table-cell>
          <table:table-cell office:value-type="float" office:value="28247.936">
            <text:p>28247,94</text:p>
          </table:table-cell>
          <table:table-cell office:value-type="float" office:value="30859.392">
            <text:p>30859,39</text:p>
          </table:table-cell>
          <table:table-cell office:value-type="float" office:value="30999.472">
            <text:p>30999,47</text:p>
          </table:table-cell>
          <table:table-cell office:value-type="float" office:value="35404.768">
            <text:p>35404,77</text:p>
          </table:table-cell>
          <table:table-cell office:value-type="float" office:value="28736.112">
            <text:p>28736,11</text:p>
          </table:table-cell>
        </table:table-row>
        <table:table-row table:style-name="ro1">
          <table:table-cell office:value-type="float" office:value="225000">
            <text:p>225000</text:p>
          </table:table-cell>
          <table:table-cell office:value-type="float" office:value="32809.675">
            <text:p>32809,68</text:p>
          </table:table-cell>
          <table:table-cell office:value-type="float" office:value="28418.15">
            <text:p>28418,15</text:p>
          </table:table-cell>
          <table:table-cell office:value-type="float" office:value="30940.55">
            <text:p>30940,55</text:p>
          </table:table-cell>
          <table:table-cell office:value-type="float" office:value="31061.3">
            <text:p>31061,3</text:p>
          </table:table-cell>
          <table:table-cell office:value-type="float" office:value="35500.325">
            <text:p>35500,33</text:p>
          </table:table-cell>
          <table:table-cell office:value-type="float" office:value="28786.05">
            <text:p>28786,05</text:p>
          </table:table-cell>
        </table:table-row>
        <table:table-row table:style-name="ro1">
          <table:table-cell office:value-type="float" office:value="226000">
            <text:p>226000</text:p>
          </table:table-cell>
          <table:table-cell office:value-type="float" office:value="32865.558">
            <text:p>32865,56</text:p>
          </table:table-cell>
          <table:table-cell office:value-type="float" office:value="28478.364">
            <text:p>28478,36</text:p>
          </table:table-cell>
          <table:table-cell office:value-type="float" office:value="31021.708">
            <text:p>31021,71</text:p>
          </table:table-cell>
          <table:table-cell office:value-type="float" office:value="31123.128">
            <text:p>31123,13</text:p>
          </table:table-cell>
          <table:table-cell office:value-type="float" office:value="35595.882">
            <text:p>35595,88</text:p>
          </table:table-cell>
          <table:table-cell office:value-type="float" office:value="28835.988">
            <text:p>28835,99</text:p>
          </table:table-cell>
        </table:table-row>
        <table:table-row table:style-name="ro1">
          <table:table-cell office:value-type="float" office:value="227000">
            <text:p>227000</text:p>
          </table:table-cell>
          <table:table-cell office:value-type="float" office:value="32921.441">
            <text:p>32921,44</text:p>
          </table:table-cell>
          <table:table-cell office:value-type="float" office:value="28538.578">
            <text:p>28538,58</text:p>
          </table:table-cell>
          <table:table-cell office:value-type="float" office:value="31102.866">
            <text:p>31102,87</text:p>
          </table:table-cell>
          <table:table-cell office:value-type="float" office:value="31184.956">
            <text:p>31184,96</text:p>
          </table:table-cell>
          <table:table-cell office:value-type="float" office:value="35691.439">
            <text:p>35691,44</text:p>
          </table:table-cell>
          <table:table-cell office:value-type="float" office:value="28885.926">
            <text:p>28885,93</text:p>
          </table:table-cell>
        </table:table-row>
        <table:table-row table:style-name="ro1">
          <table:table-cell office:value-type="float" office:value="228000">
            <text:p>228000</text:p>
          </table:table-cell>
          <table:table-cell office:value-type="float" office:value="32977.324">
            <text:p>32977,32</text:p>
          </table:table-cell>
          <table:table-cell office:value-type="float" office:value="28598.792">
            <text:p>28598,79</text:p>
          </table:table-cell>
          <table:table-cell office:value-type="float" office:value="31184.024">
            <text:p>31184,02</text:p>
          </table:table-cell>
          <table:table-cell office:value-type="float" office:value="31246.784">
            <text:p>31246,78</text:p>
          </table:table-cell>
          <table:table-cell office:value-type="float" office:value="35786.996">
            <text:p>35787</text:p>
          </table:table-cell>
          <table:table-cell office:value-type="float" office:value="28935.864">
            <text:p>28935,86</text:p>
          </table:table-cell>
        </table:table-row>
        <table:table-row table:style-name="ro1">
          <table:table-cell office:value-type="float" office:value="229000">
            <text:p>229000</text:p>
          </table:table-cell>
          <table:table-cell office:value-type="float" office:value="33033.207">
            <text:p>33033,21</text:p>
          </table:table-cell>
          <table:table-cell office:value-type="float" office:value="28659.006">
            <text:p>28659,01</text:p>
          </table:table-cell>
          <table:table-cell office:value-type="float" office:value="31265.182">
            <text:p>31265,18</text:p>
          </table:table-cell>
          <table:table-cell office:value-type="float" office:value="31308.612">
            <text:p>31308,61</text:p>
          </table:table-cell>
          <table:table-cell office:value-type="float" office:value="35882.553">
            <text:p>35882,55</text:p>
          </table:table-cell>
          <table:table-cell office:value-type="float" office:value="28985.802">
            <text:p>28985,8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33089.09">
            <text:p>33089,09</text:p>
          </table:table-cell>
          <table:table-cell office:value-type="float" office:value="28719.22">
            <text:p>28719,22</text:p>
          </table:table-cell>
          <table:table-cell office:value-type="float" office:value="31346.34">
            <text:p>31346,34</text:p>
          </table:table-cell>
          <table:table-cell office:value-type="float" office:value="31370.44">
            <text:p>31370,44</text:p>
          </table:table-cell>
          <table:table-cell office:value-type="float" office:value="35978.11">
            <text:p>35978,11</text:p>
          </table:table-cell>
          <table:table-cell office:value-type="float" office:value="29035.74">
            <text:p>29035,74</text:p>
          </table:table-cell>
        </table:table-row>
        <table:table-row table:style-name="ro1">
          <table:table-cell office:value-type="float" office:value="231000">
            <text:p>231000</text:p>
          </table:table-cell>
          <table:table-cell office:value-type="float" office:value="33144.973">
            <text:p>33144,97</text:p>
          </table:table-cell>
          <table:table-cell office:value-type="float" office:value="28779.434">
            <text:p>28779,43</text:p>
          </table:table-cell>
          <table:table-cell office:value-type="float" office:value="31427.498">
            <text:p>31427,5</text:p>
          </table:table-cell>
          <table:table-cell office:value-type="float" office:value="31432.268">
            <text:p>31432,27</text:p>
          </table:table-cell>
          <table:table-cell office:value-type="float" office:value="36073.667">
            <text:p>36073,67</text:p>
          </table:table-cell>
          <table:table-cell office:value-type="float" office:value="29085.678">
            <text:p>29085,68</text:p>
          </table:table-cell>
        </table:table-row>
        <table:table-row table:style-name="ro1">
          <table:table-cell office:value-type="float" office:value="232000">
            <text:p>232000</text:p>
          </table:table-cell>
          <table:table-cell office:value-type="float" office:value="33200.856">
            <text:p>33200,86</text:p>
          </table:table-cell>
          <table:table-cell office:value-type="float" office:value="28839.648">
            <text:p>28839,65</text:p>
          </table:table-cell>
          <table:table-cell office:value-type="float" office:value="31508.656">
            <text:p>31508,66</text:p>
          </table:table-cell>
          <table:table-cell office:value-type="float" office:value="31494.096">
            <text:p>31494,1</text:p>
          </table:table-cell>
          <table:table-cell office:value-type="float" office:value="36169.224">
            <text:p>36169,22</text:p>
          </table:table-cell>
          <table:table-cell office:value-type="float" office:value="29135.616">
            <text:p>29135,62</text:p>
          </table:table-cell>
        </table:table-row>
        <table:table-row table:style-name="ro1">
          <table:table-cell office:value-type="float" office:value="233000">
            <text:p>233000</text:p>
          </table:table-cell>
          <table:table-cell office:value-type="float" office:value="33256.739">
            <text:p>33256,74</text:p>
          </table:table-cell>
          <table:table-cell office:value-type="float" office:value="28899.862">
            <text:p>28899,86</text:p>
          </table:table-cell>
          <table:table-cell office:value-type="float" office:value="31589.814">
            <text:p>31589,81</text:p>
          </table:table-cell>
          <table:table-cell office:value-type="float" office:value="31555.924">
            <text:p>31555,92</text:p>
          </table:table-cell>
          <table:table-cell office:value-type="float" office:value="36264.781">
            <text:p>36264,78</text:p>
          </table:table-cell>
          <table:table-cell office:value-type="float" office:value="29185.554">
            <text:p>29185,55</text:p>
          </table:table-cell>
        </table:table-row>
        <table:table-row table:style-name="ro1">
          <table:table-cell office:value-type="float" office:value="234000">
            <text:p>234000</text:p>
          </table:table-cell>
          <table:table-cell office:value-type="float" office:value="33312.622">
            <text:p>33312,62</text:p>
          </table:table-cell>
          <table:table-cell office:value-type="float" office:value="28960.076">
            <text:p>28960,08</text:p>
          </table:table-cell>
          <table:table-cell office:value-type="float" office:value="31670.972">
            <text:p>31670,97</text:p>
          </table:table-cell>
          <table:table-cell office:value-type="float" office:value="31617.752">
            <text:p>31617,75</text:p>
          </table:table-cell>
          <table:table-cell office:value-type="float" office:value="36360.338">
            <text:p>36360,34</text:p>
          </table:table-cell>
          <table:table-cell office:value-type="float" office:value="29235.492">
            <text:p>29235,49</text:p>
          </table:table-cell>
        </table:table-row>
        <table:table-row table:style-name="ro1">
          <table:table-cell office:value-type="float" office:value="235000">
            <text:p>235000</text:p>
          </table:table-cell>
          <table:table-cell office:value-type="float" office:value="33902.505">
            <text:p>33902,51</text:p>
          </table:table-cell>
          <table:table-cell office:value-type="float" office:value="29400.29">
            <text:p>29400,29</text:p>
          </table:table-cell>
          <table:table-cell office:value-type="float" office:value="32102.13">
            <text:p>32102,13</text:p>
          </table:table-cell>
          <table:table-cell office:value-type="float" office:value="32129.58">
            <text:p>32129,58</text:p>
          </table:table-cell>
          <table:table-cell office:value-type="float" office:value="36805.895">
            <text:p>36805,9</text:p>
          </table:table-cell>
          <table:table-cell office:value-type="float" office:value="29665.43">
            <text:p>29665,43</text:p>
          </table:table-cell>
        </table:table-row>
        <table:table-row table:style-name="ro1">
          <table:table-cell office:value-type="float" office:value="236000">
            <text:p>236000</text:p>
          </table:table-cell>
          <table:table-cell office:value-type="float" office:value="33958.388">
            <text:p>33958,39</text:p>
          </table:table-cell>
          <table:table-cell office:value-type="float" office:value="29460.504">
            <text:p>29460,5</text:p>
          </table:table-cell>
          <table:table-cell office:value-type="float" office:value="32183.288">
            <text:p>32183,29</text:p>
          </table:table-cell>
          <table:table-cell office:value-type="float" office:value="32191.408">
            <text:p>32191,41</text:p>
          </table:table-cell>
          <table:table-cell office:value-type="float" office:value="36901.452">
            <text:p>36901,45</text:p>
          </table:table-cell>
          <table:table-cell office:value-type="float" office:value="29715.368">
            <text:p>29715,37</text:p>
          </table:table-cell>
        </table:table-row>
        <table:table-row table:style-name="ro1">
          <table:table-cell office:value-type="float" office:value="237000">
            <text:p>237000</text:p>
          </table:table-cell>
          <table:table-cell office:value-type="float" office:value="34014.271">
            <text:p>34014,27</text:p>
          </table:table-cell>
          <table:table-cell office:value-type="float" office:value="29520.718">
            <text:p>29520,72</text:p>
          </table:table-cell>
          <table:table-cell office:value-type="float" office:value="32264.446">
            <text:p>32264,45</text:p>
          </table:table-cell>
          <table:table-cell office:value-type="float" office:value="32253.236">
            <text:p>32253,24</text:p>
          </table:table-cell>
          <table:table-cell office:value-type="float" office:value="36997.009">
            <text:p>36997,01</text:p>
          </table:table-cell>
          <table:table-cell office:value-type="float" office:value="29765.306">
            <text:p>29765,31</text:p>
          </table:table-cell>
        </table:table-row>
        <table:table-row table:style-name="ro1">
          <table:table-cell office:value-type="float" office:value="238000">
            <text:p>238000</text:p>
          </table:table-cell>
          <table:table-cell office:value-type="float" office:value="34070.154">
            <text:p>34070,15</text:p>
          </table:table-cell>
          <table:table-cell office:value-type="float" office:value="29580.932">
            <text:p>29580,93</text:p>
          </table:table-cell>
          <table:table-cell office:value-type="float" office:value="32345.604">
            <text:p>32345,6</text:p>
          </table:table-cell>
          <table:table-cell office:value-type="float" office:value="32315.064">
            <text:p>32315,06</text:p>
          </table:table-cell>
          <table:table-cell office:value-type="float" office:value="37092.566">
            <text:p>37092,57</text:p>
          </table:table-cell>
          <table:table-cell office:value-type="float" office:value="29815.244">
            <text:p>29815,24</text:p>
          </table:table-cell>
        </table:table-row>
        <table:table-row table:style-name="ro1">
          <table:table-cell office:value-type="float" office:value="239000">
            <text:p>239000</text:p>
          </table:table-cell>
          <table:table-cell office:value-type="float" office:value="34126.037">
            <text:p>34126,04</text:p>
          </table:table-cell>
          <table:table-cell office:value-type="float" office:value="29641.146">
            <text:p>29641,15</text:p>
          </table:table-cell>
          <table:table-cell office:value-type="float" office:value="32426.762">
            <text:p>32426,76</text:p>
          </table:table-cell>
          <table:table-cell office:value-type="float" office:value="32376.892">
            <text:p>32376,89</text:p>
          </table:table-cell>
          <table:table-cell office:value-type="float" office:value="37188.123">
            <text:p>37188,12</text:p>
          </table:table-cell>
          <table:table-cell office:value-type="float" office:value="29865.182">
            <text:p>29865,18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34301.92">
            <text:p>34301,92</text:p>
          </table:table-cell>
          <table:table-cell office:value-type="float" office:value="29811.36">
            <text:p>29811,36</text:p>
          </table:table-cell>
          <table:table-cell office:value-type="float" office:value="33037.92">
            <text:p>33037,92</text:p>
          </table:table-cell>
          <table:table-cell office:value-type="float" office:value="32788.72">
            <text:p>32788,72</text:p>
          </table:table-cell>
          <table:table-cell office:value-type="float" office:value="37883.68">
            <text:p>37883,68</text:p>
          </table:table-cell>
          <table:table-cell office:value-type="float" office:value="30145.12">
            <text:p>30145,12</text:p>
          </table:table-cell>
        </table:table-row>
        <table:table-row table:style-name="ro1">
          <table:table-cell office:value-type="float" office:value="241000">
            <text:p>241000</text:p>
          </table:table-cell>
          <table:table-cell office:value-type="float" office:value="34357.803">
            <text:p>34357,8</text:p>
          </table:table-cell>
          <table:table-cell office:value-type="float" office:value="29871.574">
            <text:p>29871,57</text:p>
          </table:table-cell>
          <table:table-cell office:value-type="float" office:value="33119.078">
            <text:p>33119,08</text:p>
          </table:table-cell>
          <table:table-cell office:value-type="float" office:value="32850.548">
            <text:p>32850,55</text:p>
          </table:table-cell>
          <table:table-cell office:value-type="float" office:value="37979.237">
            <text:p>37979,24</text:p>
          </table:table-cell>
          <table:table-cell office:value-type="float" office:value="30195.058">
            <text:p>30195,06</text:p>
          </table:table-cell>
        </table:table-row>
        <table:table-row table:style-name="ro1">
          <table:table-cell office:value-type="float" office:value="242000">
            <text:p>242000</text:p>
          </table:table-cell>
          <table:table-cell office:value-type="float" office:value="34413.686">
            <text:p>34413,69</text:p>
          </table:table-cell>
          <table:table-cell office:value-type="float" office:value="29931.788">
            <text:p>29931,79</text:p>
          </table:table-cell>
          <table:table-cell office:value-type="float" office:value="33200.236">
            <text:p>33200,24</text:p>
          </table:table-cell>
          <table:table-cell office:value-type="float" office:value="32912.376">
            <text:p>32912,38</text:p>
          </table:table-cell>
          <table:table-cell office:value-type="float" office:value="38074.794">
            <text:p>38074,79</text:p>
          </table:table-cell>
          <table:table-cell office:value-type="float" office:value="30244.996">
            <text:p>30245</text:p>
          </table:table-cell>
        </table:table-row>
        <table:table-row table:style-name="ro1">
          <table:table-cell office:value-type="float" office:value="243000">
            <text:p>243000</text:p>
          </table:table-cell>
          <table:table-cell office:value-type="float" office:value="34469.569">
            <text:p>34469,57</text:p>
          </table:table-cell>
          <table:table-cell office:value-type="float" office:value="29992.002">
            <text:p>29992</text:p>
          </table:table-cell>
          <table:table-cell office:value-type="float" office:value="33281.394">
            <text:p>33281,39</text:p>
          </table:table-cell>
          <table:table-cell office:value-type="float" office:value="32974.204">
            <text:p>32974,2</text:p>
          </table:table-cell>
          <table:table-cell office:value-type="float" office:value="38170.351">
            <text:p>38170,35</text:p>
          </table:table-cell>
          <table:table-cell office:value-type="float" office:value="30294.934">
            <text:p>30294,93</text:p>
          </table:table-cell>
        </table:table-row>
        <table:table-row table:style-name="ro1">
          <table:table-cell office:value-type="float" office:value="244000">
            <text:p>244000</text:p>
          </table:table-cell>
          <table:table-cell office:value-type="float" office:value="34525.452">
            <text:p>34525,45</text:p>
          </table:table-cell>
          <table:table-cell office:value-type="float" office:value="30052.216">
            <text:p>30052,22</text:p>
          </table:table-cell>
          <table:table-cell office:value-type="float" office:value="33362.552">
            <text:p>33362,55</text:p>
          </table:table-cell>
          <table:table-cell office:value-type="float" office:value="33036.032">
            <text:p>33036,03</text:p>
          </table:table-cell>
          <table:table-cell office:value-type="float" office:value="38265.908">
            <text:p>38265,91</text:p>
          </table:table-cell>
          <table:table-cell office:value-type="float" office:value="30344.872">
            <text:p>30344,87</text:p>
          </table:table-cell>
        </table:table-row>
        <table:table-row table:style-name="ro1">
          <table:table-cell office:value-type="float" office:value="245000">
            <text:p>245000</text:p>
          </table:table-cell>
          <table:table-cell office:value-type="float" office:value="34581.335">
            <text:p>34581,34</text:p>
          </table:table-cell>
          <table:table-cell office:value-type="float" office:value="30112.43">
            <text:p>30112,43</text:p>
          </table:table-cell>
          <table:table-cell office:value-type="float" office:value="33443.71">
            <text:p>33443,71</text:p>
          </table:table-cell>
          <table:table-cell office:value-type="float" office:value="33097.86">
            <text:p>33097,86</text:p>
          </table:table-cell>
          <table:table-cell office:value-type="float" office:value="38361.465">
            <text:p>38361,47</text:p>
          </table:table-cell>
          <table:table-cell office:value-type="float" office:value="30394.81">
            <text:p>30394,81</text:p>
          </table:table-cell>
        </table:table-row>
        <table:table-row table:style-name="ro1">
          <table:table-cell office:value-type="float" office:value="246000">
            <text:p>246000</text:p>
          </table:table-cell>
          <table:table-cell office:value-type="float" office:value="34637.218">
            <text:p>34637,22</text:p>
          </table:table-cell>
          <table:table-cell office:value-type="float" office:value="30172.644">
            <text:p>30172,64</text:p>
          </table:table-cell>
          <table:table-cell office:value-type="float" office:value="33524.868">
            <text:p>33524,87</text:p>
          </table:table-cell>
          <table:table-cell office:value-type="float" office:value="33159.688">
            <text:p>33159,69</text:p>
          </table:table-cell>
          <table:table-cell office:value-type="float" office:value="38457.022">
            <text:p>38457,02</text:p>
          </table:table-cell>
          <table:table-cell office:value-type="float" office:value="30444.748">
            <text:p>30444,75</text:p>
          </table:table-cell>
        </table:table-row>
        <table:table-row table:style-name="ro1">
          <table:table-cell office:value-type="float" office:value="247000">
            <text:p>247000</text:p>
          </table:table-cell>
          <table:table-cell office:value-type="float" office:value="34693.101">
            <text:p>34693,1</text:p>
          </table:table-cell>
          <table:table-cell office:value-type="float" office:value="30232.858">
            <text:p>30232,86</text:p>
          </table:table-cell>
          <table:table-cell office:value-type="float" office:value="33606.026">
            <text:p>33606,03</text:p>
          </table:table-cell>
          <table:table-cell office:value-type="float" office:value="33221.516">
            <text:p>33221,52</text:p>
          </table:table-cell>
          <table:table-cell office:value-type="float" office:value="38552.579">
            <text:p>38552,58</text:p>
          </table:table-cell>
          <table:table-cell office:value-type="float" office:value="30494.686">
            <text:p>30494,69</text:p>
          </table:table-cell>
        </table:table-row>
        <table:table-row table:style-name="ro1">
          <table:table-cell office:value-type="float" office:value="248000">
            <text:p>248000</text:p>
          </table:table-cell>
          <table:table-cell office:value-type="float" office:value="34748.984">
            <text:p>34748,98</text:p>
          </table:table-cell>
          <table:table-cell office:value-type="float" office:value="30293.072">
            <text:p>30293,07</text:p>
          </table:table-cell>
          <table:table-cell office:value-type="float" office:value="33687.184">
            <text:p>33687,18</text:p>
          </table:table-cell>
          <table:table-cell office:value-type="float" office:value="33283.344">
            <text:p>33283,34</text:p>
          </table:table-cell>
          <table:table-cell office:value-type="float" office:value="38648.136">
            <text:p>38648,14</text:p>
          </table:table-cell>
          <table:table-cell office:value-type="float" office:value="30544.624">
            <text:p>30544,62</text:p>
          </table:table-cell>
        </table:table-row>
        <table:table-row table:style-name="ro1">
          <table:table-cell office:value-type="float" office:value="249000">
            <text:p>249000</text:p>
          </table:table-cell>
          <table:table-cell office:value-type="float" office:value="34804.867">
            <text:p>34804,87</text:p>
          </table:table-cell>
          <table:table-cell office:value-type="float" office:value="30353.286">
            <text:p>30353,29</text:p>
          </table:table-cell>
          <table:table-cell office:value-type="float" office:value="33768.342">
            <text:p>33768,34</text:p>
          </table:table-cell>
          <table:table-cell office:value-type="float" office:value="33345.172">
            <text:p>33345,17</text:p>
          </table:table-cell>
          <table:table-cell office:value-type="float" office:value="38743.693">
            <text:p>38743,69</text:p>
          </table:table-cell>
          <table:table-cell office:value-type="float" office:value="30594.562">
            <text:p>30594,56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34860.75">
            <text:p>34860,75</text:p>
          </table:table-cell>
          <table:table-cell office:value-type="float" office:value="30413.5">
            <text:p>30413,5</text:p>
          </table:table-cell>
          <table:table-cell office:value-type="float" office:value="33849.5">
            <text:p>33849,5</text:p>
          </table:table-cell>
          <table:table-cell office:value-type="float" office:value="33407">
            <text:p>33407</text:p>
          </table:table-cell>
          <table:table-cell office:value-type="float" office:value="38839.25">
            <text:p>38839,25</text:p>
          </table:table-cell>
          <table:table-cell office:value-type="float" office:value="30644.5">
            <text:p>30644,5</text:p>
          </table:table-cell>
        </table:table-row>
        <table:table-row table:style-name="ro1">
          <table:table-cell office:value-type="float" office:value="251000">
            <text:p>251000</text:p>
          </table:table-cell>
          <table:table-cell office:value-type="float" office:value="34916.633">
            <text:p>34916,63</text:p>
          </table:table-cell>
          <table:table-cell office:value-type="float" office:value="30473.714">
            <text:p>30473,71</text:p>
          </table:table-cell>
          <table:table-cell office:value-type="float" office:value="33930.658">
            <text:p>33930,66</text:p>
          </table:table-cell>
          <table:table-cell office:value-type="float" office:value="33468.828">
            <text:p>33468,83</text:p>
          </table:table-cell>
          <table:table-cell office:value-type="float" office:value="38934.807">
            <text:p>38934,81</text:p>
          </table:table-cell>
          <table:table-cell office:value-type="float" office:value="30694.438">
            <text:p>30694,44</text:p>
          </table:table-cell>
        </table:table-row>
        <table:table-row table:style-name="ro1">
          <table:table-cell office:value-type="float" office:value="252000">
            <text:p>252000</text:p>
          </table:table-cell>
          <table:table-cell office:value-type="float" office:value="34972.516">
            <text:p>34972,52</text:p>
          </table:table-cell>
          <table:table-cell office:value-type="float" office:value="30533.928">
            <text:p>30533,93</text:p>
          </table:table-cell>
          <table:table-cell office:value-type="float" office:value="34011.816">
            <text:p>34011,82</text:p>
          </table:table-cell>
          <table:table-cell office:value-type="float" office:value="33530.656">
            <text:p>33530,66</text:p>
          </table:table-cell>
          <table:table-cell office:value-type="float" office:value="39030.364">
            <text:p>39030,36</text:p>
          </table:table-cell>
          <table:table-cell office:value-type="float" office:value="30744.376">
            <text:p>30744,38</text:p>
          </table:table-cell>
        </table:table-row>
        <table:table-row table:style-name="ro1">
          <table:table-cell office:value-type="float" office:value="253000">
            <text:p>253000</text:p>
          </table:table-cell>
          <table:table-cell office:value-type="float" office:value="35028.399">
            <text:p>35028,4</text:p>
          </table:table-cell>
          <table:table-cell office:value-type="float" office:value="30594.142">
            <text:p>30594,14</text:p>
          </table:table-cell>
          <table:table-cell office:value-type="float" office:value="34092.974">
            <text:p>34092,97</text:p>
          </table:table-cell>
          <table:table-cell office:value-type="float" office:value="33592.484">
            <text:p>33592,48</text:p>
          </table:table-cell>
          <table:table-cell office:value-type="float" office:value="39125.921">
            <text:p>39125,92</text:p>
          </table:table-cell>
          <table:table-cell office:value-type="float" office:value="30794.314">
            <text:p>30794,31</text:p>
          </table:table-cell>
        </table:table-row>
        <table:table-row table:style-name="ro1">
          <table:table-cell office:value-type="float" office:value="254000">
            <text:p>254000</text:p>
          </table:table-cell>
          <table:table-cell office:value-type="float" office:value="35084.282">
            <text:p>35084,28</text:p>
          </table:table-cell>
          <table:table-cell office:value-type="float" office:value="30654.356">
            <text:p>30654,36</text:p>
          </table:table-cell>
          <table:table-cell office:value-type="float" office:value="34174.132">
            <text:p>34174,13</text:p>
          </table:table-cell>
          <table:table-cell office:value-type="float" office:value="33654.312">
            <text:p>33654,31</text:p>
          </table:table-cell>
          <table:table-cell office:value-type="float" office:value="39221.478">
            <text:p>39221,48</text:p>
          </table:table-cell>
          <table:table-cell office:value-type="float" office:value="30844.252">
            <text:p>30844,25</text:p>
          </table:table-cell>
        </table:table-row>
        <table:table-row table:style-name="ro1">
          <table:table-cell office:value-type="float" office:value="255000">
            <text:p>255000</text:p>
          </table:table-cell>
          <table:table-cell office:value-type="float" office:value="35260.165">
            <text:p>35260,17</text:p>
          </table:table-cell>
          <table:table-cell office:value-type="float" office:value="30824.57">
            <text:p>30824,57</text:p>
          </table:table-cell>
          <table:table-cell office:value-type="float" office:value="34255.29">
            <text:p>34255,29</text:p>
          </table:table-cell>
          <table:table-cell office:value-type="float" office:value="33716.14">
            <text:p>33716,14</text:p>
          </table:table-cell>
          <table:table-cell office:value-type="float" office:value="39317.035">
            <text:p>39317,04</text:p>
          </table:table-cell>
          <table:table-cell office:value-type="float" office:value="30894.19">
            <text:p>30894,19</text:p>
          </table:table-cell>
        </table:table-row>
        <table:table-row table:style-name="ro1">
          <table:table-cell office:value-type="float" office:value="256000">
            <text:p>256000</text:p>
          </table:table-cell>
          <table:table-cell office:value-type="float" office:value="35316.048">
            <text:p>35316,05</text:p>
          </table:table-cell>
          <table:table-cell office:value-type="float" office:value="30884.784">
            <text:p>30884,78</text:p>
          </table:table-cell>
          <table:table-cell office:value-type="float" office:value="34336.448">
            <text:p>34336,45</text:p>
          </table:table-cell>
          <table:table-cell office:value-type="float" office:value="33777.968">
            <text:p>33777,97</text:p>
          </table:table-cell>
          <table:table-cell office:value-type="float" office:value="39412.592">
            <text:p>39412,59</text:p>
          </table:table-cell>
          <table:table-cell office:value-type="float" office:value="30944.128">
            <text:p>30944,13</text:p>
          </table:table-cell>
        </table:table-row>
        <table:table-row table:style-name="ro1">
          <table:table-cell office:value-type="float" office:value="257000">
            <text:p>257000</text:p>
          </table:table-cell>
          <table:table-cell office:value-type="float" office:value="35371.931">
            <text:p>35371,93</text:p>
          </table:table-cell>
          <table:table-cell office:value-type="float" office:value="30944.998">
            <text:p>30945</text:p>
          </table:table-cell>
          <table:table-cell office:value-type="float" office:value="34417.606">
            <text:p>34417,61</text:p>
          </table:table-cell>
          <table:table-cell office:value-type="float" office:value="33839.796">
            <text:p>33839,8</text:p>
          </table:table-cell>
          <table:table-cell office:value-type="float" office:value="39508.149">
            <text:p>39508,15</text:p>
          </table:table-cell>
          <table:table-cell office:value-type="float" office:value="30994.066">
            <text:p>30994,07</text:p>
          </table:table-cell>
        </table:table-row>
        <table:table-row table:style-name="ro1">
          <table:table-cell office:value-type="float" office:value="258000">
            <text:p>258000</text:p>
          </table:table-cell>
          <table:table-cell office:value-type="float" office:value="35427.814">
            <text:p>35427,81</text:p>
          </table:table-cell>
          <table:table-cell office:value-type="float" office:value="31005.212">
            <text:p>31005,21</text:p>
          </table:table-cell>
          <table:table-cell office:value-type="float" office:value="34498.764">
            <text:p>34498,76</text:p>
          </table:table-cell>
          <table:table-cell office:value-type="float" office:value="33901.624">
            <text:p>33901,62</text:p>
          </table:table-cell>
          <table:table-cell office:value-type="float" office:value="39603.706">
            <text:p>39603,71</text:p>
          </table:table-cell>
          <table:table-cell office:value-type="float" office:value="31044.004">
            <text:p>31044</text:p>
          </table:table-cell>
        </table:table-row>
        <table:table-row table:style-name="ro1">
          <table:table-cell office:value-type="float" office:value="259000">
            <text:p>259000</text:p>
          </table:table-cell>
          <table:table-cell office:value-type="float" office:value="35483.697">
            <text:p>35483,7</text:p>
          </table:table-cell>
          <table:table-cell office:value-type="float" office:value="31065.426">
            <text:p>31065,43</text:p>
          </table:table-cell>
          <table:table-cell office:value-type="float" office:value="34579.922">
            <text:p>34579,92</text:p>
          </table:table-cell>
          <table:table-cell office:value-type="float" office:value="33963.452">
            <text:p>33963,45</text:p>
          </table:table-cell>
          <table:table-cell office:value-type="float" office:value="39699.263">
            <text:p>39699,26</text:p>
          </table:table-cell>
          <table:table-cell office:value-type="float" office:value="31093.942">
            <text:p>31093,94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35539.58">
            <text:p>35539,58</text:p>
          </table:table-cell>
          <table:table-cell office:value-type="float" office:value="31125.64">
            <text:p>31125,64</text:p>
          </table:table-cell>
          <table:table-cell office:value-type="float" office:value="34741.08">
            <text:p>34741,08</text:p>
          </table:table-cell>
          <table:table-cell office:value-type="float" office:value="34375.28">
            <text:p>34375,28</text:p>
          </table:table-cell>
          <table:table-cell office:value-type="float" office:value="39894.82">
            <text:p>39894,82</text:p>
          </table:table-cell>
          <table:table-cell office:value-type="float" office:value="31373.88">
            <text:p>31373,88</text:p>
          </table:table-cell>
        </table:table-row>
        <table:table-row table:style-name="ro1">
          <table:table-cell office:value-type="float" office:value="261000">
            <text:p>261000</text:p>
          </table:table-cell>
          <table:table-cell office:value-type="float" office:value="35595.463">
            <text:p>35595,46</text:p>
          </table:table-cell>
          <table:table-cell office:value-type="float" office:value="31185.854">
            <text:p>31185,85</text:p>
          </table:table-cell>
          <table:table-cell office:value-type="float" office:value="34822.238">
            <text:p>34822,24</text:p>
          </table:table-cell>
          <table:table-cell office:value-type="float" office:value="34437.108">
            <text:p>34437,11</text:p>
          </table:table-cell>
          <table:table-cell office:value-type="float" office:value="39990.377">
            <text:p>39990,38</text:p>
          </table:table-cell>
          <table:table-cell office:value-type="float" office:value="31423.818">
            <text:p>31423,82</text:p>
          </table:table-cell>
        </table:table-row>
        <table:table-row table:style-name="ro1">
          <table:table-cell office:value-type="float" office:value="262000">
            <text:p>262000</text:p>
          </table:table-cell>
          <table:table-cell office:value-type="float" office:value="35651.346">
            <text:p>35651,35</text:p>
          </table:table-cell>
          <table:table-cell office:value-type="float" office:value="31246.068">
            <text:p>31246,07</text:p>
          </table:table-cell>
          <table:table-cell office:value-type="float" office:value="34903.396">
            <text:p>34903,4</text:p>
          </table:table-cell>
          <table:table-cell office:value-type="float" office:value="34498.936">
            <text:p>34498,94</text:p>
          </table:table-cell>
          <table:table-cell office:value-type="float" office:value="40085.934">
            <text:p>40085,93</text:p>
          </table:table-cell>
          <table:table-cell office:value-type="float" office:value="31473.756">
            <text:p>31473,76</text:p>
          </table:table-cell>
        </table:table-row>
        <table:table-row table:style-name="ro1">
          <table:table-cell office:value-type="float" office:value="263000">
            <text:p>263000</text:p>
          </table:table-cell>
          <table:table-cell office:value-type="float" office:value="35707.229">
            <text:p>35707,23</text:p>
          </table:table-cell>
          <table:table-cell office:value-type="float" office:value="31306.282">
            <text:p>31306,28</text:p>
          </table:table-cell>
          <table:table-cell office:value-type="float" office:value="34984.554">
            <text:p>34984,55</text:p>
          </table:table-cell>
          <table:table-cell office:value-type="float" office:value="34560.764">
            <text:p>34560,76</text:p>
          </table:table-cell>
          <table:table-cell office:value-type="float" office:value="40181.491">
            <text:p>40181,49</text:p>
          </table:table-cell>
          <table:table-cell office:value-type="float" office:value="31523.694">
            <text:p>31523,69</text:p>
          </table:table-cell>
        </table:table-row>
        <table:table-row table:style-name="ro1">
          <table:table-cell office:value-type="float" office:value="264000">
            <text:p>264000</text:p>
          </table:table-cell>
          <table:table-cell office:value-type="float" office:value="35763.112">
            <text:p>35763,11</text:p>
          </table:table-cell>
          <table:table-cell office:value-type="float" office:value="31366.496">
            <text:p>31366,5</text:p>
          </table:table-cell>
          <table:table-cell office:value-type="float" office:value="35065.712">
            <text:p>35065,71</text:p>
          </table:table-cell>
          <table:table-cell office:value-type="float" office:value="34622.592">
            <text:p>34622,59</text:p>
          </table:table-cell>
          <table:table-cell office:value-type="float" office:value="40277.048">
            <text:p>40277,05</text:p>
          </table:table-cell>
          <table:table-cell office:value-type="float" office:value="31573.632">
            <text:p>31573,63</text:p>
          </table:table-cell>
        </table:table-row>
        <table:table-row table:style-name="ro1">
          <table:table-cell office:value-type="float" office:value="265000">
            <text:p>265000</text:p>
          </table:table-cell>
          <table:table-cell office:value-type="float" office:value="35818.995">
            <text:p>35819</text:p>
          </table:table-cell>
          <table:table-cell office:value-type="float" office:value="31426.71">
            <text:p>31426,71</text:p>
          </table:table-cell>
          <table:table-cell office:value-type="float" office:value="35146.87">
            <text:p>35146,87</text:p>
          </table:table-cell>
          <table:table-cell office:value-type="float" office:value="34684.42">
            <text:p>34684,42</text:p>
          </table:table-cell>
          <table:table-cell office:value-type="float" office:value="40372.605">
            <text:p>40372,61</text:p>
          </table:table-cell>
          <table:table-cell office:value-type="float" office:value="31623.57">
            <text:p>31623,57</text:p>
          </table:table-cell>
        </table:table-row>
        <table:table-row table:style-name="ro1">
          <table:table-cell office:value-type="float" office:value="266000">
            <text:p>266000</text:p>
          </table:table-cell>
          <table:table-cell office:value-type="float" office:value="35874.878">
            <text:p>35874,88</text:p>
          </table:table-cell>
          <table:table-cell office:value-type="float" office:value="31486.924">
            <text:p>31486,92</text:p>
          </table:table-cell>
          <table:table-cell office:value-type="float" office:value="35228.028">
            <text:p>35228,03</text:p>
          </table:table-cell>
          <table:table-cell office:value-type="float" office:value="34746.248">
            <text:p>34746,25</text:p>
          </table:table-cell>
          <table:table-cell office:value-type="float" office:value="40468.162">
            <text:p>40468,16</text:p>
          </table:table-cell>
          <table:table-cell office:value-type="float" office:value="31673.508">
            <text:p>31673,51</text:p>
          </table:table-cell>
        </table:table-row>
        <table:table-row table:style-name="ro1">
          <table:table-cell office:value-type="float" office:value="267000">
            <text:p>267000</text:p>
          </table:table-cell>
          <table:table-cell office:value-type="float" office:value="35930.761">
            <text:p>35930,76</text:p>
          </table:table-cell>
          <table:table-cell office:value-type="float" office:value="31547.138">
            <text:p>31547,14</text:p>
          </table:table-cell>
          <table:table-cell office:value-type="float" office:value="35309.186">
            <text:p>35309,19</text:p>
          </table:table-cell>
          <table:table-cell office:value-type="float" office:value="34808.076">
            <text:p>34808,08</text:p>
          </table:table-cell>
          <table:table-cell office:value-type="float" office:value="40563.719">
            <text:p>40563,72</text:p>
          </table:table-cell>
          <table:table-cell office:value-type="float" office:value="31723.446">
            <text:p>31723,45</text:p>
          </table:table-cell>
        </table:table-row>
        <table:table-row table:style-name="ro1">
          <table:table-cell office:value-type="float" office:value="268000">
            <text:p>268000</text:p>
          </table:table-cell>
          <table:table-cell office:value-type="float" office:value="35986.644">
            <text:p>35986,64</text:p>
          </table:table-cell>
          <table:table-cell office:value-type="float" office:value="31607.352">
            <text:p>31607,35</text:p>
          </table:table-cell>
          <table:table-cell office:value-type="float" office:value="35390.344">
            <text:p>35390,34</text:p>
          </table:table-cell>
          <table:table-cell office:value-type="float" office:value="34869.904">
            <text:p>34869,9</text:p>
          </table:table-cell>
          <table:table-cell office:value-type="float" office:value="40659.276">
            <text:p>40659,28</text:p>
          </table:table-cell>
          <table:table-cell office:value-type="float" office:value="31773.384">
            <text:p>31773,38</text:p>
          </table:table-cell>
        </table:table-row>
        <table:table-row table:style-name="ro1">
          <table:table-cell office:value-type="float" office:value="269000">
            <text:p>269000</text:p>
          </table:table-cell>
          <table:table-cell office:value-type="float" office:value="36042.527">
            <text:p>36042,53</text:p>
          </table:table-cell>
          <table:table-cell office:value-type="float" office:value="31667.566">
            <text:p>31667,57</text:p>
          </table:table-cell>
          <table:table-cell office:value-type="float" office:value="35471.502">
            <text:p>35471,5</text:p>
          </table:table-cell>
          <table:table-cell office:value-type="float" office:value="34931.732">
            <text:p>34931,73</text:p>
          </table:table-cell>
          <table:table-cell office:value-type="float" office:value="40754.833">
            <text:p>40754,83</text:p>
          </table:table-cell>
          <table:table-cell office:value-type="float" office:value="31823.322">
            <text:p>31823,32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36968.41">
            <text:p>36968,41</text:p>
          </table:table-cell>
          <table:table-cell office:value-type="float" office:value="32387.78">
            <text:p>32387,78</text:p>
          </table:table-cell>
          <table:table-cell office:value-type="float" office:value="35552.66">
            <text:p>35552,66</text:p>
          </table:table-cell>
          <table:table-cell office:value-type="float" office:value="34993.56">
            <text:p>34993,56</text:p>
          </table:table-cell>
          <table:table-cell office:value-type="float" office:value="40850.39">
            <text:p>40850,39</text:p>
          </table:table-cell>
          <table:table-cell office:value-type="float" office:value="32473.26">
            <text:p>32473,26</text:p>
          </table:table-cell>
        </table:table-row>
        <table:table-row table:style-name="ro1">
          <table:table-cell office:value-type="float" office:value="271000">
            <text:p>271000</text:p>
          </table:table-cell>
          <table:table-cell office:value-type="float" office:value="37024.293">
            <text:p>37024,29</text:p>
          </table:table-cell>
          <table:table-cell office:value-type="float" office:value="32447.994">
            <text:p>32447,99</text:p>
          </table:table-cell>
          <table:table-cell office:value-type="float" office:value="35633.818">
            <text:p>35633,82</text:p>
          </table:table-cell>
          <table:table-cell office:value-type="float" office:value="35055.388">
            <text:p>35055,39</text:p>
          </table:table-cell>
          <table:table-cell office:value-type="float" office:value="40945.947">
            <text:p>40945,95</text:p>
          </table:table-cell>
          <table:table-cell office:value-type="float" office:value="32523.198">
            <text:p>32523,2</text:p>
          </table:table-cell>
        </table:table-row>
        <table:table-row table:style-name="ro1">
          <table:table-cell office:value-type="float" office:value="272000">
            <text:p>272000</text:p>
          </table:table-cell>
          <table:table-cell office:value-type="float" office:value="37080.176">
            <text:p>37080,18</text:p>
          </table:table-cell>
          <table:table-cell office:value-type="float" office:value="32508.208">
            <text:p>32508,21</text:p>
          </table:table-cell>
          <table:table-cell office:value-type="float" office:value="35714.976">
            <text:p>35714,98</text:p>
          </table:table-cell>
          <table:table-cell office:value-type="float" office:value="35117.216">
            <text:p>35117,22</text:p>
          </table:table-cell>
          <table:table-cell office:value-type="float" office:value="41041.504">
            <text:p>41041,5</text:p>
          </table:table-cell>
          <table:table-cell office:value-type="float" office:value="32573.136">
            <text:p>32573,14</text:p>
          </table:table-cell>
        </table:table-row>
        <table:table-row table:style-name="ro1">
          <table:table-cell office:value-type="float" office:value="273000">
            <text:p>273000</text:p>
          </table:table-cell>
          <table:table-cell office:value-type="float" office:value="37136.059">
            <text:p>37136,06</text:p>
          </table:table-cell>
          <table:table-cell office:value-type="float" office:value="32568.422">
            <text:p>32568,42</text:p>
          </table:table-cell>
          <table:table-cell office:value-type="float" office:value="35796.134">
            <text:p>35796,13</text:p>
          </table:table-cell>
          <table:table-cell office:value-type="float" office:value="35179.044">
            <text:p>35179,04</text:p>
          </table:table-cell>
          <table:table-cell office:value-type="float" office:value="41137.061">
            <text:p>41137,06</text:p>
          </table:table-cell>
          <table:table-cell office:value-type="float" office:value="32623.074">
            <text:p>32623,07</text:p>
          </table:table-cell>
        </table:table-row>
        <table:table-row table:style-name="ro1">
          <table:table-cell office:value-type="float" office:value="274000">
            <text:p>274000</text:p>
          </table:table-cell>
          <table:table-cell office:value-type="float" office:value="37191.942">
            <text:p>37191,94</text:p>
          </table:table-cell>
          <table:table-cell office:value-type="float" office:value="32628.636">
            <text:p>32628,64</text:p>
          </table:table-cell>
          <table:table-cell office:value-type="float" office:value="35877.292">
            <text:p>35877,29</text:p>
          </table:table-cell>
          <table:table-cell office:value-type="float" office:value="35240.872">
            <text:p>35240,87</text:p>
          </table:table-cell>
          <table:table-cell office:value-type="float" office:value="41232.618">
            <text:p>41232,62</text:p>
          </table:table-cell>
          <table:table-cell office:value-type="float" office:value="32673.012">
            <text:p>32673,01</text:p>
          </table:table-cell>
        </table:table-row>
        <table:table-row table:style-name="ro1">
          <table:table-cell office:value-type="float" office:value="275000">
            <text:p>275000</text:p>
          </table:table-cell>
          <table:table-cell office:value-type="float" office:value="37247.825">
            <text:p>37247,83</text:p>
          </table:table-cell>
          <table:table-cell office:value-type="float" office:value="32688.85">
            <text:p>32688,85</text:p>
          </table:table-cell>
          <table:table-cell office:value-type="float" office:value="35958.45">
            <text:p>35958,45</text:p>
          </table:table-cell>
          <table:table-cell office:value-type="float" office:value="35302.7">
            <text:p>35302,7</text:p>
          </table:table-cell>
          <table:table-cell office:value-type="float" office:value="41328.175">
            <text:p>41328,18</text:p>
          </table:table-cell>
          <table:table-cell office:value-type="float" office:value="32722.95">
            <text:p>32722,95</text:p>
          </table:table-cell>
        </table:table-row>
        <table:table-row table:style-name="ro1">
          <table:table-cell office:value-type="float" office:value="276000">
            <text:p>276000</text:p>
          </table:table-cell>
          <table:table-cell office:value-type="float" office:value="37303.708">
            <text:p>37303,71</text:p>
          </table:table-cell>
          <table:table-cell office:value-type="float" office:value="32749.064">
            <text:p>32749,06</text:p>
          </table:table-cell>
          <table:table-cell office:value-type="float" office:value="36039.608">
            <text:p>36039,61</text:p>
          </table:table-cell>
          <table:table-cell office:value-type="float" office:value="35364.528">
            <text:p>35364,53</text:p>
          </table:table-cell>
          <table:table-cell office:value-type="float" office:value="41423.732">
            <text:p>41423,73</text:p>
          </table:table-cell>
          <table:table-cell office:value-type="float" office:value="32772.888">
            <text:p>32772,89</text:p>
          </table:table-cell>
        </table:table-row>
        <table:table-row table:style-name="ro1">
          <table:table-cell office:value-type="float" office:value="277000">
            <text:p>277000</text:p>
          </table:table-cell>
          <table:table-cell office:value-type="float" office:value="37359.591">
            <text:p>37359,59</text:p>
          </table:table-cell>
          <table:table-cell office:value-type="float" office:value="32809.278">
            <text:p>32809,28</text:p>
          </table:table-cell>
          <table:table-cell office:value-type="float" office:value="36120.766">
            <text:p>36120,77</text:p>
          </table:table-cell>
          <table:table-cell office:value-type="float" office:value="35426.356">
            <text:p>35426,36</text:p>
          </table:table-cell>
          <table:table-cell office:value-type="float" office:value="41519.289">
            <text:p>41519,29</text:p>
          </table:table-cell>
          <table:table-cell office:value-type="float" office:value="32822.826">
            <text:p>32822,83</text:p>
          </table:table-cell>
        </table:table-row>
        <table:table-row table:style-name="ro1">
          <table:table-cell office:value-type="float" office:value="278000">
            <text:p>278000</text:p>
          </table:table-cell>
          <table:table-cell office:value-type="float" office:value="37415.474">
            <text:p>37415,47</text:p>
          </table:table-cell>
          <table:table-cell office:value-type="float" office:value="32869.492">
            <text:p>32869,49</text:p>
          </table:table-cell>
          <table:table-cell office:value-type="float" office:value="36201.924">
            <text:p>36201,92</text:p>
          </table:table-cell>
          <table:table-cell office:value-type="float" office:value="35488.184">
            <text:p>35488,18</text:p>
          </table:table-cell>
          <table:table-cell office:value-type="float" office:value="41614.846">
            <text:p>41614,85</text:p>
          </table:table-cell>
          <table:table-cell office:value-type="float" office:value="32872.764">
            <text:p>32872,76</text:p>
          </table:table-cell>
        </table:table-row>
        <table:table-row table:style-name="ro1">
          <table:table-cell office:value-type="float" office:value="279000">
            <text:p>279000</text:p>
          </table:table-cell>
          <table:table-cell office:value-type="float" office:value="37471.357">
            <text:p>37471,36</text:p>
          </table:table-cell>
          <table:table-cell office:value-type="float" office:value="32929.706">
            <text:p>32929,71</text:p>
          </table:table-cell>
          <table:table-cell office:value-type="float" office:value="36283.082">
            <text:p>36283,08</text:p>
          </table:table-cell>
          <table:table-cell office:value-type="float" office:value="35550.012">
            <text:p>35550,01</text:p>
          </table:table-cell>
          <table:table-cell office:value-type="float" office:value="41710.403">
            <text:p>41710,4</text:p>
          </table:table-cell>
          <table:table-cell office:value-type="float" office:value="32922.702">
            <text:p>32922,7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37527.24">
            <text:p>37527,24</text:p>
          </table:table-cell>
          <table:table-cell office:value-type="float" office:value="32989.92">
            <text:p>32989,92</text:p>
          </table:table-cell>
          <table:table-cell office:value-type="float" office:value="36444.24">
            <text:p>36444,24</text:p>
          </table:table-cell>
          <table:table-cell office:value-type="float" office:value="35961.84">
            <text:p>35961,84</text:p>
          </table:table-cell>
          <table:table-cell office:value-type="float" office:value="41905.96">
            <text:p>41905,96</text:p>
          </table:table-cell>
          <table:table-cell office:value-type="float" office:value="33202.64">
            <text:p>33202,64</text:p>
          </table:table-cell>
        </table:table-row>
        <table:table-row table:style-name="ro1">
          <table:table-cell office:value-type="float" office:value="281000">
            <text:p>281000</text:p>
          </table:table-cell>
          <table:table-cell office:value-type="float" office:value="37583.123">
            <text:p>37583,12</text:p>
          </table:table-cell>
          <table:table-cell office:value-type="float" office:value="33050.134">
            <text:p>33050,13</text:p>
          </table:table-cell>
          <table:table-cell office:value-type="float" office:value="36525.398">
            <text:p>36525,4</text:p>
          </table:table-cell>
          <table:table-cell office:value-type="float" office:value="36023.668">
            <text:p>36023,67</text:p>
          </table:table-cell>
          <table:table-cell office:value-type="float" office:value="42001.517">
            <text:p>42001,52</text:p>
          </table:table-cell>
          <table:table-cell office:value-type="float" office:value="33252.578">
            <text:p>33252,58</text:p>
          </table:table-cell>
        </table:table-row>
        <table:table-row table:style-name="ro1">
          <table:table-cell office:value-type="float" office:value="282000">
            <text:p>282000</text:p>
          </table:table-cell>
          <table:table-cell office:value-type="float" office:value="38173.006">
            <text:p>38173,01</text:p>
          </table:table-cell>
          <table:table-cell office:value-type="float" office:value="33490.348">
            <text:p>33490,35</text:p>
          </table:table-cell>
          <table:table-cell office:value-type="float" office:value="36956.556">
            <text:p>36956,56</text:p>
          </table:table-cell>
          <table:table-cell office:value-type="float" office:value="36535.496">
            <text:p>36535,5</text:p>
          </table:table-cell>
          <table:table-cell office:value-type="float" office:value="42447.074">
            <text:p>42447,07</text:p>
          </table:table-cell>
          <table:table-cell office:value-type="float" office:value="33682.516">
            <text:p>33682,52</text:p>
          </table:table-cell>
        </table:table-row>
        <table:table-row table:style-name="ro1">
          <table:table-cell office:value-type="float" office:value="283000">
            <text:p>283000</text:p>
          </table:table-cell>
          <table:table-cell office:value-type="float" office:value="38228.889">
            <text:p>38228,89</text:p>
          </table:table-cell>
          <table:table-cell office:value-type="float" office:value="33550.562">
            <text:p>33550,56</text:p>
          </table:table-cell>
          <table:table-cell office:value-type="float" office:value="37037.714">
            <text:p>37037,71</text:p>
          </table:table-cell>
          <table:table-cell office:value-type="float" office:value="36597.324">
            <text:p>36597,32</text:p>
          </table:table-cell>
          <table:table-cell office:value-type="float" office:value="42542.631">
            <text:p>42542,63</text:p>
          </table:table-cell>
          <table:table-cell office:value-type="float" office:value="33732.454">
            <text:p>33732,45</text:p>
          </table:table-cell>
        </table:table-row>
        <table:table-row table:style-name="ro1">
          <table:table-cell office:value-type="float" office:value="284000">
            <text:p>284000</text:p>
          </table:table-cell>
          <table:table-cell office:value-type="float" office:value="38284.772">
            <text:p>38284,77</text:p>
          </table:table-cell>
          <table:table-cell office:value-type="float" office:value="33610.776">
            <text:p>33610,78</text:p>
          </table:table-cell>
          <table:table-cell office:value-type="float" office:value="37118.872">
            <text:p>37118,87</text:p>
          </table:table-cell>
          <table:table-cell office:value-type="float" office:value="36659.152">
            <text:p>36659,15</text:p>
          </table:table-cell>
          <table:table-cell office:value-type="float" office:value="42638.188">
            <text:p>42638,19</text:p>
          </table:table-cell>
          <table:table-cell office:value-type="float" office:value="33782.392">
            <text:p>33782,39</text:p>
          </table:table-cell>
        </table:table-row>
        <table:table-row table:style-name="ro1">
          <table:table-cell office:value-type="float" office:value="285000">
            <text:p>285000</text:p>
          </table:table-cell>
          <table:table-cell office:value-type="float" office:value="38460.655">
            <text:p>38460,66</text:p>
          </table:table-cell>
          <table:table-cell office:value-type="float" office:value="33780.99">
            <text:p>33780,99</text:p>
          </table:table-cell>
          <table:table-cell office:value-type="float" office:value="37200.03">
            <text:p>37200,03</text:p>
          </table:table-cell>
          <table:table-cell office:value-type="float" office:value="36720.98">
            <text:p>36720,98</text:p>
          </table:table-cell>
          <table:table-cell office:value-type="float" office:value="42733.745">
            <text:p>42733,75</text:p>
          </table:table-cell>
          <table:table-cell office:value-type="float" office:value="33832.33">
            <text:p>33832,33</text:p>
          </table:table-cell>
        </table:table-row>
        <table:table-row table:style-name="ro1">
          <table:table-cell office:value-type="float" office:value="286000">
            <text:p>286000</text:p>
          </table:table-cell>
          <table:table-cell office:value-type="float" office:value="38516.538">
            <text:p>38516,54</text:p>
          </table:table-cell>
          <table:table-cell office:value-type="float" office:value="33841.204">
            <text:p>33841,2</text:p>
          </table:table-cell>
          <table:table-cell office:value-type="float" office:value="37281.188">
            <text:p>37281,19</text:p>
          </table:table-cell>
          <table:table-cell office:value-type="float" office:value="36782.808">
            <text:p>36782,81</text:p>
          </table:table-cell>
          <table:table-cell office:value-type="float" office:value="42829.302">
            <text:p>42829,3</text:p>
          </table:table-cell>
          <table:table-cell office:value-type="float" office:value="33882.268">
            <text:p>33882,27</text:p>
          </table:table-cell>
        </table:table-row>
        <table:table-row table:style-name="ro1">
          <table:table-cell office:value-type="float" office:value="287000">
            <text:p>287000</text:p>
          </table:table-cell>
          <table:table-cell office:value-type="float" office:value="38572.421">
            <text:p>38572,42</text:p>
          </table:table-cell>
          <table:table-cell office:value-type="float" office:value="33901.418">
            <text:p>33901,42</text:p>
          </table:table-cell>
          <table:table-cell office:value-type="float" office:value="37362.346">
            <text:p>37362,35</text:p>
          </table:table-cell>
          <table:table-cell office:value-type="float" office:value="36844.636">
            <text:p>36844,64</text:p>
          </table:table-cell>
          <table:table-cell office:value-type="float" office:value="42924.859">
            <text:p>42924,86</text:p>
          </table:table-cell>
          <table:table-cell office:value-type="float" office:value="33932.206">
            <text:p>33932,21</text:p>
          </table:table-cell>
        </table:table-row>
        <table:table-row table:style-name="ro1">
          <table:table-cell office:value-type="float" office:value="288000">
            <text:p>288000</text:p>
          </table:table-cell>
          <table:table-cell office:value-type="float" office:value="38628.304">
            <text:p>38628,3</text:p>
          </table:table-cell>
          <table:table-cell office:value-type="float" office:value="33961.632">
            <text:p>33961,63</text:p>
          </table:table-cell>
          <table:table-cell office:value-type="float" office:value="37443.504">
            <text:p>37443,5</text:p>
          </table:table-cell>
          <table:table-cell office:value-type="float" office:value="36906.464">
            <text:p>36906,46</text:p>
          </table:table-cell>
          <table:table-cell office:value-type="float" office:value="43020.416">
            <text:p>43020,42</text:p>
          </table:table-cell>
          <table:table-cell office:value-type="float" office:value="33982.144">
            <text:p>33982,14</text:p>
          </table:table-cell>
        </table:table-row>
        <table:table-row table:style-name="ro1">
          <table:table-cell office:value-type="float" office:value="289000">
            <text:p>289000</text:p>
          </table:table-cell>
          <table:table-cell office:value-type="float" office:value="38684.187">
            <text:p>38684,19</text:p>
          </table:table-cell>
          <table:table-cell office:value-type="float" office:value="34021.846">
            <text:p>34021,85</text:p>
          </table:table-cell>
          <table:table-cell office:value-type="float" office:value="37524.662">
            <text:p>37524,66</text:p>
          </table:table-cell>
          <table:table-cell office:value-type="float" office:value="36968.292">
            <text:p>36968,29</text:p>
          </table:table-cell>
          <table:table-cell office:value-type="float" office:value="43115.973">
            <text:p>43115,97</text:p>
          </table:table-cell>
          <table:table-cell office:value-type="float" office:value="34032.082">
            <text:p>34032,08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38740.07">
            <text:p>38740,07</text:p>
          </table:table-cell>
          <table:table-cell office:value-type="float" office:value="34082.06">
            <text:p>34082,06</text:p>
          </table:table-cell>
          <table:table-cell office:value-type="float" office:value="37605.82">
            <text:p>37605,82</text:p>
          </table:table-cell>
          <table:table-cell office:value-type="float" office:value="37030.12">
            <text:p>37030,12</text:p>
          </table:table-cell>
          <table:table-cell office:value-type="float" office:value="43211.53">
            <text:p>43211,53</text:p>
          </table:table-cell>
          <table:table-cell office:value-type="float" office:value="34082.02">
            <text:p>34082,02</text:p>
          </table:table-cell>
        </table:table-row>
        <table:table-row table:style-name="ro1">
          <table:table-cell office:value-type="float" office:value="291000">
            <text:p>291000</text:p>
          </table:table-cell>
          <table:table-cell office:value-type="float" office:value="38795.953">
            <text:p>38795,95</text:p>
          </table:table-cell>
          <table:table-cell office:value-type="float" office:value="34142.274">
            <text:p>34142,27</text:p>
          </table:table-cell>
          <table:table-cell office:value-type="float" office:value="37686.978">
            <text:p>37686,98</text:p>
          </table:table-cell>
          <table:table-cell office:value-type="float" office:value="37091.948">
            <text:p>37091,95</text:p>
          </table:table-cell>
          <table:table-cell office:value-type="float" office:value="43307.087">
            <text:p>43307,09</text:p>
          </table:table-cell>
          <table:table-cell office:value-type="float" office:value="34131.958">
            <text:p>34131,96</text:p>
          </table:table-cell>
        </table:table-row>
        <table:table-row table:style-name="ro1">
          <table:table-cell office:value-type="float" office:value="292000">
            <text:p>292000</text:p>
          </table:table-cell>
          <table:table-cell office:value-type="float" office:value="38851.836">
            <text:p>38851,84</text:p>
          </table:table-cell>
          <table:table-cell office:value-type="float" office:value="34202.488">
            <text:p>34202,49</text:p>
          </table:table-cell>
          <table:table-cell office:value-type="float" office:value="37768.136">
            <text:p>37768,14</text:p>
          </table:table-cell>
          <table:table-cell office:value-type="float" office:value="37153.776">
            <text:p>37153,78</text:p>
          </table:table-cell>
          <table:table-cell office:value-type="float" office:value="43402.644">
            <text:p>43402,64</text:p>
          </table:table-cell>
          <table:table-cell office:value-type="float" office:value="34181.896">
            <text:p>34181,9</text:p>
          </table:table-cell>
        </table:table-row>
        <table:table-row table:style-name="ro1">
          <table:table-cell office:value-type="float" office:value="293000">
            <text:p>293000</text:p>
          </table:table-cell>
          <table:table-cell office:value-type="float" office:value="38907.719">
            <text:p>38907,72</text:p>
          </table:table-cell>
          <table:table-cell office:value-type="float" office:value="34262.702">
            <text:p>34262,7</text:p>
          </table:table-cell>
          <table:table-cell office:value-type="float" office:value="37849.294">
            <text:p>37849,29</text:p>
          </table:table-cell>
          <table:table-cell office:value-type="float" office:value="37215.604">
            <text:p>37215,6</text:p>
          </table:table-cell>
          <table:table-cell office:value-type="float" office:value="43498.201">
            <text:p>43498,2</text:p>
          </table:table-cell>
          <table:table-cell office:value-type="float" office:value="34231.834">
            <text:p>34231,83</text:p>
          </table:table-cell>
        </table:table-row>
        <table:table-row table:style-name="ro1">
          <table:table-cell office:value-type="float" office:value="294000">
            <text:p>294000</text:p>
          </table:table-cell>
          <table:table-cell office:value-type="float" office:value="38963.602">
            <text:p>38963,6</text:p>
          </table:table-cell>
          <table:table-cell office:value-type="float" office:value="34322.916">
            <text:p>34322,92</text:p>
          </table:table-cell>
          <table:table-cell office:value-type="float" office:value="37930.452">
            <text:p>37930,45</text:p>
          </table:table-cell>
          <table:table-cell office:value-type="float" office:value="37277.432">
            <text:p>37277,43</text:p>
          </table:table-cell>
          <table:table-cell office:value-type="float" office:value="43593.758">
            <text:p>43593,76</text:p>
          </table:table-cell>
          <table:table-cell office:value-type="float" office:value="34281.772">
            <text:p>34281,77</text:p>
          </table:table-cell>
        </table:table-row>
        <table:table-row table:style-name="ro1">
          <table:table-cell office:value-type="float" office:value="295000">
            <text:p>295000</text:p>
          </table:table-cell>
          <table:table-cell office:value-type="float" office:value="39019.485">
            <text:p>39019,49</text:p>
          </table:table-cell>
          <table:table-cell office:value-type="float" office:value="34383.13">
            <text:p>34383,13</text:p>
          </table:table-cell>
          <table:table-cell office:value-type="float" office:value="38011.61">
            <text:p>38011,61</text:p>
          </table:table-cell>
          <table:table-cell office:value-type="float" office:value="37339.26">
            <text:p>37339,26</text:p>
          </table:table-cell>
          <table:table-cell office:value-type="float" office:value="43689.315">
            <text:p>43689,32</text:p>
          </table:table-cell>
          <table:table-cell office:value-type="float" office:value="34331.71">
            <text:p>34331,71</text:p>
          </table:table-cell>
        </table:table-row>
        <table:table-row table:style-name="ro1">
          <table:table-cell office:value-type="float" office:value="296000">
            <text:p>296000</text:p>
          </table:table-cell>
          <table:table-cell office:value-type="float" office:value="39075.368">
            <text:p>39075,37</text:p>
          </table:table-cell>
          <table:table-cell office:value-type="float" office:value="34443.344">
            <text:p>34443,34</text:p>
          </table:table-cell>
          <table:table-cell office:value-type="float" office:value="38092.768">
            <text:p>38092,77</text:p>
          </table:table-cell>
          <table:table-cell office:value-type="float" office:value="37401.088">
            <text:p>37401,09</text:p>
          </table:table-cell>
          <table:table-cell office:value-type="float" office:value="43784.872">
            <text:p>43784,87</text:p>
          </table:table-cell>
          <table:table-cell office:value-type="float" office:value="34381.648">
            <text:p>34381,65</text:p>
          </table:table-cell>
        </table:table-row>
        <table:table-row table:style-name="ro1">
          <table:table-cell office:value-type="float" office:value="297000">
            <text:p>297000</text:p>
          </table:table-cell>
          <table:table-cell office:value-type="float" office:value="39131.251">
            <text:p>39131,25</text:p>
          </table:table-cell>
          <table:table-cell office:value-type="float" office:value="34503.558">
            <text:p>34503,56</text:p>
          </table:table-cell>
          <table:table-cell office:value-type="float" office:value="38173.926">
            <text:p>38173,93</text:p>
          </table:table-cell>
          <table:table-cell office:value-type="float" office:value="37462.916">
            <text:p>37462,92</text:p>
          </table:table-cell>
          <table:table-cell office:value-type="float" office:value="43880.429">
            <text:p>43880,43</text:p>
          </table:table-cell>
          <table:table-cell office:value-type="float" office:value="34431.586">
            <text:p>34431,59</text:p>
          </table:table-cell>
        </table:table-row>
        <table:table-row table:style-name="ro1">
          <table:table-cell office:value-type="float" office:value="298000">
            <text:p>298000</text:p>
          </table:table-cell>
          <table:table-cell office:value-type="float" office:value="39187.134">
            <text:p>39187,13</text:p>
          </table:table-cell>
          <table:table-cell office:value-type="float" office:value="34563.772">
            <text:p>34563,77</text:p>
          </table:table-cell>
          <table:table-cell office:value-type="float" office:value="38255.084">
            <text:p>38255,08</text:p>
          </table:table-cell>
          <table:table-cell office:value-type="float" office:value="37524.744">
            <text:p>37524,74</text:p>
          </table:table-cell>
          <table:table-cell office:value-type="float" office:value="43975.986">
            <text:p>43975,99</text:p>
          </table:table-cell>
          <table:table-cell office:value-type="float" office:value="34481.524">
            <text:p>34481,52</text:p>
          </table:table-cell>
        </table:table-row>
        <table:table-row table:style-name="ro1">
          <table:table-cell office:value-type="float" office:value="299000">
            <text:p>299000</text:p>
          </table:table-cell>
          <table:table-cell office:value-type="float" office:value="39243.017">
            <text:p>39243,02</text:p>
          </table:table-cell>
          <table:table-cell office:value-type="float" office:value="34623.986">
            <text:p>34623,99</text:p>
          </table:table-cell>
          <table:table-cell office:value-type="float" office:value="38336.242">
            <text:p>38336,24</text:p>
          </table:table-cell>
          <table:table-cell office:value-type="float" office:value="37586.572">
            <text:p>37586,57</text:p>
          </table:table-cell>
          <table:table-cell office:value-type="float" office:value="44071.543">
            <text:p>44071,54</text:p>
          </table:table-cell>
          <table:table-cell office:value-type="float" office:value="34531.462">
            <text:p>34531,46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39418.9">
            <text:p>39418,9</text:p>
          </table:table-cell>
          <table:table-cell office:value-type="float" office:value="34794.2">
            <text:p>34794,2</text:p>
          </table:table-cell>
          <table:table-cell office:value-type="float" office:value="38497.4">
            <text:p>38497,4</text:p>
          </table:table-cell>
          <table:table-cell office:value-type="float" office:value="37998.4">
            <text:p>37998,4</text:p>
          </table:table-cell>
          <table:table-cell office:value-type="float" office:value="44267.1">
            <text:p>44267,1</text:p>
          </table:table-cell>
          <table:table-cell office:value-type="float" office:value="34811.4">
            <text:p>34811,4</text:p>
          </table:table-cell>
        </table:table-row>
      </table:table>
      <table:table table:name="GraphCar" table:style-name="ta1" table:print="false">
        <table:table-column table:style-name="co8" table:default-cell-style-name="Default"/>
        <table:table-row table:style-name="ro1">
          <table:table-cell>
            <draw:frame table:end-cell-address="GraphCar.N30" table:end-x="1.339cm" table:end-y="0.399cm" draw:z-index="0" draw:style-name="gr1" svg:width="30.693cm" svg:height="13.495cm" svg:x="0.001cm" svg:y="0.001cm">
              <draw:object draw:notify-on-update-of-ranges="DataCar.A2:DataCar.A302 DataCar.B1:DataCar.B1 DataCar.B2:DataCar.B302 DataCar.A2:DataCar.A302 DataCar.C1:DataCar.C1 DataCar.C2:DataCar.C302 DataCar.A2:DataCar.A302 DataCar.D1:DataCar.D1 DataCar.D2:DataCar.D302 DataCar.A2:DataCar.A302 DataCar.E1:DataCar.E1 DataCar.E2:DataCar.E302 DataCar.A2:DataCar.A302 DataCar.F1:DataCar.F1 DataCar.F2:DataCar.F302 DataCar.A2:DataCar.A302 DataCar.G1:DataCar.G1 DataCar.G2:DataCar.G30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04/11/2010</text:date>, <text:time>07:2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0-11-04T07:20:56.62</dc:date>
    <dc:creator>Pierre Contri</dc:creator>
    <meta:editing-duration>PT00H03M30S</meta:editing-duration>
    <meta:editing-cycles>1</meta:editing-cycles>
    <meta:document-statistic meta:table-count="2" meta:cell-count="2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94cm" svg:height="13.496cm" xlink:href=".." chart:class="chart:scatter" chart:style-name="ch1">
        <chart:legend chart:legend-position="end" svg:x="26.415cm" svg:y="5.373cm" chart:style-name="ch2"/>
        <chart:plot-area chart:style-name="ch3" table:cell-range-address="DataCar.A1:DataCar.G302" chart:data-source-has-labels="row" svg:x="0.613cm" svg:y="0.269cm" svg:width="25.19cm" svg:height="12.68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Car.B2:DataCar.B302" chart:label-cell-address="DataCar.B1:DataCar.B1" chart:class="chart:scatter">
            <chart:domain table:cell-range-address="DataCar.A2:DataCar.A302"/>
            <chart:data-point chart:repeated="301"/>
          </chart:series>
          <chart:series chart:style-name="ch7" chart:values-cell-range-address="DataCar.C2:DataCar.C302" chart:label-cell-address="DataCar.C1:DataCar.C1" chart:class="chart:scatter">
            <chart:data-point chart:repeated="301"/>
          </chart:series>
          <chart:series chart:style-name="ch8" chart:values-cell-range-address="DataCar.D2:DataCar.D302" chart:label-cell-address="DataCar.D1:DataCar.D1" chart:class="chart:scatter">
            <chart:data-point chart:repeated="301"/>
          </chart:series>
          <chart:series chart:style-name="ch9" chart:values-cell-range-address="DataCar.E2:DataCar.E302" chart:label-cell-address="DataCar.E1:DataCar.E1" chart:class="chart:scatter">
            <chart:data-point chart:repeated="301"/>
          </chart:series>
          <chart:series chart:style-name="ch10" chart:values-cell-range-address="DataCar.F2:DataCar.F302" chart:label-cell-address="DataCar.F1:DataCar.F1" chart:class="chart:scatter">
            <chart:data-point chart:repeated="301"/>
          </chart:series>
          <chart:series chart:style-name="ch11" chart:values-cell-range-address="DataCar.G2:DataCar.G302" chart:label-cell-address="DataCar.G1:DataCar.G1" chart:class="chart:scatter">
            <chart:data-point chart:repeated="3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DataCar.B1:DataCar.B1">Skoda Fabia 1.4 TDI</text:p>
              </table:table-cell>
              <table:table-cell office:value-type="string">
                <text:p text:id="DataCar.C1:DataCar.C1">Toyota Aygo 1.1</text:p>
              </table:table-cell>
              <table:table-cell office:value-type="string">
                <text:p text:id="DataCar.D1:DataCar.D1">Dacia Logan 1.2</text:p>
              </table:table-cell>
              <table:table-cell office:value-type="string">
                <text:p text:id="DataCar.E1:DataCar.E1">Renaut Clio Campus 1.5</text:p>
              </table:table-cell>
              <table:table-cell office:value-type="string">
                <text:p text:id="DataCar.F1:DataCar.F1">Dacia Sandero 1.2</text:p>
              </table:table-cell>
              <table:table-cell office:value-type="string">
                <text:p text:id="DataCar.G1:DataCar.G1">Toyota Aygo 1.2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DataCar.A2:DataCar.A302">0</text:p>
              </table:table-cell>
              <table:table-cell office:value-type="float" office:value="14800">
                <text:p text:id="DataCar.B2:DataCar.B302">14800</text:p>
              </table:table-cell>
              <table:table-cell office:value-type="float" office:value="10600">
                <text:p text:id="DataCar.C2:DataCar.C302">10600</text:p>
              </table:table-cell>
              <table:table-cell office:value-type="float" office:value="9500">
                <text:p text:id="DataCar.D2:DataCar.D302">9500</text:p>
              </table:table-cell>
              <table:table-cell office:value-type="float" office:value="11500">
                <text:p text:id="DataCar.E2:DataCar.E302">11500</text:p>
              </table:table-cell>
              <table:table-cell office:value-type="float" office:value="10500">
                <text:p text:id="DataCar.F2:DataCar.F302">10500</text:p>
              </table:table-cell>
              <table:table-cell office:value-type="float" office:value="12300">
                <text:p text:id="DataCar.G2:DataCar.G302">123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4855.883">
                <text:p>14855.883</text:p>
              </table:table-cell>
              <table:table-cell office:value-type="float" office:value="10660.214">
                <text:p>10660.214</text:p>
              </table:table-cell>
              <table:table-cell office:value-type="float" office:value="9581.158">
                <text:p>9581.158</text:p>
              </table:table-cell>
              <table:table-cell office:value-type="float" office:value="11561.828">
                <text:p>11561.828</text:p>
              </table:table-cell>
              <table:table-cell office:value-type="float" office:value="10595.557">
                <text:p>10595.557</text:p>
              </table:table-cell>
              <table:table-cell office:value-type="float" office:value="12349.938">
                <text:p>12349.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4911.766">
                <text:p>14911.766</text:p>
              </table:table-cell>
              <table:table-cell office:value-type="float" office:value="10720.428">
                <text:p>10720.428</text:p>
              </table:table-cell>
              <table:table-cell office:value-type="float" office:value="9662.316">
                <text:p>9662.316</text:p>
              </table:table-cell>
              <table:table-cell office:value-type="float" office:value="11623.656">
                <text:p>11623.656</text:p>
              </table:table-cell>
              <table:table-cell office:value-type="float" office:value="10691.114">
                <text:p>10691.114</text:p>
              </table:table-cell>
              <table:table-cell office:value-type="float" office:value="12399.876">
                <text:p>12399.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4967.649">
                <text:p>14967.649</text:p>
              </table:table-cell>
              <table:table-cell office:value-type="float" office:value="10780.642">
                <text:p>10780.642</text:p>
              </table:table-cell>
              <table:table-cell office:value-type="float" office:value="9743.474">
                <text:p>9743.474</text:p>
              </table:table-cell>
              <table:table-cell office:value-type="float" office:value="11685.484">
                <text:p>11685.484</text:p>
              </table:table-cell>
              <table:table-cell office:value-type="float" office:value="10786.671">
                <text:p>10786.671</text:p>
              </table:table-cell>
              <table:table-cell office:value-type="float" office:value="12449.814">
                <text:p>12449.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15023.532">
                <text:p>15023.532</text:p>
              </table:table-cell>
              <table:table-cell office:value-type="float" office:value="10840.856">
                <text:p>10840.856</text:p>
              </table:table-cell>
              <table:table-cell office:value-type="float" office:value="9824.632">
                <text:p>9824.632</text:p>
              </table:table-cell>
              <table:table-cell office:value-type="float" office:value="11747.312">
                <text:p>11747.312</text:p>
              </table:table-cell>
              <table:table-cell office:value-type="float" office:value="10882.228">
                <text:p>10882.228</text:p>
              </table:table-cell>
              <table:table-cell office:value-type="float" office:value="12499.752">
                <text:p>12499.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5079.415">
                <text:p>15079.415</text:p>
              </table:table-cell>
              <table:table-cell office:value-type="float" office:value="10901.07">
                <text:p>10901.07</text:p>
              </table:table-cell>
              <table:table-cell office:value-type="float" office:value="9905.79">
                <text:p>9905.79</text:p>
              </table:table-cell>
              <table:table-cell office:value-type="float" office:value="11809.14">
                <text:p>11809.14</text:p>
              </table:table-cell>
              <table:table-cell office:value-type="float" office:value="10977.785">
                <text:p>10977.785</text:p>
              </table:table-cell>
              <table:table-cell office:value-type="float" office:value="12549.69">
                <text:p>12549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15135.298">
                <text:p>15135.298</text:p>
              </table:table-cell>
              <table:table-cell office:value-type="float" office:value="10961.284">
                <text:p>10961.284</text:p>
              </table:table-cell>
              <table:table-cell office:value-type="float" office:value="9986.948">
                <text:p>9986.948</text:p>
              </table:table-cell>
              <table:table-cell office:value-type="float" office:value="11870.968">
                <text:p>11870.968</text:p>
              </table:table-cell>
              <table:table-cell office:value-type="float" office:value="11073.342">
                <text:p>11073.342</text:p>
              </table:table-cell>
              <table:table-cell office:value-type="float" office:value="12599.628">
                <text:p>12599.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15191.181">
                <text:p>15191.181</text:p>
              </table:table-cell>
              <table:table-cell office:value-type="float" office:value="11021.498">
                <text:p>11021.498</text:p>
              </table:table-cell>
              <table:table-cell office:value-type="float" office:value="10068.106">
                <text:p>10068.106</text:p>
              </table:table-cell>
              <table:table-cell office:value-type="float" office:value="11932.796">
                <text:p>11932.796</text:p>
              </table:table-cell>
              <table:table-cell office:value-type="float" office:value="11168.899">
                <text:p>11168.899</text:p>
              </table:table-cell>
              <table:table-cell office:value-type="float" office:value="12649.566">
                <text:p>12649.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15247.064">
                <text:p>15247.064</text:p>
              </table:table-cell>
              <table:table-cell office:value-type="float" office:value="11081.712">
                <text:p>11081.712</text:p>
              </table:table-cell>
              <table:table-cell office:value-type="float" office:value="10149.264">
                <text:p>10149.264</text:p>
              </table:table-cell>
              <table:table-cell office:value-type="float" office:value="11994.624">
                <text:p>11994.624</text:p>
              </table:table-cell>
              <table:table-cell office:value-type="float" office:value="11264.456">
                <text:p>11264.456</text:p>
              </table:table-cell>
              <table:table-cell office:value-type="float" office:value="12699.504">
                <text:p>12699.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15302.947">
                <text:p>15302.947</text:p>
              </table:table-cell>
              <table:table-cell office:value-type="float" office:value="11141.926">
                <text:p>11141.926</text:p>
              </table:table-cell>
              <table:table-cell office:value-type="float" office:value="10230.422">
                <text:p>10230.422</text:p>
              </table:table-cell>
              <table:table-cell office:value-type="float" office:value="12056.452">
                <text:p>12056.452</text:p>
              </table:table-cell>
              <table:table-cell office:value-type="float" office:value="11360.013">
                <text:p>11360.013</text:p>
              </table:table-cell>
              <table:table-cell office:value-type="float" office:value="12749.442">
                <text:p>12749.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15358.83">
                <text:p>15358.83</text:p>
              </table:table-cell>
              <table:table-cell office:value-type="float" office:value="11202.14">
                <text:p>11202.14</text:p>
              </table:table-cell>
              <table:table-cell office:value-type="float" office:value="10311.58">
                <text:p>10311.58</text:p>
              </table:table-cell>
              <table:table-cell office:value-type="float" office:value="12118.28">
                <text:p>12118.28</text:p>
              </table:table-cell>
              <table:table-cell office:value-type="float" office:value="11455.57">
                <text:p>11455.57</text:p>
              </table:table-cell>
              <table:table-cell office:value-type="float" office:value="12799.38">
                <text:p>12799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15414.713">
                <text:p>15414.713</text:p>
              </table:table-cell>
              <table:table-cell office:value-type="float" office:value="11262.354">
                <text:p>11262.354</text:p>
              </table:table-cell>
              <table:table-cell office:value-type="float" office:value="10392.738">
                <text:p>10392.738</text:p>
              </table:table-cell>
              <table:table-cell office:value-type="float" office:value="12180.108">
                <text:p>12180.108</text:p>
              </table:table-cell>
              <table:table-cell office:value-type="float" office:value="11551.127">
                <text:p>11551.127</text:p>
              </table:table-cell>
              <table:table-cell office:value-type="float" office:value="12849.318">
                <text:p>12849.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15470.596">
                <text:p>15470.596</text:p>
              </table:table-cell>
              <table:table-cell office:value-type="float" office:value="11322.568">
                <text:p>11322.568</text:p>
              </table:table-cell>
              <table:table-cell office:value-type="float" office:value="10473.896">
                <text:p>10473.896</text:p>
              </table:table-cell>
              <table:table-cell office:value-type="float" office:value="12241.936">
                <text:p>12241.936</text:p>
              </table:table-cell>
              <table:table-cell office:value-type="float" office:value="11646.684">
                <text:p>11646.684</text:p>
              </table:table-cell>
              <table:table-cell office:value-type="float" office:value="12899.256">
                <text:p>12899.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15526.479">
                <text:p>15526.479</text:p>
              </table:table-cell>
              <table:table-cell office:value-type="float" office:value="11382.782">
                <text:p>11382.782</text:p>
              </table:table-cell>
              <table:table-cell office:value-type="float" office:value="10555.054">
                <text:p>10555.054</text:p>
              </table:table-cell>
              <table:table-cell office:value-type="float" office:value="12303.764">
                <text:p>12303.764</text:p>
              </table:table-cell>
              <table:table-cell office:value-type="float" office:value="11742.241">
                <text:p>11742.241</text:p>
              </table:table-cell>
              <table:table-cell office:value-type="float" office:value="12949.194">
                <text:p>12949.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15582.362">
                <text:p>15582.362</text:p>
              </table:table-cell>
              <table:table-cell office:value-type="float" office:value="11442.996">
                <text:p>11442.996</text:p>
              </table:table-cell>
              <table:table-cell office:value-type="float" office:value="10636.212">
                <text:p>10636.212</text:p>
              </table:table-cell>
              <table:table-cell office:value-type="float" office:value="12365.592">
                <text:p>12365.592</text:p>
              </table:table-cell>
              <table:table-cell office:value-type="float" office:value="11837.798">
                <text:p>11837.798</text:p>
              </table:table-cell>
              <table:table-cell office:value-type="float" office:value="12999.132">
                <text:p>12999.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15758.245">
                <text:p>15758.245</text:p>
              </table:table-cell>
              <table:table-cell office:value-type="float" office:value="11613.21">
                <text:p>11613.21</text:p>
              </table:table-cell>
              <table:table-cell office:value-type="float" office:value="10717.37">
                <text:p>10717.37</text:p>
              </table:table-cell>
              <table:table-cell office:value-type="float" office:value="12427.42">
                <text:p>12427.42</text:p>
              </table:table-cell>
              <table:table-cell office:value-type="float" office:value="11933.355">
                <text:p>11933.355</text:p>
              </table:table-cell>
              <table:table-cell office:value-type="float" office:value="13049.07">
                <text:p>13049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15814.128">
                <text:p>15814.128</text:p>
              </table:table-cell>
              <table:table-cell office:value-type="float" office:value="11673.424">
                <text:p>11673.424</text:p>
              </table:table-cell>
              <table:table-cell office:value-type="float" office:value="10798.528">
                <text:p>10798.528</text:p>
              </table:table-cell>
              <table:table-cell office:value-type="float" office:value="12489.248">
                <text:p>12489.248</text:p>
              </table:table-cell>
              <table:table-cell office:value-type="float" office:value="12028.912">
                <text:p>12028.912</text:p>
              </table:table-cell>
              <table:table-cell office:value-type="float" office:value="13099.008">
                <text:p>13099.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15870.011">
                <text:p>15870.011</text:p>
              </table:table-cell>
              <table:table-cell office:value-type="float" office:value="11733.638">
                <text:p>11733.638</text:p>
              </table:table-cell>
              <table:table-cell office:value-type="float" office:value="10879.686">
                <text:p>10879.686</text:p>
              </table:table-cell>
              <table:table-cell office:value-type="float" office:value="12551.076">
                <text:p>12551.076</text:p>
              </table:table-cell>
              <table:table-cell office:value-type="float" office:value="12124.469">
                <text:p>12124.469</text:p>
              </table:table-cell>
              <table:table-cell office:value-type="float" office:value="13148.946">
                <text:p>13148.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15925.894">
                <text:p>15925.894</text:p>
              </table:table-cell>
              <table:table-cell office:value-type="float" office:value="11793.852">
                <text:p>11793.852</text:p>
              </table:table-cell>
              <table:table-cell office:value-type="float" office:value="10960.844">
                <text:p>10960.844</text:p>
              </table:table-cell>
              <table:table-cell office:value-type="float" office:value="12612.904">
                <text:p>12612.904</text:p>
              </table:table-cell>
              <table:table-cell office:value-type="float" office:value="12220.026">
                <text:p>12220.026</text:p>
              </table:table-cell>
              <table:table-cell office:value-type="float" office:value="13198.884">
                <text:p>13198.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15981.777">
                <text:p>15981.777</text:p>
              </table:table-cell>
              <table:table-cell office:value-type="float" office:value="11854.066">
                <text:p>11854.066</text:p>
              </table:table-cell>
              <table:table-cell office:value-type="float" office:value="11042.002">
                <text:p>11042.002</text:p>
              </table:table-cell>
              <table:table-cell office:value-type="float" office:value="12674.732">
                <text:p>12674.732</text:p>
              </table:table-cell>
              <table:table-cell office:value-type="float" office:value="12315.583">
                <text:p>12315.583</text:p>
              </table:table-cell>
              <table:table-cell office:value-type="float" office:value="13248.822">
                <text:p>13248.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16037.66">
                <text:p>16037.66</text:p>
              </table:table-cell>
              <table:table-cell office:value-type="float" office:value="11914.28">
                <text:p>11914.28</text:p>
              </table:table-cell>
              <table:table-cell office:value-type="float" office:value="11203.16">
                <text:p>11203.16</text:p>
              </table:table-cell>
              <table:table-cell office:value-type="float" office:value="13086.56">
                <text:p>13086.56</text:p>
              </table:table-cell>
              <table:table-cell office:value-type="float" office:value="12511.14">
                <text:p>12511.14</text:p>
              </table:table-cell>
              <table:table-cell office:value-type="float" office:value="13528.76">
                <text:p>13528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16093.543">
                <text:p>16093.543</text:p>
              </table:table-cell>
              <table:table-cell office:value-type="float" office:value="11974.494">
                <text:p>11974.494</text:p>
              </table:table-cell>
              <table:table-cell office:value-type="float" office:value="11284.318">
                <text:p>11284.318</text:p>
              </table:table-cell>
              <table:table-cell office:value-type="float" office:value="13148.388">
                <text:p>13148.388</text:p>
              </table:table-cell>
              <table:table-cell office:value-type="float" office:value="12606.697">
                <text:p>12606.697</text:p>
              </table:table-cell>
              <table:table-cell office:value-type="float" office:value="13578.698">
                <text:p>13578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16149.426">
                <text:p>16149.426</text:p>
              </table:table-cell>
              <table:table-cell office:value-type="float" office:value="12034.708">
                <text:p>12034.708</text:p>
              </table:table-cell>
              <table:table-cell office:value-type="float" office:value="11365.476">
                <text:p>11365.476</text:p>
              </table:table-cell>
              <table:table-cell office:value-type="float" office:value="13210.216">
                <text:p>13210.216</text:p>
              </table:table-cell>
              <table:table-cell office:value-type="float" office:value="12702.254">
                <text:p>12702.254</text:p>
              </table:table-cell>
              <table:table-cell office:value-type="float" office:value="13628.636">
                <text:p>13628.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16205.309">
                <text:p>16205.309</text:p>
              </table:table-cell>
              <table:table-cell office:value-type="float" office:value="12094.922">
                <text:p>12094.922</text:p>
              </table:table-cell>
              <table:table-cell office:value-type="float" office:value="11446.634">
                <text:p>11446.634</text:p>
              </table:table-cell>
              <table:table-cell office:value-type="float" office:value="13272.044">
                <text:p>13272.044</text:p>
              </table:table-cell>
              <table:table-cell office:value-type="float" office:value="12797.811">
                <text:p>12797.811</text:p>
              </table:table-cell>
              <table:table-cell office:value-type="float" office:value="13678.574">
                <text:p>13678.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16261.192">
                <text:p>16261.192</text:p>
              </table:table-cell>
              <table:table-cell office:value-type="float" office:value="12155.136">
                <text:p>12155.136</text:p>
              </table:table-cell>
              <table:table-cell office:value-type="float" office:value="11527.792">
                <text:p>11527.792</text:p>
              </table:table-cell>
              <table:table-cell office:value-type="float" office:value="13333.872">
                <text:p>13333.872</text:p>
              </table:table-cell>
              <table:table-cell office:value-type="float" office:value="12893.368">
                <text:p>12893.368</text:p>
              </table:table-cell>
              <table:table-cell office:value-type="float" office:value="13728.512">
                <text:p>13728.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16317.075">
                <text:p>16317.075</text:p>
              </table:table-cell>
              <table:table-cell office:value-type="float" office:value="12215.35">
                <text:p>12215.35</text:p>
              </table:table-cell>
              <table:table-cell office:value-type="float" office:value="11608.95">
                <text:p>11608.95</text:p>
              </table:table-cell>
              <table:table-cell office:value-type="float" office:value="13395.7">
                <text:p>13395.7</text:p>
              </table:table-cell>
              <table:table-cell office:value-type="float" office:value="12988.925">
                <text:p>12988.925</text:p>
              </table:table-cell>
              <table:table-cell office:value-type="float" office:value="13778.45">
                <text:p>13778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16372.958">
                <text:p>16372.958</text:p>
              </table:table-cell>
              <table:table-cell office:value-type="float" office:value="12275.564">
                <text:p>12275.564</text:p>
              </table:table-cell>
              <table:table-cell office:value-type="float" office:value="11690.108">
                <text:p>11690.108</text:p>
              </table:table-cell>
              <table:table-cell office:value-type="float" office:value="13457.528">
                <text:p>13457.528</text:p>
              </table:table-cell>
              <table:table-cell office:value-type="float" office:value="13084.482">
                <text:p>13084.482</text:p>
              </table:table-cell>
              <table:table-cell office:value-type="float" office:value="13828.388">
                <text:p>13828.3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16428.841">
                <text:p>16428.841</text:p>
              </table:table-cell>
              <table:table-cell office:value-type="float" office:value="12335.778">
                <text:p>12335.778</text:p>
              </table:table-cell>
              <table:table-cell office:value-type="float" office:value="11771.266">
                <text:p>11771.266</text:p>
              </table:table-cell>
              <table:table-cell office:value-type="float" office:value="13519.356">
                <text:p>13519.356</text:p>
              </table:table-cell>
              <table:table-cell office:value-type="float" office:value="13180.039">
                <text:p>13180.039</text:p>
              </table:table-cell>
              <table:table-cell office:value-type="float" office:value="13878.326">
                <text:p>13878.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16484.724">
                <text:p>16484.724</text:p>
              </table:table-cell>
              <table:table-cell office:value-type="float" office:value="12395.992">
                <text:p>12395.992</text:p>
              </table:table-cell>
              <table:table-cell office:value-type="float" office:value="11852.424">
                <text:p>11852.424</text:p>
              </table:table-cell>
              <table:table-cell office:value-type="float" office:value="13581.184">
                <text:p>13581.184</text:p>
              </table:table-cell>
              <table:table-cell office:value-type="float" office:value="13275.596">
                <text:p>13275.596</text:p>
              </table:table-cell>
              <table:table-cell office:value-type="float" office:value="13928.264">
                <text:p>13928.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16540.607">
                <text:p>16540.607</text:p>
              </table:table-cell>
              <table:table-cell office:value-type="float" office:value="12456.206">
                <text:p>12456.206</text:p>
              </table:table-cell>
              <table:table-cell office:value-type="float" office:value="11933.582">
                <text:p>11933.582</text:p>
              </table:table-cell>
              <table:table-cell office:value-type="float" office:value="13643.012">
                <text:p>13643.012</text:p>
              </table:table-cell>
              <table:table-cell office:value-type="float" office:value="13371.153">
                <text:p>13371.153</text:p>
              </table:table-cell>
              <table:table-cell office:value-type="float" office:value="13978.202">
                <text:p>13978.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16716.49">
                <text:p>16716.49</text:p>
              </table:table-cell>
              <table:table-cell office:value-type="float" office:value="12626.42">
                <text:p>12626.42</text:p>
              </table:table-cell>
              <table:table-cell office:value-type="float" office:value="12014.74">
                <text:p>12014.74</text:p>
              </table:table-cell>
              <table:table-cell office:value-type="float" office:value="13704.84">
                <text:p>13704.84</text:p>
              </table:table-cell>
              <table:table-cell office:value-type="float" office:value="13466.71">
                <text:p>13466.71</text:p>
              </table:table-cell>
              <table:table-cell office:value-type="float" office:value="14028.14">
                <text:p>14028.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16772.373">
                <text:p>16772.373</text:p>
              </table:table-cell>
              <table:table-cell office:value-type="float" office:value="12686.634">
                <text:p>12686.634</text:p>
              </table:table-cell>
              <table:table-cell office:value-type="float" office:value="12095.898">
                <text:p>12095.898</text:p>
              </table:table-cell>
              <table:table-cell office:value-type="float" office:value="13766.668">
                <text:p>13766.668</text:p>
              </table:table-cell>
              <table:table-cell office:value-type="float" office:value="13562.267">
                <text:p>13562.267</text:p>
              </table:table-cell>
              <table:table-cell office:value-type="float" office:value="14078.078">
                <text:p>14078.0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16828.256">
                <text:p>16828.256</text:p>
              </table:table-cell>
              <table:table-cell office:value-type="float" office:value="12746.848">
                <text:p>12746.848</text:p>
              </table:table-cell>
              <table:table-cell office:value-type="float" office:value="12177.056">
                <text:p>12177.056</text:p>
              </table:table-cell>
              <table:table-cell office:value-type="float" office:value="13828.496">
                <text:p>13828.496</text:p>
              </table:table-cell>
              <table:table-cell office:value-type="float" office:value="13657.824">
                <text:p>13657.824</text:p>
              </table:table-cell>
              <table:table-cell office:value-type="float" office:value="14128.016">
                <text:p>14128.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16884.139">
                <text:p>16884.139</text:p>
              </table:table-cell>
              <table:table-cell office:value-type="float" office:value="12807.062">
                <text:p>12807.062</text:p>
              </table:table-cell>
              <table:table-cell office:value-type="float" office:value="12258.214">
                <text:p>12258.214</text:p>
              </table:table-cell>
              <table:table-cell office:value-type="float" office:value="13890.324">
                <text:p>13890.324</text:p>
              </table:table-cell>
              <table:table-cell office:value-type="float" office:value="13753.381">
                <text:p>13753.381</text:p>
              </table:table-cell>
              <table:table-cell office:value-type="float" office:value="14177.954">
                <text:p>14177.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16940.022">
                <text:p>16940.022</text:p>
              </table:table-cell>
              <table:table-cell office:value-type="float" office:value="12867.276">
                <text:p>12867.276</text:p>
              </table:table-cell>
              <table:table-cell office:value-type="float" office:value="12339.372">
                <text:p>12339.372</text:p>
              </table:table-cell>
              <table:table-cell office:value-type="float" office:value="13952.152">
                <text:p>13952.152</text:p>
              </table:table-cell>
              <table:table-cell office:value-type="float" office:value="13848.938">
                <text:p>13848.938</text:p>
              </table:table-cell>
              <table:table-cell office:value-type="float" office:value="14227.892">
                <text:p>14227.8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16995.905">
                <text:p>16995.905</text:p>
              </table:table-cell>
              <table:table-cell office:value-type="float" office:value="12927.49">
                <text:p>12927.49</text:p>
              </table:table-cell>
              <table:table-cell office:value-type="float" office:value="12420.53">
                <text:p>12420.53</text:p>
              </table:table-cell>
              <table:table-cell office:value-type="float" office:value="14013.98">
                <text:p>14013.98</text:p>
              </table:table-cell>
              <table:table-cell office:value-type="float" office:value="13944.495">
                <text:p>13944.495</text:p>
              </table:table-cell>
              <table:table-cell office:value-type="float" office:value="14277.83">
                <text:p>14277.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17051.788">
                <text:p>17051.788</text:p>
              </table:table-cell>
              <table:table-cell office:value-type="float" office:value="12987.704">
                <text:p>12987.704</text:p>
              </table:table-cell>
              <table:table-cell office:value-type="float" office:value="12501.688">
                <text:p>12501.688</text:p>
              </table:table-cell>
              <table:table-cell office:value-type="float" office:value="14075.808">
                <text:p>14075.808</text:p>
              </table:table-cell>
              <table:table-cell office:value-type="float" office:value="14040.052">
                <text:p>14040.052</text:p>
              </table:table-cell>
              <table:table-cell office:value-type="float" office:value="14327.768">
                <text:p>14327.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17107.671">
                <text:p>17107.671</text:p>
              </table:table-cell>
              <table:table-cell office:value-type="float" office:value="13047.918">
                <text:p>13047.918</text:p>
              </table:table-cell>
              <table:table-cell office:value-type="float" office:value="12582.846">
                <text:p>12582.846</text:p>
              </table:table-cell>
              <table:table-cell office:value-type="float" office:value="14137.636">
                <text:p>14137.636</text:p>
              </table:table-cell>
              <table:table-cell office:value-type="float" office:value="14135.609">
                <text:p>14135.609</text:p>
              </table:table-cell>
              <table:table-cell office:value-type="float" office:value="14377.706">
                <text:p>14377.7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17163.554">
                <text:p>17163.554</text:p>
              </table:table-cell>
              <table:table-cell office:value-type="float" office:value="13108.132">
                <text:p>13108.132</text:p>
              </table:table-cell>
              <table:table-cell office:value-type="float" office:value="12664.004">
                <text:p>12664.004</text:p>
              </table:table-cell>
              <table:table-cell office:value-type="float" office:value="14199.464">
                <text:p>14199.464</text:p>
              </table:table-cell>
              <table:table-cell office:value-type="float" office:value="14231.166">
                <text:p>14231.166</text:p>
              </table:table-cell>
              <table:table-cell office:value-type="float" office:value="14427.644">
                <text:p>14427.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17219.437">
                <text:p>17219.437</text:p>
              </table:table-cell>
              <table:table-cell office:value-type="float" office:value="13168.346">
                <text:p>13168.346</text:p>
              </table:table-cell>
              <table:table-cell office:value-type="float" office:value="12745.162">
                <text:p>12745.162</text:p>
              </table:table-cell>
              <table:table-cell office:value-type="float" office:value="14261.292">
                <text:p>14261.292</text:p>
              </table:table-cell>
              <table:table-cell office:value-type="float" office:value="14326.723">
                <text:p>14326.723</text:p>
              </table:table-cell>
              <table:table-cell office:value-type="float" office:value="14477.582">
                <text:p>14477.5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7275.32">
                <text:p>17275.32</text:p>
              </table:table-cell>
              <table:table-cell office:value-type="float" office:value="13228.56">
                <text:p>13228.56</text:p>
              </table:table-cell>
              <table:table-cell office:value-type="float" office:value="12906.32">
                <text:p>12906.32</text:p>
              </table:table-cell>
              <table:table-cell office:value-type="float" office:value="14673.12">
                <text:p>14673.12</text:p>
              </table:table-cell>
              <table:table-cell office:value-type="float" office:value="14522.28">
                <text:p>14522.28</text:p>
              </table:table-cell>
              <table:table-cell office:value-type="float" office:value="14757.52">
                <text:p>14757.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17331.203">
                <text:p>17331.203</text:p>
              </table:table-cell>
              <table:table-cell office:value-type="float" office:value="13288.774">
                <text:p>13288.774</text:p>
              </table:table-cell>
              <table:table-cell office:value-type="float" office:value="12987.478">
                <text:p>12987.478</text:p>
              </table:table-cell>
              <table:table-cell office:value-type="float" office:value="14734.948">
                <text:p>14734.948</text:p>
              </table:table-cell>
              <table:table-cell office:value-type="float" office:value="14617.837">
                <text:p>14617.837</text:p>
              </table:table-cell>
              <table:table-cell office:value-type="float" office:value="14807.458">
                <text:p>14807.4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17387.086">
                <text:p>17387.086</text:p>
              </table:table-cell>
              <table:table-cell office:value-type="float" office:value="13348.988">
                <text:p>13348.988</text:p>
              </table:table-cell>
              <table:table-cell office:value-type="float" office:value="13068.636">
                <text:p>13068.636</text:p>
              </table:table-cell>
              <table:table-cell office:value-type="float" office:value="14796.776">
                <text:p>14796.776</text:p>
              </table:table-cell>
              <table:table-cell office:value-type="float" office:value="14713.394">
                <text:p>14713.394</text:p>
              </table:table-cell>
              <table:table-cell office:value-type="float" office:value="14857.396">
                <text:p>14857.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17442.969">
                <text:p>17442.969</text:p>
              </table:table-cell>
              <table:table-cell office:value-type="float" office:value="13409.202">
                <text:p>13409.202</text:p>
              </table:table-cell>
              <table:table-cell office:value-type="float" office:value="13149.794">
                <text:p>13149.794</text:p>
              </table:table-cell>
              <table:table-cell office:value-type="float" office:value="14858.604">
                <text:p>14858.604</text:p>
              </table:table-cell>
              <table:table-cell office:value-type="float" office:value="14808.951">
                <text:p>14808.951</text:p>
              </table:table-cell>
              <table:table-cell office:value-type="float" office:value="14907.334">
                <text:p>14907.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17498.852">
                <text:p>17498.852</text:p>
              </table:table-cell>
              <table:table-cell office:value-type="float" office:value="13469.416">
                <text:p>13469.416</text:p>
              </table:table-cell>
              <table:table-cell office:value-type="float" office:value="13230.952">
                <text:p>13230.952</text:p>
              </table:table-cell>
              <table:table-cell office:value-type="float" office:value="14920.432">
                <text:p>14920.432</text:p>
              </table:table-cell>
              <table:table-cell office:value-type="float" office:value="14904.508">
                <text:p>14904.508</text:p>
              </table:table-cell>
              <table:table-cell office:value-type="float" office:value="14957.272">
                <text:p>14957.2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17674.735">
                <text:p>17674.735</text:p>
              </table:table-cell>
              <table:table-cell office:value-type="float" office:value="13639.63">
                <text:p>13639.63</text:p>
              </table:table-cell>
              <table:table-cell office:value-type="float" office:value="13312.11">
                <text:p>13312.11</text:p>
              </table:table-cell>
              <table:table-cell office:value-type="float" office:value="14982.26">
                <text:p>14982.26</text:p>
              </table:table-cell>
              <table:table-cell office:value-type="float" office:value="15000.065">
                <text:p>15000.065</text:p>
              </table:table-cell>
              <table:table-cell office:value-type="float" office:value="15007.21">
                <text:p>15007.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17730.618">
                <text:p>17730.618</text:p>
              </table:table-cell>
              <table:table-cell office:value-type="float" office:value="13699.844">
                <text:p>13699.844</text:p>
              </table:table-cell>
              <table:table-cell office:value-type="float" office:value="13393.268">
                <text:p>13393.268</text:p>
              </table:table-cell>
              <table:table-cell office:value-type="float" office:value="15044.088">
                <text:p>15044.088</text:p>
              </table:table-cell>
              <table:table-cell office:value-type="float" office:value="15095.622">
                <text:p>15095.622</text:p>
              </table:table-cell>
              <table:table-cell office:value-type="float" office:value="15057.148">
                <text:p>15057.1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18320.501">
                <text:p>18320.501</text:p>
              </table:table-cell>
              <table:table-cell office:value-type="float" office:value="14140.058">
                <text:p>14140.058</text:p>
              </table:table-cell>
              <table:table-cell office:value-type="float" office:value="13824.426">
                <text:p>13824.426</text:p>
              </table:table-cell>
              <table:table-cell office:value-type="float" office:value="15555.916">
                <text:p>15555.916</text:p>
              </table:table-cell>
              <table:table-cell office:value-type="float" office:value="15541.179">
                <text:p>15541.179</text:p>
              </table:table-cell>
              <table:table-cell office:value-type="float" office:value="15487.086">
                <text:p>15487.0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18376.384">
                <text:p>18376.384</text:p>
              </table:table-cell>
              <table:table-cell office:value-type="float" office:value="14200.272">
                <text:p>14200.272</text:p>
              </table:table-cell>
              <table:table-cell office:value-type="float" office:value="13905.584">
                <text:p>13905.584</text:p>
              </table:table-cell>
              <table:table-cell office:value-type="float" office:value="15617.744">
                <text:p>15617.744</text:p>
              </table:table-cell>
              <table:table-cell office:value-type="float" office:value="15636.736">
                <text:p>15636.736</text:p>
              </table:table-cell>
              <table:table-cell office:value-type="float" office:value="15537.024">
                <text:p>15537.0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18432.267">
                <text:p>18432.267</text:p>
              </table:table-cell>
              <table:table-cell office:value-type="float" office:value="14260.486">
                <text:p>14260.486</text:p>
              </table:table-cell>
              <table:table-cell office:value-type="float" office:value="13986.742">
                <text:p>13986.742</text:p>
              </table:table-cell>
              <table:table-cell office:value-type="float" office:value="15679.572">
                <text:p>15679.572</text:p>
              </table:table-cell>
              <table:table-cell office:value-type="float" office:value="15732.293">
                <text:p>15732.293</text:p>
              </table:table-cell>
              <table:table-cell office:value-type="float" office:value="15586.962">
                <text:p>15586.9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18488.15">
                <text:p>18488.15</text:p>
              </table:table-cell>
              <table:table-cell office:value-type="float" office:value="14320.7">
                <text:p>14320.7</text:p>
              </table:table-cell>
              <table:table-cell office:value-type="float" office:value="14067.9">
                <text:p>14067.9</text:p>
              </table:table-cell>
              <table:table-cell office:value-type="float" office:value="15741.4">
                <text:p>15741.4</text:p>
              </table:table-cell>
              <table:table-cell office:value-type="float" office:value="15827.85">
                <text:p>15827.85</text:p>
              </table:table-cell>
              <table:table-cell office:value-type="float" office:value="15636.9">
                <text:p>15636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18544.033">
                <text:p>18544.033</text:p>
              </table:table-cell>
              <table:table-cell office:value-type="float" office:value="14380.914">
                <text:p>14380.914</text:p>
              </table:table-cell>
              <table:table-cell office:value-type="float" office:value="14149.058">
                <text:p>14149.058</text:p>
              </table:table-cell>
              <table:table-cell office:value-type="float" office:value="15803.228">
                <text:p>15803.228</text:p>
              </table:table-cell>
              <table:table-cell office:value-type="float" office:value="15923.407">
                <text:p>15923.407</text:p>
              </table:table-cell>
              <table:table-cell office:value-type="float" office:value="15686.838">
                <text:p>15686.8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18599.916">
                <text:p>18599.916</text:p>
              </table:table-cell>
              <table:table-cell office:value-type="float" office:value="14441.128">
                <text:p>14441.128</text:p>
              </table:table-cell>
              <table:table-cell office:value-type="float" office:value="14230.216">
                <text:p>14230.216</text:p>
              </table:table-cell>
              <table:table-cell office:value-type="float" office:value="15865.056">
                <text:p>15865.056</text:p>
              </table:table-cell>
              <table:table-cell office:value-type="float" office:value="16018.964">
                <text:p>16018.964</text:p>
              </table:table-cell>
              <table:table-cell office:value-type="float" office:value="15736.776">
                <text:p>15736.7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18655.799">
                <text:p>18655.799</text:p>
              </table:table-cell>
              <table:table-cell office:value-type="float" office:value="14501.342">
                <text:p>14501.342</text:p>
              </table:table-cell>
              <table:table-cell office:value-type="float" office:value="14311.374">
                <text:p>14311.374</text:p>
              </table:table-cell>
              <table:table-cell office:value-type="float" office:value="15926.884">
                <text:p>15926.884</text:p>
              </table:table-cell>
              <table:table-cell office:value-type="float" office:value="16114.521">
                <text:p>16114.521</text:p>
              </table:table-cell>
              <table:table-cell office:value-type="float" office:value="15786.714">
                <text:p>15786.7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18711.682">
                <text:p>18711.682</text:p>
              </table:table-cell>
              <table:table-cell office:value-type="float" office:value="14561.556">
                <text:p>14561.556</text:p>
              </table:table-cell>
              <table:table-cell office:value-type="float" office:value="14392.532">
                <text:p>14392.532</text:p>
              </table:table-cell>
              <table:table-cell office:value-type="float" office:value="15988.712">
                <text:p>15988.712</text:p>
              </table:table-cell>
              <table:table-cell office:value-type="float" office:value="16210.078">
                <text:p>16210.078</text:p>
              </table:table-cell>
              <table:table-cell office:value-type="float" office:value="15836.652">
                <text:p>15836.6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18767.565">
                <text:p>18767.565</text:p>
              </table:table-cell>
              <table:table-cell office:value-type="float" office:value="14621.77">
                <text:p>14621.77</text:p>
              </table:table-cell>
              <table:table-cell office:value-type="float" office:value="14473.69">
                <text:p>14473.69</text:p>
              </table:table-cell>
              <table:table-cell office:value-type="float" office:value="16050.54">
                <text:p>16050.54</text:p>
              </table:table-cell>
              <table:table-cell office:value-type="float" office:value="16305.635">
                <text:p>16305.635</text:p>
              </table:table-cell>
              <table:table-cell office:value-type="float" office:value="15886.59">
                <text:p>15886.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18823.448">
                <text:p>18823.448</text:p>
              </table:table-cell>
              <table:table-cell office:value-type="float" office:value="14681.984">
                <text:p>14681.984</text:p>
              </table:table-cell>
              <table:table-cell office:value-type="float" office:value="14554.848">
                <text:p>14554.848</text:p>
              </table:table-cell>
              <table:table-cell office:value-type="float" office:value="16112.368">
                <text:p>16112.368</text:p>
              </table:table-cell>
              <table:table-cell office:value-type="float" office:value="16401.192">
                <text:p>16401.192</text:p>
              </table:table-cell>
              <table:table-cell office:value-type="float" office:value="15936.528">
                <text:p>15936.5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18879.331">
                <text:p>18879.331</text:p>
              </table:table-cell>
              <table:table-cell office:value-type="float" office:value="14742.198">
                <text:p>14742.198</text:p>
              </table:table-cell>
              <table:table-cell office:value-type="float" office:value="14636.006">
                <text:p>14636.006</text:p>
              </table:table-cell>
              <table:table-cell office:value-type="float" office:value="16174.196">
                <text:p>16174.196</text:p>
              </table:table-cell>
              <table:table-cell office:value-type="float" office:value="16496.749">
                <text:p>16496.749</text:p>
              </table:table-cell>
              <table:table-cell office:value-type="float" office:value="15986.466">
                <text:p>15986.4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18935.214">
                <text:p>18935.214</text:p>
              </table:table-cell>
              <table:table-cell office:value-type="float" office:value="14802.412">
                <text:p>14802.412</text:p>
              </table:table-cell>
              <table:table-cell office:value-type="float" office:value="14717.164">
                <text:p>14717.164</text:p>
              </table:table-cell>
              <table:table-cell office:value-type="float" office:value="16236.024">
                <text:p>16236.024</text:p>
              </table:table-cell>
              <table:table-cell office:value-type="float" office:value="16592.306">
                <text:p>16592.306</text:p>
              </table:table-cell>
              <table:table-cell office:value-type="float" office:value="16036.404">
                <text:p>16036.4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18991.097">
                <text:p>18991.097</text:p>
              </table:table-cell>
              <table:table-cell office:value-type="float" office:value="14862.626">
                <text:p>14862.626</text:p>
              </table:table-cell>
              <table:table-cell office:value-type="float" office:value="14798.322">
                <text:p>14798.322</text:p>
              </table:table-cell>
              <table:table-cell office:value-type="float" office:value="16297.852">
                <text:p>16297.852</text:p>
              </table:table-cell>
              <table:table-cell office:value-type="float" office:value="16687.863">
                <text:p>16687.863</text:p>
              </table:table-cell>
              <table:table-cell office:value-type="float" office:value="16086.342">
                <text:p>16086.3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19166.98">
                <text:p>19166.98</text:p>
              </table:table-cell>
              <table:table-cell office:value-type="float" office:value="15032.84">
                <text:p>15032.84</text:p>
              </table:table-cell>
              <table:table-cell office:value-type="float" office:value="14959.48">
                <text:p>14959.48</text:p>
              </table:table-cell>
              <table:table-cell office:value-type="float" office:value="16709.68">
                <text:p>16709.68</text:p>
              </table:table-cell>
              <table:table-cell office:value-type="float" office:value="16883.42">
                <text:p>16883.42</text:p>
              </table:table-cell>
              <table:table-cell office:value-type="float" office:value="16366.28">
                <text:p>16366.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19222.863">
                <text:p>19222.863</text:p>
              </table:table-cell>
              <table:table-cell office:value-type="float" office:value="15093.054">
                <text:p>15093.054</text:p>
              </table:table-cell>
              <table:table-cell office:value-type="float" office:value="15040.638">
                <text:p>15040.638</text:p>
              </table:table-cell>
              <table:table-cell office:value-type="float" office:value="16771.508">
                <text:p>16771.508</text:p>
              </table:table-cell>
              <table:table-cell office:value-type="float" office:value="16978.977">
                <text:p>16978.977</text:p>
              </table:table-cell>
              <table:table-cell office:value-type="float" office:value="16416.218">
                <text:p>16416.2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19278.746">
                <text:p>19278.746</text:p>
              </table:table-cell>
              <table:table-cell office:value-type="float" office:value="15153.268">
                <text:p>15153.268</text:p>
              </table:table-cell>
              <table:table-cell office:value-type="float" office:value="15121.796">
                <text:p>15121.796</text:p>
              </table:table-cell>
              <table:table-cell office:value-type="float" office:value="16833.336">
                <text:p>16833.336</text:p>
              </table:table-cell>
              <table:table-cell office:value-type="float" office:value="17074.534">
                <text:p>17074.534</text:p>
              </table:table-cell>
              <table:table-cell office:value-type="float" office:value="16466.156">
                <text:p>16466.1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19334.629">
                <text:p>19334.629</text:p>
              </table:table-cell>
              <table:table-cell office:value-type="float" office:value="15213.482">
                <text:p>15213.482</text:p>
              </table:table-cell>
              <table:table-cell office:value-type="float" office:value="15202.954">
                <text:p>15202.954</text:p>
              </table:table-cell>
              <table:table-cell office:value-type="float" office:value="16895.164">
                <text:p>16895.164</text:p>
              </table:table-cell>
              <table:table-cell office:value-type="float" office:value="17170.091">
                <text:p>17170.091</text:p>
              </table:table-cell>
              <table:table-cell office:value-type="float" office:value="16516.094">
                <text:p>16516.0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19390.512">
                <text:p>19390.512</text:p>
              </table:table-cell>
              <table:table-cell office:value-type="float" office:value="15273.696">
                <text:p>15273.696</text:p>
              </table:table-cell>
              <table:table-cell office:value-type="float" office:value="15284.112">
                <text:p>15284.112</text:p>
              </table:table-cell>
              <table:table-cell office:value-type="float" office:value="16956.992">
                <text:p>16956.992</text:p>
              </table:table-cell>
              <table:table-cell office:value-type="float" office:value="17265.648">
                <text:p>17265.648</text:p>
              </table:table-cell>
              <table:table-cell office:value-type="float" office:value="16566.032">
                <text:p>16566.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19446.395">
                <text:p>19446.395</text:p>
              </table:table-cell>
              <table:table-cell office:value-type="float" office:value="15333.91">
                <text:p>15333.91</text:p>
              </table:table-cell>
              <table:table-cell office:value-type="float" office:value="15365.27">
                <text:p>15365.27</text:p>
              </table:table-cell>
              <table:table-cell office:value-type="float" office:value="17018.82">
                <text:p>17018.82</text:p>
              </table:table-cell>
              <table:table-cell office:value-type="float" office:value="17361.205">
                <text:p>17361.205</text:p>
              </table:table-cell>
              <table:table-cell office:value-type="float" office:value="16615.97">
                <text:p>16615.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19502.278">
                <text:p>19502.278</text:p>
              </table:table-cell>
              <table:table-cell office:value-type="float" office:value="15394.124">
                <text:p>15394.124</text:p>
              </table:table-cell>
              <table:table-cell office:value-type="float" office:value="15446.428">
                <text:p>15446.428</text:p>
              </table:table-cell>
              <table:table-cell office:value-type="float" office:value="17080.648">
                <text:p>17080.648</text:p>
              </table:table-cell>
              <table:table-cell office:value-type="float" office:value="17456.762">
                <text:p>17456.762</text:p>
              </table:table-cell>
              <table:table-cell office:value-type="float" office:value="16665.908">
                <text:p>16665.9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19558.161">
                <text:p>19558.161</text:p>
              </table:table-cell>
              <table:table-cell office:value-type="float" office:value="15454.338">
                <text:p>15454.338</text:p>
              </table:table-cell>
              <table:table-cell office:value-type="float" office:value="15527.586">
                <text:p>15527.586</text:p>
              </table:table-cell>
              <table:table-cell office:value-type="float" office:value="17142.476">
                <text:p>17142.476</text:p>
              </table:table-cell>
              <table:table-cell office:value-type="float" office:value="17552.319">
                <text:p>17552.319</text:p>
              </table:table-cell>
              <table:table-cell office:value-type="float" office:value="16715.846">
                <text:p>16715.8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19614.044">
                <text:p>19614.044</text:p>
              </table:table-cell>
              <table:table-cell office:value-type="float" office:value="15514.552">
                <text:p>15514.552</text:p>
              </table:table-cell>
              <table:table-cell office:value-type="float" office:value="15608.744">
                <text:p>15608.744</text:p>
              </table:table-cell>
              <table:table-cell office:value-type="float" office:value="17204.304">
                <text:p>17204.304</text:p>
              </table:table-cell>
              <table:table-cell office:value-type="float" office:value="17647.876">
                <text:p>17647.876</text:p>
              </table:table-cell>
              <table:table-cell office:value-type="float" office:value="16765.784">
                <text:p>16765.7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19669.927">
                <text:p>19669.927</text:p>
              </table:table-cell>
              <table:table-cell office:value-type="float" office:value="15574.766">
                <text:p>15574.766</text:p>
              </table:table-cell>
              <table:table-cell office:value-type="float" office:value="15689.902">
                <text:p>15689.902</text:p>
              </table:table-cell>
              <table:table-cell office:value-type="float" office:value="17266.132">
                <text:p>17266.132</text:p>
              </table:table-cell>
              <table:table-cell office:value-type="float" office:value="17743.433">
                <text:p>17743.433</text:p>
              </table:table-cell>
              <table:table-cell office:value-type="float" office:value="16815.722">
                <text:p>16815.7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19725.81">
                <text:p>19725.81</text:p>
              </table:table-cell>
              <table:table-cell office:value-type="float" office:value="15634.98">
                <text:p>15634.98</text:p>
              </table:table-cell>
              <table:table-cell office:value-type="float" office:value="15771.06">
                <text:p>15771.06</text:p>
              </table:table-cell>
              <table:table-cell office:value-type="float" office:value="17327.96">
                <text:p>17327.96</text:p>
              </table:table-cell>
              <table:table-cell office:value-type="float" office:value="17838.99">
                <text:p>17838.99</text:p>
              </table:table-cell>
              <table:table-cell office:value-type="float" office:value="16865.66">
                <text:p>16865.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19781.693">
                <text:p>19781.693</text:p>
              </table:table-cell>
              <table:table-cell office:value-type="float" office:value="15695.194">
                <text:p>15695.194</text:p>
              </table:table-cell>
              <table:table-cell office:value-type="float" office:value="15852.218">
                <text:p>15852.218</text:p>
              </table:table-cell>
              <table:table-cell office:value-type="float" office:value="17389.788">
                <text:p>17389.788</text:p>
              </table:table-cell>
              <table:table-cell office:value-type="float" office:value="17934.547">
                <text:p>17934.547</text:p>
              </table:table-cell>
              <table:table-cell office:value-type="float" office:value="16915.598">
                <text:p>16915.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19837.576">
                <text:p>19837.576</text:p>
              </table:table-cell>
              <table:table-cell office:value-type="float" office:value="15755.408">
                <text:p>15755.408</text:p>
              </table:table-cell>
              <table:table-cell office:value-type="float" office:value="15933.376">
                <text:p>15933.376</text:p>
              </table:table-cell>
              <table:table-cell office:value-type="float" office:value="17451.616">
                <text:p>17451.616</text:p>
              </table:table-cell>
              <table:table-cell office:value-type="float" office:value="18030.104">
                <text:p>18030.104</text:p>
              </table:table-cell>
              <table:table-cell office:value-type="float" office:value="16965.536">
                <text:p>16965.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19893.459">
                <text:p>19893.459</text:p>
              </table:table-cell>
              <table:table-cell office:value-type="float" office:value="15815.622">
                <text:p>15815.622</text:p>
              </table:table-cell>
              <table:table-cell office:value-type="float" office:value="16014.534">
                <text:p>16014.534</text:p>
              </table:table-cell>
              <table:table-cell office:value-type="float" office:value="17513.444">
                <text:p>17513.444</text:p>
              </table:table-cell>
              <table:table-cell office:value-type="float" office:value="18125.661">
                <text:p>18125.661</text:p>
              </table:table-cell>
              <table:table-cell office:value-type="float" office:value="17015.474">
                <text:p>17015.4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19949.342">
                <text:p>19949.342</text:p>
              </table:table-cell>
              <table:table-cell office:value-type="float" office:value="15875.836">
                <text:p>15875.836</text:p>
              </table:table-cell>
              <table:table-cell office:value-type="float" office:value="16095.692">
                <text:p>16095.692</text:p>
              </table:table-cell>
              <table:table-cell office:value-type="float" office:value="17575.272">
                <text:p>17575.272</text:p>
              </table:table-cell>
              <table:table-cell office:value-type="float" office:value="18221.218">
                <text:p>18221.218</text:p>
              </table:table-cell>
              <table:table-cell office:value-type="float" office:value="17065.412">
                <text:p>17065.4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20125.225">
                <text:p>20125.225</text:p>
              </table:table-cell>
              <table:table-cell office:value-type="float" office:value="16046.05">
                <text:p>16046.05</text:p>
              </table:table-cell>
              <table:table-cell office:value-type="float" office:value="16176.85">
                <text:p>16176.85</text:p>
              </table:table-cell>
              <table:table-cell office:value-type="float" office:value="17637.1">
                <text:p>17637.1</text:p>
              </table:table-cell>
              <table:table-cell office:value-type="float" office:value="18316.775">
                <text:p>18316.775</text:p>
              </table:table-cell>
              <table:table-cell office:value-type="float" office:value="17115.35">
                <text:p>17115.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20181.108">
                <text:p>20181.108</text:p>
              </table:table-cell>
              <table:table-cell office:value-type="float" office:value="16106.264">
                <text:p>16106.264</text:p>
              </table:table-cell>
              <table:table-cell office:value-type="float" office:value="16258.008">
                <text:p>16258.008</text:p>
              </table:table-cell>
              <table:table-cell office:value-type="float" office:value="17698.928">
                <text:p>17698.928</text:p>
              </table:table-cell>
              <table:table-cell office:value-type="float" office:value="18412.332">
                <text:p>18412.332</text:p>
              </table:table-cell>
              <table:table-cell office:value-type="float" office:value="17165.288">
                <text:p>17165.2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20236.991">
                <text:p>20236.991</text:p>
              </table:table-cell>
              <table:table-cell office:value-type="float" office:value="16166.478">
                <text:p>16166.478</text:p>
              </table:table-cell>
              <table:table-cell office:value-type="float" office:value="16339.166">
                <text:p>16339.166</text:p>
              </table:table-cell>
              <table:table-cell office:value-type="float" office:value="17760.756">
                <text:p>17760.756</text:p>
              </table:table-cell>
              <table:table-cell office:value-type="float" office:value="18507.889">
                <text:p>18507.889</text:p>
              </table:table-cell>
              <table:table-cell office:value-type="float" office:value="17215.226">
                <text:p>17215.2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20292.874">
                <text:p>20292.874</text:p>
              </table:table-cell>
              <table:table-cell office:value-type="float" office:value="16226.692">
                <text:p>16226.692</text:p>
              </table:table-cell>
              <table:table-cell office:value-type="float" office:value="16420.324">
                <text:p>16420.324</text:p>
              </table:table-cell>
              <table:table-cell office:value-type="float" office:value="17822.584">
                <text:p>17822.584</text:p>
              </table:table-cell>
              <table:table-cell office:value-type="float" office:value="18603.446">
                <text:p>18603.446</text:p>
              </table:table-cell>
              <table:table-cell office:value-type="float" office:value="17265.164">
                <text:p>17265.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20348.757">
                <text:p>20348.757</text:p>
              </table:table-cell>
              <table:table-cell office:value-type="float" office:value="16286.906">
                <text:p>16286.906</text:p>
              </table:table-cell>
              <table:table-cell office:value-type="float" office:value="16501.482">
                <text:p>16501.482</text:p>
              </table:table-cell>
              <table:table-cell office:value-type="float" office:value="17884.412">
                <text:p>17884.412</text:p>
              </table:table-cell>
              <table:table-cell office:value-type="float" office:value="18699.003">
                <text:p>18699.003</text:p>
              </table:table-cell>
              <table:table-cell office:value-type="float" office:value="17315.102">
                <text:p>17315.1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20404.64">
                <text:p>20404.64</text:p>
              </table:table-cell>
              <table:table-cell office:value-type="float" office:value="16347.12">
                <text:p>16347.12</text:p>
              </table:table-cell>
              <table:table-cell office:value-type="float" office:value="17112.64">
                <text:p>17112.64</text:p>
              </table:table-cell>
              <table:table-cell office:value-type="float" office:value="18296.24">
                <text:p>18296.24</text:p>
              </table:table-cell>
              <table:table-cell office:value-type="float" office:value="19394.56">
                <text:p>19394.56</text:p>
              </table:table-cell>
              <table:table-cell office:value-type="float" office:value="17595.04">
                <text:p>17595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20460.523">
                <text:p>20460.523</text:p>
              </table:table-cell>
              <table:table-cell office:value-type="float" office:value="16407.334">
                <text:p>16407.334</text:p>
              </table:table-cell>
              <table:table-cell office:value-type="float" office:value="17193.798">
                <text:p>17193.798</text:p>
              </table:table-cell>
              <table:table-cell office:value-type="float" office:value="18358.068">
                <text:p>18358.068</text:p>
              </table:table-cell>
              <table:table-cell office:value-type="float" office:value="19490.117">
                <text:p>19490.117</text:p>
              </table:table-cell>
              <table:table-cell office:value-type="float" office:value="17644.978">
                <text:p>17644.9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20516.406">
                <text:p>20516.406</text:p>
              </table:table-cell>
              <table:table-cell office:value-type="float" office:value="16467.548">
                <text:p>16467.548</text:p>
              </table:table-cell>
              <table:table-cell office:value-type="float" office:value="17274.956">
                <text:p>17274.956</text:p>
              </table:table-cell>
              <table:table-cell office:value-type="float" office:value="18419.896">
                <text:p>18419.896</text:p>
              </table:table-cell>
              <table:table-cell office:value-type="float" office:value="19585.674">
                <text:p>19585.674</text:p>
              </table:table-cell>
              <table:table-cell office:value-type="float" office:value="17694.916">
                <text:p>17694.9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20572.289">
                <text:p>20572.289</text:p>
              </table:table-cell>
              <table:table-cell office:value-type="float" office:value="16527.762">
                <text:p>16527.762</text:p>
              </table:table-cell>
              <table:table-cell office:value-type="float" office:value="17356.114">
                <text:p>17356.114</text:p>
              </table:table-cell>
              <table:table-cell office:value-type="float" office:value="18481.724">
                <text:p>18481.724</text:p>
              </table:table-cell>
              <table:table-cell office:value-type="float" office:value="19681.231">
                <text:p>19681.231</text:p>
              </table:table-cell>
              <table:table-cell office:value-type="float" office:value="17744.854">
                <text:p>17744.8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20628.172">
                <text:p>20628.172</text:p>
              </table:table-cell>
              <table:table-cell office:value-type="float" office:value="16587.976">
                <text:p>16587.976</text:p>
              </table:table-cell>
              <table:table-cell office:value-type="float" office:value="17437.272">
                <text:p>17437.272</text:p>
              </table:table-cell>
              <table:table-cell office:value-type="float" office:value="18543.552">
                <text:p>18543.552</text:p>
              </table:table-cell>
              <table:table-cell office:value-type="float" office:value="19776.788">
                <text:p>19776.788</text:p>
              </table:table-cell>
              <table:table-cell office:value-type="float" office:value="17794.792">
                <text:p>17794.7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20684.055">
                <text:p>20684.055</text:p>
              </table:table-cell>
              <table:table-cell office:value-type="float" office:value="16648.19">
                <text:p>16648.19</text:p>
              </table:table-cell>
              <table:table-cell office:value-type="float" office:value="17518.43">
                <text:p>17518.43</text:p>
              </table:table-cell>
              <table:table-cell office:value-type="float" office:value="18605.38">
                <text:p>18605.38</text:p>
              </table:table-cell>
              <table:table-cell office:value-type="float" office:value="19872.345">
                <text:p>19872.345</text:p>
              </table:table-cell>
              <table:table-cell office:value-type="float" office:value="17844.73">
                <text:p>17844.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20739.938">
                <text:p>20739.938</text:p>
              </table:table-cell>
              <table:table-cell office:value-type="float" office:value="16708.404">
                <text:p>16708.404</text:p>
              </table:table-cell>
              <table:table-cell office:value-type="float" office:value="17599.588">
                <text:p>17599.588</text:p>
              </table:table-cell>
              <table:table-cell office:value-type="float" office:value="18667.208">
                <text:p>18667.208</text:p>
              </table:table-cell>
              <table:table-cell office:value-type="float" office:value="19967.902">
                <text:p>19967.902</text:p>
              </table:table-cell>
              <table:table-cell office:value-type="float" office:value="17894.668">
                <text:p>17894.6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20795.821">
                <text:p>20795.821</text:p>
              </table:table-cell>
              <table:table-cell office:value-type="float" office:value="16768.618">
                <text:p>16768.618</text:p>
              </table:table-cell>
              <table:table-cell office:value-type="float" office:value="17680.746">
                <text:p>17680.746</text:p>
              </table:table-cell>
              <table:table-cell office:value-type="float" office:value="18729.036">
                <text:p>18729.036</text:p>
              </table:table-cell>
              <table:table-cell office:value-type="float" office:value="20063.459">
                <text:p>20063.459</text:p>
              </table:table-cell>
              <table:table-cell office:value-type="float" office:value="17944.606">
                <text:p>17944.6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20851.704">
                <text:p>20851.704</text:p>
              </table:table-cell>
              <table:table-cell office:value-type="float" office:value="16828.832">
                <text:p>16828.832</text:p>
              </table:table-cell>
              <table:table-cell office:value-type="float" office:value="17761.904">
                <text:p>17761.904</text:p>
              </table:table-cell>
              <table:table-cell office:value-type="float" office:value="18790.864">
                <text:p>18790.864</text:p>
              </table:table-cell>
              <table:table-cell office:value-type="float" office:value="20159.016">
                <text:p>20159.016</text:p>
              </table:table-cell>
              <table:table-cell office:value-type="float" office:value="17994.544">
                <text:p>17994.5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20907.587">
                <text:p>20907.587</text:p>
              </table:table-cell>
              <table:table-cell office:value-type="float" office:value="16889.046">
                <text:p>16889.046</text:p>
              </table:table-cell>
              <table:table-cell office:value-type="float" office:value="17843.062">
                <text:p>17843.062</text:p>
              </table:table-cell>
              <table:table-cell office:value-type="float" office:value="18852.692">
                <text:p>18852.692</text:p>
              </table:table-cell>
              <table:table-cell office:value-type="float" office:value="20254.573">
                <text:p>20254.573</text:p>
              </table:table-cell>
              <table:table-cell office:value-type="float" office:value="18044.482">
                <text:p>18044.4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21083.47">
                <text:p>21083.47</text:p>
              </table:table-cell>
              <table:table-cell office:value-type="float" office:value="17609.26">
                <text:p>17609.26</text:p>
              </table:table-cell>
              <table:table-cell office:value-type="float" office:value="17924.22">
                <text:p>17924.22</text:p>
              </table:table-cell>
              <table:table-cell office:value-type="float" office:value="18914.52">
                <text:p>18914.52</text:p>
              </table:table-cell>
              <table:table-cell office:value-type="float" office:value="20350.13">
                <text:p>20350.13</text:p>
              </table:table-cell>
              <table:table-cell office:value-type="float" office:value="18694.42">
                <text:p>18694.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21139.353">
                <text:p>21139.353</text:p>
              </table:table-cell>
              <table:table-cell office:value-type="float" office:value="17669.474">
                <text:p>17669.474</text:p>
              </table:table-cell>
              <table:table-cell office:value-type="float" office:value="18005.378">
                <text:p>18005.378</text:p>
              </table:table-cell>
              <table:table-cell office:value-type="float" office:value="18976.348">
                <text:p>18976.348</text:p>
              </table:table-cell>
              <table:table-cell office:value-type="float" office:value="20445.687">
                <text:p>20445.687</text:p>
              </table:table-cell>
              <table:table-cell office:value-type="float" office:value="18744.358">
                <text:p>18744.3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21195.236">
                <text:p>21195.236</text:p>
              </table:table-cell>
              <table:table-cell office:value-type="float" office:value="17729.688">
                <text:p>17729.688</text:p>
              </table:table-cell>
              <table:table-cell office:value-type="float" office:value="18086.536">
                <text:p>18086.536</text:p>
              </table:table-cell>
              <table:table-cell office:value-type="float" office:value="19038.176">
                <text:p>19038.176</text:p>
              </table:table-cell>
              <table:table-cell office:value-type="float" office:value="20541.244">
                <text:p>20541.244</text:p>
              </table:table-cell>
              <table:table-cell office:value-type="float" office:value="18794.296">
                <text:p>18794.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21251.119">
                <text:p>21251.119</text:p>
              </table:table-cell>
              <table:table-cell office:value-type="float" office:value="17789.902">
                <text:p>17789.902</text:p>
              </table:table-cell>
              <table:table-cell office:value-type="float" office:value="18167.694">
                <text:p>18167.694</text:p>
              </table:table-cell>
              <table:table-cell office:value-type="float" office:value="19100.004">
                <text:p>19100.004</text:p>
              </table:table-cell>
              <table:table-cell office:value-type="float" office:value="20636.801">
                <text:p>20636.801</text:p>
              </table:table-cell>
              <table:table-cell office:value-type="float" office:value="18844.234">
                <text:p>18844.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21841.002">
                <text:p>21841.002</text:p>
              </table:table-cell>
              <table:table-cell office:value-type="float" office:value="18230.116">
                <text:p>18230.116</text:p>
              </table:table-cell>
              <table:table-cell office:value-type="float" office:value="18598.852">
                <text:p>18598.852</text:p>
              </table:table-cell>
              <table:table-cell office:value-type="float" office:value="19611.832">
                <text:p>19611.832</text:p>
              </table:table-cell>
              <table:table-cell office:value-type="float" office:value="21082.358">
                <text:p>21082.358</text:p>
              </table:table-cell>
              <table:table-cell office:value-type="float" office:value="19274.172">
                <text:p>19274.1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21896.885">
                <text:p>21896.885</text:p>
              </table:table-cell>
              <table:table-cell office:value-type="float" office:value="18290.33">
                <text:p>18290.33</text:p>
              </table:table-cell>
              <table:table-cell office:value-type="float" office:value="18680.01">
                <text:p>18680.01</text:p>
              </table:table-cell>
              <table:table-cell office:value-type="float" office:value="19673.66">
                <text:p>19673.66</text:p>
              </table:table-cell>
              <table:table-cell office:value-type="float" office:value="21177.915">
                <text:p>21177.915</text:p>
              </table:table-cell>
              <table:table-cell office:value-type="float" office:value="19324.11">
                <text:p>19324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21952.768">
                <text:p>21952.768</text:p>
              </table:table-cell>
              <table:table-cell office:value-type="float" office:value="18350.544">
                <text:p>18350.544</text:p>
              </table:table-cell>
              <table:table-cell office:value-type="float" office:value="18761.168">
                <text:p>18761.168</text:p>
              </table:table-cell>
              <table:table-cell office:value-type="float" office:value="19735.488">
                <text:p>19735.488</text:p>
              </table:table-cell>
              <table:table-cell office:value-type="float" office:value="21273.472">
                <text:p>21273.472</text:p>
              </table:table-cell>
              <table:table-cell office:value-type="float" office:value="19374.048">
                <text:p>19374.0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22008.651">
                <text:p>22008.651</text:p>
              </table:table-cell>
              <table:table-cell office:value-type="float" office:value="18410.758">
                <text:p>18410.758</text:p>
              </table:table-cell>
              <table:table-cell office:value-type="float" office:value="18842.326">
                <text:p>18842.326</text:p>
              </table:table-cell>
              <table:table-cell office:value-type="float" office:value="19797.316">
                <text:p>19797.316</text:p>
              </table:table-cell>
              <table:table-cell office:value-type="float" office:value="21369.029">
                <text:p>21369.029</text:p>
              </table:table-cell>
              <table:table-cell office:value-type="float" office:value="19423.986">
                <text:p>19423.9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22064.534">
                <text:p>22064.534</text:p>
              </table:table-cell>
              <table:table-cell office:value-type="float" office:value="18470.972">
                <text:p>18470.972</text:p>
              </table:table-cell>
              <table:table-cell office:value-type="float" office:value="18923.484">
                <text:p>18923.484</text:p>
              </table:table-cell>
              <table:table-cell office:value-type="float" office:value="19859.144">
                <text:p>19859.144</text:p>
              </table:table-cell>
              <table:table-cell office:value-type="float" office:value="21464.586">
                <text:p>21464.586</text:p>
              </table:table-cell>
              <table:table-cell office:value-type="float" office:value="19473.924">
                <text:p>19473.9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22120.417">
                <text:p>22120.417</text:p>
              </table:table-cell>
              <table:table-cell office:value-type="float" office:value="18531.186">
                <text:p>18531.186</text:p>
              </table:table-cell>
              <table:table-cell office:value-type="float" office:value="19004.642">
                <text:p>19004.642</text:p>
              </table:table-cell>
              <table:table-cell office:value-type="float" office:value="19920.972">
                <text:p>19920.972</text:p>
              </table:table-cell>
              <table:table-cell office:value-type="float" office:value="21560.143">
                <text:p>21560.143</text:p>
              </table:table-cell>
              <table:table-cell office:value-type="float" office:value="19523.862">
                <text:p>19523.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">
                <text:p>100000</text:p>
              </table:table-cell>
              <table:table-cell office:value-type="float" office:value="22176.3">
                <text:p>22176.3</text:p>
              </table:table-cell>
              <table:table-cell office:value-type="float" office:value="18591.4">
                <text:p>18591.4</text:p>
              </table:table-cell>
              <table:table-cell office:value-type="float" office:value="19165.8">
                <text:p>19165.8</text:p>
              </table:table-cell>
              <table:table-cell office:value-type="float" office:value="20332.8">
                <text:p>20332.8</text:p>
              </table:table-cell>
              <table:table-cell office:value-type="float" office:value="21755.7">
                <text:p>21755.7</text:p>
              </table:table-cell>
              <table:table-cell office:value-type="float" office:value="19803.8">
                <text:p>19803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">
                <text:p>101000</text:p>
              </table:table-cell>
              <table:table-cell office:value-type="float" office:value="22232.183">
                <text:p>22232.183</text:p>
              </table:table-cell>
              <table:table-cell office:value-type="float" office:value="18651.614">
                <text:p>18651.614</text:p>
              </table:table-cell>
              <table:table-cell office:value-type="float" office:value="19246.958">
                <text:p>19246.958</text:p>
              </table:table-cell>
              <table:table-cell office:value-type="float" office:value="20394.628">
                <text:p>20394.628</text:p>
              </table:table-cell>
              <table:table-cell office:value-type="float" office:value="21851.257">
                <text:p>21851.257</text:p>
              </table:table-cell>
              <table:table-cell office:value-type="float" office:value="19853.738">
                <text:p>19853.7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0">
                <text:p>102000</text:p>
              </table:table-cell>
              <table:table-cell office:value-type="float" office:value="22288.066">
                <text:p>22288.066</text:p>
              </table:table-cell>
              <table:table-cell office:value-type="float" office:value="18711.828">
                <text:p>18711.828</text:p>
              </table:table-cell>
              <table:table-cell office:value-type="float" office:value="19328.116">
                <text:p>19328.116</text:p>
              </table:table-cell>
              <table:table-cell office:value-type="float" office:value="20456.456">
                <text:p>20456.456</text:p>
              </table:table-cell>
              <table:table-cell office:value-type="float" office:value="21946.814">
                <text:p>21946.814</text:p>
              </table:table-cell>
              <table:table-cell office:value-type="float" office:value="19903.676">
                <text:p>19903.6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0">
                <text:p>103000</text:p>
              </table:table-cell>
              <table:table-cell office:value-type="float" office:value="22343.949">
                <text:p>22343.949</text:p>
              </table:table-cell>
              <table:table-cell office:value-type="float" office:value="18772.042">
                <text:p>18772.042</text:p>
              </table:table-cell>
              <table:table-cell office:value-type="float" office:value="19409.274">
                <text:p>19409.274</text:p>
              </table:table-cell>
              <table:table-cell office:value-type="float" office:value="20518.284">
                <text:p>20518.284</text:p>
              </table:table-cell>
              <table:table-cell office:value-type="float" office:value="22042.371">
                <text:p>22042.371</text:p>
              </table:table-cell>
              <table:table-cell office:value-type="float" office:value="19953.614">
                <text:p>19953.6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0">
                <text:p>104000</text:p>
              </table:table-cell>
              <table:table-cell office:value-type="float" office:value="22399.832">
                <text:p>22399.832</text:p>
              </table:table-cell>
              <table:table-cell office:value-type="float" office:value="18832.256">
                <text:p>18832.256</text:p>
              </table:table-cell>
              <table:table-cell office:value-type="float" office:value="19490.432">
                <text:p>19490.432</text:p>
              </table:table-cell>
              <table:table-cell office:value-type="float" office:value="20580.112">
                <text:p>20580.112</text:p>
              </table:table-cell>
              <table:table-cell office:value-type="float" office:value="22137.928">
                <text:p>22137.928</text:p>
              </table:table-cell>
              <table:table-cell office:value-type="float" office:value="20003.552">
                <text:p>20003.5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0">
                <text:p>105000</text:p>
              </table:table-cell>
              <table:table-cell office:value-type="float" office:value="22575.715">
                <text:p>22575.715</text:p>
              </table:table-cell>
              <table:table-cell office:value-type="float" office:value="19002.47">
                <text:p>19002.47</text:p>
              </table:table-cell>
              <table:table-cell office:value-type="float" office:value="19571.59">
                <text:p>19571.59</text:p>
              </table:table-cell>
              <table:table-cell office:value-type="float" office:value="20641.94">
                <text:p>20641.94</text:p>
              </table:table-cell>
              <table:table-cell office:value-type="float" office:value="22233.485">
                <text:p>22233.485</text:p>
              </table:table-cell>
              <table:table-cell office:value-type="float" office:value="20053.49">
                <text:p>20053.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0">
                <text:p>106000</text:p>
              </table:table-cell>
              <table:table-cell office:value-type="float" office:value="22631.598">
                <text:p>22631.598</text:p>
              </table:table-cell>
              <table:table-cell office:value-type="float" office:value="19062.684">
                <text:p>19062.684</text:p>
              </table:table-cell>
              <table:table-cell office:value-type="float" office:value="19652.748">
                <text:p>19652.748</text:p>
              </table:table-cell>
              <table:table-cell office:value-type="float" office:value="20703.768">
                <text:p>20703.768</text:p>
              </table:table-cell>
              <table:table-cell office:value-type="float" office:value="22329.042">
                <text:p>22329.042</text:p>
              </table:table-cell>
              <table:table-cell office:value-type="float" office:value="20103.428">
                <text:p>20103.4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0">
                <text:p>107000</text:p>
              </table:table-cell>
              <table:table-cell office:value-type="float" office:value="22687.481">
                <text:p>22687.481</text:p>
              </table:table-cell>
              <table:table-cell office:value-type="float" office:value="19122.898">
                <text:p>19122.898</text:p>
              </table:table-cell>
              <table:table-cell office:value-type="float" office:value="19733.906">
                <text:p>19733.906</text:p>
              </table:table-cell>
              <table:table-cell office:value-type="float" office:value="20765.596">
                <text:p>20765.596</text:p>
              </table:table-cell>
              <table:table-cell office:value-type="float" office:value="22424.599">
                <text:p>22424.599</text:p>
              </table:table-cell>
              <table:table-cell office:value-type="float" office:value="20153.366">
                <text:p>20153.3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0">
                <text:p>108000</text:p>
              </table:table-cell>
              <table:table-cell office:value-type="float" office:value="22743.364">
                <text:p>22743.364</text:p>
              </table:table-cell>
              <table:table-cell office:value-type="float" office:value="19183.112">
                <text:p>19183.112</text:p>
              </table:table-cell>
              <table:table-cell office:value-type="float" office:value="19815.064">
                <text:p>19815.064</text:p>
              </table:table-cell>
              <table:table-cell office:value-type="float" office:value="20827.424">
                <text:p>20827.424</text:p>
              </table:table-cell>
              <table:table-cell office:value-type="float" office:value="22520.156">
                <text:p>22520.156</text:p>
              </table:table-cell>
              <table:table-cell office:value-type="float" office:value="20203.304">
                <text:p>20203.3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0">
                <text:p>109000</text:p>
              </table:table-cell>
              <table:table-cell office:value-type="float" office:value="22799.247">
                <text:p>22799.247</text:p>
              </table:table-cell>
              <table:table-cell office:value-type="float" office:value="19243.326">
                <text:p>19243.326</text:p>
              </table:table-cell>
              <table:table-cell office:value-type="float" office:value="19896.222">
                <text:p>19896.222</text:p>
              </table:table-cell>
              <table:table-cell office:value-type="float" office:value="20889.252">
                <text:p>20889.252</text:p>
              </table:table-cell>
              <table:table-cell office:value-type="float" office:value="22615.713">
                <text:p>22615.713</text:p>
              </table:table-cell>
              <table:table-cell office:value-type="float" office:value="20253.242">
                <text:p>20253.2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0">
                <text:p>110000</text:p>
              </table:table-cell>
              <table:table-cell office:value-type="float" office:value="23605.13">
                <text:p>23605.13</text:p>
              </table:table-cell>
              <table:table-cell office:value-type="float" office:value="19303.54">
                <text:p>19303.54</text:p>
              </table:table-cell>
              <table:table-cell office:value-type="float" office:value="19977.38">
                <text:p>19977.38</text:p>
              </table:table-cell>
              <table:table-cell office:value-type="float" office:value="20951.08">
                <text:p>20951.08</text:p>
              </table:table-cell>
              <table:table-cell office:value-type="float" office:value="22711.27">
                <text:p>22711.27</text:p>
              </table:table-cell>
              <table:table-cell office:value-type="float" office:value="20303.18">
                <text:p>20303.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0">
                <text:p>111000</text:p>
              </table:table-cell>
              <table:table-cell office:value-type="float" office:value="23661.013">
                <text:p>23661.013</text:p>
              </table:table-cell>
              <table:table-cell office:value-type="float" office:value="19363.754">
                <text:p>19363.754</text:p>
              </table:table-cell>
              <table:table-cell office:value-type="float" office:value="20058.538">
                <text:p>20058.538</text:p>
              </table:table-cell>
              <table:table-cell office:value-type="float" office:value="21012.908">
                <text:p>21012.908</text:p>
              </table:table-cell>
              <table:table-cell office:value-type="float" office:value="22806.827">
                <text:p>22806.827</text:p>
              </table:table-cell>
              <table:table-cell office:value-type="float" office:value="20353.118">
                <text:p>20353.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0">
                <text:p>112000</text:p>
              </table:table-cell>
              <table:table-cell office:value-type="float" office:value="23716.896">
                <text:p>23716.896</text:p>
              </table:table-cell>
              <table:table-cell office:value-type="float" office:value="19423.968">
                <text:p>19423.968</text:p>
              </table:table-cell>
              <table:table-cell office:value-type="float" office:value="20139.696">
                <text:p>20139.696</text:p>
              </table:table-cell>
              <table:table-cell office:value-type="float" office:value="21074.736">
                <text:p>21074.736</text:p>
              </table:table-cell>
              <table:table-cell office:value-type="float" office:value="22902.384">
                <text:p>22902.384</text:p>
              </table:table-cell>
              <table:table-cell office:value-type="float" office:value="20403.056">
                <text:p>20403.0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0">
                <text:p>113000</text:p>
              </table:table-cell>
              <table:table-cell office:value-type="float" office:value="23772.779">
                <text:p>23772.779</text:p>
              </table:table-cell>
              <table:table-cell office:value-type="float" office:value="19484.182">
                <text:p>19484.182</text:p>
              </table:table-cell>
              <table:table-cell office:value-type="float" office:value="20220.854">
                <text:p>20220.854</text:p>
              </table:table-cell>
              <table:table-cell office:value-type="float" office:value="21136.564">
                <text:p>21136.564</text:p>
              </table:table-cell>
              <table:table-cell office:value-type="float" office:value="22997.941">
                <text:p>22997.941</text:p>
              </table:table-cell>
              <table:table-cell office:value-type="float" office:value="20452.994">
                <text:p>20452.9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0">
                <text:p>114000</text:p>
              </table:table-cell>
              <table:table-cell office:value-type="float" office:value="23828.662">
                <text:p>23828.662</text:p>
              </table:table-cell>
              <table:table-cell office:value-type="float" office:value="19544.396">
                <text:p>19544.396</text:p>
              </table:table-cell>
              <table:table-cell office:value-type="float" office:value="20302.012">
                <text:p>20302.012</text:p>
              </table:table-cell>
              <table:table-cell office:value-type="float" office:value="21198.392">
                <text:p>21198.392</text:p>
              </table:table-cell>
              <table:table-cell office:value-type="float" office:value="23093.498">
                <text:p>23093.498</text:p>
              </table:table-cell>
              <table:table-cell office:value-type="float" office:value="20502.932">
                <text:p>20502.9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0">
                <text:p>115000</text:p>
              </table:table-cell>
              <table:table-cell office:value-type="float" office:value="23884.545">
                <text:p>23884.545</text:p>
              </table:table-cell>
              <table:table-cell office:value-type="float" office:value="19604.61">
                <text:p>19604.61</text:p>
              </table:table-cell>
              <table:table-cell office:value-type="float" office:value="20383.17">
                <text:p>20383.17</text:p>
              </table:table-cell>
              <table:table-cell office:value-type="float" office:value="21260.22">
                <text:p>21260.22</text:p>
              </table:table-cell>
              <table:table-cell office:value-type="float" office:value="23189.055">
                <text:p>23189.055</text:p>
              </table:table-cell>
              <table:table-cell office:value-type="float" office:value="20552.87">
                <text:p>20552.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0">
                <text:p>116000</text:p>
              </table:table-cell>
              <table:table-cell office:value-type="float" office:value="23940.428">
                <text:p>23940.428</text:p>
              </table:table-cell>
              <table:table-cell office:value-type="float" office:value="19664.824">
                <text:p>19664.824</text:p>
              </table:table-cell>
              <table:table-cell office:value-type="float" office:value="20464.328">
                <text:p>20464.328</text:p>
              </table:table-cell>
              <table:table-cell office:value-type="float" office:value="21322.048">
                <text:p>21322.048</text:p>
              </table:table-cell>
              <table:table-cell office:value-type="float" office:value="23284.612">
                <text:p>23284.612</text:p>
              </table:table-cell>
              <table:table-cell office:value-type="float" office:value="20602.808">
                <text:p>20602.8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0">
                <text:p>117000</text:p>
              </table:table-cell>
              <table:table-cell office:value-type="float" office:value="23996.311">
                <text:p>23996.311</text:p>
              </table:table-cell>
              <table:table-cell office:value-type="float" office:value="19725.038">
                <text:p>19725.038</text:p>
              </table:table-cell>
              <table:table-cell office:value-type="float" office:value="20545.486">
                <text:p>20545.486</text:p>
              </table:table-cell>
              <table:table-cell office:value-type="float" office:value="21383.876">
                <text:p>21383.876</text:p>
              </table:table-cell>
              <table:table-cell office:value-type="float" office:value="23380.169">
                <text:p>23380.169</text:p>
              </table:table-cell>
              <table:table-cell office:value-type="float" office:value="20652.746">
                <text:p>20652.7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0">
                <text:p>118000</text:p>
              </table:table-cell>
              <table:table-cell office:value-type="float" office:value="24052.194">
                <text:p>24052.194</text:p>
              </table:table-cell>
              <table:table-cell office:value-type="float" office:value="19785.252">
                <text:p>19785.252</text:p>
              </table:table-cell>
              <table:table-cell office:value-type="float" office:value="20626.644">
                <text:p>20626.644</text:p>
              </table:table-cell>
              <table:table-cell office:value-type="float" office:value="21445.704">
                <text:p>21445.704</text:p>
              </table:table-cell>
              <table:table-cell office:value-type="float" office:value="23475.726">
                <text:p>23475.726</text:p>
              </table:table-cell>
              <table:table-cell office:value-type="float" office:value="20702.684">
                <text:p>20702.6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0">
                <text:p>119000</text:p>
              </table:table-cell>
              <table:table-cell office:value-type="float" office:value="24108.077">
                <text:p>24108.077</text:p>
              </table:table-cell>
              <table:table-cell office:value-type="float" office:value="19845.466">
                <text:p>19845.466</text:p>
              </table:table-cell>
              <table:table-cell office:value-type="float" office:value="20707.802">
                <text:p>20707.802</text:p>
              </table:table-cell>
              <table:table-cell office:value-type="float" office:value="21507.532">
                <text:p>21507.532</text:p>
              </table:table-cell>
              <table:table-cell office:value-type="float" office:value="23571.283">
                <text:p>23571.283</text:p>
              </table:table-cell>
              <table:table-cell office:value-type="float" office:value="20752.622">
                <text:p>20752.6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0">
                <text:p>120000</text:p>
              </table:table-cell>
              <table:table-cell office:value-type="float" office:value="24283.96">
                <text:p>24283.96</text:p>
              </table:table-cell>
              <table:table-cell office:value-type="float" office:value="20015.68">
                <text:p>20015.68</text:p>
              </table:table-cell>
              <table:table-cell office:value-type="float" office:value="20868.96">
                <text:p>20868.96</text:p>
              </table:table-cell>
              <table:table-cell office:value-type="float" office:value="21919.36">
                <text:p>21919.36</text:p>
              </table:table-cell>
              <table:table-cell office:value-type="float" office:value="23766.84">
                <text:p>23766.84</text:p>
              </table:table-cell>
              <table:table-cell office:value-type="float" office:value="21032.56">
                <text:p>21032.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0">
                <text:p>121000</text:p>
              </table:table-cell>
              <table:table-cell office:value-type="float" office:value="24339.843">
                <text:p>24339.843</text:p>
              </table:table-cell>
              <table:table-cell office:value-type="float" office:value="20075.894">
                <text:p>20075.894</text:p>
              </table:table-cell>
              <table:table-cell office:value-type="float" office:value="20950.118">
                <text:p>20950.118</text:p>
              </table:table-cell>
              <table:table-cell office:value-type="float" office:value="21981.188">
                <text:p>21981.188</text:p>
              </table:table-cell>
              <table:table-cell office:value-type="float" office:value="23862.397">
                <text:p>23862.397</text:p>
              </table:table-cell>
              <table:table-cell office:value-type="float" office:value="21082.498">
                <text:p>21082.4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0">
                <text:p>122000</text:p>
              </table:table-cell>
              <table:table-cell office:value-type="float" office:value="24395.726">
                <text:p>24395.726</text:p>
              </table:table-cell>
              <table:table-cell office:value-type="float" office:value="20136.108">
                <text:p>20136.108</text:p>
              </table:table-cell>
              <table:table-cell office:value-type="float" office:value="21031.276">
                <text:p>21031.276</text:p>
              </table:table-cell>
              <table:table-cell office:value-type="float" office:value="22043.016">
                <text:p>22043.016</text:p>
              </table:table-cell>
              <table:table-cell office:value-type="float" office:value="23957.954">
                <text:p>23957.954</text:p>
              </table:table-cell>
              <table:table-cell office:value-type="float" office:value="21132.436">
                <text:p>21132.4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0">
                <text:p>123000</text:p>
              </table:table-cell>
              <table:table-cell office:value-type="float" office:value="24451.609">
                <text:p>24451.609</text:p>
              </table:table-cell>
              <table:table-cell office:value-type="float" office:value="20196.322">
                <text:p>20196.322</text:p>
              </table:table-cell>
              <table:table-cell office:value-type="float" office:value="21112.434">
                <text:p>21112.434</text:p>
              </table:table-cell>
              <table:table-cell office:value-type="float" office:value="22104.844">
                <text:p>22104.844</text:p>
              </table:table-cell>
              <table:table-cell office:value-type="float" office:value="24053.511">
                <text:p>24053.511</text:p>
              </table:table-cell>
              <table:table-cell office:value-type="float" office:value="21182.374">
                <text:p>21182.3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0">
                <text:p>124000</text:p>
              </table:table-cell>
              <table:table-cell office:value-type="float" office:value="24507.492">
                <text:p>24507.492</text:p>
              </table:table-cell>
              <table:table-cell office:value-type="float" office:value="20256.536">
                <text:p>20256.536</text:p>
              </table:table-cell>
              <table:table-cell office:value-type="float" office:value="21193.592">
                <text:p>21193.592</text:p>
              </table:table-cell>
              <table:table-cell office:value-type="float" office:value="22166.672">
                <text:p>22166.672</text:p>
              </table:table-cell>
              <table:table-cell office:value-type="float" office:value="24149.068">
                <text:p>24149.068</text:p>
              </table:table-cell>
              <table:table-cell office:value-type="float" office:value="21232.312">
                <text:p>21232.3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0">
                <text:p>125000</text:p>
              </table:table-cell>
              <table:table-cell office:value-type="float" office:value="24563.375">
                <text:p>24563.375</text:p>
              </table:table-cell>
              <table:table-cell office:value-type="float" office:value="20316.75">
                <text:p>20316.75</text:p>
              </table:table-cell>
              <table:table-cell office:value-type="float" office:value="21274.75">
                <text:p>21274.75</text:p>
              </table:table-cell>
              <table:table-cell office:value-type="float" office:value="22228.5">
                <text:p>22228.5</text:p>
              </table:table-cell>
              <table:table-cell office:value-type="float" office:value="24244.625">
                <text:p>24244.625</text:p>
              </table:table-cell>
              <table:table-cell office:value-type="float" office:value="21282.25">
                <text:p>21282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0">
                <text:p>126000</text:p>
              </table:table-cell>
              <table:table-cell office:value-type="float" office:value="24619.258">
                <text:p>24619.258</text:p>
              </table:table-cell>
              <table:table-cell office:value-type="float" office:value="20376.964">
                <text:p>20376.964</text:p>
              </table:table-cell>
              <table:table-cell office:value-type="float" office:value="21355.908">
                <text:p>21355.908</text:p>
              </table:table-cell>
              <table:table-cell office:value-type="float" office:value="22290.328">
                <text:p>22290.328</text:p>
              </table:table-cell>
              <table:table-cell office:value-type="float" office:value="24340.182">
                <text:p>24340.182</text:p>
              </table:table-cell>
              <table:table-cell office:value-type="float" office:value="21332.188">
                <text:p>21332.1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0">
                <text:p>127000</text:p>
              </table:table-cell>
              <table:table-cell office:value-type="float" office:value="24675.141">
                <text:p>24675.141</text:p>
              </table:table-cell>
              <table:table-cell office:value-type="float" office:value="20437.178">
                <text:p>20437.178</text:p>
              </table:table-cell>
              <table:table-cell office:value-type="float" office:value="21437.066">
                <text:p>21437.066</text:p>
              </table:table-cell>
              <table:table-cell office:value-type="float" office:value="22352.156">
                <text:p>22352.156</text:p>
              </table:table-cell>
              <table:table-cell office:value-type="float" office:value="24435.739">
                <text:p>24435.739</text:p>
              </table:table-cell>
              <table:table-cell office:value-type="float" office:value="21382.126">
                <text:p>21382.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0">
                <text:p>128000</text:p>
              </table:table-cell>
              <table:table-cell office:value-type="float" office:value="24731.024">
                <text:p>24731.024</text:p>
              </table:table-cell>
              <table:table-cell office:value-type="float" office:value="20497.392">
                <text:p>20497.392</text:p>
              </table:table-cell>
              <table:table-cell office:value-type="float" office:value="21518.224">
                <text:p>21518.224</text:p>
              </table:table-cell>
              <table:table-cell office:value-type="float" office:value="22413.984">
                <text:p>22413.984</text:p>
              </table:table-cell>
              <table:table-cell office:value-type="float" office:value="24531.296">
                <text:p>24531.296</text:p>
              </table:table-cell>
              <table:table-cell office:value-type="float" office:value="21432.064">
                <text:p>21432.0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0">
                <text:p>129000</text:p>
              </table:table-cell>
              <table:table-cell office:value-type="float" office:value="24786.907">
                <text:p>24786.907</text:p>
              </table:table-cell>
              <table:table-cell office:value-type="float" office:value="20557.606">
                <text:p>20557.606</text:p>
              </table:table-cell>
              <table:table-cell office:value-type="float" office:value="21599.382">
                <text:p>21599.382</text:p>
              </table:table-cell>
              <table:table-cell office:value-type="float" office:value="22475.812">
                <text:p>22475.812</text:p>
              </table:table-cell>
              <table:table-cell office:value-type="float" office:value="24626.853">
                <text:p>24626.853</text:p>
              </table:table-cell>
              <table:table-cell office:value-type="float" office:value="21482.002">
                <text:p>21482.0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0">
                <text:p>130000</text:p>
              </table:table-cell>
              <table:table-cell office:value-type="float" office:value="24842.79">
                <text:p>24842.79</text:p>
              </table:table-cell>
              <table:table-cell office:value-type="float" office:value="20617.82">
                <text:p>20617.82</text:p>
              </table:table-cell>
              <table:table-cell office:value-type="float" office:value="21680.54">
                <text:p>21680.54</text:p>
              </table:table-cell>
              <table:table-cell office:value-type="float" office:value="22537.64">
                <text:p>22537.64</text:p>
              </table:table-cell>
              <table:table-cell office:value-type="float" office:value="24722.41">
                <text:p>24722.41</text:p>
              </table:table-cell>
              <table:table-cell office:value-type="float" office:value="21531.94">
                <text:p>21531.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0">
                <text:p>131000</text:p>
              </table:table-cell>
              <table:table-cell office:value-type="float" office:value="24898.673">
                <text:p>24898.673</text:p>
              </table:table-cell>
              <table:table-cell office:value-type="float" office:value="20678.034">
                <text:p>20678.034</text:p>
              </table:table-cell>
              <table:table-cell office:value-type="float" office:value="21761.698">
                <text:p>21761.698</text:p>
              </table:table-cell>
              <table:table-cell office:value-type="float" office:value="22599.468">
                <text:p>22599.468</text:p>
              </table:table-cell>
              <table:table-cell office:value-type="float" office:value="24817.967">
                <text:p>24817.967</text:p>
              </table:table-cell>
              <table:table-cell office:value-type="float" office:value="21581.878">
                <text:p>21581.8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0">
                <text:p>132000</text:p>
              </table:table-cell>
              <table:table-cell office:value-type="float" office:value="24954.556">
                <text:p>24954.556</text:p>
              </table:table-cell>
              <table:table-cell office:value-type="float" office:value="20738.248">
                <text:p>20738.248</text:p>
              </table:table-cell>
              <table:table-cell office:value-type="float" office:value="21842.856">
                <text:p>21842.856</text:p>
              </table:table-cell>
              <table:table-cell office:value-type="float" office:value="22661.296">
                <text:p>22661.296</text:p>
              </table:table-cell>
              <table:table-cell office:value-type="float" office:value="24913.524">
                <text:p>24913.524</text:p>
              </table:table-cell>
              <table:table-cell office:value-type="float" office:value="21631.816">
                <text:p>21631.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0">
                <text:p>133000</text:p>
              </table:table-cell>
              <table:table-cell office:value-type="float" office:value="25010.439">
                <text:p>25010.439</text:p>
              </table:table-cell>
              <table:table-cell office:value-type="float" office:value="20798.462">
                <text:p>20798.462</text:p>
              </table:table-cell>
              <table:table-cell office:value-type="float" office:value="21924.014">
                <text:p>21924.014</text:p>
              </table:table-cell>
              <table:table-cell office:value-type="float" office:value="22723.124">
                <text:p>22723.124</text:p>
              </table:table-cell>
              <table:table-cell office:value-type="float" office:value="25009.081">
                <text:p>25009.081</text:p>
              </table:table-cell>
              <table:table-cell office:value-type="float" office:value="21681.754">
                <text:p>21681.7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0">
                <text:p>134000</text:p>
              </table:table-cell>
              <table:table-cell office:value-type="float" office:value="25066.322">
                <text:p>25066.322</text:p>
              </table:table-cell>
              <table:table-cell office:value-type="float" office:value="20858.676">
                <text:p>20858.676</text:p>
              </table:table-cell>
              <table:table-cell office:value-type="float" office:value="22005.172">
                <text:p>22005.172</text:p>
              </table:table-cell>
              <table:table-cell office:value-type="float" office:value="22784.952">
                <text:p>22784.952</text:p>
              </table:table-cell>
              <table:table-cell office:value-type="float" office:value="25104.638">
                <text:p>25104.638</text:p>
              </table:table-cell>
              <table:table-cell office:value-type="float" office:value="21731.692">
                <text:p>21731.6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0">
                <text:p>135000</text:p>
              </table:table-cell>
              <table:table-cell office:value-type="float" office:value="25242.205">
                <text:p>25242.205</text:p>
              </table:table-cell>
              <table:table-cell office:value-type="float" office:value="21028.89">
                <text:p>21028.89</text:p>
              </table:table-cell>
              <table:table-cell office:value-type="float" office:value="22086.33">
                <text:p>22086.33</text:p>
              </table:table-cell>
              <table:table-cell office:value-type="float" office:value="22846.78">
                <text:p>22846.78</text:p>
              </table:table-cell>
              <table:table-cell office:value-type="float" office:value="25200.195">
                <text:p>25200.195</text:p>
              </table:table-cell>
              <table:table-cell office:value-type="float" office:value="21781.63">
                <text:p>21781.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0">
                <text:p>136000</text:p>
              </table:table-cell>
              <table:table-cell office:value-type="float" office:value="25298.088">
                <text:p>25298.088</text:p>
              </table:table-cell>
              <table:table-cell office:value-type="float" office:value="21089.104">
                <text:p>21089.104</text:p>
              </table:table-cell>
              <table:table-cell office:value-type="float" office:value="22167.488">
                <text:p>22167.488</text:p>
              </table:table-cell>
              <table:table-cell office:value-type="float" office:value="22908.608">
                <text:p>22908.608</text:p>
              </table:table-cell>
              <table:table-cell office:value-type="float" office:value="25295.752">
                <text:p>25295.752</text:p>
              </table:table-cell>
              <table:table-cell office:value-type="float" office:value="21831.568">
                <text:p>21831.5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0">
                <text:p>137000</text:p>
              </table:table-cell>
              <table:table-cell office:value-type="float" office:value="25353.971">
                <text:p>25353.971</text:p>
              </table:table-cell>
              <table:table-cell office:value-type="float" office:value="21149.318">
                <text:p>21149.318</text:p>
              </table:table-cell>
              <table:table-cell office:value-type="float" office:value="22248.646">
                <text:p>22248.646</text:p>
              </table:table-cell>
              <table:table-cell office:value-type="float" office:value="22970.436">
                <text:p>22970.436</text:p>
              </table:table-cell>
              <table:table-cell office:value-type="float" office:value="25391.309">
                <text:p>25391.309</text:p>
              </table:table-cell>
              <table:table-cell office:value-type="float" office:value="21881.506">
                <text:p>21881.5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0">
                <text:p>138000</text:p>
              </table:table-cell>
              <table:table-cell office:value-type="float" office:value="25409.854">
                <text:p>25409.854</text:p>
              </table:table-cell>
              <table:table-cell office:value-type="float" office:value="21209.532">
                <text:p>21209.532</text:p>
              </table:table-cell>
              <table:table-cell office:value-type="float" office:value="22329.804">
                <text:p>22329.804</text:p>
              </table:table-cell>
              <table:table-cell office:value-type="float" office:value="23032.264">
                <text:p>23032.264</text:p>
              </table:table-cell>
              <table:table-cell office:value-type="float" office:value="25486.866">
                <text:p>25486.866</text:p>
              </table:table-cell>
              <table:table-cell office:value-type="float" office:value="21931.444">
                <text:p>21931.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0">
                <text:p>139000</text:p>
              </table:table-cell>
              <table:table-cell office:value-type="float" office:value="25465.737">
                <text:p>25465.737</text:p>
              </table:table-cell>
              <table:table-cell office:value-type="float" office:value="21269.746">
                <text:p>21269.746</text:p>
              </table:table-cell>
              <table:table-cell office:value-type="float" office:value="22410.962">
                <text:p>22410.962</text:p>
              </table:table-cell>
              <table:table-cell office:value-type="float" office:value="23094.092">
                <text:p>23094.092</text:p>
              </table:table-cell>
              <table:table-cell office:value-type="float" office:value="25582.423">
                <text:p>25582.423</text:p>
              </table:table-cell>
              <table:table-cell office:value-type="float" office:value="21981.382">
                <text:p>21981.3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0">
                <text:p>140000</text:p>
              </table:table-cell>
              <table:table-cell office:value-type="float" office:value="25521.62">
                <text:p>25521.62</text:p>
              </table:table-cell>
              <table:table-cell office:value-type="float" office:value="21329.96">
                <text:p>21329.96</text:p>
              </table:table-cell>
              <table:table-cell office:value-type="float" office:value="22572.12">
                <text:p>22572.12</text:p>
              </table:table-cell>
              <table:table-cell office:value-type="float" office:value="23505.92">
                <text:p>23505.92</text:p>
              </table:table-cell>
              <table:table-cell office:value-type="float" office:value="25777.98">
                <text:p>25777.98</text:p>
              </table:table-cell>
              <table:table-cell office:value-type="float" office:value="22261.32">
                <text:p>22261.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0">
                <text:p>141000</text:p>
              </table:table-cell>
              <table:table-cell office:value-type="float" office:value="26111.503">
                <text:p>26111.503</text:p>
              </table:table-cell>
              <table:table-cell office:value-type="float" office:value="21770.174">
                <text:p>21770.174</text:p>
              </table:table-cell>
              <table:table-cell office:value-type="float" office:value="23003.278">
                <text:p>23003.278</text:p>
              </table:table-cell>
              <table:table-cell office:value-type="float" office:value="24017.748">
                <text:p>24017.748</text:p>
              </table:table-cell>
              <table:table-cell office:value-type="float" office:value="26223.537">
                <text:p>26223.537</text:p>
              </table:table-cell>
              <table:table-cell office:value-type="float" office:value="22691.258">
                <text:p>22691.2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0">
                <text:p>142000</text:p>
              </table:table-cell>
              <table:table-cell office:value-type="float" office:value="26167.386">
                <text:p>26167.386</text:p>
              </table:table-cell>
              <table:table-cell office:value-type="float" office:value="21830.388">
                <text:p>21830.388</text:p>
              </table:table-cell>
              <table:table-cell office:value-type="float" office:value="23084.436">
                <text:p>23084.436</text:p>
              </table:table-cell>
              <table:table-cell office:value-type="float" office:value="24079.576">
                <text:p>24079.576</text:p>
              </table:table-cell>
              <table:table-cell office:value-type="float" office:value="26319.094">
                <text:p>26319.094</text:p>
              </table:table-cell>
              <table:table-cell office:value-type="float" office:value="22741.196">
                <text:p>22741.1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0">
                <text:p>143000</text:p>
              </table:table-cell>
              <table:table-cell office:value-type="float" office:value="26223.269">
                <text:p>26223.269</text:p>
              </table:table-cell>
              <table:table-cell office:value-type="float" office:value="21890.602">
                <text:p>21890.602</text:p>
              </table:table-cell>
              <table:table-cell office:value-type="float" office:value="23165.594">
                <text:p>23165.594</text:p>
              </table:table-cell>
              <table:table-cell office:value-type="float" office:value="24141.404">
                <text:p>24141.404</text:p>
              </table:table-cell>
              <table:table-cell office:value-type="float" office:value="26414.651">
                <text:p>26414.651</text:p>
              </table:table-cell>
              <table:table-cell office:value-type="float" office:value="22791.134">
                <text:p>22791.1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0">
                <text:p>144000</text:p>
              </table:table-cell>
              <table:table-cell office:value-type="float" office:value="26279.152">
                <text:p>26279.152</text:p>
              </table:table-cell>
              <table:table-cell office:value-type="float" office:value="21950.816">
                <text:p>21950.816</text:p>
              </table:table-cell>
              <table:table-cell office:value-type="float" office:value="23246.752">
                <text:p>23246.752</text:p>
              </table:table-cell>
              <table:table-cell office:value-type="float" office:value="24203.232">
                <text:p>24203.232</text:p>
              </table:table-cell>
              <table:table-cell office:value-type="float" office:value="26510.208">
                <text:p>26510.208</text:p>
              </table:table-cell>
              <table:table-cell office:value-type="float" office:value="22841.072">
                <text:p>22841.0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0">
                <text:p>145000</text:p>
              </table:table-cell>
              <table:table-cell office:value-type="float" office:value="26335.035">
                <text:p>26335.035</text:p>
              </table:table-cell>
              <table:table-cell office:value-type="float" office:value="22011.03">
                <text:p>22011.03</text:p>
              </table:table-cell>
              <table:table-cell office:value-type="float" office:value="23327.91">
                <text:p>23327.91</text:p>
              </table:table-cell>
              <table:table-cell office:value-type="float" office:value="24265.06">
                <text:p>24265.06</text:p>
              </table:table-cell>
              <table:table-cell office:value-type="float" office:value="26605.765">
                <text:p>26605.765</text:p>
              </table:table-cell>
              <table:table-cell office:value-type="float" office:value="22891.01">
                <text:p>22891.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0">
                <text:p>146000</text:p>
              </table:table-cell>
              <table:table-cell office:value-type="float" office:value="26390.918">
                <text:p>26390.918</text:p>
              </table:table-cell>
              <table:table-cell office:value-type="float" office:value="22071.244">
                <text:p>22071.244</text:p>
              </table:table-cell>
              <table:table-cell office:value-type="float" office:value="23409.068">
                <text:p>23409.068</text:p>
              </table:table-cell>
              <table:table-cell office:value-type="float" office:value="24326.888">
                <text:p>24326.888</text:p>
              </table:table-cell>
              <table:table-cell office:value-type="float" office:value="26701.322">
                <text:p>26701.322</text:p>
              </table:table-cell>
              <table:table-cell office:value-type="float" office:value="22940.948">
                <text:p>22940.9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0">
                <text:p>147000</text:p>
              </table:table-cell>
              <table:table-cell office:value-type="float" office:value="26446.801">
                <text:p>26446.801</text:p>
              </table:table-cell>
              <table:table-cell office:value-type="float" office:value="22131.458">
                <text:p>22131.458</text:p>
              </table:table-cell>
              <table:table-cell office:value-type="float" office:value="23490.226">
                <text:p>23490.226</text:p>
              </table:table-cell>
              <table:table-cell office:value-type="float" office:value="24388.716">
                <text:p>24388.716</text:p>
              </table:table-cell>
              <table:table-cell office:value-type="float" office:value="26796.879">
                <text:p>26796.879</text:p>
              </table:table-cell>
              <table:table-cell office:value-type="float" office:value="22990.886">
                <text:p>22990.8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0">
                <text:p>148000</text:p>
              </table:table-cell>
              <table:table-cell office:value-type="float" office:value="26502.684">
                <text:p>26502.684</text:p>
              </table:table-cell>
              <table:table-cell office:value-type="float" office:value="22191.672">
                <text:p>22191.672</text:p>
              </table:table-cell>
              <table:table-cell office:value-type="float" office:value="23571.384">
                <text:p>23571.384</text:p>
              </table:table-cell>
              <table:table-cell office:value-type="float" office:value="24450.544">
                <text:p>24450.544</text:p>
              </table:table-cell>
              <table:table-cell office:value-type="float" office:value="26892.436">
                <text:p>26892.436</text:p>
              </table:table-cell>
              <table:table-cell office:value-type="float" office:value="23040.824">
                <text:p>23040.8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0">
                <text:p>149000</text:p>
              </table:table-cell>
              <table:table-cell office:value-type="float" office:value="26558.567">
                <text:p>26558.567</text:p>
              </table:table-cell>
              <table:table-cell office:value-type="float" office:value="22251.886">
                <text:p>22251.886</text:p>
              </table:table-cell>
              <table:table-cell office:value-type="float" office:value="23652.542">
                <text:p>23652.542</text:p>
              </table:table-cell>
              <table:table-cell office:value-type="float" office:value="24512.372">
                <text:p>24512.372</text:p>
              </table:table-cell>
              <table:table-cell office:value-type="float" office:value="26987.993">
                <text:p>26987.993</text:p>
              </table:table-cell>
              <table:table-cell office:value-type="float" office:value="23090.762">
                <text:p>23090.7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0">
                <text:p>150000</text:p>
              </table:table-cell>
              <table:table-cell office:value-type="float" office:value="26734.45">
                <text:p>26734.45</text:p>
              </table:table-cell>
              <table:table-cell office:value-type="float" office:value="22422.1">
                <text:p>22422.1</text:p>
              </table:table-cell>
              <table:table-cell office:value-type="float" office:value="23733.7">
                <text:p>23733.7</text:p>
              </table:table-cell>
              <table:table-cell office:value-type="float" office:value="24574.2">
                <text:p>24574.2</text:p>
              </table:table-cell>
              <table:table-cell office:value-type="float" office:value="27083.55">
                <text:p>27083.55</text:p>
              </table:table-cell>
              <table:table-cell office:value-type="float" office:value="23140.7">
                <text:p>23140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0">
                <text:p>151000</text:p>
              </table:table-cell>
              <table:table-cell office:value-type="float" office:value="26790.333">
                <text:p>26790.333</text:p>
              </table:table-cell>
              <table:table-cell office:value-type="float" office:value="22482.314">
                <text:p>22482.314</text:p>
              </table:table-cell>
              <table:table-cell office:value-type="float" office:value="23814.858">
                <text:p>23814.858</text:p>
              </table:table-cell>
              <table:table-cell office:value-type="float" office:value="24636.028">
                <text:p>24636.028</text:p>
              </table:table-cell>
              <table:table-cell office:value-type="float" office:value="27179.107">
                <text:p>27179.107</text:p>
              </table:table-cell>
              <table:table-cell office:value-type="float" office:value="23190.638">
                <text:p>23190.6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0">
                <text:p>152000</text:p>
              </table:table-cell>
              <table:table-cell office:value-type="float" office:value="26846.216">
                <text:p>26846.216</text:p>
              </table:table-cell>
              <table:table-cell office:value-type="float" office:value="22542.528">
                <text:p>22542.528</text:p>
              </table:table-cell>
              <table:table-cell office:value-type="float" office:value="23896.016">
                <text:p>23896.016</text:p>
              </table:table-cell>
              <table:table-cell office:value-type="float" office:value="24697.856">
                <text:p>24697.856</text:p>
              </table:table-cell>
              <table:table-cell office:value-type="float" office:value="27274.664">
                <text:p>27274.664</text:p>
              </table:table-cell>
              <table:table-cell office:value-type="float" office:value="23240.576">
                <text:p>23240.5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0">
                <text:p>153000</text:p>
              </table:table-cell>
              <table:table-cell office:value-type="float" office:value="26902.099">
                <text:p>26902.099</text:p>
              </table:table-cell>
              <table:table-cell office:value-type="float" office:value="22602.742">
                <text:p>22602.742</text:p>
              </table:table-cell>
              <table:table-cell office:value-type="float" office:value="23977.174">
                <text:p>23977.174</text:p>
              </table:table-cell>
              <table:table-cell office:value-type="float" office:value="24759.684">
                <text:p>24759.684</text:p>
              </table:table-cell>
              <table:table-cell office:value-type="float" office:value="27370.221">
                <text:p>27370.221</text:p>
              </table:table-cell>
              <table:table-cell office:value-type="float" office:value="23290.514">
                <text:p>23290.5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0">
                <text:p>154000</text:p>
              </table:table-cell>
              <table:table-cell office:value-type="float" office:value="26957.982">
                <text:p>26957.982</text:p>
              </table:table-cell>
              <table:table-cell office:value-type="float" office:value="22662.956">
                <text:p>22662.956</text:p>
              </table:table-cell>
              <table:table-cell office:value-type="float" office:value="24058.332">
                <text:p>24058.332</text:p>
              </table:table-cell>
              <table:table-cell office:value-type="float" office:value="24821.512">
                <text:p>24821.512</text:p>
              </table:table-cell>
              <table:table-cell office:value-type="float" office:value="27465.778">
                <text:p>27465.778</text:p>
              </table:table-cell>
              <table:table-cell office:value-type="float" office:value="23340.452">
                <text:p>23340.4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0">
                <text:p>155000</text:p>
              </table:table-cell>
              <table:table-cell office:value-type="float" office:value="27013.865">
                <text:p>27013.865</text:p>
              </table:table-cell>
              <table:table-cell office:value-type="float" office:value="22723.17">
                <text:p>22723.17</text:p>
              </table:table-cell>
              <table:table-cell office:value-type="float" office:value="24139.49">
                <text:p>24139.49</text:p>
              </table:table-cell>
              <table:table-cell office:value-type="float" office:value="24883.34">
                <text:p>24883.34</text:p>
              </table:table-cell>
              <table:table-cell office:value-type="float" office:value="27561.335">
                <text:p>27561.335</text:p>
              </table:table-cell>
              <table:table-cell office:value-type="float" office:value="23390.39">
                <text:p>23390.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0">
                <text:p>156000</text:p>
              </table:table-cell>
              <table:table-cell office:value-type="float" office:value="27069.748">
                <text:p>27069.748</text:p>
              </table:table-cell>
              <table:table-cell office:value-type="float" office:value="22783.384">
                <text:p>22783.384</text:p>
              </table:table-cell>
              <table:table-cell office:value-type="float" office:value="24220.648">
                <text:p>24220.648</text:p>
              </table:table-cell>
              <table:table-cell office:value-type="float" office:value="24945.168">
                <text:p>24945.168</text:p>
              </table:table-cell>
              <table:table-cell office:value-type="float" office:value="27656.892">
                <text:p>27656.892</text:p>
              </table:table-cell>
              <table:table-cell office:value-type="float" office:value="23440.328">
                <text:p>23440.3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0">
                <text:p>157000</text:p>
              </table:table-cell>
              <table:table-cell office:value-type="float" office:value="27125.631">
                <text:p>27125.631</text:p>
              </table:table-cell>
              <table:table-cell office:value-type="float" office:value="22843.598">
                <text:p>22843.598</text:p>
              </table:table-cell>
              <table:table-cell office:value-type="float" office:value="24301.806">
                <text:p>24301.806</text:p>
              </table:table-cell>
              <table:table-cell office:value-type="float" office:value="25006.996">
                <text:p>25006.996</text:p>
              </table:table-cell>
              <table:table-cell office:value-type="float" office:value="27752.449">
                <text:p>27752.449</text:p>
              </table:table-cell>
              <table:table-cell office:value-type="float" office:value="23490.266">
                <text:p>23490.2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0">
                <text:p>158000</text:p>
              </table:table-cell>
              <table:table-cell office:value-type="float" office:value="27181.514">
                <text:p>27181.514</text:p>
              </table:table-cell>
              <table:table-cell office:value-type="float" office:value="22903.812">
                <text:p>22903.812</text:p>
              </table:table-cell>
              <table:table-cell office:value-type="float" office:value="24382.964">
                <text:p>24382.964</text:p>
              </table:table-cell>
              <table:table-cell office:value-type="float" office:value="25068.824">
                <text:p>25068.824</text:p>
              </table:table-cell>
              <table:table-cell office:value-type="float" office:value="27848.006">
                <text:p>27848.006</text:p>
              </table:table-cell>
              <table:table-cell office:value-type="float" office:value="23540.204">
                <text:p>23540.2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0">
                <text:p>159000</text:p>
              </table:table-cell>
              <table:table-cell office:value-type="float" office:value="27237.397">
                <text:p>27237.397</text:p>
              </table:table-cell>
              <table:table-cell office:value-type="float" office:value="22964.026">
                <text:p>22964.026</text:p>
              </table:table-cell>
              <table:table-cell office:value-type="float" office:value="24464.122">
                <text:p>24464.122</text:p>
              </table:table-cell>
              <table:table-cell office:value-type="float" office:value="25130.652">
                <text:p>25130.652</text:p>
              </table:table-cell>
              <table:table-cell office:value-type="float" office:value="27943.563">
                <text:p>27943.563</text:p>
              </table:table-cell>
              <table:table-cell office:value-type="float" office:value="23590.142">
                <text:p>23590.1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0">
                <text:p>160000</text:p>
              </table:table-cell>
              <table:table-cell office:value-type="float" office:value="27293.28">
                <text:p>27293.28</text:p>
              </table:table-cell>
              <table:table-cell office:value-type="float" office:value="23024.24">
                <text:p>23024.24</text:p>
              </table:table-cell>
              <table:table-cell office:value-type="float" office:value="25075.28">
                <text:p>25075.28</text:p>
              </table:table-cell>
              <table:table-cell office:value-type="float" office:value="25542.48">
                <text:p>25542.48</text:p>
              </table:table-cell>
              <table:table-cell office:value-type="float" office:value="28639.12">
                <text:p>28639.12</text:p>
              </table:table-cell>
              <table:table-cell office:value-type="float" office:value="23870.08">
                <text:p>23870.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0">
                <text:p>161000</text:p>
              </table:table-cell>
              <table:table-cell office:value-type="float" office:value="27349.163">
                <text:p>27349.163</text:p>
              </table:table-cell>
              <table:table-cell office:value-type="float" office:value="23084.454">
                <text:p>23084.454</text:p>
              </table:table-cell>
              <table:table-cell office:value-type="float" office:value="25156.438">
                <text:p>25156.438</text:p>
              </table:table-cell>
              <table:table-cell office:value-type="float" office:value="25604.308">
                <text:p>25604.308</text:p>
              </table:table-cell>
              <table:table-cell office:value-type="float" office:value="28734.677">
                <text:p>28734.677</text:p>
              </table:table-cell>
              <table:table-cell office:value-type="float" office:value="23920.018">
                <text:p>23920.0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0">
                <text:p>162000</text:p>
              </table:table-cell>
              <table:table-cell office:value-type="float" office:value="27405.046">
                <text:p>27405.046</text:p>
              </table:table-cell>
              <table:table-cell office:value-type="float" office:value="23144.668">
                <text:p>23144.668</text:p>
              </table:table-cell>
              <table:table-cell office:value-type="float" office:value="25237.596">
                <text:p>25237.596</text:p>
              </table:table-cell>
              <table:table-cell office:value-type="float" office:value="25666.136">
                <text:p>25666.136</text:p>
              </table:table-cell>
              <table:table-cell office:value-type="float" office:value="28830.234">
                <text:p>28830.234</text:p>
              </table:table-cell>
              <table:table-cell office:value-type="float" office:value="23969.956">
                <text:p>23969.9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0">
                <text:p>163000</text:p>
              </table:table-cell>
              <table:table-cell office:value-type="float" office:value="27460.929">
                <text:p>27460.929</text:p>
              </table:table-cell>
              <table:table-cell office:value-type="float" office:value="23204.882">
                <text:p>23204.882</text:p>
              </table:table-cell>
              <table:table-cell office:value-type="float" office:value="25318.754">
                <text:p>25318.754</text:p>
              </table:table-cell>
              <table:table-cell office:value-type="float" office:value="25727.964">
                <text:p>25727.964</text:p>
              </table:table-cell>
              <table:table-cell office:value-type="float" office:value="28925.791">
                <text:p>28925.791</text:p>
              </table:table-cell>
              <table:table-cell office:value-type="float" office:value="24019.894">
                <text:p>24019.8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0">
                <text:p>164000</text:p>
              </table:table-cell>
              <table:table-cell office:value-type="float" office:value="27516.812">
                <text:p>27516.812</text:p>
              </table:table-cell>
              <table:table-cell office:value-type="float" office:value="23265.096">
                <text:p>23265.096</text:p>
              </table:table-cell>
              <table:table-cell office:value-type="float" office:value="25399.912">
                <text:p>25399.912</text:p>
              </table:table-cell>
              <table:table-cell office:value-type="float" office:value="25789.792">
                <text:p>25789.792</text:p>
              </table:table-cell>
              <table:table-cell office:value-type="float" office:value="29021.348">
                <text:p>29021.348</text:p>
              </table:table-cell>
              <table:table-cell office:value-type="float" office:value="24069.832">
                <text:p>24069.8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0">
                <text:p>165000</text:p>
              </table:table-cell>
              <table:table-cell office:value-type="float" office:value="27692.695">
                <text:p>27692.695</text:p>
              </table:table-cell>
              <table:table-cell office:value-type="float" office:value="23435.31">
                <text:p>23435.31</text:p>
              </table:table-cell>
              <table:table-cell office:value-type="float" office:value="25481.07">
                <text:p>25481.07</text:p>
              </table:table-cell>
              <table:table-cell office:value-type="float" office:value="25851.62">
                <text:p>25851.62</text:p>
              </table:table-cell>
              <table:table-cell office:value-type="float" office:value="29116.905">
                <text:p>29116.905</text:p>
              </table:table-cell>
              <table:table-cell office:value-type="float" office:value="24119.77">
                <text:p>24119.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0">
                <text:p>166000</text:p>
              </table:table-cell>
              <table:table-cell office:value-type="float" office:value="27748.578">
                <text:p>27748.578</text:p>
              </table:table-cell>
              <table:table-cell office:value-type="float" office:value="23495.524">
                <text:p>23495.524</text:p>
              </table:table-cell>
              <table:table-cell office:value-type="float" office:value="25562.228">
                <text:p>25562.228</text:p>
              </table:table-cell>
              <table:table-cell office:value-type="float" office:value="25913.448">
                <text:p>25913.448</text:p>
              </table:table-cell>
              <table:table-cell office:value-type="float" office:value="29212.462">
                <text:p>29212.462</text:p>
              </table:table-cell>
              <table:table-cell office:value-type="float" office:value="24169.708">
                <text:p>24169.7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0">
                <text:p>167000</text:p>
              </table:table-cell>
              <table:table-cell office:value-type="float" office:value="27804.461">
                <text:p>27804.461</text:p>
              </table:table-cell>
              <table:table-cell office:value-type="float" office:value="23555.738">
                <text:p>23555.738</text:p>
              </table:table-cell>
              <table:table-cell office:value-type="float" office:value="25643.386">
                <text:p>25643.386</text:p>
              </table:table-cell>
              <table:table-cell office:value-type="float" office:value="25975.276">
                <text:p>25975.276</text:p>
              </table:table-cell>
              <table:table-cell office:value-type="float" office:value="29308.019">
                <text:p>29308.019</text:p>
              </table:table-cell>
              <table:table-cell office:value-type="float" office:value="24219.646">
                <text:p>24219.6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0">
                <text:p>168000</text:p>
              </table:table-cell>
              <table:table-cell office:value-type="float" office:value="27860.344">
                <text:p>27860.344</text:p>
              </table:table-cell>
              <table:table-cell office:value-type="float" office:value="23615.952">
                <text:p>23615.952</text:p>
              </table:table-cell>
              <table:table-cell office:value-type="float" office:value="25724.544">
                <text:p>25724.544</text:p>
              </table:table-cell>
              <table:table-cell office:value-type="float" office:value="26037.104">
                <text:p>26037.104</text:p>
              </table:table-cell>
              <table:table-cell office:value-type="float" office:value="29403.576">
                <text:p>29403.576</text:p>
              </table:table-cell>
              <table:table-cell office:value-type="float" office:value="24269.584">
                <text:p>24269.5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0">
                <text:p>169000</text:p>
              </table:table-cell>
              <table:table-cell office:value-type="float" office:value="27916.227">
                <text:p>27916.227</text:p>
              </table:table-cell>
              <table:table-cell office:value-type="float" office:value="23676.166">
                <text:p>23676.166</text:p>
              </table:table-cell>
              <table:table-cell office:value-type="float" office:value="25805.702">
                <text:p>25805.702</text:p>
              </table:table-cell>
              <table:table-cell office:value-type="float" office:value="26098.932">
                <text:p>26098.932</text:p>
              </table:table-cell>
              <table:table-cell office:value-type="float" office:value="29499.133">
                <text:p>29499.133</text:p>
              </table:table-cell>
              <table:table-cell office:value-type="float" office:value="24319.522">
                <text:p>24319.5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0">
                <text:p>170000</text:p>
              </table:table-cell>
              <table:table-cell office:value-type="float" office:value="27972.11">
                <text:p>27972.11</text:p>
              </table:table-cell>
              <table:table-cell office:value-type="float" office:value="23736.38">
                <text:p>23736.38</text:p>
              </table:table-cell>
              <table:table-cell office:value-type="float" office:value="25886.86">
                <text:p>25886.86</text:p>
              </table:table-cell>
              <table:table-cell office:value-type="float" office:value="26160.76">
                <text:p>26160.76</text:p>
              </table:table-cell>
              <table:table-cell office:value-type="float" office:value="29594.69">
                <text:p>29594.69</text:p>
              </table:table-cell>
              <table:table-cell office:value-type="float" office:value="24369.46">
                <text:p>24369.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0">
                <text:p>171000</text:p>
              </table:table-cell>
              <table:table-cell office:value-type="float" office:value="28027.993">
                <text:p>28027.993</text:p>
              </table:table-cell>
              <table:table-cell office:value-type="float" office:value="23796.594">
                <text:p>23796.594</text:p>
              </table:table-cell>
              <table:table-cell office:value-type="float" office:value="25968.018">
                <text:p>25968.018</text:p>
              </table:table-cell>
              <table:table-cell office:value-type="float" office:value="26222.588">
                <text:p>26222.588</text:p>
              </table:table-cell>
              <table:table-cell office:value-type="float" office:value="29690.247">
                <text:p>29690.247</text:p>
              </table:table-cell>
              <table:table-cell office:value-type="float" office:value="24419.398">
                <text:p>24419.3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0">
                <text:p>172000</text:p>
              </table:table-cell>
              <table:table-cell office:value-type="float" office:value="28083.876">
                <text:p>28083.876</text:p>
              </table:table-cell>
              <table:table-cell office:value-type="float" office:value="23856.808">
                <text:p>23856.808</text:p>
              </table:table-cell>
              <table:table-cell office:value-type="float" office:value="26049.176">
                <text:p>26049.176</text:p>
              </table:table-cell>
              <table:table-cell office:value-type="float" office:value="26284.416">
                <text:p>26284.416</text:p>
              </table:table-cell>
              <table:table-cell office:value-type="float" office:value="29785.804">
                <text:p>29785.804</text:p>
              </table:table-cell>
              <table:table-cell office:value-type="float" office:value="24469.336">
                <text:p>24469.3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0">
                <text:p>173000</text:p>
              </table:table-cell>
              <table:table-cell office:value-type="float" office:value="28139.759">
                <text:p>28139.759</text:p>
              </table:table-cell>
              <table:table-cell office:value-type="float" office:value="23917.022">
                <text:p>23917.022</text:p>
              </table:table-cell>
              <table:table-cell office:value-type="float" office:value="26130.334">
                <text:p>26130.334</text:p>
              </table:table-cell>
              <table:table-cell office:value-type="float" office:value="26346.244">
                <text:p>26346.244</text:p>
              </table:table-cell>
              <table:table-cell office:value-type="float" office:value="29881.361">
                <text:p>29881.361</text:p>
              </table:table-cell>
              <table:table-cell office:value-type="float" office:value="24519.274">
                <text:p>24519.2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0">
                <text:p>174000</text:p>
              </table:table-cell>
              <table:table-cell office:value-type="float" office:value="28195.642">
                <text:p>28195.642</text:p>
              </table:table-cell>
              <table:table-cell office:value-type="float" office:value="23977.236">
                <text:p>23977.236</text:p>
              </table:table-cell>
              <table:table-cell office:value-type="float" office:value="26211.492">
                <text:p>26211.492</text:p>
              </table:table-cell>
              <table:table-cell office:value-type="float" office:value="26408.072">
                <text:p>26408.072</text:p>
              </table:table-cell>
              <table:table-cell office:value-type="float" office:value="29976.918">
                <text:p>29976.918</text:p>
              </table:table-cell>
              <table:table-cell office:value-type="float" office:value="24569.212">
                <text:p>24569.2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0">
                <text:p>175000</text:p>
              </table:table-cell>
              <table:table-cell office:value-type="float" office:value="28251.525">
                <text:p>28251.525</text:p>
              </table:table-cell>
              <table:table-cell office:value-type="float" office:value="24037.45">
                <text:p>24037.45</text:p>
              </table:table-cell>
              <table:table-cell office:value-type="float" office:value="26292.65">
                <text:p>26292.65</text:p>
              </table:table-cell>
              <table:table-cell office:value-type="float" office:value="26469.9">
                <text:p>26469.9</text:p>
              </table:table-cell>
              <table:table-cell office:value-type="float" office:value="30072.475">
                <text:p>30072.475</text:p>
              </table:table-cell>
              <table:table-cell office:value-type="float" office:value="24619.15">
                <text:p>24619.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0">
                <text:p>176000</text:p>
              </table:table-cell>
              <table:table-cell office:value-type="float" office:value="28307.408">
                <text:p>28307.408</text:p>
              </table:table-cell>
              <table:table-cell office:value-type="float" office:value="24097.664">
                <text:p>24097.664</text:p>
              </table:table-cell>
              <table:table-cell office:value-type="float" office:value="26373.808">
                <text:p>26373.808</text:p>
              </table:table-cell>
              <table:table-cell office:value-type="float" office:value="26531.728">
                <text:p>26531.728</text:p>
              </table:table-cell>
              <table:table-cell office:value-type="float" office:value="30168.032">
                <text:p>30168.032</text:p>
              </table:table-cell>
              <table:table-cell office:value-type="float" office:value="24669.088">
                <text:p>24669.0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0">
                <text:p>177000</text:p>
              </table:table-cell>
              <table:table-cell office:value-type="float" office:value="28363.291">
                <text:p>28363.291</text:p>
              </table:table-cell>
              <table:table-cell office:value-type="float" office:value="24157.878">
                <text:p>24157.878</text:p>
              </table:table-cell>
              <table:table-cell office:value-type="float" office:value="26454.966">
                <text:p>26454.966</text:p>
              </table:table-cell>
              <table:table-cell office:value-type="float" office:value="26593.556">
                <text:p>26593.556</text:p>
              </table:table-cell>
              <table:table-cell office:value-type="float" office:value="30263.589">
                <text:p>30263.589</text:p>
              </table:table-cell>
              <table:table-cell office:value-type="float" office:value="24719.026">
                <text:p>24719.0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0">
                <text:p>178000</text:p>
              </table:table-cell>
              <table:table-cell office:value-type="float" office:value="28419.174">
                <text:p>28419.174</text:p>
              </table:table-cell>
              <table:table-cell office:value-type="float" office:value="24218.092">
                <text:p>24218.092</text:p>
              </table:table-cell>
              <table:table-cell office:value-type="float" office:value="26536.124">
                <text:p>26536.124</text:p>
              </table:table-cell>
              <table:table-cell office:value-type="float" office:value="26655.384">
                <text:p>26655.384</text:p>
              </table:table-cell>
              <table:table-cell office:value-type="float" office:value="30359.146">
                <text:p>30359.146</text:p>
              </table:table-cell>
              <table:table-cell office:value-type="float" office:value="24768.964">
                <text:p>24768.9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0">
                <text:p>179000</text:p>
              </table:table-cell>
              <table:table-cell office:value-type="float" office:value="28475.057">
                <text:p>28475.057</text:p>
              </table:table-cell>
              <table:table-cell office:value-type="float" office:value="24278.306">
                <text:p>24278.306</text:p>
              </table:table-cell>
              <table:table-cell office:value-type="float" office:value="26617.282">
                <text:p>26617.282</text:p>
              </table:table-cell>
              <table:table-cell office:value-type="float" office:value="26717.212">
                <text:p>26717.212</text:p>
              </table:table-cell>
              <table:table-cell office:value-type="float" office:value="30454.703">
                <text:p>30454.703</text:p>
              </table:table-cell>
              <table:table-cell office:value-type="float" office:value="24818.902">
                <text:p>24818.9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0">
                <text:p>180000</text:p>
              </table:table-cell>
              <table:table-cell office:value-type="float" office:value="28650.94">
                <text:p>28650.94</text:p>
              </table:table-cell>
              <table:table-cell office:value-type="float" office:value="24998.52">
                <text:p>24998.52</text:p>
              </table:table-cell>
              <table:table-cell office:value-type="float" office:value="26778.44">
                <text:p>26778.44</text:p>
              </table:table-cell>
              <table:table-cell office:value-type="float" office:value="27129.04">
                <text:p>27129.04</text:p>
              </table:table-cell>
              <table:table-cell office:value-type="float" office:value="30650.26">
                <text:p>30650.26</text:p>
              </table:table-cell>
              <table:table-cell office:value-type="float" office:value="25698.84">
                <text:p>25698.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0">
                <text:p>181000</text:p>
              </table:table-cell>
              <table:table-cell office:value-type="float" office:value="28706.823">
                <text:p>28706.823</text:p>
              </table:table-cell>
              <table:table-cell office:value-type="float" office:value="25058.734">
                <text:p>25058.734</text:p>
              </table:table-cell>
              <table:table-cell office:value-type="float" office:value="26859.598">
                <text:p>26859.598</text:p>
              </table:table-cell>
              <table:table-cell office:value-type="float" office:value="27190.868">
                <text:p>27190.868</text:p>
              </table:table-cell>
              <table:table-cell office:value-type="float" office:value="30745.817">
                <text:p>30745.817</text:p>
              </table:table-cell>
              <table:table-cell office:value-type="float" office:value="25748.778">
                <text:p>25748.7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0">
                <text:p>182000</text:p>
              </table:table-cell>
              <table:table-cell office:value-type="float" office:value="28762.706">
                <text:p>28762.706</text:p>
              </table:table-cell>
              <table:table-cell office:value-type="float" office:value="25118.948">
                <text:p>25118.948</text:p>
              </table:table-cell>
              <table:table-cell office:value-type="float" office:value="26940.756">
                <text:p>26940.756</text:p>
              </table:table-cell>
              <table:table-cell office:value-type="float" office:value="27252.696">
                <text:p>27252.696</text:p>
              </table:table-cell>
              <table:table-cell office:value-type="float" office:value="30841.374">
                <text:p>30841.374</text:p>
              </table:table-cell>
              <table:table-cell office:value-type="float" office:value="25798.716">
                <text:p>25798.7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0">
                <text:p>183000</text:p>
              </table:table-cell>
              <table:table-cell office:value-type="float" office:value="28818.589">
                <text:p>28818.589</text:p>
              </table:table-cell>
              <table:table-cell office:value-type="float" office:value="25179.162">
                <text:p>25179.162</text:p>
              </table:table-cell>
              <table:table-cell office:value-type="float" office:value="27021.914">
                <text:p>27021.914</text:p>
              </table:table-cell>
              <table:table-cell office:value-type="float" office:value="27314.524">
                <text:p>27314.524</text:p>
              </table:table-cell>
              <table:table-cell office:value-type="float" office:value="30936.931">
                <text:p>30936.931</text:p>
              </table:table-cell>
              <table:table-cell office:value-type="float" office:value="25848.654">
                <text:p>25848.6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0">
                <text:p>184000</text:p>
              </table:table-cell>
              <table:table-cell office:value-type="float" office:value="28874.472">
                <text:p>28874.472</text:p>
              </table:table-cell>
              <table:table-cell office:value-type="float" office:value="25239.376">
                <text:p>25239.376</text:p>
              </table:table-cell>
              <table:table-cell office:value-type="float" office:value="27103.072">
                <text:p>27103.072</text:p>
              </table:table-cell>
              <table:table-cell office:value-type="float" office:value="27376.352">
                <text:p>27376.352</text:p>
              </table:table-cell>
              <table:table-cell office:value-type="float" office:value="31032.488">
                <text:p>31032.488</text:p>
              </table:table-cell>
              <table:table-cell office:value-type="float" office:value="25898.592">
                <text:p>25898.5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0">
                <text:p>185000</text:p>
              </table:table-cell>
              <table:table-cell office:value-type="float" office:value="28930.355">
                <text:p>28930.355</text:p>
              </table:table-cell>
              <table:table-cell office:value-type="float" office:value="25299.59">
                <text:p>25299.59</text:p>
              </table:table-cell>
              <table:table-cell office:value-type="float" office:value="27184.23">
                <text:p>27184.23</text:p>
              </table:table-cell>
              <table:table-cell office:value-type="float" office:value="27438.18">
                <text:p>27438.18</text:p>
              </table:table-cell>
              <table:table-cell office:value-type="float" office:value="31128.045">
                <text:p>31128.045</text:p>
              </table:table-cell>
              <table:table-cell office:value-type="float" office:value="25948.53">
                <text:p>25948.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0">
                <text:p>186000</text:p>
              </table:table-cell>
              <table:table-cell office:value-type="float" office:value="28986.238">
                <text:p>28986.238</text:p>
              </table:table-cell>
              <table:table-cell office:value-type="float" office:value="25359.804">
                <text:p>25359.804</text:p>
              </table:table-cell>
              <table:table-cell office:value-type="float" office:value="27265.388">
                <text:p>27265.388</text:p>
              </table:table-cell>
              <table:table-cell office:value-type="float" office:value="27500.008">
                <text:p>27500.008</text:p>
              </table:table-cell>
              <table:table-cell office:value-type="float" office:value="31223.602">
                <text:p>31223.602</text:p>
              </table:table-cell>
              <table:table-cell office:value-type="float" office:value="25998.468">
                <text:p>25998.4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0">
                <text:p>187000</text:p>
              </table:table-cell>
              <table:table-cell office:value-type="float" office:value="29042.121">
                <text:p>29042.121</text:p>
              </table:table-cell>
              <table:table-cell office:value-type="float" office:value="25420.018">
                <text:p>25420.018</text:p>
              </table:table-cell>
              <table:table-cell office:value-type="float" office:value="27346.546">
                <text:p>27346.546</text:p>
              </table:table-cell>
              <table:table-cell office:value-type="float" office:value="27561.836">
                <text:p>27561.836</text:p>
              </table:table-cell>
              <table:table-cell office:value-type="float" office:value="31319.159">
                <text:p>31319.159</text:p>
              </table:table-cell>
              <table:table-cell office:value-type="float" office:value="26048.406">
                <text:p>26048.4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0">
                <text:p>188000</text:p>
              </table:table-cell>
              <table:table-cell office:value-type="float" office:value="29632.004">
                <text:p>29632.004</text:p>
              </table:table-cell>
              <table:table-cell office:value-type="float" office:value="25860.232">
                <text:p>25860.232</text:p>
              </table:table-cell>
              <table:table-cell office:value-type="float" office:value="27777.704">
                <text:p>27777.704</text:p>
              </table:table-cell>
              <table:table-cell office:value-type="float" office:value="28073.664">
                <text:p>28073.664</text:p>
              </table:table-cell>
              <table:table-cell office:value-type="float" office:value="31764.716">
                <text:p>31764.716</text:p>
              </table:table-cell>
              <table:table-cell office:value-type="float" office:value="26478.344">
                <text:p>26478.3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0">
                <text:p>189000</text:p>
              </table:table-cell>
              <table:table-cell office:value-type="float" office:value="29687.887">
                <text:p>29687.887</text:p>
              </table:table-cell>
              <table:table-cell office:value-type="float" office:value="25920.446">
                <text:p>25920.446</text:p>
              </table:table-cell>
              <table:table-cell office:value-type="float" office:value="27858.862">
                <text:p>27858.862</text:p>
              </table:table-cell>
              <table:table-cell office:value-type="float" office:value="28135.492">
                <text:p>28135.492</text:p>
              </table:table-cell>
              <table:table-cell office:value-type="float" office:value="31860.273">
                <text:p>31860.273</text:p>
              </table:table-cell>
              <table:table-cell office:value-type="float" office:value="26528.282">
                <text:p>26528.2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0">
                <text:p>190000</text:p>
              </table:table-cell>
              <table:table-cell office:value-type="float" office:value="30493.77">
                <text:p>30493.77</text:p>
              </table:table-cell>
              <table:table-cell office:value-type="float" office:value="25980.66">
                <text:p>25980.66</text:p>
              </table:table-cell>
              <table:table-cell office:value-type="float" office:value="27940.02">
                <text:p>27940.02</text:p>
              </table:table-cell>
              <table:table-cell office:value-type="float" office:value="28197.32">
                <text:p>28197.32</text:p>
              </table:table-cell>
              <table:table-cell office:value-type="float" office:value="31955.83">
                <text:p>31955.83</text:p>
              </table:table-cell>
              <table:table-cell office:value-type="float" office:value="26578.22">
                <text:p>26578.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0">
                <text:p>191000</text:p>
              </table:table-cell>
              <table:table-cell office:value-type="float" office:value="30549.653">
                <text:p>30549.653</text:p>
              </table:table-cell>
              <table:table-cell office:value-type="float" office:value="26040.874">
                <text:p>26040.874</text:p>
              </table:table-cell>
              <table:table-cell office:value-type="float" office:value="28021.178">
                <text:p>28021.178</text:p>
              </table:table-cell>
              <table:table-cell office:value-type="float" office:value="28259.148">
                <text:p>28259.148</text:p>
              </table:table-cell>
              <table:table-cell office:value-type="float" office:value="32051.387">
                <text:p>32051.387</text:p>
              </table:table-cell>
              <table:table-cell office:value-type="float" office:value="26628.158">
                <text:p>26628.1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0">
                <text:p>192000</text:p>
              </table:table-cell>
              <table:table-cell office:value-type="float" office:value="30605.536">
                <text:p>30605.536</text:p>
              </table:table-cell>
              <table:table-cell office:value-type="float" office:value="26101.088">
                <text:p>26101.088</text:p>
              </table:table-cell>
              <table:table-cell office:value-type="float" office:value="28102.336">
                <text:p>28102.336</text:p>
              </table:table-cell>
              <table:table-cell office:value-type="float" office:value="28320.976">
                <text:p>28320.976</text:p>
              </table:table-cell>
              <table:table-cell office:value-type="float" office:value="32146.944">
                <text:p>32146.944</text:p>
              </table:table-cell>
              <table:table-cell office:value-type="float" office:value="26678.096">
                <text:p>26678.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0">
                <text:p>193000</text:p>
              </table:table-cell>
              <table:table-cell office:value-type="float" office:value="30661.419">
                <text:p>30661.419</text:p>
              </table:table-cell>
              <table:table-cell office:value-type="float" office:value="26161.302">
                <text:p>26161.302</text:p>
              </table:table-cell>
              <table:table-cell office:value-type="float" office:value="28183.494">
                <text:p>28183.494</text:p>
              </table:table-cell>
              <table:table-cell office:value-type="float" office:value="28382.804">
                <text:p>28382.804</text:p>
              </table:table-cell>
              <table:table-cell office:value-type="float" office:value="32242.501">
                <text:p>32242.501</text:p>
              </table:table-cell>
              <table:table-cell office:value-type="float" office:value="26728.034">
                <text:p>26728.0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0">
                <text:p>194000</text:p>
              </table:table-cell>
              <table:table-cell office:value-type="float" office:value="30717.302">
                <text:p>30717.302</text:p>
              </table:table-cell>
              <table:table-cell office:value-type="float" office:value="26221.516">
                <text:p>26221.516</text:p>
              </table:table-cell>
              <table:table-cell office:value-type="float" office:value="28264.652">
                <text:p>28264.652</text:p>
              </table:table-cell>
              <table:table-cell office:value-type="float" office:value="28444.632">
                <text:p>28444.632</text:p>
              </table:table-cell>
              <table:table-cell office:value-type="float" office:value="32338.058">
                <text:p>32338.058</text:p>
              </table:table-cell>
              <table:table-cell office:value-type="float" office:value="26777.972">
                <text:p>26777.9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0">
                <text:p>195000</text:p>
              </table:table-cell>
              <table:table-cell office:value-type="float" office:value="30893.185">
                <text:p>30893.185</text:p>
              </table:table-cell>
              <table:table-cell office:value-type="float" office:value="26391.73">
                <text:p>26391.73</text:p>
              </table:table-cell>
              <table:table-cell office:value-type="float" office:value="28345.81">
                <text:p>28345.81</text:p>
              </table:table-cell>
              <table:table-cell office:value-type="float" office:value="28506.46">
                <text:p>28506.46</text:p>
              </table:table-cell>
              <table:table-cell office:value-type="float" office:value="32433.615">
                <text:p>32433.615</text:p>
              </table:table-cell>
              <table:table-cell office:value-type="float" office:value="26827.91">
                <text:p>26827.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0">
                <text:p>196000</text:p>
              </table:table-cell>
              <table:table-cell office:value-type="float" office:value="30949.068">
                <text:p>30949.068</text:p>
              </table:table-cell>
              <table:table-cell office:value-type="float" office:value="26451.944">
                <text:p>26451.944</text:p>
              </table:table-cell>
              <table:table-cell office:value-type="float" office:value="28426.968">
                <text:p>28426.968</text:p>
              </table:table-cell>
              <table:table-cell office:value-type="float" office:value="28568.288">
                <text:p>28568.288</text:p>
              </table:table-cell>
              <table:table-cell office:value-type="float" office:value="32529.172">
                <text:p>32529.172</text:p>
              </table:table-cell>
              <table:table-cell office:value-type="float" office:value="26877.848">
                <text:p>26877.8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0">
                <text:p>197000</text:p>
              </table:table-cell>
              <table:table-cell office:value-type="float" office:value="31004.951">
                <text:p>31004.951</text:p>
              </table:table-cell>
              <table:table-cell office:value-type="float" office:value="26512.158">
                <text:p>26512.158</text:p>
              </table:table-cell>
              <table:table-cell office:value-type="float" office:value="28508.126">
                <text:p>28508.126</text:p>
              </table:table-cell>
              <table:table-cell office:value-type="float" office:value="28630.116">
                <text:p>28630.116</text:p>
              </table:table-cell>
              <table:table-cell office:value-type="float" office:value="32624.729">
                <text:p>32624.729</text:p>
              </table:table-cell>
              <table:table-cell office:value-type="float" office:value="26927.786">
                <text:p>26927.7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0">
                <text:p>198000</text:p>
              </table:table-cell>
              <table:table-cell office:value-type="float" office:value="31060.834">
                <text:p>31060.834</text:p>
              </table:table-cell>
              <table:table-cell office:value-type="float" office:value="26572.372">
                <text:p>26572.372</text:p>
              </table:table-cell>
              <table:table-cell office:value-type="float" office:value="28589.284">
                <text:p>28589.284</text:p>
              </table:table-cell>
              <table:table-cell office:value-type="float" office:value="28691.944">
                <text:p>28691.944</text:p>
              </table:table-cell>
              <table:table-cell office:value-type="float" office:value="32720.286">
                <text:p>32720.286</text:p>
              </table:table-cell>
              <table:table-cell office:value-type="float" office:value="26977.724">
                <text:p>26977.7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0">
                <text:p>199000</text:p>
              </table:table-cell>
              <table:table-cell office:value-type="float" office:value="31116.717">
                <text:p>31116.717</text:p>
              </table:table-cell>
              <table:table-cell office:value-type="float" office:value="26632.586">
                <text:p>26632.586</text:p>
              </table:table-cell>
              <table:table-cell office:value-type="float" office:value="28670.442">
                <text:p>28670.442</text:p>
              </table:table-cell>
              <table:table-cell office:value-type="float" office:value="28753.772">
                <text:p>28753.772</text:p>
              </table:table-cell>
              <table:table-cell office:value-type="float" office:value="32815.843">
                <text:p>32815.843</text:p>
              </table:table-cell>
              <table:table-cell office:value-type="float" office:value="27027.662">
                <text:p>27027.6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0">
                <text:p>200000</text:p>
              </table:table-cell>
              <table:table-cell office:value-type="float" office:value="31172.6">
                <text:p>31172.6</text:p>
              </table:table-cell>
              <table:table-cell office:value-type="float" office:value="26692.8">
                <text:p>26692.8</text:p>
              </table:table-cell>
              <table:table-cell office:value-type="float" office:value="28831.6">
                <text:p>28831.6</text:p>
              </table:table-cell>
              <table:table-cell office:value-type="float" office:value="29165.6">
                <text:p>29165.6</text:p>
              </table:table-cell>
              <table:table-cell office:value-type="float" office:value="33011.4">
                <text:p>33011.4</text:p>
              </table:table-cell>
              <table:table-cell office:value-type="float" office:value="27307.6">
                <text:p>27307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0">
                <text:p>201000</text:p>
              </table:table-cell>
              <table:table-cell office:value-type="float" office:value="31228.483">
                <text:p>31228.483</text:p>
              </table:table-cell>
              <table:table-cell office:value-type="float" office:value="26753.014">
                <text:p>26753.014</text:p>
              </table:table-cell>
              <table:table-cell office:value-type="float" office:value="28912.758">
                <text:p>28912.758</text:p>
              </table:table-cell>
              <table:table-cell office:value-type="float" office:value="29227.428">
                <text:p>29227.428</text:p>
              </table:table-cell>
              <table:table-cell office:value-type="float" office:value="33106.957">
                <text:p>33106.957</text:p>
              </table:table-cell>
              <table:table-cell office:value-type="float" office:value="27357.538">
                <text:p>27357.5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0">
                <text:p>202000</text:p>
              </table:table-cell>
              <table:table-cell office:value-type="float" office:value="31284.366">
                <text:p>31284.366</text:p>
              </table:table-cell>
              <table:table-cell office:value-type="float" office:value="26813.228">
                <text:p>26813.228</text:p>
              </table:table-cell>
              <table:table-cell office:value-type="float" office:value="28993.916">
                <text:p>28993.916</text:p>
              </table:table-cell>
              <table:table-cell office:value-type="float" office:value="29289.256">
                <text:p>29289.256</text:p>
              </table:table-cell>
              <table:table-cell office:value-type="float" office:value="33202.514">
                <text:p>33202.514</text:p>
              </table:table-cell>
              <table:table-cell office:value-type="float" office:value="27407.476">
                <text:p>27407.4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0">
                <text:p>203000</text:p>
              </table:table-cell>
              <table:table-cell office:value-type="float" office:value="31340.249">
                <text:p>31340.249</text:p>
              </table:table-cell>
              <table:table-cell office:value-type="float" office:value="26873.442">
                <text:p>26873.442</text:p>
              </table:table-cell>
              <table:table-cell office:value-type="float" office:value="29075.074">
                <text:p>29075.074</text:p>
              </table:table-cell>
              <table:table-cell office:value-type="float" office:value="29351.084">
                <text:p>29351.084</text:p>
              </table:table-cell>
              <table:table-cell office:value-type="float" office:value="33298.071">
                <text:p>33298.071</text:p>
              </table:table-cell>
              <table:table-cell office:value-type="float" office:value="27457.414">
                <text:p>27457.4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0">
                <text:p>204000</text:p>
              </table:table-cell>
              <table:table-cell office:value-type="float" office:value="31396.132">
                <text:p>31396.132</text:p>
              </table:table-cell>
              <table:table-cell office:value-type="float" office:value="26933.656">
                <text:p>26933.656</text:p>
              </table:table-cell>
              <table:table-cell office:value-type="float" office:value="29156.232">
                <text:p>29156.232</text:p>
              </table:table-cell>
              <table:table-cell office:value-type="float" office:value="29412.912">
                <text:p>29412.912</text:p>
              </table:table-cell>
              <table:table-cell office:value-type="float" office:value="33393.628">
                <text:p>33393.628</text:p>
              </table:table-cell>
              <table:table-cell office:value-type="float" office:value="27507.352">
                <text:p>27507.3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0">
                <text:p>205000</text:p>
              </table:table-cell>
              <table:table-cell office:value-type="float" office:value="31452.015">
                <text:p>31452.015</text:p>
              </table:table-cell>
              <table:table-cell office:value-type="float" office:value="26993.87">
                <text:p>26993.87</text:p>
              </table:table-cell>
              <table:table-cell office:value-type="float" office:value="29237.39">
                <text:p>29237.39</text:p>
              </table:table-cell>
              <table:table-cell office:value-type="float" office:value="29474.74">
                <text:p>29474.74</text:p>
              </table:table-cell>
              <table:table-cell office:value-type="float" office:value="33489.185">
                <text:p>33489.185</text:p>
              </table:table-cell>
              <table:table-cell office:value-type="float" office:value="27557.29">
                <text:p>27557.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0">
                <text:p>206000</text:p>
              </table:table-cell>
              <table:table-cell office:value-type="float" office:value="31507.898">
                <text:p>31507.898</text:p>
              </table:table-cell>
              <table:table-cell office:value-type="float" office:value="27054.084">
                <text:p>27054.084</text:p>
              </table:table-cell>
              <table:table-cell office:value-type="float" office:value="29318.548">
                <text:p>29318.548</text:p>
              </table:table-cell>
              <table:table-cell office:value-type="float" office:value="29536.568">
                <text:p>29536.568</text:p>
              </table:table-cell>
              <table:table-cell office:value-type="float" office:value="33584.742">
                <text:p>33584.742</text:p>
              </table:table-cell>
              <table:table-cell office:value-type="float" office:value="27607.228">
                <text:p>27607.2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0">
                <text:p>207000</text:p>
              </table:table-cell>
              <table:table-cell office:value-type="float" office:value="31563.781">
                <text:p>31563.781</text:p>
              </table:table-cell>
              <table:table-cell office:value-type="float" office:value="27114.298">
                <text:p>27114.298</text:p>
              </table:table-cell>
              <table:table-cell office:value-type="float" office:value="29399.706">
                <text:p>29399.706</text:p>
              </table:table-cell>
              <table:table-cell office:value-type="float" office:value="29598.396">
                <text:p>29598.396</text:p>
              </table:table-cell>
              <table:table-cell office:value-type="float" office:value="33680.299">
                <text:p>33680.299</text:p>
              </table:table-cell>
              <table:table-cell office:value-type="float" office:value="27657.166">
                <text:p>27657.1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0">
                <text:p>208000</text:p>
              </table:table-cell>
              <table:table-cell office:value-type="float" office:value="31619.664">
                <text:p>31619.664</text:p>
              </table:table-cell>
              <table:table-cell office:value-type="float" office:value="27174.512">
                <text:p>27174.512</text:p>
              </table:table-cell>
              <table:table-cell office:value-type="float" office:value="29480.864">
                <text:p>29480.864</text:p>
              </table:table-cell>
              <table:table-cell office:value-type="float" office:value="29660.224">
                <text:p>29660.224</text:p>
              </table:table-cell>
              <table:table-cell office:value-type="float" office:value="33775.856">
                <text:p>33775.856</text:p>
              </table:table-cell>
              <table:table-cell office:value-type="float" office:value="27707.104">
                <text:p>27707.1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0">
                <text:p>209000</text:p>
              </table:table-cell>
              <table:table-cell office:value-type="float" office:value="31675.547">
                <text:p>31675.547</text:p>
              </table:table-cell>
              <table:table-cell office:value-type="float" office:value="27234.726">
                <text:p>27234.726</text:p>
              </table:table-cell>
              <table:table-cell office:value-type="float" office:value="29562.022">
                <text:p>29562.022</text:p>
              </table:table-cell>
              <table:table-cell office:value-type="float" office:value="29722.052">
                <text:p>29722.052</text:p>
              </table:table-cell>
              <table:table-cell office:value-type="float" office:value="33871.413">
                <text:p>33871.413</text:p>
              </table:table-cell>
              <table:table-cell office:value-type="float" office:value="27757.042">
                <text:p>27757.0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0">
                <text:p>210000</text:p>
              </table:table-cell>
              <table:table-cell office:value-type="float" office:value="31851.43">
                <text:p>31851.43</text:p>
              </table:table-cell>
              <table:table-cell office:value-type="float" office:value="27404.94">
                <text:p>27404.94</text:p>
              </table:table-cell>
              <table:table-cell office:value-type="float" office:value="29643.18">
                <text:p>29643.18</text:p>
              </table:table-cell>
              <table:table-cell office:value-type="float" office:value="29783.88">
                <text:p>29783.88</text:p>
              </table:table-cell>
              <table:table-cell office:value-type="float" office:value="33966.97">
                <text:p>33966.97</text:p>
              </table:table-cell>
              <table:table-cell office:value-type="float" office:value="27806.98">
                <text:p>27806.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0">
                <text:p>211000</text:p>
              </table:table-cell>
              <table:table-cell office:value-type="float" office:value="31907.313">
                <text:p>31907.313</text:p>
              </table:table-cell>
              <table:table-cell office:value-type="float" office:value="27465.154">
                <text:p>27465.154</text:p>
              </table:table-cell>
              <table:table-cell office:value-type="float" office:value="29724.338">
                <text:p>29724.338</text:p>
              </table:table-cell>
              <table:table-cell office:value-type="float" office:value="29845.708">
                <text:p>29845.708</text:p>
              </table:table-cell>
              <table:table-cell office:value-type="float" office:value="34062.527">
                <text:p>34062.527</text:p>
              </table:table-cell>
              <table:table-cell office:value-type="float" office:value="27856.918">
                <text:p>27856.9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0">
                <text:p>212000</text:p>
              </table:table-cell>
              <table:table-cell office:value-type="float" office:value="31963.196">
                <text:p>31963.196</text:p>
              </table:table-cell>
              <table:table-cell office:value-type="float" office:value="27525.368">
                <text:p>27525.368</text:p>
              </table:table-cell>
              <table:table-cell office:value-type="float" office:value="29805.496">
                <text:p>29805.496</text:p>
              </table:table-cell>
              <table:table-cell office:value-type="float" office:value="29907.536">
                <text:p>29907.536</text:p>
              </table:table-cell>
              <table:table-cell office:value-type="float" office:value="34158.084">
                <text:p>34158.084</text:p>
              </table:table-cell>
              <table:table-cell office:value-type="float" office:value="27906.856">
                <text:p>27906.8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0">
                <text:p>213000</text:p>
              </table:table-cell>
              <table:table-cell office:value-type="float" office:value="32019.079">
                <text:p>32019.079</text:p>
              </table:table-cell>
              <table:table-cell office:value-type="float" office:value="27585.582">
                <text:p>27585.582</text:p>
              </table:table-cell>
              <table:table-cell office:value-type="float" office:value="29886.654">
                <text:p>29886.654</text:p>
              </table:table-cell>
              <table:table-cell office:value-type="float" office:value="29969.364">
                <text:p>29969.364</text:p>
              </table:table-cell>
              <table:table-cell office:value-type="float" office:value="34253.641">
                <text:p>34253.641</text:p>
              </table:table-cell>
              <table:table-cell office:value-type="float" office:value="27956.794">
                <text:p>27956.7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0">
                <text:p>214000</text:p>
              </table:table-cell>
              <table:table-cell office:value-type="float" office:value="32074.962">
                <text:p>32074.962</text:p>
              </table:table-cell>
              <table:table-cell office:value-type="float" office:value="27645.796">
                <text:p>27645.796</text:p>
              </table:table-cell>
              <table:table-cell office:value-type="float" office:value="29967.812">
                <text:p>29967.812</text:p>
              </table:table-cell>
              <table:table-cell office:value-type="float" office:value="30031.192">
                <text:p>30031.192</text:p>
              </table:table-cell>
              <table:table-cell office:value-type="float" office:value="34349.198">
                <text:p>34349.198</text:p>
              </table:table-cell>
              <table:table-cell office:value-type="float" office:value="28006.732">
                <text:p>28006.7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0">
                <text:p>215000</text:p>
              </table:table-cell>
              <table:table-cell office:value-type="float" office:value="32130.845">
                <text:p>32130.845</text:p>
              </table:table-cell>
              <table:table-cell office:value-type="float" office:value="27706.01">
                <text:p>27706.01</text:p>
              </table:table-cell>
              <table:table-cell office:value-type="float" office:value="30048.97">
                <text:p>30048.97</text:p>
              </table:table-cell>
              <table:table-cell office:value-type="float" office:value="30093.02">
                <text:p>30093.02</text:p>
              </table:table-cell>
              <table:table-cell office:value-type="float" office:value="34444.755">
                <text:p>34444.755</text:p>
              </table:table-cell>
              <table:table-cell office:value-type="float" office:value="28056.67">
                <text:p>28056.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0">
                <text:p>216000</text:p>
              </table:table-cell>
              <table:table-cell office:value-type="float" office:value="32186.728">
                <text:p>32186.728</text:p>
              </table:table-cell>
              <table:table-cell office:value-type="float" office:value="27766.224">
                <text:p>27766.224</text:p>
              </table:table-cell>
              <table:table-cell office:value-type="float" office:value="30130.128">
                <text:p>30130.128</text:p>
              </table:table-cell>
              <table:table-cell office:value-type="float" office:value="30154.848">
                <text:p>30154.848</text:p>
              </table:table-cell>
              <table:table-cell office:value-type="float" office:value="34540.312">
                <text:p>34540.312</text:p>
              </table:table-cell>
              <table:table-cell office:value-type="float" office:value="28106.608">
                <text:p>28106.6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0">
                <text:p>217000</text:p>
              </table:table-cell>
              <table:table-cell office:value-type="float" office:value="32242.611">
                <text:p>32242.611</text:p>
              </table:table-cell>
              <table:table-cell office:value-type="float" office:value="27826.438">
                <text:p>27826.438</text:p>
              </table:table-cell>
              <table:table-cell office:value-type="float" office:value="30211.286">
                <text:p>30211.286</text:p>
              </table:table-cell>
              <table:table-cell office:value-type="float" office:value="30216.676">
                <text:p>30216.676</text:p>
              </table:table-cell>
              <table:table-cell office:value-type="float" office:value="34635.869">
                <text:p>34635.869</text:p>
              </table:table-cell>
              <table:table-cell office:value-type="float" office:value="28156.546">
                <text:p>28156.5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0">
                <text:p>218000</text:p>
              </table:table-cell>
              <table:table-cell office:value-type="float" office:value="32298.494">
                <text:p>32298.494</text:p>
              </table:table-cell>
              <table:table-cell office:value-type="float" office:value="27886.652">
                <text:p>27886.652</text:p>
              </table:table-cell>
              <table:table-cell office:value-type="float" office:value="30292.444">
                <text:p>30292.444</text:p>
              </table:table-cell>
              <table:table-cell office:value-type="float" office:value="30278.504">
                <text:p>30278.504</text:p>
              </table:table-cell>
              <table:table-cell office:value-type="float" office:value="34731.426">
                <text:p>34731.426</text:p>
              </table:table-cell>
              <table:table-cell office:value-type="float" office:value="28206.484">
                <text:p>28206.4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0">
                <text:p>219000</text:p>
              </table:table-cell>
              <table:table-cell office:value-type="float" office:value="32354.377">
                <text:p>32354.377</text:p>
              </table:table-cell>
              <table:table-cell office:value-type="float" office:value="27946.866">
                <text:p>27946.866</text:p>
              </table:table-cell>
              <table:table-cell office:value-type="float" office:value="30373.602">
                <text:p>30373.602</text:p>
              </table:table-cell>
              <table:table-cell office:value-type="float" office:value="30340.332">
                <text:p>30340.332</text:p>
              </table:table-cell>
              <table:table-cell office:value-type="float" office:value="34826.983">
                <text:p>34826.983</text:p>
              </table:table-cell>
              <table:table-cell office:value-type="float" office:value="28256.422">
                <text:p>28256.4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0">
                <text:p>220000</text:p>
              </table:table-cell>
              <table:table-cell office:value-type="float" office:value="32410.26">
                <text:p>32410.26</text:p>
              </table:table-cell>
              <table:table-cell office:value-type="float" office:value="28007.08">
                <text:p>28007.08</text:p>
              </table:table-cell>
              <table:table-cell office:value-type="float" office:value="30534.76">
                <text:p>30534.76</text:p>
              </table:table-cell>
              <table:table-cell office:value-type="float" office:value="30752.16">
                <text:p>30752.16</text:p>
              </table:table-cell>
              <table:table-cell office:value-type="float" office:value="35022.54">
                <text:p>35022.54</text:p>
              </table:table-cell>
              <table:table-cell office:value-type="float" office:value="28536.36">
                <text:p>28536.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0">
                <text:p>221000</text:p>
              </table:table-cell>
              <table:table-cell office:value-type="float" office:value="32466.143">
                <text:p>32466.143</text:p>
              </table:table-cell>
              <table:table-cell office:value-type="float" office:value="28067.294">
                <text:p>28067.294</text:p>
              </table:table-cell>
              <table:table-cell office:value-type="float" office:value="30615.918">
                <text:p>30615.918</text:p>
              </table:table-cell>
              <table:table-cell office:value-type="float" office:value="30813.988">
                <text:p>30813.988</text:p>
              </table:table-cell>
              <table:table-cell office:value-type="float" office:value="35118.097">
                <text:p>35118.097</text:p>
              </table:table-cell>
              <table:table-cell office:value-type="float" office:value="28586.298">
                <text:p>28586.2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0">
                <text:p>222000</text:p>
              </table:table-cell>
              <table:table-cell office:value-type="float" office:value="32522.026">
                <text:p>32522.026</text:p>
              </table:table-cell>
              <table:table-cell office:value-type="float" office:value="28127.508">
                <text:p>28127.508</text:p>
              </table:table-cell>
              <table:table-cell office:value-type="float" office:value="30697.076">
                <text:p>30697.076</text:p>
              </table:table-cell>
              <table:table-cell office:value-type="float" office:value="30875.816">
                <text:p>30875.816</text:p>
              </table:table-cell>
              <table:table-cell office:value-type="float" office:value="35213.654">
                <text:p>35213.654</text:p>
              </table:table-cell>
              <table:table-cell office:value-type="float" office:value="28636.236">
                <text:p>28636.2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0">
                <text:p>223000</text:p>
              </table:table-cell>
              <table:table-cell office:value-type="float" office:value="32577.909">
                <text:p>32577.909</text:p>
              </table:table-cell>
              <table:table-cell office:value-type="float" office:value="28187.722">
                <text:p>28187.722</text:p>
              </table:table-cell>
              <table:table-cell office:value-type="float" office:value="30778.234">
                <text:p>30778.234</text:p>
              </table:table-cell>
              <table:table-cell office:value-type="float" office:value="30937.644">
                <text:p>30937.644</text:p>
              </table:table-cell>
              <table:table-cell office:value-type="float" office:value="35309.211">
                <text:p>35309.211</text:p>
              </table:table-cell>
              <table:table-cell office:value-type="float" office:value="28686.174">
                <text:p>28686.1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0">
                <text:p>224000</text:p>
              </table:table-cell>
              <table:table-cell office:value-type="float" office:value="32633.792">
                <text:p>32633.792</text:p>
              </table:table-cell>
              <table:table-cell office:value-type="float" office:value="28247.936">
                <text:p>28247.936</text:p>
              </table:table-cell>
              <table:table-cell office:value-type="float" office:value="30859.392">
                <text:p>30859.392</text:p>
              </table:table-cell>
              <table:table-cell office:value-type="float" office:value="30999.472">
                <text:p>30999.472</text:p>
              </table:table-cell>
              <table:table-cell office:value-type="float" office:value="35404.768">
                <text:p>35404.768</text:p>
              </table:table-cell>
              <table:table-cell office:value-type="float" office:value="28736.112">
                <text:p>28736.1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0">
                <text:p>225000</text:p>
              </table:table-cell>
              <table:table-cell office:value-type="float" office:value="32809.675">
                <text:p>32809.675</text:p>
              </table:table-cell>
              <table:table-cell office:value-type="float" office:value="28418.15">
                <text:p>28418.15</text:p>
              </table:table-cell>
              <table:table-cell office:value-type="float" office:value="30940.55">
                <text:p>30940.55</text:p>
              </table:table-cell>
              <table:table-cell office:value-type="float" office:value="31061.3">
                <text:p>31061.3</text:p>
              </table:table-cell>
              <table:table-cell office:value-type="float" office:value="35500.325">
                <text:p>35500.325</text:p>
              </table:table-cell>
              <table:table-cell office:value-type="float" office:value="28786.05">
                <text:p>28786.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0">
                <text:p>226000</text:p>
              </table:table-cell>
              <table:table-cell office:value-type="float" office:value="32865.558">
                <text:p>32865.558</text:p>
              </table:table-cell>
              <table:table-cell office:value-type="float" office:value="28478.364">
                <text:p>28478.364</text:p>
              </table:table-cell>
              <table:table-cell office:value-type="float" office:value="31021.708">
                <text:p>31021.708</text:p>
              </table:table-cell>
              <table:table-cell office:value-type="float" office:value="31123.128">
                <text:p>31123.128</text:p>
              </table:table-cell>
              <table:table-cell office:value-type="float" office:value="35595.882">
                <text:p>35595.882</text:p>
              </table:table-cell>
              <table:table-cell office:value-type="float" office:value="28835.988">
                <text:p>28835.9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0">
                <text:p>227000</text:p>
              </table:table-cell>
              <table:table-cell office:value-type="float" office:value="32921.441">
                <text:p>32921.441</text:p>
              </table:table-cell>
              <table:table-cell office:value-type="float" office:value="28538.578">
                <text:p>28538.578</text:p>
              </table:table-cell>
              <table:table-cell office:value-type="float" office:value="31102.866">
                <text:p>31102.866</text:p>
              </table:table-cell>
              <table:table-cell office:value-type="float" office:value="31184.956">
                <text:p>31184.956</text:p>
              </table:table-cell>
              <table:table-cell office:value-type="float" office:value="35691.439">
                <text:p>35691.439</text:p>
              </table:table-cell>
              <table:table-cell office:value-type="float" office:value="28885.926">
                <text:p>28885.9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0">
                <text:p>228000</text:p>
              </table:table-cell>
              <table:table-cell office:value-type="float" office:value="32977.324">
                <text:p>32977.324</text:p>
              </table:table-cell>
              <table:table-cell office:value-type="float" office:value="28598.792">
                <text:p>28598.792</text:p>
              </table:table-cell>
              <table:table-cell office:value-type="float" office:value="31184.024">
                <text:p>31184.024</text:p>
              </table:table-cell>
              <table:table-cell office:value-type="float" office:value="31246.784">
                <text:p>31246.784</text:p>
              </table:table-cell>
              <table:table-cell office:value-type="float" office:value="35786.996">
                <text:p>35786.996</text:p>
              </table:table-cell>
              <table:table-cell office:value-type="float" office:value="28935.864">
                <text:p>28935.8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0">
                <text:p>229000</text:p>
              </table:table-cell>
              <table:table-cell office:value-type="float" office:value="33033.207">
                <text:p>33033.207</text:p>
              </table:table-cell>
              <table:table-cell office:value-type="float" office:value="28659.006">
                <text:p>28659.006</text:p>
              </table:table-cell>
              <table:table-cell office:value-type="float" office:value="31265.182">
                <text:p>31265.182</text:p>
              </table:table-cell>
              <table:table-cell office:value-type="float" office:value="31308.612">
                <text:p>31308.612</text:p>
              </table:table-cell>
              <table:table-cell office:value-type="float" office:value="35882.553">
                <text:p>35882.553</text:p>
              </table:table-cell>
              <table:table-cell office:value-type="float" office:value="28985.802">
                <text:p>28985.8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0">
                <text:p>230000</text:p>
              </table:table-cell>
              <table:table-cell office:value-type="float" office:value="33089.09">
                <text:p>33089.09</text:p>
              </table:table-cell>
              <table:table-cell office:value-type="float" office:value="28719.22">
                <text:p>28719.22</text:p>
              </table:table-cell>
              <table:table-cell office:value-type="float" office:value="31346.34">
                <text:p>31346.34</text:p>
              </table:table-cell>
              <table:table-cell office:value-type="float" office:value="31370.44">
                <text:p>31370.44</text:p>
              </table:table-cell>
              <table:table-cell office:value-type="float" office:value="35978.11">
                <text:p>35978.11</text:p>
              </table:table-cell>
              <table:table-cell office:value-type="float" office:value="29035.74">
                <text:p>29035.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0">
                <text:p>231000</text:p>
              </table:table-cell>
              <table:table-cell office:value-type="float" office:value="33144.973">
                <text:p>33144.973</text:p>
              </table:table-cell>
              <table:table-cell office:value-type="float" office:value="28779.434">
                <text:p>28779.434</text:p>
              </table:table-cell>
              <table:table-cell office:value-type="float" office:value="31427.498">
                <text:p>31427.498</text:p>
              </table:table-cell>
              <table:table-cell office:value-type="float" office:value="31432.268">
                <text:p>31432.268</text:p>
              </table:table-cell>
              <table:table-cell office:value-type="float" office:value="36073.667">
                <text:p>36073.667</text:p>
              </table:table-cell>
              <table:table-cell office:value-type="float" office:value="29085.678">
                <text:p>29085.6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0">
                <text:p>232000</text:p>
              </table:table-cell>
              <table:table-cell office:value-type="float" office:value="33200.856">
                <text:p>33200.856</text:p>
              </table:table-cell>
              <table:table-cell office:value-type="float" office:value="28839.648">
                <text:p>28839.648</text:p>
              </table:table-cell>
              <table:table-cell office:value-type="float" office:value="31508.656">
                <text:p>31508.656</text:p>
              </table:table-cell>
              <table:table-cell office:value-type="float" office:value="31494.096">
                <text:p>31494.096</text:p>
              </table:table-cell>
              <table:table-cell office:value-type="float" office:value="36169.224">
                <text:p>36169.224</text:p>
              </table:table-cell>
              <table:table-cell office:value-type="float" office:value="29135.616">
                <text:p>29135.6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0">
                <text:p>233000</text:p>
              </table:table-cell>
              <table:table-cell office:value-type="float" office:value="33256.739">
                <text:p>33256.739</text:p>
              </table:table-cell>
              <table:table-cell office:value-type="float" office:value="28899.862">
                <text:p>28899.862</text:p>
              </table:table-cell>
              <table:table-cell office:value-type="float" office:value="31589.814">
                <text:p>31589.814</text:p>
              </table:table-cell>
              <table:table-cell office:value-type="float" office:value="31555.924">
                <text:p>31555.924</text:p>
              </table:table-cell>
              <table:table-cell office:value-type="float" office:value="36264.781">
                <text:p>36264.781</text:p>
              </table:table-cell>
              <table:table-cell office:value-type="float" office:value="29185.554">
                <text:p>29185.5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0">
                <text:p>234000</text:p>
              </table:table-cell>
              <table:table-cell office:value-type="float" office:value="33312.622">
                <text:p>33312.622</text:p>
              </table:table-cell>
              <table:table-cell office:value-type="float" office:value="28960.076">
                <text:p>28960.076</text:p>
              </table:table-cell>
              <table:table-cell office:value-type="float" office:value="31670.972">
                <text:p>31670.972</text:p>
              </table:table-cell>
              <table:table-cell office:value-type="float" office:value="31617.752">
                <text:p>31617.752</text:p>
              </table:table-cell>
              <table:table-cell office:value-type="float" office:value="36360.338">
                <text:p>36360.338</text:p>
              </table:table-cell>
              <table:table-cell office:value-type="float" office:value="29235.492">
                <text:p>29235.4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0">
                <text:p>235000</text:p>
              </table:table-cell>
              <table:table-cell office:value-type="float" office:value="33902.505">
                <text:p>33902.505</text:p>
              </table:table-cell>
              <table:table-cell office:value-type="float" office:value="29400.29">
                <text:p>29400.29</text:p>
              </table:table-cell>
              <table:table-cell office:value-type="float" office:value="32102.13">
                <text:p>32102.13</text:p>
              </table:table-cell>
              <table:table-cell office:value-type="float" office:value="32129.58">
                <text:p>32129.58</text:p>
              </table:table-cell>
              <table:table-cell office:value-type="float" office:value="36805.895">
                <text:p>36805.895</text:p>
              </table:table-cell>
              <table:table-cell office:value-type="float" office:value="29665.43">
                <text:p>29665.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0">
                <text:p>236000</text:p>
              </table:table-cell>
              <table:table-cell office:value-type="float" office:value="33958.388">
                <text:p>33958.388</text:p>
              </table:table-cell>
              <table:table-cell office:value-type="float" office:value="29460.504">
                <text:p>29460.504</text:p>
              </table:table-cell>
              <table:table-cell office:value-type="float" office:value="32183.288">
                <text:p>32183.288</text:p>
              </table:table-cell>
              <table:table-cell office:value-type="float" office:value="32191.408">
                <text:p>32191.408</text:p>
              </table:table-cell>
              <table:table-cell office:value-type="float" office:value="36901.452">
                <text:p>36901.452</text:p>
              </table:table-cell>
              <table:table-cell office:value-type="float" office:value="29715.368">
                <text:p>29715.3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0">
                <text:p>237000</text:p>
              </table:table-cell>
              <table:table-cell office:value-type="float" office:value="34014.271">
                <text:p>34014.271</text:p>
              </table:table-cell>
              <table:table-cell office:value-type="float" office:value="29520.718">
                <text:p>29520.718</text:p>
              </table:table-cell>
              <table:table-cell office:value-type="float" office:value="32264.446">
                <text:p>32264.446</text:p>
              </table:table-cell>
              <table:table-cell office:value-type="float" office:value="32253.236">
                <text:p>32253.236</text:p>
              </table:table-cell>
              <table:table-cell office:value-type="float" office:value="36997.009">
                <text:p>36997.009</text:p>
              </table:table-cell>
              <table:table-cell office:value-type="float" office:value="29765.306">
                <text:p>29765.3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0">
                <text:p>238000</text:p>
              </table:table-cell>
              <table:table-cell office:value-type="float" office:value="34070.154">
                <text:p>34070.154</text:p>
              </table:table-cell>
              <table:table-cell office:value-type="float" office:value="29580.932">
                <text:p>29580.932</text:p>
              </table:table-cell>
              <table:table-cell office:value-type="float" office:value="32345.604">
                <text:p>32345.604</text:p>
              </table:table-cell>
              <table:table-cell office:value-type="float" office:value="32315.064">
                <text:p>32315.064</text:p>
              </table:table-cell>
              <table:table-cell office:value-type="float" office:value="37092.566">
                <text:p>37092.566</text:p>
              </table:table-cell>
              <table:table-cell office:value-type="float" office:value="29815.244">
                <text:p>29815.2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0">
                <text:p>239000</text:p>
              </table:table-cell>
              <table:table-cell office:value-type="float" office:value="34126.037">
                <text:p>34126.037</text:p>
              </table:table-cell>
              <table:table-cell office:value-type="float" office:value="29641.146">
                <text:p>29641.146</text:p>
              </table:table-cell>
              <table:table-cell office:value-type="float" office:value="32426.762">
                <text:p>32426.762</text:p>
              </table:table-cell>
              <table:table-cell office:value-type="float" office:value="32376.892">
                <text:p>32376.892</text:p>
              </table:table-cell>
              <table:table-cell office:value-type="float" office:value="37188.123">
                <text:p>37188.123</text:p>
              </table:table-cell>
              <table:table-cell office:value-type="float" office:value="29865.182">
                <text:p>29865.1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0">
                <text:p>240000</text:p>
              </table:table-cell>
              <table:table-cell office:value-type="float" office:value="34301.92">
                <text:p>34301.92</text:p>
              </table:table-cell>
              <table:table-cell office:value-type="float" office:value="29811.36">
                <text:p>29811.36</text:p>
              </table:table-cell>
              <table:table-cell office:value-type="float" office:value="33037.92">
                <text:p>33037.92</text:p>
              </table:table-cell>
              <table:table-cell office:value-type="float" office:value="32788.72">
                <text:p>32788.72</text:p>
              </table:table-cell>
              <table:table-cell office:value-type="float" office:value="37883.68">
                <text:p>37883.68</text:p>
              </table:table-cell>
              <table:table-cell office:value-type="float" office:value="30145.12">
                <text:p>30145.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0">
                <text:p>241000</text:p>
              </table:table-cell>
              <table:table-cell office:value-type="float" office:value="34357.803">
                <text:p>34357.803</text:p>
              </table:table-cell>
              <table:table-cell office:value-type="float" office:value="29871.574">
                <text:p>29871.574</text:p>
              </table:table-cell>
              <table:table-cell office:value-type="float" office:value="33119.078">
                <text:p>33119.078</text:p>
              </table:table-cell>
              <table:table-cell office:value-type="float" office:value="32850.548">
                <text:p>32850.548</text:p>
              </table:table-cell>
              <table:table-cell office:value-type="float" office:value="37979.237">
                <text:p>37979.237</text:p>
              </table:table-cell>
              <table:table-cell office:value-type="float" office:value="30195.058">
                <text:p>30195.0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0">
                <text:p>242000</text:p>
              </table:table-cell>
              <table:table-cell office:value-type="float" office:value="34413.686">
                <text:p>34413.686</text:p>
              </table:table-cell>
              <table:table-cell office:value-type="float" office:value="29931.788">
                <text:p>29931.788</text:p>
              </table:table-cell>
              <table:table-cell office:value-type="float" office:value="33200.236">
                <text:p>33200.236</text:p>
              </table:table-cell>
              <table:table-cell office:value-type="float" office:value="32912.376">
                <text:p>32912.376</text:p>
              </table:table-cell>
              <table:table-cell office:value-type="float" office:value="38074.794">
                <text:p>38074.794</text:p>
              </table:table-cell>
              <table:table-cell office:value-type="float" office:value="30244.996">
                <text:p>30244.9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0">
                <text:p>243000</text:p>
              </table:table-cell>
              <table:table-cell office:value-type="float" office:value="34469.569">
                <text:p>34469.569</text:p>
              </table:table-cell>
              <table:table-cell office:value-type="float" office:value="29992.002">
                <text:p>29992.002</text:p>
              </table:table-cell>
              <table:table-cell office:value-type="float" office:value="33281.394">
                <text:p>33281.394</text:p>
              </table:table-cell>
              <table:table-cell office:value-type="float" office:value="32974.204">
                <text:p>32974.204</text:p>
              </table:table-cell>
              <table:table-cell office:value-type="float" office:value="38170.351">
                <text:p>38170.351</text:p>
              </table:table-cell>
              <table:table-cell office:value-type="float" office:value="30294.934">
                <text:p>30294.9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0">
                <text:p>244000</text:p>
              </table:table-cell>
              <table:table-cell office:value-type="float" office:value="34525.452">
                <text:p>34525.452</text:p>
              </table:table-cell>
              <table:table-cell office:value-type="float" office:value="30052.216">
                <text:p>30052.216</text:p>
              </table:table-cell>
              <table:table-cell office:value-type="float" office:value="33362.552">
                <text:p>33362.552</text:p>
              </table:table-cell>
              <table:table-cell office:value-type="float" office:value="33036.032">
                <text:p>33036.032</text:p>
              </table:table-cell>
              <table:table-cell office:value-type="float" office:value="38265.908">
                <text:p>38265.908</text:p>
              </table:table-cell>
              <table:table-cell office:value-type="float" office:value="30344.872">
                <text:p>30344.8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0">
                <text:p>245000</text:p>
              </table:table-cell>
              <table:table-cell office:value-type="float" office:value="34581.335">
                <text:p>34581.335</text:p>
              </table:table-cell>
              <table:table-cell office:value-type="float" office:value="30112.43">
                <text:p>30112.43</text:p>
              </table:table-cell>
              <table:table-cell office:value-type="float" office:value="33443.71">
                <text:p>33443.71</text:p>
              </table:table-cell>
              <table:table-cell office:value-type="float" office:value="33097.86">
                <text:p>33097.86</text:p>
              </table:table-cell>
              <table:table-cell office:value-type="float" office:value="38361.465">
                <text:p>38361.465</text:p>
              </table:table-cell>
              <table:table-cell office:value-type="float" office:value="30394.81">
                <text:p>30394.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0">
                <text:p>246000</text:p>
              </table:table-cell>
              <table:table-cell office:value-type="float" office:value="34637.218">
                <text:p>34637.218</text:p>
              </table:table-cell>
              <table:table-cell office:value-type="float" office:value="30172.644">
                <text:p>30172.644</text:p>
              </table:table-cell>
              <table:table-cell office:value-type="float" office:value="33524.868">
                <text:p>33524.868</text:p>
              </table:table-cell>
              <table:table-cell office:value-type="float" office:value="33159.688">
                <text:p>33159.688</text:p>
              </table:table-cell>
              <table:table-cell office:value-type="float" office:value="38457.022">
                <text:p>38457.022</text:p>
              </table:table-cell>
              <table:table-cell office:value-type="float" office:value="30444.748">
                <text:p>30444.7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0">
                <text:p>247000</text:p>
              </table:table-cell>
              <table:table-cell office:value-type="float" office:value="34693.101">
                <text:p>34693.101</text:p>
              </table:table-cell>
              <table:table-cell office:value-type="float" office:value="30232.858">
                <text:p>30232.858</text:p>
              </table:table-cell>
              <table:table-cell office:value-type="float" office:value="33606.026">
                <text:p>33606.026</text:p>
              </table:table-cell>
              <table:table-cell office:value-type="float" office:value="33221.516">
                <text:p>33221.516</text:p>
              </table:table-cell>
              <table:table-cell office:value-type="float" office:value="38552.579">
                <text:p>38552.579</text:p>
              </table:table-cell>
              <table:table-cell office:value-type="float" office:value="30494.686">
                <text:p>30494.6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0">
                <text:p>248000</text:p>
              </table:table-cell>
              <table:table-cell office:value-type="float" office:value="34748.984">
                <text:p>34748.984</text:p>
              </table:table-cell>
              <table:table-cell office:value-type="float" office:value="30293.072">
                <text:p>30293.072</text:p>
              </table:table-cell>
              <table:table-cell office:value-type="float" office:value="33687.184">
                <text:p>33687.184</text:p>
              </table:table-cell>
              <table:table-cell office:value-type="float" office:value="33283.344">
                <text:p>33283.344</text:p>
              </table:table-cell>
              <table:table-cell office:value-type="float" office:value="38648.136">
                <text:p>38648.136</text:p>
              </table:table-cell>
              <table:table-cell office:value-type="float" office:value="30544.624">
                <text:p>30544.6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0">
                <text:p>249000</text:p>
              </table:table-cell>
              <table:table-cell office:value-type="float" office:value="34804.867">
                <text:p>34804.867</text:p>
              </table:table-cell>
              <table:table-cell office:value-type="float" office:value="30353.286">
                <text:p>30353.286</text:p>
              </table:table-cell>
              <table:table-cell office:value-type="float" office:value="33768.342">
                <text:p>33768.342</text:p>
              </table:table-cell>
              <table:table-cell office:value-type="float" office:value="33345.172">
                <text:p>33345.172</text:p>
              </table:table-cell>
              <table:table-cell office:value-type="float" office:value="38743.693">
                <text:p>38743.693</text:p>
              </table:table-cell>
              <table:table-cell office:value-type="float" office:value="30594.562">
                <text:p>30594.5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0">
                <text:p>250000</text:p>
              </table:table-cell>
              <table:table-cell office:value-type="float" office:value="34860.75">
                <text:p>34860.75</text:p>
              </table:table-cell>
              <table:table-cell office:value-type="float" office:value="30413.5">
                <text:p>30413.5</text:p>
              </table:table-cell>
              <table:table-cell office:value-type="float" office:value="33849.5">
                <text:p>33849.5</text:p>
              </table:table-cell>
              <table:table-cell office:value-type="float" office:value="33407">
                <text:p>33407</text:p>
              </table:table-cell>
              <table:table-cell office:value-type="float" office:value="38839.25">
                <text:p>38839.25</text:p>
              </table:table-cell>
              <table:table-cell office:value-type="float" office:value="30644.5">
                <text:p>30644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0">
                <text:p>251000</text:p>
              </table:table-cell>
              <table:table-cell office:value-type="float" office:value="34916.633">
                <text:p>34916.633</text:p>
              </table:table-cell>
              <table:table-cell office:value-type="float" office:value="30473.714">
                <text:p>30473.714</text:p>
              </table:table-cell>
              <table:table-cell office:value-type="float" office:value="33930.658">
                <text:p>33930.658</text:p>
              </table:table-cell>
              <table:table-cell office:value-type="float" office:value="33468.828">
                <text:p>33468.828</text:p>
              </table:table-cell>
              <table:table-cell office:value-type="float" office:value="38934.807">
                <text:p>38934.807</text:p>
              </table:table-cell>
              <table:table-cell office:value-type="float" office:value="30694.438">
                <text:p>30694.4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0">
                <text:p>252000</text:p>
              </table:table-cell>
              <table:table-cell office:value-type="float" office:value="34972.516">
                <text:p>34972.516</text:p>
              </table:table-cell>
              <table:table-cell office:value-type="float" office:value="30533.928">
                <text:p>30533.928</text:p>
              </table:table-cell>
              <table:table-cell office:value-type="float" office:value="34011.816">
                <text:p>34011.816</text:p>
              </table:table-cell>
              <table:table-cell office:value-type="float" office:value="33530.656">
                <text:p>33530.656</text:p>
              </table:table-cell>
              <table:table-cell office:value-type="float" office:value="39030.364">
                <text:p>39030.364</text:p>
              </table:table-cell>
              <table:table-cell office:value-type="float" office:value="30744.376">
                <text:p>30744.3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0">
                <text:p>253000</text:p>
              </table:table-cell>
              <table:table-cell office:value-type="float" office:value="35028.399">
                <text:p>35028.399</text:p>
              </table:table-cell>
              <table:table-cell office:value-type="float" office:value="30594.142">
                <text:p>30594.142</text:p>
              </table:table-cell>
              <table:table-cell office:value-type="float" office:value="34092.974">
                <text:p>34092.974</text:p>
              </table:table-cell>
              <table:table-cell office:value-type="float" office:value="33592.484">
                <text:p>33592.484</text:p>
              </table:table-cell>
              <table:table-cell office:value-type="float" office:value="39125.921">
                <text:p>39125.921</text:p>
              </table:table-cell>
              <table:table-cell office:value-type="float" office:value="30794.314">
                <text:p>30794.3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0">
                <text:p>254000</text:p>
              </table:table-cell>
              <table:table-cell office:value-type="float" office:value="35084.282">
                <text:p>35084.282</text:p>
              </table:table-cell>
              <table:table-cell office:value-type="float" office:value="30654.356">
                <text:p>30654.356</text:p>
              </table:table-cell>
              <table:table-cell office:value-type="float" office:value="34174.132">
                <text:p>34174.132</text:p>
              </table:table-cell>
              <table:table-cell office:value-type="float" office:value="33654.312">
                <text:p>33654.312</text:p>
              </table:table-cell>
              <table:table-cell office:value-type="float" office:value="39221.478">
                <text:p>39221.478</text:p>
              </table:table-cell>
              <table:table-cell office:value-type="float" office:value="30844.252">
                <text:p>30844.2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0">
                <text:p>255000</text:p>
              </table:table-cell>
              <table:table-cell office:value-type="float" office:value="35260.165">
                <text:p>35260.165</text:p>
              </table:table-cell>
              <table:table-cell office:value-type="float" office:value="30824.57">
                <text:p>30824.57</text:p>
              </table:table-cell>
              <table:table-cell office:value-type="float" office:value="34255.29">
                <text:p>34255.29</text:p>
              </table:table-cell>
              <table:table-cell office:value-type="float" office:value="33716.14">
                <text:p>33716.14</text:p>
              </table:table-cell>
              <table:table-cell office:value-type="float" office:value="39317.035">
                <text:p>39317.035</text:p>
              </table:table-cell>
              <table:table-cell office:value-type="float" office:value="30894.19">
                <text:p>30894.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0">
                <text:p>256000</text:p>
              </table:table-cell>
              <table:table-cell office:value-type="float" office:value="35316.048">
                <text:p>35316.048</text:p>
              </table:table-cell>
              <table:table-cell office:value-type="float" office:value="30884.784">
                <text:p>30884.784</text:p>
              </table:table-cell>
              <table:table-cell office:value-type="float" office:value="34336.448">
                <text:p>34336.448</text:p>
              </table:table-cell>
              <table:table-cell office:value-type="float" office:value="33777.968">
                <text:p>33777.968</text:p>
              </table:table-cell>
              <table:table-cell office:value-type="float" office:value="39412.592">
                <text:p>39412.592</text:p>
              </table:table-cell>
              <table:table-cell office:value-type="float" office:value="30944.128">
                <text:p>30944.1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0">
                <text:p>257000</text:p>
              </table:table-cell>
              <table:table-cell office:value-type="float" office:value="35371.931">
                <text:p>35371.931</text:p>
              </table:table-cell>
              <table:table-cell office:value-type="float" office:value="30944.998">
                <text:p>30944.998</text:p>
              </table:table-cell>
              <table:table-cell office:value-type="float" office:value="34417.606">
                <text:p>34417.606</text:p>
              </table:table-cell>
              <table:table-cell office:value-type="float" office:value="33839.796">
                <text:p>33839.796</text:p>
              </table:table-cell>
              <table:table-cell office:value-type="float" office:value="39508.149">
                <text:p>39508.149</text:p>
              </table:table-cell>
              <table:table-cell office:value-type="float" office:value="30994.066">
                <text:p>30994.0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0">
                <text:p>258000</text:p>
              </table:table-cell>
              <table:table-cell office:value-type="float" office:value="35427.814">
                <text:p>35427.814</text:p>
              </table:table-cell>
              <table:table-cell office:value-type="float" office:value="31005.212">
                <text:p>31005.212</text:p>
              </table:table-cell>
              <table:table-cell office:value-type="float" office:value="34498.764">
                <text:p>34498.764</text:p>
              </table:table-cell>
              <table:table-cell office:value-type="float" office:value="33901.624">
                <text:p>33901.624</text:p>
              </table:table-cell>
              <table:table-cell office:value-type="float" office:value="39603.706">
                <text:p>39603.706</text:p>
              </table:table-cell>
              <table:table-cell office:value-type="float" office:value="31044.004">
                <text:p>31044.0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0">
                <text:p>259000</text:p>
              </table:table-cell>
              <table:table-cell office:value-type="float" office:value="35483.697">
                <text:p>35483.697</text:p>
              </table:table-cell>
              <table:table-cell office:value-type="float" office:value="31065.426">
                <text:p>31065.426</text:p>
              </table:table-cell>
              <table:table-cell office:value-type="float" office:value="34579.922">
                <text:p>34579.922</text:p>
              </table:table-cell>
              <table:table-cell office:value-type="float" office:value="33963.452">
                <text:p>33963.452</text:p>
              </table:table-cell>
              <table:table-cell office:value-type="float" office:value="39699.263">
                <text:p>39699.263</text:p>
              </table:table-cell>
              <table:table-cell office:value-type="float" office:value="31093.942">
                <text:p>31093.9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0">
                <text:p>260000</text:p>
              </table:table-cell>
              <table:table-cell office:value-type="float" office:value="35539.58">
                <text:p>35539.58</text:p>
              </table:table-cell>
              <table:table-cell office:value-type="float" office:value="31125.64">
                <text:p>31125.64</text:p>
              </table:table-cell>
              <table:table-cell office:value-type="float" office:value="34741.08">
                <text:p>34741.08</text:p>
              </table:table-cell>
              <table:table-cell office:value-type="float" office:value="34375.28">
                <text:p>34375.28</text:p>
              </table:table-cell>
              <table:table-cell office:value-type="float" office:value="39894.82">
                <text:p>39894.82</text:p>
              </table:table-cell>
              <table:table-cell office:value-type="float" office:value="31373.88">
                <text:p>31373.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0">
                <text:p>261000</text:p>
              </table:table-cell>
              <table:table-cell office:value-type="float" office:value="35595.463">
                <text:p>35595.463</text:p>
              </table:table-cell>
              <table:table-cell office:value-type="float" office:value="31185.854">
                <text:p>31185.854</text:p>
              </table:table-cell>
              <table:table-cell office:value-type="float" office:value="34822.238">
                <text:p>34822.238</text:p>
              </table:table-cell>
              <table:table-cell office:value-type="float" office:value="34437.108">
                <text:p>34437.108</text:p>
              </table:table-cell>
              <table:table-cell office:value-type="float" office:value="39990.377">
                <text:p>39990.377</text:p>
              </table:table-cell>
              <table:table-cell office:value-type="float" office:value="31423.818">
                <text:p>31423.8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0">
                <text:p>262000</text:p>
              </table:table-cell>
              <table:table-cell office:value-type="float" office:value="35651.346">
                <text:p>35651.346</text:p>
              </table:table-cell>
              <table:table-cell office:value-type="float" office:value="31246.068">
                <text:p>31246.068</text:p>
              </table:table-cell>
              <table:table-cell office:value-type="float" office:value="34903.396">
                <text:p>34903.396</text:p>
              </table:table-cell>
              <table:table-cell office:value-type="float" office:value="34498.936">
                <text:p>34498.936</text:p>
              </table:table-cell>
              <table:table-cell office:value-type="float" office:value="40085.934">
                <text:p>40085.934</text:p>
              </table:table-cell>
              <table:table-cell office:value-type="float" office:value="31473.756">
                <text:p>31473.7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0">
                <text:p>263000</text:p>
              </table:table-cell>
              <table:table-cell office:value-type="float" office:value="35707.229">
                <text:p>35707.229</text:p>
              </table:table-cell>
              <table:table-cell office:value-type="float" office:value="31306.282">
                <text:p>31306.282</text:p>
              </table:table-cell>
              <table:table-cell office:value-type="float" office:value="34984.554">
                <text:p>34984.554</text:p>
              </table:table-cell>
              <table:table-cell office:value-type="float" office:value="34560.764">
                <text:p>34560.764</text:p>
              </table:table-cell>
              <table:table-cell office:value-type="float" office:value="40181.491">
                <text:p>40181.491</text:p>
              </table:table-cell>
              <table:table-cell office:value-type="float" office:value="31523.694">
                <text:p>31523.6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0">
                <text:p>264000</text:p>
              </table:table-cell>
              <table:table-cell office:value-type="float" office:value="35763.112">
                <text:p>35763.112</text:p>
              </table:table-cell>
              <table:table-cell office:value-type="float" office:value="31366.496">
                <text:p>31366.496</text:p>
              </table:table-cell>
              <table:table-cell office:value-type="float" office:value="35065.712">
                <text:p>35065.712</text:p>
              </table:table-cell>
              <table:table-cell office:value-type="float" office:value="34622.592">
                <text:p>34622.592</text:p>
              </table:table-cell>
              <table:table-cell office:value-type="float" office:value="40277.048">
                <text:p>40277.048</text:p>
              </table:table-cell>
              <table:table-cell office:value-type="float" office:value="31573.632">
                <text:p>31573.6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0">
                <text:p>265000</text:p>
              </table:table-cell>
              <table:table-cell office:value-type="float" office:value="35818.995">
                <text:p>35818.995</text:p>
              </table:table-cell>
              <table:table-cell office:value-type="float" office:value="31426.71">
                <text:p>31426.71</text:p>
              </table:table-cell>
              <table:table-cell office:value-type="float" office:value="35146.87">
                <text:p>35146.87</text:p>
              </table:table-cell>
              <table:table-cell office:value-type="float" office:value="34684.42">
                <text:p>34684.42</text:p>
              </table:table-cell>
              <table:table-cell office:value-type="float" office:value="40372.605">
                <text:p>40372.605</text:p>
              </table:table-cell>
              <table:table-cell office:value-type="float" office:value="31623.57">
                <text:p>31623.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0">
                <text:p>266000</text:p>
              </table:table-cell>
              <table:table-cell office:value-type="float" office:value="35874.878">
                <text:p>35874.878</text:p>
              </table:table-cell>
              <table:table-cell office:value-type="float" office:value="31486.924">
                <text:p>31486.924</text:p>
              </table:table-cell>
              <table:table-cell office:value-type="float" office:value="35228.028">
                <text:p>35228.028</text:p>
              </table:table-cell>
              <table:table-cell office:value-type="float" office:value="34746.248">
                <text:p>34746.248</text:p>
              </table:table-cell>
              <table:table-cell office:value-type="float" office:value="40468.162">
                <text:p>40468.162</text:p>
              </table:table-cell>
              <table:table-cell office:value-type="float" office:value="31673.508">
                <text:p>31673.5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0">
                <text:p>267000</text:p>
              </table:table-cell>
              <table:table-cell office:value-type="float" office:value="35930.761">
                <text:p>35930.761</text:p>
              </table:table-cell>
              <table:table-cell office:value-type="float" office:value="31547.138">
                <text:p>31547.138</text:p>
              </table:table-cell>
              <table:table-cell office:value-type="float" office:value="35309.186">
                <text:p>35309.186</text:p>
              </table:table-cell>
              <table:table-cell office:value-type="float" office:value="34808.076">
                <text:p>34808.076</text:p>
              </table:table-cell>
              <table:table-cell office:value-type="float" office:value="40563.719">
                <text:p>40563.719</text:p>
              </table:table-cell>
              <table:table-cell office:value-type="float" office:value="31723.446">
                <text:p>31723.4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0">
                <text:p>268000</text:p>
              </table:table-cell>
              <table:table-cell office:value-type="float" office:value="35986.644">
                <text:p>35986.644</text:p>
              </table:table-cell>
              <table:table-cell office:value-type="float" office:value="31607.352">
                <text:p>31607.352</text:p>
              </table:table-cell>
              <table:table-cell office:value-type="float" office:value="35390.344">
                <text:p>35390.344</text:p>
              </table:table-cell>
              <table:table-cell office:value-type="float" office:value="34869.904">
                <text:p>34869.904</text:p>
              </table:table-cell>
              <table:table-cell office:value-type="float" office:value="40659.276">
                <text:p>40659.276</text:p>
              </table:table-cell>
              <table:table-cell office:value-type="float" office:value="31773.384">
                <text:p>31773.3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0">
                <text:p>269000</text:p>
              </table:table-cell>
              <table:table-cell office:value-type="float" office:value="36042.527">
                <text:p>36042.527</text:p>
              </table:table-cell>
              <table:table-cell office:value-type="float" office:value="31667.566">
                <text:p>31667.566</text:p>
              </table:table-cell>
              <table:table-cell office:value-type="float" office:value="35471.502">
                <text:p>35471.502</text:p>
              </table:table-cell>
              <table:table-cell office:value-type="float" office:value="34931.732">
                <text:p>34931.732</text:p>
              </table:table-cell>
              <table:table-cell office:value-type="float" office:value="40754.833">
                <text:p>40754.833</text:p>
              </table:table-cell>
              <table:table-cell office:value-type="float" office:value="31823.322">
                <text:p>31823.3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0">
                <text:p>270000</text:p>
              </table:table-cell>
              <table:table-cell office:value-type="float" office:value="36968.41">
                <text:p>36968.41</text:p>
              </table:table-cell>
              <table:table-cell office:value-type="float" office:value="32387.78">
                <text:p>32387.78</text:p>
              </table:table-cell>
              <table:table-cell office:value-type="float" office:value="35552.66">
                <text:p>35552.66</text:p>
              </table:table-cell>
              <table:table-cell office:value-type="float" office:value="34993.56">
                <text:p>34993.56</text:p>
              </table:table-cell>
              <table:table-cell office:value-type="float" office:value="40850.39">
                <text:p>40850.39</text:p>
              </table:table-cell>
              <table:table-cell office:value-type="float" office:value="32473.26">
                <text:p>32473.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0">
                <text:p>271000</text:p>
              </table:table-cell>
              <table:table-cell office:value-type="float" office:value="37024.293">
                <text:p>37024.293</text:p>
              </table:table-cell>
              <table:table-cell office:value-type="float" office:value="32447.994">
                <text:p>32447.994</text:p>
              </table:table-cell>
              <table:table-cell office:value-type="float" office:value="35633.818">
                <text:p>35633.818</text:p>
              </table:table-cell>
              <table:table-cell office:value-type="float" office:value="35055.388">
                <text:p>35055.388</text:p>
              </table:table-cell>
              <table:table-cell office:value-type="float" office:value="40945.947">
                <text:p>40945.947</text:p>
              </table:table-cell>
              <table:table-cell office:value-type="float" office:value="32523.198">
                <text:p>32523.1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0">
                <text:p>272000</text:p>
              </table:table-cell>
              <table:table-cell office:value-type="float" office:value="37080.176">
                <text:p>37080.176</text:p>
              </table:table-cell>
              <table:table-cell office:value-type="float" office:value="32508.208">
                <text:p>32508.208</text:p>
              </table:table-cell>
              <table:table-cell office:value-type="float" office:value="35714.976">
                <text:p>35714.976</text:p>
              </table:table-cell>
              <table:table-cell office:value-type="float" office:value="35117.216">
                <text:p>35117.216</text:p>
              </table:table-cell>
              <table:table-cell office:value-type="float" office:value="41041.504">
                <text:p>41041.504</text:p>
              </table:table-cell>
              <table:table-cell office:value-type="float" office:value="32573.136">
                <text:p>32573.1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0">
                <text:p>273000</text:p>
              </table:table-cell>
              <table:table-cell office:value-type="float" office:value="37136.059">
                <text:p>37136.059</text:p>
              </table:table-cell>
              <table:table-cell office:value-type="float" office:value="32568.422">
                <text:p>32568.422</text:p>
              </table:table-cell>
              <table:table-cell office:value-type="float" office:value="35796.134">
                <text:p>35796.134</text:p>
              </table:table-cell>
              <table:table-cell office:value-type="float" office:value="35179.044">
                <text:p>35179.044</text:p>
              </table:table-cell>
              <table:table-cell office:value-type="float" office:value="41137.061">
                <text:p>41137.061</text:p>
              </table:table-cell>
              <table:table-cell office:value-type="float" office:value="32623.074">
                <text:p>32623.0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0">
                <text:p>274000</text:p>
              </table:table-cell>
              <table:table-cell office:value-type="float" office:value="37191.942">
                <text:p>37191.942</text:p>
              </table:table-cell>
              <table:table-cell office:value-type="float" office:value="32628.636">
                <text:p>32628.636</text:p>
              </table:table-cell>
              <table:table-cell office:value-type="float" office:value="35877.292">
                <text:p>35877.292</text:p>
              </table:table-cell>
              <table:table-cell office:value-type="float" office:value="35240.872">
                <text:p>35240.872</text:p>
              </table:table-cell>
              <table:table-cell office:value-type="float" office:value="41232.618">
                <text:p>41232.618</text:p>
              </table:table-cell>
              <table:table-cell office:value-type="float" office:value="32673.012">
                <text:p>32673.0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0">
                <text:p>275000</text:p>
              </table:table-cell>
              <table:table-cell office:value-type="float" office:value="37247.825">
                <text:p>37247.825</text:p>
              </table:table-cell>
              <table:table-cell office:value-type="float" office:value="32688.85">
                <text:p>32688.85</text:p>
              </table:table-cell>
              <table:table-cell office:value-type="float" office:value="35958.45">
                <text:p>35958.45</text:p>
              </table:table-cell>
              <table:table-cell office:value-type="float" office:value="35302.7">
                <text:p>35302.7</text:p>
              </table:table-cell>
              <table:table-cell office:value-type="float" office:value="41328.175">
                <text:p>41328.175</text:p>
              </table:table-cell>
              <table:table-cell office:value-type="float" office:value="32722.95">
                <text:p>32722.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0">
                <text:p>276000</text:p>
              </table:table-cell>
              <table:table-cell office:value-type="float" office:value="37303.708">
                <text:p>37303.708</text:p>
              </table:table-cell>
              <table:table-cell office:value-type="float" office:value="32749.064">
                <text:p>32749.064</text:p>
              </table:table-cell>
              <table:table-cell office:value-type="float" office:value="36039.608">
                <text:p>36039.608</text:p>
              </table:table-cell>
              <table:table-cell office:value-type="float" office:value="35364.528">
                <text:p>35364.528</text:p>
              </table:table-cell>
              <table:table-cell office:value-type="float" office:value="41423.732">
                <text:p>41423.732</text:p>
              </table:table-cell>
              <table:table-cell office:value-type="float" office:value="32772.888">
                <text:p>32772.8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0">
                <text:p>277000</text:p>
              </table:table-cell>
              <table:table-cell office:value-type="float" office:value="37359.591">
                <text:p>37359.591</text:p>
              </table:table-cell>
              <table:table-cell office:value-type="float" office:value="32809.278">
                <text:p>32809.278</text:p>
              </table:table-cell>
              <table:table-cell office:value-type="float" office:value="36120.766">
                <text:p>36120.766</text:p>
              </table:table-cell>
              <table:table-cell office:value-type="float" office:value="35426.356">
                <text:p>35426.356</text:p>
              </table:table-cell>
              <table:table-cell office:value-type="float" office:value="41519.289">
                <text:p>41519.289</text:p>
              </table:table-cell>
              <table:table-cell office:value-type="float" office:value="32822.826">
                <text:p>32822.8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0">
                <text:p>278000</text:p>
              </table:table-cell>
              <table:table-cell office:value-type="float" office:value="37415.474">
                <text:p>37415.474</text:p>
              </table:table-cell>
              <table:table-cell office:value-type="float" office:value="32869.492">
                <text:p>32869.492</text:p>
              </table:table-cell>
              <table:table-cell office:value-type="float" office:value="36201.924">
                <text:p>36201.924</text:p>
              </table:table-cell>
              <table:table-cell office:value-type="float" office:value="35488.184">
                <text:p>35488.184</text:p>
              </table:table-cell>
              <table:table-cell office:value-type="float" office:value="41614.846">
                <text:p>41614.846</text:p>
              </table:table-cell>
              <table:table-cell office:value-type="float" office:value="32872.764">
                <text:p>32872.7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0">
                <text:p>279000</text:p>
              </table:table-cell>
              <table:table-cell office:value-type="float" office:value="37471.357">
                <text:p>37471.357</text:p>
              </table:table-cell>
              <table:table-cell office:value-type="float" office:value="32929.706">
                <text:p>32929.706</text:p>
              </table:table-cell>
              <table:table-cell office:value-type="float" office:value="36283.082">
                <text:p>36283.082</text:p>
              </table:table-cell>
              <table:table-cell office:value-type="float" office:value="35550.012">
                <text:p>35550.012</text:p>
              </table:table-cell>
              <table:table-cell office:value-type="float" office:value="41710.403">
                <text:p>41710.403</text:p>
              </table:table-cell>
              <table:table-cell office:value-type="float" office:value="32922.702">
                <text:p>32922.7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0">
                <text:p>280000</text:p>
              </table:table-cell>
              <table:table-cell office:value-type="float" office:value="37527.24">
                <text:p>37527.24</text:p>
              </table:table-cell>
              <table:table-cell office:value-type="float" office:value="32989.92">
                <text:p>32989.92</text:p>
              </table:table-cell>
              <table:table-cell office:value-type="float" office:value="36444.24">
                <text:p>36444.24</text:p>
              </table:table-cell>
              <table:table-cell office:value-type="float" office:value="35961.84">
                <text:p>35961.84</text:p>
              </table:table-cell>
              <table:table-cell office:value-type="float" office:value="41905.96">
                <text:p>41905.96</text:p>
              </table:table-cell>
              <table:table-cell office:value-type="float" office:value="33202.64">
                <text:p>33202.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0">
                <text:p>281000</text:p>
              </table:table-cell>
              <table:table-cell office:value-type="float" office:value="37583.123">
                <text:p>37583.123</text:p>
              </table:table-cell>
              <table:table-cell office:value-type="float" office:value="33050.134">
                <text:p>33050.134</text:p>
              </table:table-cell>
              <table:table-cell office:value-type="float" office:value="36525.398">
                <text:p>36525.398</text:p>
              </table:table-cell>
              <table:table-cell office:value-type="float" office:value="36023.668">
                <text:p>36023.668</text:p>
              </table:table-cell>
              <table:table-cell office:value-type="float" office:value="42001.517">
                <text:p>42001.517</text:p>
              </table:table-cell>
              <table:table-cell office:value-type="float" office:value="33252.578">
                <text:p>33252.5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0">
                <text:p>282000</text:p>
              </table:table-cell>
              <table:table-cell office:value-type="float" office:value="38173.006">
                <text:p>38173.006</text:p>
              </table:table-cell>
              <table:table-cell office:value-type="float" office:value="33490.348">
                <text:p>33490.348</text:p>
              </table:table-cell>
              <table:table-cell office:value-type="float" office:value="36956.556">
                <text:p>36956.556</text:p>
              </table:table-cell>
              <table:table-cell office:value-type="float" office:value="36535.496">
                <text:p>36535.496</text:p>
              </table:table-cell>
              <table:table-cell office:value-type="float" office:value="42447.074">
                <text:p>42447.074</text:p>
              </table:table-cell>
              <table:table-cell office:value-type="float" office:value="33682.516">
                <text:p>33682.5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0">
                <text:p>283000</text:p>
              </table:table-cell>
              <table:table-cell office:value-type="float" office:value="38228.889">
                <text:p>38228.889</text:p>
              </table:table-cell>
              <table:table-cell office:value-type="float" office:value="33550.562">
                <text:p>33550.562</text:p>
              </table:table-cell>
              <table:table-cell office:value-type="float" office:value="37037.714">
                <text:p>37037.714</text:p>
              </table:table-cell>
              <table:table-cell office:value-type="float" office:value="36597.324">
                <text:p>36597.324</text:p>
              </table:table-cell>
              <table:table-cell office:value-type="float" office:value="42542.631">
                <text:p>42542.631</text:p>
              </table:table-cell>
              <table:table-cell office:value-type="float" office:value="33732.454">
                <text:p>33732.4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0">
                <text:p>284000</text:p>
              </table:table-cell>
              <table:table-cell office:value-type="float" office:value="38284.772">
                <text:p>38284.772</text:p>
              </table:table-cell>
              <table:table-cell office:value-type="float" office:value="33610.776">
                <text:p>33610.776</text:p>
              </table:table-cell>
              <table:table-cell office:value-type="float" office:value="37118.872">
                <text:p>37118.872</text:p>
              </table:table-cell>
              <table:table-cell office:value-type="float" office:value="36659.152">
                <text:p>36659.152</text:p>
              </table:table-cell>
              <table:table-cell office:value-type="float" office:value="42638.188">
                <text:p>42638.188</text:p>
              </table:table-cell>
              <table:table-cell office:value-type="float" office:value="33782.392">
                <text:p>33782.3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0">
                <text:p>285000</text:p>
              </table:table-cell>
              <table:table-cell office:value-type="float" office:value="38460.655">
                <text:p>38460.655</text:p>
              </table:table-cell>
              <table:table-cell office:value-type="float" office:value="33780.99">
                <text:p>33780.99</text:p>
              </table:table-cell>
              <table:table-cell office:value-type="float" office:value="37200.03">
                <text:p>37200.03</text:p>
              </table:table-cell>
              <table:table-cell office:value-type="float" office:value="36720.98">
                <text:p>36720.98</text:p>
              </table:table-cell>
              <table:table-cell office:value-type="float" office:value="42733.745">
                <text:p>42733.745</text:p>
              </table:table-cell>
              <table:table-cell office:value-type="float" office:value="33832.33">
                <text:p>33832.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0">
                <text:p>286000</text:p>
              </table:table-cell>
              <table:table-cell office:value-type="float" office:value="38516.538">
                <text:p>38516.538</text:p>
              </table:table-cell>
              <table:table-cell office:value-type="float" office:value="33841.204">
                <text:p>33841.204</text:p>
              </table:table-cell>
              <table:table-cell office:value-type="float" office:value="37281.188">
                <text:p>37281.188</text:p>
              </table:table-cell>
              <table:table-cell office:value-type="float" office:value="36782.808">
                <text:p>36782.808</text:p>
              </table:table-cell>
              <table:table-cell office:value-type="float" office:value="42829.302">
                <text:p>42829.302</text:p>
              </table:table-cell>
              <table:table-cell office:value-type="float" office:value="33882.268">
                <text:p>33882.2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0">
                <text:p>287000</text:p>
              </table:table-cell>
              <table:table-cell office:value-type="float" office:value="38572.421">
                <text:p>38572.421</text:p>
              </table:table-cell>
              <table:table-cell office:value-type="float" office:value="33901.418">
                <text:p>33901.418</text:p>
              </table:table-cell>
              <table:table-cell office:value-type="float" office:value="37362.346">
                <text:p>37362.346</text:p>
              </table:table-cell>
              <table:table-cell office:value-type="float" office:value="36844.636">
                <text:p>36844.636</text:p>
              </table:table-cell>
              <table:table-cell office:value-type="float" office:value="42924.859">
                <text:p>42924.859</text:p>
              </table:table-cell>
              <table:table-cell office:value-type="float" office:value="33932.206">
                <text:p>33932.2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0">
                <text:p>288000</text:p>
              </table:table-cell>
              <table:table-cell office:value-type="float" office:value="38628.304">
                <text:p>38628.304</text:p>
              </table:table-cell>
              <table:table-cell office:value-type="float" office:value="33961.632">
                <text:p>33961.632</text:p>
              </table:table-cell>
              <table:table-cell office:value-type="float" office:value="37443.504">
                <text:p>37443.504</text:p>
              </table:table-cell>
              <table:table-cell office:value-type="float" office:value="36906.464">
                <text:p>36906.464</text:p>
              </table:table-cell>
              <table:table-cell office:value-type="float" office:value="43020.416">
                <text:p>43020.416</text:p>
              </table:table-cell>
              <table:table-cell office:value-type="float" office:value="33982.144">
                <text:p>33982.1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0">
                <text:p>289000</text:p>
              </table:table-cell>
              <table:table-cell office:value-type="float" office:value="38684.187">
                <text:p>38684.187</text:p>
              </table:table-cell>
              <table:table-cell office:value-type="float" office:value="34021.846">
                <text:p>34021.846</text:p>
              </table:table-cell>
              <table:table-cell office:value-type="float" office:value="37524.662">
                <text:p>37524.662</text:p>
              </table:table-cell>
              <table:table-cell office:value-type="float" office:value="36968.292">
                <text:p>36968.292</text:p>
              </table:table-cell>
              <table:table-cell office:value-type="float" office:value="43115.973">
                <text:p>43115.973</text:p>
              </table:table-cell>
              <table:table-cell office:value-type="float" office:value="34032.082">
                <text:p>34032.0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0">
                <text:p>290000</text:p>
              </table:table-cell>
              <table:table-cell office:value-type="float" office:value="38740.07">
                <text:p>38740.07</text:p>
              </table:table-cell>
              <table:table-cell office:value-type="float" office:value="34082.06">
                <text:p>34082.06</text:p>
              </table:table-cell>
              <table:table-cell office:value-type="float" office:value="37605.82">
                <text:p>37605.82</text:p>
              </table:table-cell>
              <table:table-cell office:value-type="float" office:value="37030.12">
                <text:p>37030.12</text:p>
              </table:table-cell>
              <table:table-cell office:value-type="float" office:value="43211.53">
                <text:p>43211.53</text:p>
              </table:table-cell>
              <table:table-cell office:value-type="float" office:value="34082.02">
                <text:p>34082.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0">
                <text:p>291000</text:p>
              </table:table-cell>
              <table:table-cell office:value-type="float" office:value="38795.953">
                <text:p>38795.953</text:p>
              </table:table-cell>
              <table:table-cell office:value-type="float" office:value="34142.274">
                <text:p>34142.274</text:p>
              </table:table-cell>
              <table:table-cell office:value-type="float" office:value="37686.978">
                <text:p>37686.978</text:p>
              </table:table-cell>
              <table:table-cell office:value-type="float" office:value="37091.948">
                <text:p>37091.948</text:p>
              </table:table-cell>
              <table:table-cell office:value-type="float" office:value="43307.087">
                <text:p>43307.087</text:p>
              </table:table-cell>
              <table:table-cell office:value-type="float" office:value="34131.958">
                <text:p>34131.9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0">
                <text:p>292000</text:p>
              </table:table-cell>
              <table:table-cell office:value-type="float" office:value="38851.836">
                <text:p>38851.836</text:p>
              </table:table-cell>
              <table:table-cell office:value-type="float" office:value="34202.488">
                <text:p>34202.488</text:p>
              </table:table-cell>
              <table:table-cell office:value-type="float" office:value="37768.136">
                <text:p>37768.136</text:p>
              </table:table-cell>
              <table:table-cell office:value-type="float" office:value="37153.776">
                <text:p>37153.776</text:p>
              </table:table-cell>
              <table:table-cell office:value-type="float" office:value="43402.644">
                <text:p>43402.644</text:p>
              </table:table-cell>
              <table:table-cell office:value-type="float" office:value="34181.896">
                <text:p>34181.8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0">
                <text:p>293000</text:p>
              </table:table-cell>
              <table:table-cell office:value-type="float" office:value="38907.719">
                <text:p>38907.719</text:p>
              </table:table-cell>
              <table:table-cell office:value-type="float" office:value="34262.702">
                <text:p>34262.702</text:p>
              </table:table-cell>
              <table:table-cell office:value-type="float" office:value="37849.294">
                <text:p>37849.294</text:p>
              </table:table-cell>
              <table:table-cell office:value-type="float" office:value="37215.604">
                <text:p>37215.604</text:p>
              </table:table-cell>
              <table:table-cell office:value-type="float" office:value="43498.201">
                <text:p>43498.201</text:p>
              </table:table-cell>
              <table:table-cell office:value-type="float" office:value="34231.834">
                <text:p>34231.8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0">
                <text:p>294000</text:p>
              </table:table-cell>
              <table:table-cell office:value-type="float" office:value="38963.602">
                <text:p>38963.602</text:p>
              </table:table-cell>
              <table:table-cell office:value-type="float" office:value="34322.916">
                <text:p>34322.916</text:p>
              </table:table-cell>
              <table:table-cell office:value-type="float" office:value="37930.452">
                <text:p>37930.452</text:p>
              </table:table-cell>
              <table:table-cell office:value-type="float" office:value="37277.432">
                <text:p>37277.432</text:p>
              </table:table-cell>
              <table:table-cell office:value-type="float" office:value="43593.758">
                <text:p>43593.758</text:p>
              </table:table-cell>
              <table:table-cell office:value-type="float" office:value="34281.772">
                <text:p>34281.7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0">
                <text:p>295000</text:p>
              </table:table-cell>
              <table:table-cell office:value-type="float" office:value="39019.485">
                <text:p>39019.485</text:p>
              </table:table-cell>
              <table:table-cell office:value-type="float" office:value="34383.13">
                <text:p>34383.13</text:p>
              </table:table-cell>
              <table:table-cell office:value-type="float" office:value="38011.61">
                <text:p>38011.61</text:p>
              </table:table-cell>
              <table:table-cell office:value-type="float" office:value="37339.26">
                <text:p>37339.26</text:p>
              </table:table-cell>
              <table:table-cell office:value-type="float" office:value="43689.315">
                <text:p>43689.315</text:p>
              </table:table-cell>
              <table:table-cell office:value-type="float" office:value="34331.71">
                <text:p>34331.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0">
                <text:p>296000</text:p>
              </table:table-cell>
              <table:table-cell office:value-type="float" office:value="39075.368">
                <text:p>39075.368</text:p>
              </table:table-cell>
              <table:table-cell office:value-type="float" office:value="34443.344">
                <text:p>34443.344</text:p>
              </table:table-cell>
              <table:table-cell office:value-type="float" office:value="38092.768">
                <text:p>38092.768</text:p>
              </table:table-cell>
              <table:table-cell office:value-type="float" office:value="37401.088">
                <text:p>37401.088</text:p>
              </table:table-cell>
              <table:table-cell office:value-type="float" office:value="43784.872">
                <text:p>43784.872</text:p>
              </table:table-cell>
              <table:table-cell office:value-type="float" office:value="34381.648">
                <text:p>34381.6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0">
                <text:p>297000</text:p>
              </table:table-cell>
              <table:table-cell office:value-type="float" office:value="39131.251">
                <text:p>39131.251</text:p>
              </table:table-cell>
              <table:table-cell office:value-type="float" office:value="34503.558">
                <text:p>34503.558</text:p>
              </table:table-cell>
              <table:table-cell office:value-type="float" office:value="38173.926">
                <text:p>38173.926</text:p>
              </table:table-cell>
              <table:table-cell office:value-type="float" office:value="37462.916">
                <text:p>37462.916</text:p>
              </table:table-cell>
              <table:table-cell office:value-type="float" office:value="43880.429">
                <text:p>43880.429</text:p>
              </table:table-cell>
              <table:table-cell office:value-type="float" office:value="34431.586">
                <text:p>34431.5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0">
                <text:p>298000</text:p>
              </table:table-cell>
              <table:table-cell office:value-type="float" office:value="39187.134">
                <text:p>39187.134</text:p>
              </table:table-cell>
              <table:table-cell office:value-type="float" office:value="34563.772">
                <text:p>34563.772</text:p>
              </table:table-cell>
              <table:table-cell office:value-type="float" office:value="38255.084">
                <text:p>38255.084</text:p>
              </table:table-cell>
              <table:table-cell office:value-type="float" office:value="37524.744">
                <text:p>37524.744</text:p>
              </table:table-cell>
              <table:table-cell office:value-type="float" office:value="43975.986">
                <text:p>43975.986</text:p>
              </table:table-cell>
              <table:table-cell office:value-type="float" office:value="34481.524">
                <text:p>34481.5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0">
                <text:p>299000</text:p>
              </table:table-cell>
              <table:table-cell office:value-type="float" office:value="39243.017">
                <text:p>39243.017</text:p>
              </table:table-cell>
              <table:table-cell office:value-type="float" office:value="34623.986">
                <text:p>34623.986</text:p>
              </table:table-cell>
              <table:table-cell office:value-type="float" office:value="38336.242">
                <text:p>38336.242</text:p>
              </table:table-cell>
              <table:table-cell office:value-type="float" office:value="37586.572">
                <text:p>37586.572</text:p>
              </table:table-cell>
              <table:table-cell office:value-type="float" office:value="44071.543">
                <text:p>44071.543</text:p>
              </table:table-cell>
              <table:table-cell office:value-type="float" office:value="34531.462">
                <text:p>34531.4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0">
                <text:p>300000</text:p>
              </table:table-cell>
              <table:table-cell office:value-type="float" office:value="39418.9">
                <text:p>39418.9</text:p>
              </table:table-cell>
              <table:table-cell office:value-type="float" office:value="34794.2">
                <text:p>34794.2</text:p>
              </table:table-cell>
              <table:table-cell office:value-type="float" office:value="38497.4">
                <text:p>38497.4</text:p>
              </table:table-cell>
              <table:table-cell office:value-type="float" office:value="37998.4">
                <text:p>37998.4</text:p>
              </table:table-cell>
              <table:table-cell office:value-type="float" office:value="44267.1">
                <text:p>44267.1</text:p>
              </table:table-cell>
              <table:table-cell office:value-type="float" office:value="34811.4">
                <text:p>3481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